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2.268cm"/>
    </style:style>
    <style:style style:name="ro1" style:family="table-row">
      <style:table-row-properties style:row-height="0.443cm" fo:break-before="auto" style:use-optimal-row-height="true"/>
    </style:style>
    <style:style style:name="ro2" style:family="table-row">
      <style:table-row-properties style:row-height="0.533cm" fo:break-before="auto" style:use-optimal-row-height="true"/>
    </style:style>
    <style:style style:name="ro3" style:family="table-row">
      <style:table-row-properties style:row-height="0.508cm" fo:break-before="auto" style:use-optimal-row-height="true"/>
    </style:style>
    <style:style style:name="ro4" style:family="table-row">
      <style:table-row-properties style:row-height="0.423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 style:family="table-cell" style:parent-style-name="Excel_20_Built-in_20_Normal">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 style:family="table-cell" style:parent-style-name="Excel_20_Built-in_20_Normal">
      <style:text-properties style:font-name="Courier New1" fo:font-size="10pt" fo:language="en" fo:country="US" style:text-underline-mode="continuous" style:text-overline-mode="continuous" style:text-line-through-mode="continuous" style:font-name-asian="Courier New1" style:font-size-asian="10pt" style:language-asian="en" style:country-asian="US" style:font-size-complex="10pt" style:language-complex="en" style:country-complex="US" style:text-emphasize="none" style:font-relief="none" style:text-overline-style="none" style:text-overline-color="font-color"/>
    </style:style>
    <style:style style:name="ce3" style:family="table-cell" style:parent-style-name="Excel_20_Built-in_20_Normal">
      <style:text-properties fo:color="#800000" style:text-outline="false" style:text-line-through-style="none" style:font-name="Courier New1" fo:font-size="12pt" fo:language="en" fo:country="US" fo:font-style="normal" fo:text-shadow="none" style:text-underline-style="none" fo:font-weight="normal" style:font-name-asian="Courier New1" style:font-size-asian="12pt" style:language-asian="en" style:country-asian="US" style:font-style-asian="normal" style:font-weight-asian="normal" style:font-name-complex="Courier New1" style:font-size-complex="6.80000019073486pt" style:language-complex="en" style:country-complex="US" style:font-style-complex="normal" style:font-weight-complex="normal"/>
    </style:style>
    <style:style style:name="ce4" style:family="table-cell" style:parent-style-name="Excel_20_Built-in_20_Normal">
      <style:text-properties fo:color="#80000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 style:family="table-cell" style:parent-style-name="Excel_20_Built-in_20_Normal" style:data-style-name="N8030">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 style:family="table-cell" style:parent-style-name="Default">
      <style:text-properties style:font-name="Courier New1" fo:font-size="10pt" style:font-size-asian="10pt" style:font-size-complex="10pt"/>
    </style:style>
    <style:style style:name="T1" style:family="text">
      <style:text-properties fo:color="#800000" style:font-name="Courier New1" fo:font-size="12pt" style:font-name-asian="Courier New1" style:font-size-asian="12pt" style:font-name-complex="Courier New1"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number-columns-repeated="4" table:default-cell-style-name="ce1"/>
        <table:table-column table:style-name="co1" table:default-cell-style-name="ce5"/>
        <table:table-column table:style-name="co1" table:number-columns-repeated="1015" table:default-cell-style-name="ce1"/>
        <table:table-column table:style-name="co1" table:number-columns-repeated="3" table:default-cell-style-name="ce6"/>
        <table:table-column table:style-name="co1" table:default-cell-style-name="Default"/>
        <table:table-row table:style-name="ro1">
          <table:table-cell office:value-type="string">
            <text:p>Account</text:p>
          </table:table-cell>
          <table:table-cell office:value-type="string">
            <text:p>Λογαριασμός</text:p>
          </table:table-cell>
          <table:table-cell office:value-type="string">
            <text:p>Account</text:p>
          </table:table-cell>
          <table:table-cell office:value-type="string">
            <text:p>Account</text:p>
          </table:table-cell>
          <table:table-cell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1">
          <table:table-cell office:value-type="string">
            <text:p>AccountTitle</text:p>
          </table:table-cell>
          <table:table-cell office:value-type="string">
            <text:p>Διαχείριση Λογαριασμού</text:p>
          </table:table-cell>
          <table:table-cell office:value-type="string">
            <text:p>AccountTitle</text:p>
          </table:table-cell>
          <table:table-cell office:value-type="string">
            <text:p>Account Management</text:p>
          </table:table-cell>
          <table:table-cell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1">
          <table:table-cell office:value-type="string">
            <text:p>AddedMustPressSave</text:p>
          </table:table-cell>
          <table:table-cell office:value-type="string">
            <text:p>Προστέθηκε, πατήστε αποθήκευση για ολοκλήρωση των αλλαγών.</text:p>
          </table:table-cell>
          <table:table-cell office:value-type="string">
            <text:p>AddedMustPressSave</text:p>
          </table:table-cell>
          <table:table-cell office:value-type="string">
            <text:p>Added; press Save to finalize changes.</text:p>
          </table:table-cell>
          <table:table-cell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1">
          <table:table-cell office:value-type="string">
            <text:p>AddPhase</text:p>
          </table:table-cell>
          <table:table-cell office:value-type="string">
            <text:p>Προσθήκη Κατάστασης</text:p>
          </table:table-cell>
          <table:table-cell office:value-type="string">
            <text:p>AddPhase</text:p>
          </table:table-cell>
          <table:table-cell office:value-type="string">
            <text:p>Add next phase.</text:p>
          </table:table-cell>
          <table:table-cell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1">
          <table:table-cell office:value-type="string">
            <text:p>Address</text:p>
          </table:table-cell>
          <table:table-cell office:value-type="string">
            <text:p>Διεύθυνση</text:p>
          </table:table-cell>
          <table:table-cell office:value-type="string">
            <text:p>Address</text:p>
          </table:table-cell>
          <table:table-cell office:value-type="string">
            <text:p>Address</text:p>
          </table:table-cell>
          <table:table-cell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1">
          <table:table-cell office:value-type="string">
            <text:p>ADMINISTRATOR</text:p>
          </table:table-cell>
          <table:table-cell office:value-type="string">
            <text:p>Διαχειριστής ΑΠΕΛΛΑ</text:p>
          </table:table-cell>
          <table:table-cell office:value-type="string">
            <text:p>ADMINISTRATOR</text:p>
          </table:table-cell>
          <table:table-cell office:value-type="string">
            <text:p>Administrator</text:p>
          </table:table-cell>
          <table:table-cell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1">
          <table:table-cell office:value-type="string">
            <text:p>AdminUserSearchTitle</text:p>
          </table:table-cell>
          <table:table-cell office:value-type="string">
            <text:p>Αναζήτηση Χρηστών</text:p>
          </table:table-cell>
          <table:table-cell office:value-type="string">
            <text:p>AdminUserSearchTitle</text:p>
          </table:table-cell>
          <table:table-cell office:value-type="string">
            <text:p>Search Users</text:p>
          </table:table-cell>
          <table:table-cell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1">
          <table:table-cell office:value-type="string">
            <text:p>AitimaEpitropisProsAksiologitesFile</text:p>
          </table:table-cell>
          <table:table-cell office:value-type="string">
            <text:p>Αίτημα Επιτροπής προς Αξιολογητές</text:p>
          </table:table-cell>
          <table:table-cell office:value-type="string">
            <text:p>AitimaEpitropisProsAksiologitesFile</text:p>
          </table:table-cell>
          <table:table-cell office:value-type="string">
            <text:p>Committee's appeal to Evaluators</text:p>
          </table:table-cell>
          <table:table-cell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1">
          <table:table-cell office:value-type="string">
            <text:p>AksiologisiFileList</text:p>
          </table:table-cell>
          <table:table-cell office:value-type="string">
            <text:p>Αξιολογήσεις Αξιολογητή</text:p>
          </table:table-cell>
          <table:table-cell office:value-type="string">
            <text:p>AksiologisiFileList</text:p>
          </table:table-cell>
          <table:table-cell office:value-type="string">
            <text:p>Evaluator's evaluations</text:p>
          </table:table-cell>
          <table:table-cell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1">
          <table:table-cell office:value-type="string">
            <text:p>AlternateInstitutionManager</text:p>
          </table:table-cell>
          <table:table-cell office:value-type="string">
            <text:p>Αναπληρωτής Διαχειριστής Ιδρύματος</text:p>
          </table:table-cell>
          <table:table-cell office:value-type="string">
            <text:p>AlternateInstitutionManager</text:p>
          </table:table-cell>
          <table:table-cell office:value-type="string">
            <text:p>Substitute Institution Manager</text:p>
          </table:table-cell>
          <table:table-cell office:value-type="date" office:date-value="2013-12-03">
            <text:p>3/12/2013</text:p>
          </table:table-cell>
          <table:table-cell table:formula="of:=IF([.A10]=[.C10];&quot;OK&quot;;&quot;ERROR&quot;)" office:value-type="string" office:string-value="OK">
            <text:p>OK</text:p>
          </table:table-cell>
          <table:table-cell table:formula="of:=CONCATENATE([.A10];&quot;=&quot;;[.B10])"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10];&quot;=&quot;;[.D10])" office:value-type="string" office:string-value="AlternateInstitutionManager=Substitute Institution Manager">
            <text:p>AlternateInstitutionManager=Substitute Institution Manager</text:p>
          </table:table-cell>
          <table:table-cell table:number-columns-repeated="1016"/>
        </table:table-row>
        <table:table-row table:style-name="ro1">
          <table:table-cell office:value-type="string">
            <text:p>AnnouncemenList</text:p>
          </table:table-cell>
          <table:table-cell office:value-type="string">
            <text:p>Ανακοινώσεις</text:p>
          </table:table-cell>
          <table:table-cell office:value-type="string">
            <text:p>AnnouncemenList</text:p>
          </table:table-cell>
          <table:table-cell office:value-type="string">
            <text:p>Announcements</text:p>
          </table:table-cell>
          <table:table-cell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List=Ανακοινώσεις">
            <text:p>AnnouncemenList=Ανακοινώσεις</text:p>
          </table:table-cell>
          <table:table-cell table:formula="of:=CONCATENATE([.C11];&quot;=&quot;;[.D11])" office:value-type="string" office:string-value="AnnouncemenList=Announcements">
            <text:p>AnnouncemenList=Announcements</text:p>
          </table:table-cell>
          <table:table-cell table:number-columns-repeated="1016"/>
        </table:table-row>
        <table:table-row table:style-name="ro1">
          <table:table-cell office:value-type="string">
            <text:p>AnnouncementRoleStatus</text:p>
          </table:table-cell>
          <table:table-cell/>
          <table:table-cell office:value-type="string">
            <text:p>AnnouncementRoleStatus</text:p>
          </table:table-cell>
          <table:table-cell/>
          <table:table-cell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
            <text:p>AnnouncementRoleStatus=</text:p>
          </table:table-cell>
          <table:table-cell table:formula="of:=CONCATENATE([.C12];&quot;=&quot;;[.D12])" office:value-type="string" office:string-value="AnnouncementRoleStatus=">
            <text:p>AnnouncementRoleStatus=</text:p>
          </table:table-cell>
          <table:table-cell table:number-columns-repeated="1016"/>
        </table:table-row>
        <table:table-row table:style-name="ro1">
          <table:table-cell office:value-type="string">
            <text:p>AnnouncementRoleStatusACTIVE</text:p>
          </table:table-cell>
          <table:table-cell office:value-type="string">
            <text:p>Το προφίλ {0} είναι ενεργό.</text:p>
          </table:table-cell>
          <table:table-cell office:value-type="string">
            <text:p>AnnouncementRoleStatusACTIVE</text:p>
          </table:table-cell>
          <table:table-cell office:value-type="string">
            <text:p>The profile {0} is active.</text:p>
          </table:table-cell>
          <table:table-cell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ACTIVE=Το προφίλ {0} είναι ενεργό.">
            <text:p>AnnouncementRoleStatusACTIVE=Το προφίλ {0} είναι ενεργό.</text:p>
          </table:table-cell>
          <table:table-cell table:formula="of:=CONCATENATE([.C13];&quot;=&quot;;[.D13])" office:value-type="string" office:string-value="AnnouncementRoleStatusACTIVE=The profile {0} is active.">
            <text:p>AnnouncementRoleStatusACTIVE=The profile {0} is active.</text:p>
          </table:table-cell>
          <table:table-cell table:number-columns-repeated="1016"/>
        </table:table-row>
        <table:table-row table:style-name="ro1">
          <table:table-cell office:value-type="string">
            <text:p>AnnouncementRoleStatusINACTIVE</text:p>
          </table:table-cell>
          <table:table-cell office:value-type="string">
            <text:p>Το προφίλ {0} σας έχει απενεργοποιηθεί. Για λεπτομέρειες απευθυνθείτε στο Γραφείο Αρωγής Χρηστών</text:p>
          </table:table-cell>
          <table:table-cell office:value-type="string">
            <text:p>AnnouncementRoleStatusINACTIVE</text:p>
          </table:table-cell>
          <table:table-cell office:value-type="string">
            <text:p>The profile {0} has been deactivated. Please contact the Helpdesk.</text:p>
          </table:table-cell>
          <table:table-cell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4];&quot;=&quot;;[.D14])"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1">
          <table:table-cell office:value-type="string">
            <text:p>AnnouncementRoleStatusUNAPPROVED</text:p>
          </table:table-cell>
          <table:table-cell office:value-type="string">
            <text:p>Εκκρεμεί η πιστοποίηση του λογαριασμού σας από το Γραφείο Αρωγής.</text:p>
          </table:table-cell>
          <table:table-cell office:value-type="string">
            <text:p>AnnouncementRoleStatusUNAPPROVED</text:p>
          </table:table-cell>
          <table:table-cell office:value-type="string">
            <text:p>Profile {0} pending Helpdesk's approval .</text:p>
          </table:table-cell>
          <table:table-cell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5];&quot;=&quot;;[.D15])"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2">
          <table:table-cell table:style-name="ce2" office:value-type="string">
            <text:p>ApellaTerms</text:p>
          </table:table-cell>
          <table:table-cell table:style-name="ce3" office:value-type="string">
            <text:p><text:span text:style-name="T1">Βεβαιώνω ότι:&lt;br/&gt;(α) όλα τα στοιχεία του λογαριασμού και του προφίλ μου είναι αληθή και επίκαιρα.&lt;br/&gt;(β) έχω διαβάσει και αποδέχομαι τους Όρους &amp; Προϋποθέσεις Συμμετοχής στην υπηρεσία ΑΠΕΛΛΑ.</text:span></text:p>
          </table:table-cell>
          <table:table-cell table:style-name="ce2" office:value-type="string">
            <text:p>ApellaTerms</text:p>
          </table:table-cell>
          <table:table-cell table:style-name="ce3" office:value-type="string">
            <text:p><text:span text:style-name="T1">I certify that:&lt;br/&gt;(a) all my account and profile data are correct and up to date.&lt;br/&gt;(b) I have read and I agree with APELLA Terms &amp; Conditions of Participation.</text:span></text:p>
          </table:table-cell>
          <table:table-cell office:value-type="date" office:date-value="2013-12-04">
            <text:p>4/12/2013</text:p>
          </table:table-cell>
          <table:table-cell table:formula="of:=IF([.A16]=[.C16];&quot;OK&quot;;&quot;ERROR&quot;)" office:value-type="string" office:string-value="OK">
            <text:p>OK</text:p>
          </table:table-cell>
          <table:table-cell table:formula="of:=CONCATENATE([.A16];&quot;=&quot;;[.B16])"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Όρους &amp; Προϋποθέσεις Συμμετοχής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Όρους &amp; Προϋποθέσεις Συμμετοχής στην υπηρεσία ΑΠΕΛΛΑ.</text:p>
          </table:table-cell>
          <table:table-cell table:formula="of:=CONCATENATE([.C16];&quot;=&quot;;[.D16])" office:value-type="string" office:string-value="ApellaTerms=I certify that:&lt;br/&gt;(a) all my account and profile data are correct and up to date.&lt;br/&gt;(b) I have read and I agree with APELLA Terms &amp; Conditions of Participation.">
            <text:p>ApellaTerms=I certify that:&lt;br/&gt;(a) all my account and profile data are correct and up to date.&lt;br/&gt;(b) I have read and I agree with APELLA Terms &amp; Conditions of Participation.</text:p>
          </table:table-cell>
          <table:table-cell table:number-columns-repeated="1016"/>
        </table:table-row>
        <table:table-row table:style-name="ro1">
          <table:table-cell office:value-type="string">
            <text:p>ApellaTitle</text:p>
          </table:table-cell>
          <table:table-cell office:value-type="string">
            <text:p>Εκλογή και Εξέλιξη μελών ΔΕΠ</text:p>
          </table:table-cell>
          <table:table-cell office:value-type="string">
            <text:p>ApellaTitle</text:p>
          </table:table-cell>
          <table:table-cell office:value-type="string">
            <text:p>Faculty Members Election and Development</text:p>
          </table:table-cell>
          <table:table-cell office:value-type="date" office:date-value="2013-12-03">
            <text:p>3/12/2013</text:p>
          </table:table-cell>
          <table:table-cell table:formula="of:=IF([.A17]=[.C17];&quot;OK&quot;;&quot;ERROR&quot;)" office:value-type="string" office:string-value="OK">
            <text:p>OK</text:p>
          </table:table-cell>
          <table:table-cell table:formula="of:=CONCATENATE([.A17];&quot;=&quot;;[.B17])" office:value-type="string" office:string-value="ApellaTitle=Εκλογή και Εξέλιξη μελών ΔΕΠ">
            <text:p>ApellaTitle=Εκλογή και Εξέλιξη μελών ΔΕΠ</text:p>
          </table:table-cell>
          <table:table-cell table:formula="of:=CONCATENATE([.C17];&quot;=&quot;;[.D17])" office:value-type="string" office:string-value="ApellaTitle=Faculty Members Election and Development">
            <text:p>ApellaTitle=Faculty Members Election and Development</text:p>
          </table:table-cell>
          <table:table-cell table:number-columns-repeated="1016"/>
        </table:table-row>
        <table:table-row table:style-name="ro1">
          <table:table-cell office:value-type="string">
            <text:p>ApofasiAnapompisFile</text:p>
          </table:table-cell>
          <table:table-cell office:value-type="string">
            <text:p>Απόφαση Αναπομπής</text:p>
          </table:table-cell>
          <table:table-cell office:value-type="string">
            <text:p>ApofasiAnapompisFile</text:p>
          </table:table-cell>
          <table:table-cell office:value-type="string">
            <text:p>Decision to Revoke</text:p>
          </table:table-cell>
          <table:table-cell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ApofasiAnapompisFile=Απόφαση Αναπομπής">
            <text:p>ApofasiAnapompisFile=Απόφαση Αναπομπής</text:p>
          </table:table-cell>
          <table:table-cell table:formula="of:=CONCATENATE([.C18];&quot;=&quot;;[.D18])" office:value-type="string" office:string-value="ApofasiAnapompisFile=Decision to Revoke">
            <text:p>ApofasiAnapompisFile=Decision to Revoke</text:p>
          </table:table-cell>
          <table:table-cell table:number-columns-repeated="1016"/>
        </table:table-row>
        <table:table-row table:style-name="ro1">
          <table:table-cell office:value-type="string">
            <text:p>ApofasiSystasisEpitropisFileList</text:p>
          </table:table-cell>
          <table:table-cell office:value-type="string">
            <text:p>Απόφαση Σύστασης Επιτροπής</text:p>
          </table:table-cell>
          <table:table-cell office:value-type="string">
            <text:p>ApofasiSystasisEpitropisFileList</text:p>
          </table:table-cell>
          <table:table-cell office:value-type="string">
            <text:p>Decision to form Committee</text:p>
          </table:table-cell>
          <table:table-cell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ApofasiSystasisEpitropisFileList=Απόφαση Σύστασης Επιτροπής">
            <text:p>ApofasiSystasisEpitropisFileList=Απόφαση Σύστασης Επιτροπής</text:p>
          </table:table-cell>
          <table:table-cell table:formula="of:=CONCATENATE([.C19];&quot;=&quot;;[.D19])" office:value-type="string" office:string-value="ApofasiSystasisEpitropisFileList=Decision to form Committee">
            <text:p>ApofasiSystasisEpitropisFileList=Decision to form Committee</text:p>
          </table:table-cell>
          <table:table-cell table:number-columns-repeated="1016"/>
        </table:table-row>
        <table:table-row table:style-name="ro1">
          <table:table-cell office:value-type="string">
            <text:p>AreYouSure</text:p>
          </table:table-cell>
          <table:table-cell office:value-type="string">
            <text:p>Είστε σίγουρος/η;</text:p>
          </table:table-cell>
          <table:table-cell office:value-type="string">
            <text:p>AreYouSure</text:p>
          </table:table-cell>
          <table:table-cell office:value-type="string">
            <text:p>Are you sure?</text:p>
          </table:table-cell>
          <table:table-cell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AreYouSure=Είστε σίγουρος/η;">
            <text:p>AreYouSure=Είστε σίγουρος/η;</text:p>
          </table:table-cell>
          <table:table-cell table:formula="of:=CONCATENATE([.C20];&quot;=&quot;;[.D20])" office:value-type="string" office:string-value="AreYouSure=Are you sure?">
            <text:p>AreYouSure=Are you sure?</text:p>
          </table:table-cell>
          <table:table-cell table:number-columns-repeated="1016"/>
        </table:table-row>
        <table:table-row table:style-name="ro1">
          <table:table-cell office:value-type="string">
            <text:p>BebaiwsiStratiwtikisThitiasFile</text:p>
          </table:table-cell>
          <table:table-cell office:value-type="string">
            <text:p>Βεβαίωση Στρατιωτικής θητείας</text:p>
          </table:table-cell>
          <table:table-cell office:value-type="string">
            <text:p>BebaiwsiStratiwtikisThitiasFile</text:p>
          </table:table-cell>
          <table:table-cell office:value-type="string">
            <text:p>Certification of military service</text:p>
          </table:table-cell>
          <table:table-cell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21];&quot;=&quot;;[.D21])"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1">
          <table:table-cell office:value-type="string">
            <text:p>BiografikoFile</text:p>
          </table:table-cell>
          <table:table-cell office:value-type="string">
            <text:p>Βιογραφικό</text:p>
          </table:table-cell>
          <table:table-cell office:value-type="string">
            <text:p>BiografikoFile</text:p>
          </table:table-cell>
          <table:table-cell office:value-type="string">
            <text:p>Curriculum Vitae</text:p>
          </table:table-cell>
          <table:table-cell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iografikoFile=Βιογραφικό">
            <text:p>BiografikoFile=Βιογραφικό</text:p>
          </table:table-cell>
          <table:table-cell table:formula="of:=CONCATENATE([.C22];&quot;=&quot;;[.D22])" office:value-type="string" office:string-value="BiografikoFile=Curriculum Vitae">
            <text:p>BiografikoFile=Curriculum Vitae</text:p>
          </table:table-cell>
          <table:table-cell table:number-columns-repeated="1016"/>
        </table:table-row>
        <table:table-row table:style-name="ro1">
          <table:table-cell office:value-type="string">
            <text:p>btn_add</text:p>
          </table:table-cell>
          <table:table-cell office:value-type="string">
            <text:p>Προσθήκη</text:p>
          </table:table-cell>
          <table:table-cell office:value-type="string">
            <text:p>btn_add</text:p>
          </table:table-cell>
          <table:table-cell office:value-type="string">
            <text:p>Add</text:p>
          </table:table-cell>
          <table:table-cell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add=Προσθήκη">
            <text:p>btn_add=Προσθήκη</text:p>
          </table:table-cell>
          <table:table-cell table:formula="of:=CONCATENATE([.C23];&quot;=&quot;;[.D23])" office:value-type="string" office:string-value="btn_add=Add">
            <text:p>btn_add=Add</text:p>
          </table:table-cell>
          <table:table-cell table:number-columns-repeated="1016"/>
        </table:table-row>
        <table:table-row table:style-name="ro1">
          <table:table-cell office:value-type="string">
            <text:p>btn_add_file</text:p>
          </table:table-cell>
          <table:table-cell office:value-type="string">
            <text:p>Προσθήκη Αρχείου</text:p>
          </table:table-cell>
          <table:table-cell office:value-type="string">
            <text:p>btn_add_file</text:p>
          </table:table-cell>
          <table:table-cell office:value-type="string">
            <text:p>Add File</text:p>
          </table:table-cell>
          <table:table-cell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add_file=Προσθήκη Αρχείου">
            <text:p>btn_add_file=Προσθήκη Αρχείου</text:p>
          </table:table-cell>
          <table:table-cell table:formula="of:=CONCATENATE([.C24];&quot;=&quot;;[.D24])" office:value-type="string" office:string-value="btn_add_file=Add File">
            <text:p>btn_add_file=Add File</text:p>
          </table:table-cell>
          <table:table-cell table:number-columns-repeated="1016"/>
        </table:table-row>
        <table:table-row table:style-name="ro1">
          <table:table-cell office:value-type="string">
            <text:p>btn_addAll</text:p>
          </table:table-cell>
          <table:table-cell office:value-type="string">
            <text:p>Προσθήκη όλων</text:p>
          </table:table-cell>
          <table:table-cell office:value-type="string">
            <text:p>btn_addAll</text:p>
          </table:table-cell>
          <table:table-cell office:value-type="string">
            <text:p>Add All</text:p>
          </table:table-cell>
          <table:table-cell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addAll=Προσθήκη όλων">
            <text:p>btn_addAll=Προσθήκη όλων</text:p>
          </table:table-cell>
          <table:table-cell table:formula="of:=CONCATENATE([.C25];&quot;=&quot;;[.D25])" office:value-type="string" office:string-value="btn_addAll=Add All">
            <text:p>btn_addAll=Add All</text:p>
          </table:table-cell>
          <table:table-cell table:number-columns-repeated="1016"/>
        </table:table-row>
        <table:table-row table:style-name="ro1">
          <table:table-cell office:value-type="string">
            <text:p>btn_cancel</text:p>
          </table:table-cell>
          <table:table-cell office:value-type="string">
            <text:p>Ακύρωση</text:p>
          </table:table-cell>
          <table:table-cell office:value-type="string">
            <text:p>btn_cancel</text:p>
          </table:table-cell>
          <table:table-cell office:value-type="string">
            <text:p>Cancel</text:p>
          </table:table-cell>
          <table:table-cell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ancel=Ακύρωση">
            <text:p>btn_cancel=Ακύρωση</text:p>
          </table:table-cell>
          <table:table-cell table:formula="of:=CONCATENATE([.C26];&quot;=&quot;;[.D26])" office:value-type="string" office:string-value="btn_cancel=Cancel">
            <text:p>btn_cancel=Cancel</text:p>
          </table:table-cell>
          <table:table-cell table:number-columns-repeated="1016"/>
        </table:table-row>
        <table:table-row table:style-name="ro1">
          <table:table-cell office:value-type="string">
            <text:p>btn_create</text:p>
          </table:table-cell>
          <table:table-cell office:value-type="string">
            <text:p>Δημιουργία</text:p>
          </table:table-cell>
          <table:table-cell office:value-type="string">
            <text:p>btn_create</text:p>
          </table:table-cell>
          <table:table-cell office:value-type="string">
            <text:p>Create</text:p>
          </table:table-cell>
          <table:table-cell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Δημιουργία">
            <text:p>btn_create=Δημιουργία</text:p>
          </table:table-cell>
          <table:table-cell table:formula="of:=CONCATENATE([.C27];&quot;=&quot;;[.D27])" office:value-type="string" office:string-value="btn_create=Create">
            <text:p>btn_create=Create</text:p>
          </table:table-cell>
          <table:table-cell table:number-columns-repeated="1016"/>
        </table:table-row>
        <table:table-row table:style-name="ro1">
          <table:table-cell office:value-type="string">
            <text:p>btn_create_candidacy</text:p>
          </table:table-cell>
          <table:table-cell office:value-type="string">
            <text:p>Υποβολή Υποψηφιότητας</text:p>
          </table:table-cell>
          <table:table-cell office:value-type="string">
            <text:p>btn_create_candidacy</text:p>
          </table:table-cell>
          <table:table-cell office:value-type="string">
            <text:p>Submit Candidacy</text:p>
          </table:table-cell>
          <table:table-cell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candidacy=Υποβολή Υποψηφιότητας">
            <text:p>btn_create_candidacy=Υποβολή Υποψηφιότητας</text:p>
          </table:table-cell>
          <table:table-cell table:formula="of:=CONCATENATE([.C28];&quot;=&quot;;[.D28])" office:value-type="string" office:string-value="btn_create_candidacy=Submit Candidacy">
            <text:p>btn_create_candidacy=Submit Candidacy</text:p>
          </table:table-cell>
          <table:table-cell table:number-columns-repeated="1016"/>
        </table:table-row>
        <table:table-row table:style-name="ro1">
          <table:table-cell office:value-type="string">
            <text:p>btn_create_ia</text:p>
          </table:table-cell>
          <table:table-cell office:value-type="string">
            <text:p>Δημιουργία Βοηθού Ιδρύματος</text:p>
          </table:table-cell>
          <table:table-cell office:value-type="string">
            <text:p>btn_create_ia</text:p>
          </table:table-cell>
          <table:table-cell office:value-type="string">
            <text:p>Create Institution Assistant</text:p>
          </table:table-cell>
          <table:table-cell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ia=Δημιουργία Βοηθού Ιδρύματος">
            <text:p>btn_create_ia=Δημιουργία Βοηθού Ιδρύματος</text:p>
          </table:table-cell>
          <table:table-cell table:formula="of:=CONCATENATE([.C29];&quot;=&quot;;[.D29])" office:value-type="string" office:string-value="btn_create_ia=Create Institution Assistant">
            <text:p>btn_create_ia=Create Institution Assistant</text:p>
          </table:table-cell>
          <table:table-cell table:number-columns-repeated="1016"/>
        </table:table-row>
        <table:table-row table:style-name="ro1">
          <table:table-cell office:value-type="string">
            <text:p>btn_create_institutionrf</text:p>
          </table:table-cell>
          <table:table-cell office:value-type="string">
            <text:p>Προσθήκη</text:p>
          </table:table-cell>
          <table:table-cell office:value-type="string">
            <text:p>btn_create_institutionrf</text:p>
          </table:table-cell>
          <table:table-cell office:value-type="string">
            <text:p>Create</text:p>
          </table:table-cell>
          <table:table-cell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institutionrf=Προσθήκη">
            <text:p>btn_create_institutionrf=Προσθήκη</text:p>
          </table:table-cell>
          <table:table-cell table:formula="of:=CONCATENATE([.C30];&quot;=&quot;;[.D30])" office:value-type="string" office:string-value="btn_create_institutionrf=Create">
            <text:p>btn_create_institutionrf=Create</text:p>
          </table:table-cell>
          <table:table-cell table:number-columns-repeated="1016"/>
        </table:table-row>
        <table:table-row table:style-name="ro1">
          <table:table-cell office:value-type="string">
            <text:p>btn_create_ma</text:p>
          </table:table-cell>
          <table:table-cell office:value-type="string">
            <text:p>Δημιουργία Βοηθού Υπουργείου</text:p>
          </table:table-cell>
          <table:table-cell office:value-type="string">
            <text:p>btn_create_ma</text:p>
          </table:table-cell>
          <table:table-cell office:value-type="string">
            <text:p>Create Ministry Assistant</text:p>
          </table:table-cell>
          <table:table-cell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create_ma=Δημιουργία Βοηθού Υπουργείου">
            <text:p>btn_create_ma=Δημιουργία Βοηθού Υπουργείου</text:p>
          </table:table-cell>
          <table:table-cell table:formula="of:=CONCATENATE([.C31];&quot;=&quot;;[.D31])" office:value-type="string" office:string-value="btn_create_ma=Create Ministry Assistant">
            <text:p>btn_create_ma=Create Ministry Assistant</text:p>
          </table:table-cell>
          <table:table-cell table:number-columns-repeated="1016"/>
        </table:table-row>
        <table:table-row table:style-name="ro1">
          <table:table-cell office:value-type="string">
            <text:p>btn_create_position</text:p>
          </table:table-cell>
          <table:table-cell office:value-type="string">
            <text:p>Δημιουργία Θέσης</text:p>
          </table:table-cell>
          <table:table-cell office:value-type="string">
            <text:p>btn_create_position</text:p>
          </table:table-cell>
          <table:table-cell office:value-type="string">
            <text:p>Create Position</text:p>
          </table:table-cell>
          <table:table-cell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create_position=Δημιουργία Θέσης">
            <text:p>btn_create_position=Δημιουργία Θέσης</text:p>
          </table:table-cell>
          <table:table-cell table:formula="of:=CONCATENATE([.C32];&quot;=&quot;;[.D32])" office:value-type="string" office:string-value="btn_create_position=Create Position">
            <text:p>btn_create_position=Create Position</text:p>
          </table:table-cell>
          <table:table-cell table:number-columns-repeated="1016"/>
        </table:table-row>
        <table:table-row table:style-name="ro1">
          <table:table-cell office:value-type="string">
            <text:p>btn_create_register</text:p>
          </table:table-cell>
          <table:table-cell office:value-type="string">
            <text:p>Δημιουργία Μητρώου</text:p>
          </table:table-cell>
          <table:table-cell office:value-type="string">
            <text:p>btn_create_register</text:p>
          </table:table-cell>
          <table:table-cell office:value-type="string">
            <text:p>Create Registry</text:p>
          </table:table-cell>
          <table:table-cell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create_register=Δημιουργία Μητρώου">
            <text:p>btn_create_register=Δημιουργία Μητρώου</text:p>
          </table:table-cell>
          <table:table-cell table:formula="of:=CONCATENATE([.C33];&quot;=&quot;;[.D33])" office:value-type="string" office:string-value="btn_create_register=Create Registry">
            <text:p>btn_create_register=Create Registry</text:p>
          </table:table-cell>
          <table:table-cell table:number-columns-repeated="1016"/>
        </table:table-row>
        <table:table-row table:style-name="ro1">
          <table:table-cell office:value-type="string">
            <text:p>btn_delete</text:p>
          </table:table-cell>
          <table:table-cell office:value-type="string">
            <text:p>Διαγραφή</text:p>
          </table:table-cell>
          <table:table-cell office:value-type="string">
            <text:p>btn_delete</text:p>
          </table:table-cell>
          <table:table-cell office:value-type="string">
            <text:p>Delete</text:p>
          </table:table-cell>
          <table:table-cell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delete=Διαγραφή">
            <text:p>btn_delete=Διαγραφή</text:p>
          </table:table-cell>
          <table:table-cell table:formula="of:=CONCATENATE([.C34];&quot;=&quot;;[.D34])" office:value-type="string" office:string-value="btn_delete=Delete">
            <text:p>btn_delete=Delete</text:p>
          </table:table-cell>
          <table:table-cell table:number-columns-repeated="1016"/>
        </table:table-row>
        <table:table-row table:style-name="ro1">
          <table:table-cell office:value-type="string">
            <text:p>btn_edit</text:p>
          </table:table-cell>
          <table:table-cell office:value-type="string">
            <text:p>Επεξεργασία</text:p>
          </table:table-cell>
          <table:table-cell office:value-type="string">
            <text:p>btn_edit</text:p>
          </table:table-cell>
          <table:table-cell office:value-type="string">
            <text:p>Edit</text:p>
          </table:table-cell>
          <table:table-cell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edit=Επεξεργασία">
            <text:p>btn_edit=Επεξεργασία</text:p>
          </table:table-cell>
          <table:table-cell table:formula="of:=CONCATENATE([.C35];&quot;=&quot;;[.D35])" office:value-type="string" office:string-value="btn_edit=Edit">
            <text:p>btn_edit=Edit</text:p>
          </table:table-cell>
          <table:table-cell table:number-columns-repeated="1016"/>
        </table:table-row>
        <table:table-row table:style-name="ro1">
          <table:table-cell office:value-type="string">
            <text:p>btn_forgotPassword</text:p>
          </table:table-cell>
          <table:table-cell office:value-type="string">
            <text:p>Ξέχασα το συνθηματικό μου</text:p>
          </table:table-cell>
          <table:table-cell office:value-type="string">
            <text:p>btn_forgotPassword</text:p>
          </table:table-cell>
          <table:table-cell office:value-type="string">
            <text:p>Forgot my password</text:p>
          </table:table-cell>
          <table:table-cell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forgotPassword=Ξέχασα το συνθηματικό μου">
            <text:p>btn_forgotPassword=Ξέχασα το συνθηματικό μου</text:p>
          </table:table-cell>
          <table:table-cell table:formula="of:=CONCATENATE([.C36];&quot;=&quot;;[.D36])" office:value-type="string" office:string-value="btn_forgotPassword=Forgot my password">
            <text:p>btn_forgotPassword=Forgot my password</text:p>
          </table:table-cell>
          <table:table-cell table:number-columns-repeated="1016"/>
        </table:table-row>
        <table:table-row table:style-name="ro1">
          <table:table-cell office:value-type="string">
            <text:p>btn_haveNotReceivedVerification</text:p>
          </table:table-cell>
          <table:table-cell office:value-type="string">
            <text:p>Δεν έλαβα το e-mail ενεργοποίησης</text:p>
          </table:table-cell>
          <table:table-cell office:value-type="string">
            <text:p>btn_haveNotReceivedVerification</text:p>
          </table:table-cell>
          <table:table-cell office:value-type="string">
            <text:p>Did not receive verification email</text:p>
          </table:table-cell>
          <table:table-cell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7];&quot;=&quot;;[.D37])"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1">
          <table:table-cell office:value-type="string">
            <text:p>btn_login</text:p>
          </table:table-cell>
          <table:table-cell office:value-type="string">
            <text:p>Είσοδος</text:p>
          </table:table-cell>
          <table:table-cell office:value-type="string">
            <text:p>btn_login</text:p>
          </table:table-cell>
          <table:table-cell office:value-type="string">
            <text:p>Login</text:p>
          </table:table-cell>
          <table:table-cell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login=Είσοδος">
            <text:p>btn_login=Είσοδος</text:p>
          </table:table-cell>
          <table:table-cell table:formula="of:=CONCATENATE([.C38];&quot;=&quot;;[.D38])" office:value-type="string" office:string-value="btn_login=Login">
            <text:p>btn_login=Login</text:p>
          </table:table-cell>
          <table:table-cell table:number-columns-repeated="1016"/>
        </table:table-row>
        <table:table-row table:style-name="ro1">
          <table:table-cell office:value-type="string">
            <text:p>btn_needToRegister</text:p>
          </table:table-cell>
          <table:table-cell office:value-type="string">
            <text:p>Δεν έχω εγγραφεί</text:p>
          </table:table-cell>
          <table:table-cell office:value-type="string">
            <text:p>btn_needToRegister</text:p>
          </table:table-cell>
          <table:table-cell office:value-type="string">
            <text:p>I do not have an account</text:p>
          </table:table-cell>
          <table:table-cell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needToRegister=Δεν έχω εγγραφεί">
            <text:p>btn_needToRegister=Δεν έχω εγγραφεί</text:p>
          </table:table-cell>
          <table:table-cell table:formula="of:=CONCATENATE([.C39];&quot;=&quot;;[.D39])" office:value-type="string" office:string-value="btn_needToRegister=I do not have an account">
            <text:p>btn_needToRegister=I do not have an account</text:p>
          </table:table-cell>
          <table:table-cell table:number-columns-repeated="1016"/>
        </table:table-row>
        <table:table-row table:style-name="ro1">
          <table:table-cell office:value-type="string">
            <text:p>btn_no</text:p>
          </table:table-cell>
          <table:table-cell office:value-type="string">
            <text:p>Όχι</text:p>
          </table:table-cell>
          <table:table-cell office:value-type="string">
            <text:p>btn_no</text:p>
          </table:table-cell>
          <table:table-cell office:value-type="string">
            <text:p>No</text:p>
          </table:table-cell>
          <table:table-cell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no=Όχι">
            <text:p>btn_no=Όχι</text:p>
          </table:table-cell>
          <table:table-cell table:formula="of:=CONCATENATE([.C40];&quot;=&quot;;[.D40])" office:value-type="string" office:string-value="btn_no=No">
            <text:p>btn_no=No</text:p>
          </table:table-cell>
          <table:table-cell table:number-columns-repeated="1016"/>
        </table:table-row>
        <table:table-row table:style-name="ro1">
          <table:table-cell office:value-type="string">
            <text:p>btn_position_interest</text:p>
          </table:table-cell>
          <table:table-cell office:value-type="string">
            <text:p>Εκδήλωση Ενδιαφέροντος</text:p>
          </table:table-cell>
          <table:table-cell office:value-type="string">
            <text:p>btn_position_interest</text:p>
          </table:table-cell>
          <table:table-cell office:value-type="string">
            <text:p>Statement of Interest</text:p>
          </table:table-cell>
          <table:table-cell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position_interest=Εκδήλωση Ενδιαφέροντος">
            <text:p>btn_position_interest=Εκδήλωση Ενδιαφέροντος</text:p>
          </table:table-cell>
          <table:table-cell table:formula="of:=CONCATENATE([.C41];&quot;=&quot;;[.D41])" office:value-type="string" office:string-value="btn_position_interest=Statement of Interest">
            <text:p>btn_position_interest=Statement of Interest</text:p>
          </table:table-cell>
          <table:table-cell table:number-columns-repeated="1016"/>
        </table:table-row>
        <table:table-row table:style-name="ro1">
          <table:table-cell office:value-type="string">
            <text:p>btn_register</text:p>
          </table:table-cell>
          <table:table-cell office:value-type="string">
            <text:p>Εγγραφή</text:p>
          </table:table-cell>
          <table:table-cell office:value-type="string">
            <text:p>btn_register</text:p>
          </table:table-cell>
          <table:table-cell office:value-type="string">
            <text:p>Register</text:p>
          </table:table-cell>
          <table:table-cell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gister=Εγγραφή">
            <text:p>btn_register=Εγγραφή</text:p>
          </table:table-cell>
          <table:table-cell table:formula="of:=CONCATENATE([.C42];&quot;=&quot;;[.D42])" office:value-type="string" office:string-value="btn_register=Register">
            <text:p>btn_register=Register</text:p>
          </table:table-cell>
          <table:table-cell table:number-columns-repeated="1016"/>
        </table:table-row>
        <table:table-row table:style-name="ro1">
          <table:table-cell office:value-type="string">
            <text:p>btn_register_members</text:p>
          </table:table-cell>
          <table:table-cell office:value-type="string">
            <text:p>Προβολή Μελών Μητρώου</text:p>
          </table:table-cell>
          <table:table-cell office:value-type="string">
            <text:p>btn_register_members</text:p>
          </table:table-cell>
          <table:table-cell office:value-type="string">
            <text:p>Display Registry Members.</text:p>
          </table:table-cell>
          <table:table-cell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gister_members=Προβολή Μελών Μητρώου">
            <text:p>btn_register_members=Προβολή Μελών Μητρώου</text:p>
          </table:table-cell>
          <table:table-cell table:formula="of:=CONCATENATE([.C43];&quot;=&quot;;[.D43])" office:value-type="string" office:string-value="btn_register_members=Display Registry Members.">
            <text:p>btn_register_members=Display Registry Members.</text:p>
          </table:table-cell>
          <table:table-cell table:number-columns-repeated="1016"/>
        </table:table-row>
        <table:table-row table:style-name="ro1">
          <table:table-cell office:value-type="string">
            <text:p>btn_reload</text:p>
          </table:table-cell>
          <table:table-cell office:value-type="string">
            <text:p>Επαναφόρτωση</text:p>
          </table:table-cell>
          <table:table-cell office:value-type="string">
            <text:p>btn_reload</text:p>
          </table:table-cell>
          <table:table-cell office:value-type="string">
            <text:p>Reload</text:p>
          </table:table-cell>
          <table:table-cell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load=Επαναφόρτωση">
            <text:p>btn_reload=Επαναφόρτωση</text:p>
          </table:table-cell>
          <table:table-cell table:formula="of:=CONCATENATE([.C44];&quot;=&quot;;[.D44])" office:value-type="string" office:string-value="btn_reload=Reload">
            <text:p>btn_reload=Reload</text:p>
          </table:table-cell>
          <table:table-cell table:number-columns-repeated="1016"/>
        </table:table-row>
        <table:table-row table:style-name="ro1">
          <table:table-cell office:value-type="string">
            <text:p>btn_remove</text:p>
          </table:table-cell>
          <table:table-cell office:value-type="string">
            <text:p>Αφαίρεση</text:p>
          </table:table-cell>
          <table:table-cell office:value-type="string">
            <text:p>btn_remove</text:p>
          </table:table-cell>
          <table:table-cell office:value-type="string">
            <text:p>Remove</text:p>
          </table:table-cell>
          <table:table-cell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Αφαίρεση">
            <text:p>btn_remove=Αφαίρεση</text:p>
          </table:table-cell>
          <table:table-cell table:formula="of:=CONCATENATE([.C45];&quot;=&quot;;[.D45])" office:value-type="string" office:string-value="btn_remove=Remove">
            <text:p>btn_remove=Remove</text:p>
          </table:table-cell>
          <table:table-cell table:number-columns-repeated="1016"/>
        </table:table-row>
        <table:table-row table:style-name="ro1">
          <table:table-cell office:value-type="string">
            <text:p>btn_remove_candidacy</text:p>
          </table:table-cell>
          <table:table-cell office:value-type="string">
            <text:p>Απόσυρση Υποψηφιότητας</text:p>
          </table:table-cell>
          <table:table-cell office:value-type="string">
            <text:p>btn_remove_candidacy</text:p>
          </table:table-cell>
          <table:table-cell office:value-type="string">
            <text:p>Withdraw Candidacy</text:p>
          </table:table-cell>
          <table:table-cell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candidacy=Απόσυρση Υποψηφιότητας">
            <text:p>btn_remove_candidacy=Απόσυρση Υποψηφιότητας</text:p>
          </table:table-cell>
          <table:table-cell table:formula="of:=CONCATENATE([.C46];&quot;=&quot;;[.D46])" office:value-type="string" office:string-value="btn_remove_candidacy=Withdraw Candidacy">
            <text:p>btn_remove_candidacy=Withdraw Candidacy</text:p>
          </table:table-cell>
          <table:table-cell table:number-columns-repeated="1016"/>
        </table:table-row>
        <table:table-row table:style-name="ro1">
          <table:table-cell office:value-type="string">
            <text:p>btn_remove_institutionrf</text:p>
          </table:table-cell>
          <table:table-cell office:value-type="string">
            <text:p>Διαγραφή Κανονιστικού πλαισίου</text:p>
          </table:table-cell>
          <table:table-cell office:value-type="string">
            <text:p>btn_remove_institutionrf</text:p>
          </table:table-cell>
          <table:table-cell office:value-type="string">
            <text:p>Delete Institution Regulatory Framework</text:p>
          </table:table-cell>
          <table:table-cell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institutionrf=Διαγραφή Κανονιστικού πλαισίου">
            <text:p>btn_remove_institutionrf=Διαγραφή Κανονιστικού πλαισίου</text:p>
          </table:table-cell>
          <table:table-cell table:formula="of:=CONCATENATE([.C47];&quot;=&quot;;[.D47])"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1">
          <table:table-cell office:value-type="string">
            <text:p>btn_remove_member</text:p>
          </table:table-cell>
          <table:table-cell office:value-type="string">
            <text:p>Αφαίρεση Μέλους</text:p>
          </table:table-cell>
          <table:table-cell office:value-type="string">
            <text:p>btn_remove_member</text:p>
          </table:table-cell>
          <table:table-cell office:value-type="string">
            <text:p>Remove Member</text:p>
          </table:table-cell>
          <table:table-cell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member=Αφαίρεση Μέλους">
            <text:p>btn_remove_member=Αφαίρεση Μέλους</text:p>
          </table:table-cell>
          <table:table-cell table:formula="of:=CONCATENATE([.C48];&quot;=&quot;;[.D48])" office:value-type="string" office:string-value="btn_remove_member=Remove Member">
            <text:p>btn_remove_member=Remove Member</text:p>
          </table:table-cell>
          <table:table-cell table:number-columns-repeated="1016"/>
        </table:table-row>
        <table:table-row table:style-name="ro1">
          <table:table-cell office:value-type="string">
            <text:p>btn_remove_position</text:p>
          </table:table-cell>
          <table:table-cell office:value-type="string">
            <text:p>Διαγραφή Θέσης</text:p>
          </table:table-cell>
          <table:table-cell office:value-type="string">
            <text:p>btn_remove_position</text:p>
          </table:table-cell>
          <table:table-cell office:value-type="string">
            <text:p>Delete Position</text:p>
          </table:table-cell>
          <table:table-cell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move_position=Διαγραφή Θέσης">
            <text:p>btn_remove_position=Διαγραφή Θέσης</text:p>
          </table:table-cell>
          <table:table-cell table:formula="of:=CONCATENATE([.C49];&quot;=&quot;;[.D49])" office:value-type="string" office:string-value="btn_remove_position=Delete Position">
            <text:p>btn_remove_position=Delete Position</text:p>
          </table:table-cell>
          <table:table-cell table:number-columns-repeated="1016"/>
        </table:table-row>
        <table:table-row table:style-name="ro1">
          <table:table-cell office:value-type="string">
            <text:p>btn_remove_register</text:p>
          </table:table-cell>
          <table:table-cell office:value-type="string">
            <text:p>Διαγραφή Μητρώου</text:p>
          </table:table-cell>
          <table:table-cell office:value-type="string">
            <text:p>btn_remove_register</text:p>
          </table:table-cell>
          <table:table-cell office:value-type="string">
            <text:p>Delete Registry</text:p>
          </table:table-cell>
          <table:table-cell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move_register=Διαγραφή Μητρώου">
            <text:p>btn_remove_register=Διαγραφή Μητρώου</text:p>
          </table:table-cell>
          <table:table-cell table:formula="of:=CONCATENATE([.C50];&quot;=&quot;;[.D50])" office:value-type="string" office:string-value="btn_remove_register=Delete Registry">
            <text:p>btn_remove_register=Delete Registry</text:p>
          </table:table-cell>
          <table:table-cell table:number-columns-repeated="1016"/>
        </table:table-row>
        <table:table-row table:style-name="ro1">
          <table:table-cell office:value-type="string">
            <text:p>btn_remove_user</text:p>
          </table:table-cell>
          <table:table-cell office:value-type="string">
            <text:p>Διαγραφή Χρήστη</text:p>
          </table:table-cell>
          <table:table-cell office:value-type="string">
            <text:p>btn_remove_user</text:p>
          </table:table-cell>
          <table:table-cell office:value-type="string">
            <text:p>Delete User</text:p>
          </table:table-cell>
          <table:table-cell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remove_user=Διαγραφή Χρήστη">
            <text:p>btn_remove_user=Διαγραφή Χρήστη</text:p>
          </table:table-cell>
          <table:table-cell table:formula="of:=CONCATENATE([.C51];&quot;=&quot;;[.D51])" office:value-type="string" office:string-value="btn_remove_user=Delete User">
            <text:p>btn_remove_user=Delete User</text:p>
          </table:table-cell>
          <table:table-cell table:number-columns-repeated="1016"/>
        </table:table-row>
        <table:table-row table:style-name="ro1">
          <table:table-cell office:value-type="string">
            <text:p>btn_resendVerificationEmail</text:p>
          </table:table-cell>
          <table:table-cell office:value-type="string">
            <text:p>Επαναποστολή e-mail ενεργοποίησης</text:p>
          </table:table-cell>
          <table:table-cell office:value-type="string">
            <text:p>btn_resendVerificationEmail</text:p>
          </table:table-cell>
          <table:table-cell office:value-type="string">
            <text:p>Resend Verification e-mail</text:p>
          </table:table-cell>
          <table:table-cell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resendVerificationEmail=Επαναποστολή e-mail ενεργοποίησης">
            <text:p>btn_resendVerificationEmail=Επαναποστολή e-mail ενεργοποίησης</text:p>
          </table:table-cell>
          <table:table-cell table:formula="of:=CONCATENATE([.C52];&quot;=&quot;;[.D52])" office:value-type="string" office:string-value="btn_resendVerificationEmail=Resend Verification e-mail">
            <text:p>btn_resendVerificationEmail=Resend Verification e-mail</text:p>
          </table:table-cell>
          <table:table-cell table:number-columns-repeated="1016"/>
        </table:table-row>
        <table:table-row table:style-name="ro1">
          <table:table-cell office:value-type="string">
            <text:p>btn_resetPassword</text:p>
          </table:table-cell>
          <table:table-cell office:value-type="string">
            <text:p>Επαναφορά συνθηματικού</text:p>
          </table:table-cell>
          <table:table-cell office:value-type="string">
            <text:p>btn_resetPassword</text:p>
          </table:table-cell>
          <table:table-cell office:value-type="string">
            <text:p>Reset Password</text:p>
          </table:table-cell>
          <table:table-cell office:value-type="date" office:date-value="2013-12-03">
            <text:p>3/12/2013</text:p>
          </table:table-cell>
          <table:table-cell table:formula="of:=IF([.A53]=[.C53];&quot;OK&quot;;&quot;ERROR&quot;)" office:value-type="string" office:string-value="OK">
            <text:p>OK</text:p>
          </table:table-cell>
          <table:table-cell table:formula="of:=CONCATENATE([.A53];&quot;=&quot;;[.B53])" office:value-type="string" office:string-value="btn_resetPassword=Επαναφορά συνθηματικού">
            <text:p>btn_resetPassword=Επαναφορά συνθηματικού</text:p>
          </table:table-cell>
          <table:table-cell table:formula="of:=CONCATENATE([.C53];&quot;=&quot;;[.D53])" office:value-type="string" office:string-value="btn_resetPassword=Reset Password">
            <text:p>btn_resetPassword=Reset Password</text:p>
          </table:table-cell>
          <table:table-cell table:number-columns-repeated="1016"/>
        </table:table-row>
        <table:table-row table:style-name="ro1">
          <table:table-cell office:value-type="string">
            <text:p>btn_save</text:p>
          </table:table-cell>
          <table:table-cell office:value-type="string">
            <text:p>Αποθήκευση</text:p>
          </table:table-cell>
          <table:table-cell office:value-type="string">
            <text:p>btn_save</text:p>
          </table:table-cell>
          <table:table-cell office:value-type="string">
            <text:p>Save</text:p>
          </table:table-cell>
          <table:table-cell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save=Αποθήκευση">
            <text:p>btn_save=Αποθήκευση</text:p>
          </table:table-cell>
          <table:table-cell table:formula="of:=CONCATENATE([.C54];&quot;=&quot;;[.D54])" office:value-type="string" office:string-value="btn_save=Save">
            <text:p>btn_save=Save</text:p>
          </table:table-cell>
          <table:table-cell table:number-columns-repeated="1016"/>
        </table:table-row>
        <table:table-row table:style-name="ro1">
          <table:table-cell office:value-type="string">
            <text:p>btn_search</text:p>
          </table:table-cell>
          <table:table-cell office:value-type="string">
            <text:p>Αναζήτηση</text:p>
          </table:table-cell>
          <table:table-cell office:value-type="string">
            <text:p>btn_search</text:p>
          </table:table-cell>
          <table:table-cell office:value-type="string">
            <text:p>Search</text:p>
          </table:table-cell>
          <table:table-cell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search=Αναζήτηση">
            <text:p>btn_search=Αναζήτηση</text:p>
          </table:table-cell>
          <table:table-cell table:formula="of:=CONCATENATE([.C55];&quot;=&quot;;[.D55])" office:value-type="string" office:string-value="btn_search=Search">
            <text:p>btn_search=Search</text:p>
          </table:table-cell>
          <table:table-cell table:number-columns-repeated="1016"/>
        </table:table-row>
        <table:table-row table:style-name="ro1">
          <table:table-cell office:value-type="string">
            <text:p>btn_select</text:p>
          </table:table-cell>
          <table:table-cell office:value-type="string">
            <text:p>Επιλογή</text:p>
          </table:table-cell>
          <table:table-cell office:value-type="string">
            <text:p>btn_select</text:p>
          </table:table-cell>
          <table:table-cell office:value-type="string">
            <text:p>Select</text:p>
          </table:table-cell>
          <table:table-cell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select=Επιλογή">
            <text:p>btn_select=Επιλογή</text:p>
          </table:table-cell>
          <table:table-cell table:formula="of:=CONCATENATE([.C56];&quot;=&quot;;[.D56])" office:value-type="string" office:string-value="btn_select=Select">
            <text:p>btn_select=Select</text:p>
          </table:table-cell>
          <table:table-cell table:number-columns-repeated="1016"/>
        </table:table-row>
        <table:table-row table:style-name="ro1">
          <table:table-cell office:value-type="string">
            <text:p>btn_shibbolethLogin</text:p>
          </table:table-cell>
          <table:table-cell office:value-type="string">
            <text:p>Είσοδος μέσω οικείου φορέα</text:p>
          </table:table-cell>
          <table:table-cell office:value-type="string">
            <text:p>btn_shibbolethLogin</text:p>
          </table:table-cell>
          <table:table-cell office:value-type="string">
            <text:p>Home organization Login</text:p>
          </table:table-cell>
          <table:table-cell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shibbolethLogin=Είσοδος μέσω οικείου φορέα">
            <text:p>btn_shibbolethLogin=Είσοδος μέσω οικείου φορέα</text:p>
          </table:table-cell>
          <table:table-cell table:formula="of:=CONCATENATE([.C57];&quot;=&quot;;[.D57])" office:value-type="string" office:string-value="btn_shibbolethLogin=Home organization Login">
            <text:p>btn_shibbolethLogin=Home organization Login</text:p>
          </table:table-cell>
          <table:table-cell table:number-columns-repeated="1016"/>
        </table:table-row>
        <table:table-row table:style-name="ro1">
          <table:table-cell office:value-type="string">
            <text:p>btn_update_member</text:p>
          </table:table-cell>
          <table:table-cell office:value-type="string">
            <text:p>Ενημέρωση Μέλους</text:p>
          </table:table-cell>
          <table:table-cell office:value-type="string">
            <text:p>btn_update_member</text:p>
          </table:table-cell>
          <table:table-cell office:value-type="string">
            <text:p>Update Member</text:p>
          </table:table-cell>
          <table:table-cell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update_member=Ενημέρωση Μέλους">
            <text:p>btn_update_member=Ενημέρωση Μέλους</text:p>
          </table:table-cell>
          <table:table-cell table:formula="of:=CONCATENATE([.C58];&quot;=&quot;;[.D58])" office:value-type="string" office:string-value="btn_update_member=Update Member">
            <text:p>btn_update_member=Update Member</text:p>
          </table:table-cell>
          <table:table-cell table:number-columns-repeated="1016"/>
        </table:table-row>
        <table:table-row table:style-name="ro1">
          <table:table-cell office:value-type="string">
            <text:p>btn_upload</text:p>
          </table:table-cell>
          <table:table-cell office:value-type="string">
            <text:p>Ανέβασμα Αρχείου</text:p>
          </table:table-cell>
          <table:table-cell office:value-type="string">
            <text:p>btn_upload</text:p>
          </table:table-cell>
          <table:table-cell office:value-type="string">
            <text:p>Upload File</text:p>
          </table:table-cell>
          <table:table-cell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btn_upload=Ανέβασμα Αρχείου">
            <text:p>btn_upload=Ανέβασμα Αρχείου</text:p>
          </table:table-cell>
          <table:table-cell table:formula="of:=CONCATENATE([.C59];&quot;=&quot;;[.D59])" office:value-type="string" office:string-value="btn_upload=Upload File">
            <text:p>btn_upload=Upload File</text:p>
          </table:table-cell>
          <table:table-cell table:number-columns-repeated="1016"/>
        </table:table-row>
        <table:table-row table:style-name="ro1">
          <table:table-cell office:value-type="string">
            <text:p>btn_view</text:p>
          </table:table-cell>
          <table:table-cell office:value-type="string">
            <text:p>Επισκόπηση</text:p>
          </table:table-cell>
          <table:table-cell office:value-type="string">
            <text:p>btn_view</text:p>
          </table:table-cell>
          <table:table-cell office:value-type="string">
            <text:p>View</text:p>
          </table:table-cell>
          <table:table-cell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btn_view=Επισκόπηση">
            <text:p>btn_view=Επισκόπηση</text:p>
          </table:table-cell>
          <table:table-cell table:formula="of:=CONCATENATE([.C60];&quot;=&quot;;[.D60])" office:value-type="string" office:string-value="btn_view=View">
            <text:p>btn_view=View</text:p>
          </table:table-cell>
          <table:table-cell table:number-columns-repeated="1016"/>
        </table:table-row>
        <table:table-row table:style-name="ro1">
          <table:table-cell office:value-type="string">
            <text:p>btn_yes</text:p>
          </table:table-cell>
          <table:table-cell office:value-type="string">
            <text:p>Ναι</text:p>
          </table:table-cell>
          <table:table-cell office:value-type="string">
            <text:p>btn_yes</text:p>
          </table:table-cell>
          <table:table-cell office:value-type="string">
            <text:p>Yes</text:p>
          </table:table-cell>
          <table:table-cell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btn_yes=Ναι">
            <text:p>btn_yes=Ναι</text:p>
          </table:table-cell>
          <table:table-cell table:formula="of:=CONCATENATE([.C61];&quot;=&quot;;[.D61])" office:value-type="string" office:string-value="btn_yes=Yes">
            <text:p>btn_yes=Yes</text:p>
          </table:table-cell>
          <table:table-cell table:number-columns-repeated="1016"/>
        </table:table-row>
        <table:table-row table:style-name="ro1">
          <table:table-cell office:value-type="string">
            <text:p>Candidacy</text:p>
          </table:table-cell>
          <table:table-cell office:value-type="string">
            <text:p>Υποψηφιότητα</text:p>
          </table:table-cell>
          <table:table-cell office:value-type="string">
            <text:p>Candidacy</text:p>
          </table:table-cell>
          <table:table-cell office:value-type="string">
            <text:p>Candidacy</text:p>
          </table:table-cell>
          <table:table-cell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Candidacy=Υποψηφιότητα">
            <text:p>Candidacy=Υποψηφιότητα</text:p>
          </table:table-cell>
          <table:table-cell table:formula="of:=CONCATENATE([.C62];&quot;=&quot;;[.D62])" office:value-type="string" office:string-value="Candidacy=Candidacy">
            <text:p>Candidacy=Candidacy</text:p>
          </table:table-cell>
          <table:table-cell table:number-columns-repeated="1016"/>
        </table:table-row>
        <table:table-row table:style-name="ro1">
          <table:table-cell office:value-type="string">
            <text:p>CandidacyEvalutionsDueDate</text:p>
          </table:table-cell>
          <table:table-cell office:value-type="string">
            <text:p>Καταληκτική Ημερομηνία Δήλωσης Αξιολογητών από Υποψηφίους</text:p>
          </table:table-cell>
          <table:table-cell office:value-type="string">
            <text:p>CandidacyEvalutionsDueDate</text:p>
          </table:table-cell>
          <table:table-cell office:value-type="string">
            <text:p>Due date for candidacies to submit evaluations</text:p>
          </table:table-cell>
          <table:table-cell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3];&quot;=&quot;;[.D63])"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1">
          <table:table-cell office:value-type="string">
            <text:p>CandidacyFields</text:p>
          </table:table-cell>
          <table:table-cell office:value-type="string">
            <text:p>Στοιχεία Υποψηφιότητας</text:p>
          </table:table-cell>
          <table:table-cell office:value-type="string">
            <text:p>CandidacyFields</text:p>
          </table:table-cell>
          <table:table-cell office:value-type="string">
            <text:p>Candidacy Fields</text:p>
          </table:table-cell>
          <table:table-cell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cyFields=Στοιχεία Υποψηφιότητας">
            <text:p>CandidacyFields=Στοιχεία Υποψηφιότητας</text:p>
          </table:table-cell>
          <table:table-cell table:formula="of:=CONCATENATE([.C64];&quot;=&quot;;[.D64])" office:value-type="string" office:string-value="CandidacyFields=Candidacy Fields">
            <text:p>CandidacyFields=Candidacy Fields</text:p>
          </table:table-cell>
          <table:table-cell table:number-columns-repeated="1016"/>
        </table:table-row>
        <table:table-row table:style-name="ro1">
          <table:table-cell office:value-type="string">
            <text:p>CandidacyOpenToOtherCandidates</text:p>
          </table:table-cell>
          <table:table-cell office:value-type="string">
            <text:p>Οι συνυποψήφιοί μου επιτρέπεται να έχουν πρόσβαση στα στοιχεία της υποψηφιότητάς μου</text:p>
          </table:table-cell>
          <table:table-cell office:value-type="string">
            <text:p>CandidacyOpenToOtherCandidates</text:p>
          </table:table-cell>
          <table:table-cell office:value-type="string">
            <text:p>Other Candidates are allowed to access the data of my candidacy.</text:p>
          </table:table-cell>
          <table:table-cell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5];&quot;=&quot;;[.D65])"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1">
          <table:table-cell office:value-type="string">
            <text:p>CandidacyTitle</text:p>
          </table:table-cell>
          <table:table-cell office:value-type="string">
            <text:p>Πληροφορίες Υποψηφιότητας</text:p>
          </table:table-cell>
          <table:table-cell office:value-type="string">
            <text:p>CandidacyTitle</text:p>
          </table:table-cell>
          <table:table-cell office:value-type="string">
            <text:p>Candidacy Information</text:p>
          </table:table-cell>
          <table:table-cell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andidacyTitle=Πληροφορίες Υποψηφιότητας">
            <text:p>CandidacyTitle=Πληροφορίες Υποψηφιότητας</text:p>
          </table:table-cell>
          <table:table-cell table:formula="of:=CONCATENATE([.C66];&quot;=&quot;;[.D66])" office:value-type="string" office:string-value="CandidacyTitle=Candidacy Information">
            <text:p>CandidacyTitle=Candidacy Information</text:p>
          </table:table-cell>
          <table:table-cell table:number-columns-repeated="1016"/>
        </table:table-row>
        <table:table-row table:style-name="ro1">
          <table:table-cell office:value-type="string">
            <text:p>CANDIDATE</text:p>
          </table:table-cell>
          <table:table-cell office:value-type="string">
            <text:p>Υποψήφιος</text:p>
          </table:table-cell>
          <table:table-cell office:value-type="string">
            <text:p>CANDIDATE</text:p>
          </table:table-cell>
          <table:table-cell office:value-type="string">
            <text:p>Candidate</text:p>
          </table:table-cell>
          <table:table-cell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ANDIDATE=Υποψήφιος">
            <text:p>CANDIDATE=Υποψήφιος</text:p>
          </table:table-cell>
          <table:table-cell table:formula="of:=CONCATENATE([.C67];&quot;=&quot;;[.D67])" office:value-type="string" office:string-value="CANDIDATE=Candidate">
            <text:p>CANDIDATE=Candidate</text:p>
          </table:table-cell>
          <table:table-cell table:number-columns-repeated="1016"/>
        </table:table-row>
        <table:table-row table:style-name="ro1">
          <table:table-cell office:value-type="string">
            <text:p>Candidate</text:p>
          </table:table-cell>
          <table:table-cell office:value-type="string">
            <text:p>Υποψήφιος</text:p>
          </table:table-cell>
          <table:table-cell office:value-type="string">
            <text:p>Candidate</text:p>
          </table:table-cell>
          <table:table-cell office:value-type="string">
            <text:p>Candidate</text:p>
          </table:table-cell>
          <table:table-cell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andidate=Υποψήφιος">
            <text:p>Candidate=Υποψήφιος</text:p>
          </table:table-cell>
          <table:table-cell table:formula="of:=CONCATENATE([.C68];&quot;=&quot;;[.D68])" office:value-type="string" office:string-value="Candidate=Candidate">
            <text:p>Candidate=Candidate</text:p>
          </table:table-cell>
          <table:table-cell table:number-columns-repeated="1016"/>
        </table:table-row>
        <table:table-row table:style-name="ro1">
          <table:table-cell office:value-type="string">
            <text:p>CandidateCandidacyTitle</text:p>
          </table:table-cell>
          <table:table-cell office:value-type="string">
            <text:p>Υποψηφιότητα του υποψηφίου</text:p>
          </table:table-cell>
          <table:table-cell office:value-type="string">
            <text:p>CandidateCandidacyTitle</text:p>
          </table:table-cell>
          <table:table-cell office:value-type="string">
            <text:p>Candidacy of Candidate</text:p>
          </table:table-cell>
          <table:table-cell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andidateCandidacyTitle=Υποψηφιότητα του υποψηφίου">
            <text:p>CandidateCandidacyTitle=Υποψηφιότητα του υποψηφίου</text:p>
          </table:table-cell>
          <table:table-cell table:formula="of:=CONCATENATE([.C69];&quot;=&quot;;[.D69])" office:value-type="string" office:string-value="CandidateCandidacyTitle=Candidacy of Candidate">
            <text:p>CandidateCandidacyTitle=Candidacy of Candidate</text:p>
          </table:table-cell>
          <table:table-cell table:number-columns-repeated="1016"/>
        </table:table-row>
        <table:table-row table:style-name="ro1">
          <table:table-cell office:value-type="string">
            <text:p>City</text:p>
          </table:table-cell>
          <table:table-cell office:value-type="string">
            <text:p>Πόλη</text:p>
          </table:table-cell>
          <table:table-cell office:value-type="string">
            <text:p>City</text:p>
          </table:table-cell>
          <table:table-cell office:value-type="string">
            <text:p>City</text:p>
          </table:table-cell>
          <table:table-cell office:value-type="date" office:date-value="2013-12-03">
            <text:p>3/12/2013</text:p>
          </table:table-cell>
          <table:table-cell table:formula="of:=IF([.A70]=[.C70];&quot;OK&quot;;&quot;ERROR&quot;)" office:value-type="string" office:string-value="OK">
            <text:p>OK</text:p>
          </table:table-cell>
          <table:table-cell table:formula="of:=CONCATENATE([.A70];&quot;=&quot;;[.B70])" office:value-type="string" office:string-value="City=Πόλη">
            <text:p>City=Πόλη</text:p>
          </table:table-cell>
          <table:table-cell table:formula="of:=CONCATENATE([.C70];&quot;=&quot;;[.D70])" office:value-type="string" office:string-value="City=City">
            <text:p>City=City</text:p>
          </table:table-cell>
          <table:table-cell table:number-columns-repeated="1016"/>
        </table:table-row>
        <table:table-row table:style-name="ro1">
          <table:table-cell office:value-type="string">
            <text:p>ClickForMore</text:p>
          </table:table-cell>
          <table:table-cell office:value-type="string">
            <text:p>Περισσότερα</text:p>
          </table:table-cell>
          <table:table-cell office:value-type="string">
            <text:p>ClickForMore</text:p>
          </table:table-cell>
          <table:table-cell office:value-type="string">
            <text:p>More</text:p>
          </table:table-cell>
          <table:table-cell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lickForMore=Περισσότερα">
            <text:p>ClickForMore=Περισσότερα</text:p>
          </table:table-cell>
          <table:table-cell table:formula="of:=CONCATENATE([.C71];&quot;=&quot;;[.D71])" office:value-type="string" office:string-value="ClickForMore=More">
            <text:p>ClickForMore=More</text:p>
          </table:table-cell>
          <table:table-cell table:number-columns-repeated="1016"/>
        </table:table-row>
        <table:table-row table:style-name="ro1">
          <table:table-cell office:value-type="string">
            <text:p>Committee</text:p>
          </table:table-cell>
          <table:table-cell office:value-type="string">
            <text:p>Επιτροπή</text:p>
          </table:table-cell>
          <table:table-cell office:value-type="string">
            <text:p>Committee</text:p>
          </table:table-cell>
          <table:table-cell office:value-type="string">
            <text:p>Committee</text:p>
          </table:table-cell>
          <table:table-cell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ommittee=Επιτροπή">
            <text:p>Committee=Επιτροπή</text:p>
          </table:table-cell>
          <table:table-cell table:formula="of:=CONCATENATE([.C72];&quot;=&quot;;[.D72])" office:value-type="string" office:string-value="Committee=Committee">
            <text:p>Committee=Committee</text:p>
          </table:table-cell>
          <table:table-cell table:number-columns-repeated="1016"/>
        </table:table-row>
        <table:table-row table:style-name="ro1">
          <table:table-cell office:value-type="string">
            <text:p>CommitteeMeetingDate</text:p>
          </table:table-cell>
          <table:table-cell office:value-type="string">
            <text:p>Ημερομηνία Συνεδρίασης Επιτροπής</text:p>
          </table:table-cell>
          <table:table-cell office:value-type="string">
            <text:p>CommitteeMeetingDate</text:p>
          </table:table-cell>
          <table:table-cell office:value-type="string">
            <text:p>Committee Meeting Date</text:p>
          </table:table-cell>
          <table:table-cell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mmitteeMeetingDate=Ημερομηνία Συνεδρίασης Επιτροπής">
            <text:p>CommitteeMeetingDate=Ημερομηνία Συνεδρίασης Επιτροπής</text:p>
          </table:table-cell>
          <table:table-cell table:formula="of:=CONCATENATE([.C73];&quot;=&quot;;[.D73])" office:value-type="string" office:string-value="CommitteeMeetingDate=Committee Meeting Date">
            <text:p>CommitteeMeetingDate=Committee Meeting Date</text:p>
          </table:table-cell>
          <table:table-cell table:number-columns-repeated="1016"/>
        </table:table-row>
        <table:table-row table:style-name="ro1">
          <table:table-cell office:value-type="string">
            <text:p>Committees</text:p>
          </table:table-cell>
          <table:table-cell office:value-type="string">
            <text:p>Επιτροπές</text:p>
          </table:table-cell>
          <table:table-cell office:value-type="string">
            <text:p>Committees</text:p>
          </table:table-cell>
          <table:table-cell office:value-type="string">
            <text:p>Committees</text:p>
          </table:table-cell>
          <table:table-cell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mmittees=Επιτροπές">
            <text:p>Committees=Επιτροπές</text:p>
          </table:table-cell>
          <table:table-cell table:formula="of:=CONCATENATE([.C74];&quot;=&quot;;[.D74])" office:value-type="string" office:string-value="Committees=Committees">
            <text:p>Committees=Committees</text:p>
          </table:table-cell>
          <table:table-cell table:number-columns-repeated="1016"/>
        </table:table-row>
        <table:table-row table:style-name="ro1">
          <table:table-cell office:value-type="string">
            <text:p>Confirm</text:p>
          </table:table-cell>
          <table:table-cell office:value-type="string">
            <text:p>Επιβεβαίωση ενέργειας</text:p>
          </table:table-cell>
          <table:table-cell office:value-type="string">
            <text:p>Confirm</text:p>
          </table:table-cell>
          <table:table-cell office:value-type="string">
            <text:p>Action Confirmation</text:p>
          </table:table-cell>
          <table:table-cell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Confirm=Επιβεβαίωση ενέργειας">
            <text:p>Confirm=Επιβεβαίωση ενέργειας</text:p>
          </table:table-cell>
          <table:table-cell table:formula="of:=CONCATENATE([.C75];&quot;=&quot;;[.D75])" office:value-type="string" office:string-value="Confirm=Action Confirmation">
            <text:p>Confirm=Action Confirmation</text:p>
          </table:table-cell>
          <table:table-cell table:number-columns-repeated="1016"/>
        </table:table-row>
        <table:table-row table:style-name="ro1">
          <table:table-cell office:value-type="string">
            <text:p>ConfirmPassword</text:p>
          </table:table-cell>
          <table:table-cell office:value-type="string">
            <text:p>Επαλήθευση Συνθηματικού</text:p>
          </table:table-cell>
          <table:table-cell office:value-type="string">
            <text:p>ConfirmPassword</text:p>
          </table:table-cell>
          <table:table-cell office:value-type="string">
            <text:p>Confirm Password</text:p>
          </table:table-cell>
          <table:table-cell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ConfirmPassword=Επαλήθευση Συνθηματικού">
            <text:p>ConfirmPassword=Επαλήθευση Συνθηματικού</text:p>
          </table:table-cell>
          <table:table-cell table:formula="of:=CONCATENATE([.C76];&quot;=&quot;;[.D76])" office:value-type="string" office:string-value="ConfirmPassword=Confirm Password">
            <text:p>ConfirmPassword=Confirm Password</text:p>
          </table:table-cell>
          <table:table-cell table:number-columns-repeated="1016"/>
        </table:table-row>
        <table:table-row table:style-name="ro1">
          <table:table-cell office:value-type="string">
            <text:p>ContactInformation</text:p>
          </table:table-cell>
          <table:table-cell office:value-type="string">
            <text:p>Στοιχεία Επικοινωνίας</text:p>
          </table:table-cell>
          <table:table-cell office:value-type="string">
            <text:p>ContactInformation</text:p>
          </table:table-cell>
          <table:table-cell office:value-type="string">
            <text:p>Contact Information</text:p>
          </table:table-cell>
          <table:table-cell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ContactInformation=Στοιχεία Επικοινωνίας">
            <text:p>ContactInformation=Στοιχεία Επικοινωνίας</text:p>
          </table:table-cell>
          <table:table-cell table:formula="of:=CONCATENATE([.C77];&quot;=&quot;;[.D77])" office:value-type="string" office:string-value="ContactInformation=Contact Information">
            <text:p>ContactInformation=Contact Information</text:p>
          </table:table-cell>
          <table:table-cell table:number-columns-repeated="1016"/>
        </table:table-row>
        <table:table-row table:style-name="ro1">
          <table:table-cell office:value-type="string">
            <text:p>Country</text:p>
          </table:table-cell>
          <table:table-cell office:value-type="string">
            <text:p>Χώρα</text:p>
          </table:table-cell>
          <table:table-cell office:value-type="string">
            <text:p>Country</text:p>
          </table:table-cell>
          <table:table-cell office:value-type="string">
            <text:p>Country</text:p>
          </table:table-cell>
          <table:table-cell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Country=Χώρα">
            <text:p>Country=Χώρα</text:p>
          </table:table-cell>
          <table:table-cell table:formula="of:=CONCATENATE([.C78];&quot;=&quot;;[.D78])" office:value-type="string" office:string-value="Country=Country">
            <text:p>Country=Country</text:p>
          </table:table-cell>
          <table:table-cell table:number-columns-repeated="1016"/>
        </table:table-row>
        <table:table-row table:style-name="ro1">
          <table:table-cell office:value-type="string">
            <text:p>dataTable_sFirst</text:p>
          </table:table-cell>
          <table:table-cell office:value-type="string">
            <text:p>Αρχική</text:p>
          </table:table-cell>
          <table:table-cell office:value-type="string">
            <text:p>dataTable_sFirst</text:p>
          </table:table-cell>
          <table:table-cell office:value-type="string">
            <text:p>First</text:p>
          </table:table-cell>
          <table:table-cell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dataTable_sFirst=Αρχική">
            <text:p>dataTable_sFirst=Αρχική</text:p>
          </table:table-cell>
          <table:table-cell table:formula="of:=CONCATENATE([.C79];&quot;=&quot;;[.D79])" office:value-type="string" office:string-value="dataTable_sFirst=First">
            <text:p>dataTable_sFirst=First</text:p>
          </table:table-cell>
          <table:table-cell table:number-columns-repeated="1016"/>
        </table:table-row>
        <table:table-row table:style-name="ro1">
          <table:table-cell office:value-type="string">
            <text:p>dataTable_sInfo</text:p>
          </table:table-cell>
          <table:table-cell office:value-type="string">
            <text:p>Εμφανίζονται _START_ έως _END_ από _TOTAL_ εγγραφές</text:p>
          </table:table-cell>
          <table:table-cell office:value-type="string">
            <text:p>dataTable_sInfo</text:p>
          </table:table-cell>
          <table:table-cell office:value-type="string">
            <text:p>Showing _START_ to _END_ of _TOTAL_ records</text:p>
          </table:table-cell>
          <table:table-cell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80];&quot;=&quot;;[.D80])" office:value-type="string" office:string-value="dataTable_sInfo=Showing _START_ to _END_ of _TOTAL_ records">
            <text:p>dataTable_sInfo=Showing _START_ to _END_ of _TOTAL_ records</text:p>
          </table:table-cell>
          <table:table-cell table:number-columns-repeated="1016"/>
        </table:table-row>
        <table:table-row table:style-name="ro1">
          <table:table-cell office:value-type="string">
            <text:p>dataTable_sInfoEmpty</text:p>
          </table:table-cell>
          <table:table-cell office:value-type="string">
            <text:p>Εμφανίζονται 0 έως 0 από 0 εγγραφές</text:p>
          </table:table-cell>
          <table:table-cell office:value-type="string">
            <text:p>dataTable_sInfoEmpty</text:p>
          </table:table-cell>
          <table:table-cell office:value-type="string">
            <text:p>Showing 0 to 0 of 0 records</text:p>
          </table:table-cell>
          <table:table-cell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InfoEmpty=Εμφανίζονται 0 έως 0 από 0 εγγραφές">
            <text:p>dataTable_sInfoEmpty=Εμφανίζονται 0 έως 0 από 0 εγγραφές</text:p>
          </table:table-cell>
          <table:table-cell table:formula="of:=CONCATENATE([.C81];&quot;=&quot;;[.D81])" office:value-type="string" office:string-value="dataTable_sInfoEmpty=Showing 0 to 0 of 0 records">
            <text:p>dataTable_sInfoEmpty=Showing 0 to 0 of 0 records</text:p>
          </table:table-cell>
          <table:table-cell table:number-columns-repeated="1016"/>
        </table:table-row>
        <table:table-row table:style-name="ro1">
          <table:table-cell office:value-type="string">
            <text:p>dataTable_sInfoFiltered</text:p>
          </table:table-cell>
          <table:table-cell office:value-type="string">
            <text:p>(φιλτραρισμένα από τις συνολικά _MAX_ εγγραφές)</text:p>
          </table:table-cell>
          <table:table-cell office:value-type="string">
            <text:p>dataTable_sInfoFiltered</text:p>
          </table:table-cell>
          <table:table-cell office:value-type="string">
            <text:p>(filtered from _MAX_ total records)</text:p>
          </table:table-cell>
          <table:table-cell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82];&quot;=&quot;;[.D82])" office:value-type="string" office:string-value="dataTable_sInfoFiltered=(filtered from _MAX_ total records)">
            <text:p>dataTable_sInfoFiltered=(filtered from _MAX_ total records)</text:p>
          </table:table-cell>
          <table:table-cell table:number-columns-repeated="1016"/>
        </table:table-row>
        <table:table-row table:style-name="ro1">
          <table:table-cell office:value-type="string">
            <text:p>dataTable_sLast</text:p>
          </table:table-cell>
          <table:table-cell office:value-type="string">
            <text:p>Τελευταία</text:p>
          </table:table-cell>
          <table:table-cell office:value-type="string">
            <text:p>dataTable_sLast</text:p>
          </table:table-cell>
          <table:table-cell office:value-type="string">
            <text:p>Last</text:p>
          </table:table-cell>
          <table:table-cell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Last=Τελευταία">
            <text:p>dataTable_sLast=Τελευταία</text:p>
          </table:table-cell>
          <table:table-cell table:formula="of:=CONCATENATE([.C83];&quot;=&quot;;[.D83])" office:value-type="string" office:string-value="dataTable_sLast=Last">
            <text:p>dataTable_sLast=Last</text:p>
          </table:table-cell>
          <table:table-cell table:number-columns-repeated="1016"/>
        </table:table-row>
        <table:table-row table:style-name="ro1">
          <table:table-cell office:value-type="string">
            <text:p>dataTable_sLengthMenu</text:p>
          </table:table-cell>
          <table:table-cell office:value-type="string">
            <text:p>Εμφανίζονται _MENU_ εγγραφές ανά σελίδα</text:p>
          </table:table-cell>
          <table:table-cell office:value-type="string">
            <text:p>dataTable_sLengthMenu</text:p>
          </table:table-cell>
          <table:table-cell office:value-type="string">
            <text:p>Display _MENU_ records per page</text:p>
          </table:table-cell>
          <table:table-cell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4];&quot;=&quot;;[.D84])" office:value-type="string" office:string-value="dataTable_sLengthMenu=Display _MENU_ records per page">
            <text:p>dataTable_sLengthMenu=Display _MENU_ records per page</text:p>
          </table:table-cell>
          <table:table-cell table:number-columns-repeated="1016"/>
        </table:table-row>
        <table:table-row table:style-name="ro1">
          <table:table-cell office:value-type="string">
            <text:p>dataTable_sNext</text:p>
          </table:table-cell>
          <table:table-cell office:value-type="string">
            <text:p>Επόμενη</text:p>
          </table:table-cell>
          <table:table-cell office:value-type="string">
            <text:p>dataTable_sNext</text:p>
          </table:table-cell>
          <table:table-cell office:value-type="string">
            <text:p>Next</text:p>
          </table:table-cell>
          <table:table-cell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ataTable_sNext=Επόμενη">
            <text:p>dataTable_sNext=Επόμενη</text:p>
          </table:table-cell>
          <table:table-cell table:formula="of:=CONCATENATE([.C85];&quot;=&quot;;[.D85])" office:value-type="string" office:string-value="dataTable_sNext=Next">
            <text:p>dataTable_sNext=Next</text:p>
          </table:table-cell>
          <table:table-cell table:number-columns-repeated="1016"/>
        </table:table-row>
        <table:table-row table:style-name="ro1">
          <table:table-cell office:value-type="string">
            <text:p>dataTable_sPrevious</text:p>
          </table:table-cell>
          <table:table-cell office:value-type="string">
            <text:p>Προηγούμενη</text:p>
          </table:table-cell>
          <table:table-cell office:value-type="string">
            <text:p>dataTable_sPrevious</text:p>
          </table:table-cell>
          <table:table-cell office:value-type="string">
            <text:p>Previous</text:p>
          </table:table-cell>
          <table:table-cell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ataTable_sPrevious=Προηγούμενη">
            <text:p>dataTable_sPrevious=Προηγούμενη</text:p>
          </table:table-cell>
          <table:table-cell table:formula="of:=CONCATENATE([.C86];&quot;=&quot;;[.D86])" office:value-type="string" office:string-value="dataTable_sPrevious=Previous">
            <text:p>dataTable_sPrevious=Previous</text:p>
          </table:table-cell>
          <table:table-cell table:number-columns-repeated="1016"/>
        </table:table-row>
        <table:table-row table:style-name="ro1">
          <table:table-cell office:value-type="string">
            <text:p>dataTable_sSearch</text:p>
          </table:table-cell>
          <table:table-cell office:value-type="string">
            <text:p>Φίλτρο</text:p>
          </table:table-cell>
          <table:table-cell office:value-type="string">
            <text:p>dataTable_sSearch</text:p>
          </table:table-cell>
          <table:table-cell office:value-type="string">
            <text:p>Filter</text:p>
          </table:table-cell>
          <table:table-cell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ataTable_sSearch=Φίλτρο">
            <text:p>dataTable_sSearch=Φίλτρο</text:p>
          </table:table-cell>
          <table:table-cell table:formula="of:=CONCATENATE([.C87];&quot;=&quot;;[.D87])" office:value-type="string" office:string-value="dataTable_sSearch=Filter">
            <text:p>dataTable_sSearch=Filter</text:p>
          </table:table-cell>
          <table:table-cell table:number-columns-repeated="1016"/>
        </table:table-row>
        <table:table-row table:style-name="ro1">
          <table:table-cell office:value-type="string">
            <text:p>dataTable_sZeroRecords</text:p>
          </table:table-cell>
          <table:table-cell office:value-type="string">
            <text:p>Δε βρέθηκαν εγγραφές</text:p>
          </table:table-cell>
          <table:table-cell office:value-type="string">
            <text:p>dataTable_sZeroRecords</text:p>
          </table:table-cell>
          <table:table-cell office:value-type="string">
            <text:p>No entries found</text:p>
          </table:table-cell>
          <table:table-cell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ataTable_sZeroRecords=Δε βρέθηκαν εγγραφές">
            <text:p>dataTable_sZeroRecords=Δε βρέθηκαν εγγραφές</text:p>
          </table:table-cell>
          <table:table-cell table:formula="of:=CONCATENATE([.C88];&quot;=&quot;;[.D88])" office:value-type="string" office:string-value="dataTable_sZeroRecords=No entries found">
            <text:p>dataTable_sZeroRecords=No entries found</text:p>
          </table:table-cell>
          <table:table-cell table:number-columns-repeated="1016"/>
        </table:table-row>
        <table:table-row table:style-name="ro1">
          <table:table-cell office:value-type="string">
            <text:p>Department</text:p>
          </table:table-cell>
          <table:table-cell office:value-type="string">
            <text:p>Τμήμα/Ινστιτούτο</text:p>
          </table:table-cell>
          <table:table-cell office:value-type="string">
            <text:p>Department</text:p>
          </table:table-cell>
          <table:table-cell office:value-type="string">
            <text:p>Department/Institute</text:p>
          </table:table-cell>
          <table:table-cell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epartment=Τμήμα/Ινστιτούτο">
            <text:p>Department=Τμήμα/Ινστιτούτο</text:p>
          </table:table-cell>
          <table:table-cell table:formula="of:=CONCATENATE([.C89];&quot;=&quot;;[.D89])" office:value-type="string" office:string-value="Department=Department/Institute">
            <text:p>Department=Department/Institute</text:p>
          </table:table-cell>
          <table:table-cell table:number-columns-repeated="1016"/>
        </table:table-row>
        <table:table-row table:style-name="ro1">
          <table:table-cell office:value-type="string">
            <text:p>Description</text:p>
          </table:table-cell>
          <table:table-cell office:value-type="string">
            <text:p>Περιγραφή</text:p>
          </table:table-cell>
          <table:table-cell office:value-type="string">
            <text:p>Description</text:p>
          </table:table-cell>
          <table:table-cell office:value-type="string">
            <text:p>Description</text:p>
          </table:table-cell>
          <table:table-cell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escription=Περιγραφή">
            <text:p>Description=Περιγραφή</text:p>
          </table:table-cell>
          <table:table-cell table:formula="of:=CONCATENATE([.C90];&quot;=&quot;;[.D90])" office:value-type="string" office:string-value="Description=Description">
            <text:p>Description=Description</text:p>
          </table:table-cell>
          <table:table-cell table:number-columns-repeated="1016"/>
        </table:table-row>
        <table:table-row table:style-name="ro1">
          <table:table-cell office:value-type="string">
            <text:p>DiavivastikoPraktikouFile</text:p>
          </table:table-cell>
          <table:table-cell office:value-type="string">
            <text:p>Διαβιβαστικό Πρακτικού</text:p>
          </table:table-cell>
          <table:table-cell office:value-type="string">
            <text:p>DiavivastikoPraktikouFile</text:p>
          </table:table-cell>
          <table:table-cell office:value-type="string">
            <text:p>Proceedings Cover Letter</text:p>
          </table:table-cell>
          <table:table-cell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DiavivastikoPraktikouFile=Διαβιβαστικό Πρακτικού">
            <text:p>DiavivastikoPraktikouFile=Διαβιβαστικό Πρακτικού</text:p>
          </table:table-cell>
          <table:table-cell table:formula="of:=CONCATENATE([.C91];&quot;=&quot;;[.D91])" office:value-type="string" office:string-value="DiavivastikoPraktikouFile=Proceedings Cover Letter">
            <text:p>DiavivastikoPraktikouFile=Proceedings Cover Letter</text:p>
          </table:table-cell>
          <table:table-cell table:number-columns-repeated="1016"/>
        </table:table-row>
        <table:table-row table:style-name="ro1">
          <table:table-cell office:value-type="string">
            <text:p>DimosieusiFileList</text:p>
          </table:table-cell>
          <table:table-cell office:value-type="string">
            <text:p>Αρχεία Δημοσιεύσεων</text:p>
          </table:table-cell>
          <table:table-cell office:value-type="string">
            <text:p>DimosieusiFileList</text:p>
          </table:table-cell>
          <table:table-cell office:value-type="string">
            <text:p>Publications</text:p>
          </table:table-cell>
          <table:table-cell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DimosieusiFileList=Αρχεία Δημοσιεύσεων">
            <text:p>DimosieusiFileList=Αρχεία Δημοσιεύσεων</text:p>
          </table:table-cell>
          <table:table-cell table:formula="of:=CONCATENATE([.C92];&quot;=&quot;;[.D92])" office:value-type="string" office:string-value="DimosieusiFileList=Publications">
            <text:p>DimosieusiFileList=Publications</text:p>
          </table:table-cell>
          <table:table-cell table:number-columns-repeated="1016"/>
        </table:table-row>
        <table:table-row table:style-name="ro1">
          <table:table-cell office:value-type="string">
            <text:p>DioikitikoEggrafoFileList</text:p>
          </table:table-cell>
          <table:table-cell office:value-type="string">
            <text:p>Διοικητικά Έγγραφα</text:p>
          </table:table-cell>
          <table:table-cell office:value-type="string">
            <text:p>DioikitikoEggrafoFileList</text:p>
          </table:table-cell>
          <table:table-cell office:value-type="string">
            <text:p>Administrative documents</text:p>
          </table:table-cell>
          <table:table-cell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DioikitikoEggrafoFileList=Διοικητικά Έγγραφα">
            <text:p>DioikitikoEggrafoFileList=Διοικητικά Έγγραφα</text:p>
          </table:table-cell>
          <table:table-cell table:formula="of:=CONCATENATE([.C93];&quot;=&quot;;[.D93])" office:value-type="string" office:string-value="DioikitikoEggrafoFileList=Administrative documents">
            <text:p>DioikitikoEggrafoFileList=Administrative documents</text:p>
          </table:table-cell>
          <table:table-cell table:number-columns-repeated="1016"/>
        </table:table-row>
        <table:table-row table:style-name="ro1">
          <table:table-cell office:value-type="string">
            <text:p>DownloadHere</text:p>
          </table:table-cell>
          <table:table-cell office:value-type="string">
            <text:p>Κατεβάστε εδώ</text:p>
          </table:table-cell>
          <table:table-cell office:value-type="string">
            <text:p>DownloadHere</text:p>
          </table:table-cell>
          <table:table-cell office:value-type="string">
            <text:p>Download Here</text:p>
          </table:table-cell>
          <table:table-cell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DownloadHere=Κατεβάστε εδώ">
            <text:p>DownloadHere=Κατεβάστε εδώ</text:p>
          </table:table-cell>
          <table:table-cell table:formula="of:=CONCATENATE([.C94];&quot;=&quot;;[.D94])" office:value-type="string" office:string-value="DownloadHere=Download Here">
            <text:p>DownloadHere=Download Here</text:p>
          </table:table-cell>
          <table:table-cell table:number-columns-repeated="1016"/>
        </table:table-row>
        <table:table-row table:style-name="ro1">
          <table:table-cell office:value-type="string">
            <text:p>EisigisiDEPYpopsifiouFileList</text:p>
          </table:table-cell>
          <table:table-cell office:value-type="string">
            <text:p>Εισηγήσεις Καθηγητών/Ερευνητών που πρότειναν οι υποψήφιοι</text:p>
          </table:table-cell>
          <table:table-cell office:value-type="string">
            <text:p>EisigisiDEPYpopsifiouFileList</text:p>
          </table:table-cell>
          <table:table-cell office:value-type="string">
            <text:p>Professors'/Evaluators' propositions suggested by Candidates</text:p>
          </table:table-cell>
          <table:table-cell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5];&quot;=&quot;;[.D95])"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1">
          <table:table-cell office:value-type="string">
            <text:p>EkthesiAutoaksiologisisFile</text:p>
          </table:table-cell>
          <table:table-cell office:value-type="string">
            <text:p>Έκθεση αυτοαξιολόγησης</text:p>
          </table:table-cell>
          <table:table-cell office:value-type="string">
            <text:p>EkthesiAutoaksiologisisFile</text:p>
          </table:table-cell>
          <table:table-cell office:value-type="string">
            <text:p>Self Evaluation Report</text:p>
          </table:table-cell>
          <table:table-cell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kthesiAutoaksiologisisFile=Έκθεση αυτοαξιολόγησης">
            <text:p>EkthesiAutoaksiologisisFile=Έκθεση αυτοαξιολόγησης</text:p>
          </table:table-cell>
          <table:table-cell table:formula="of:=CONCATENATE([.C96];&quot;=&quot;;[.D96])" office:value-type="string" office:string-value="EkthesiAutoaksiologisisFile=Self Evaluation Report">
            <text:p>EkthesiAutoaksiologisisFile=Self Evaluation Report</text:p>
          </table:table-cell>
          <table:table-cell table:number-columns-repeated="1016"/>
        </table:table-row>
        <table:table-row table:style-name="ro1">
          <table:table-cell office:value-type="string">
            <text:p>Email</text:p>
          </table:table-cell>
          <table:table-cell office:value-type="string">
            <text:p>Διεύθυνση Ηλ. Ταχυδρομείου</text:p>
          </table:table-cell>
          <table:table-cell office:value-type="string">
            <text:p>Email</text:p>
          </table:table-cell>
          <table:table-cell office:value-type="string">
            <text:p>E-Mail</text:p>
          </table:table-cell>
          <table:table-cell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mail=Διεύθυνση Ηλ. Ταχυδρομείου">
            <text:p>Email=Διεύθυνση Ηλ. Ταχυδρομείου</text:p>
          </table:table-cell>
          <table:table-cell table:formula="of:=CONCATENATE([.C97];&quot;=&quot;;[.D97])" office:value-type="string" office:string-value="Email=E-Mail">
            <text:p>Email=E-Mail</text:p>
          </table:table-cell>
          <table:table-cell table:number-columns-repeated="1016"/>
        </table:table-row>
        <table:table-row table:style-name="ro1">
          <table:table-cell office:value-type="string">
            <text:p>Error</text:p>
          </table:table-cell>
          <table:table-cell office:value-type="string">
            <text:p>Σφάλμα συστήματος</text:p>
          </table:table-cell>
          <table:table-cell office:value-type="string">
            <text:p>Error</text:p>
          </table:table-cell>
          <table:table-cell office:value-type="string">
            <text:p>Error</text:p>
          </table:table-cell>
          <table:table-cell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rror=Σφάλμα συστήματος">
            <text:p>Error=Σφάλμα συστήματος</text:p>
          </table:table-cell>
          <table:table-cell table:formula="of:=CONCATENATE([.C98];&quot;=&quot;;[.D98])" office:value-type="string" office:string-value="Error=Error">
            <text:p>Error=Error</text:p>
          </table:table-cell>
          <table:table-cell table:number-columns-repeated="1016"/>
        </table:table-row>
        <table:table-row table:style-name="ro1">
          <table:table-cell office:value-type="string">
            <text:p>error.</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1">
          <table:table-cell office:value-type="string">
            <text:p>error.administrator.login</text:p>
          </table:table-cell>
          <table:table-cell office:value-type="string">
            <text:p>Κάνατε είσοδο ως διαχειριστής.</text:p>
          </table:table-cell>
          <table:table-cell office:value-type="string">
            <text:p>error.administrator.login</text:p>
          </table:table-cell>
          <table:table-cell office:value-type="string">
            <text:p>Logged in as Administrator.</text:p>
          </table:table-cell>
          <table:table-cell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administrator.login=Κάνατε είσοδο ως διαχειριστής.">
            <text:p>error.administrator.login=Κάνατε είσοδο ως διαχειριστής.</text:p>
          </table:table-cell>
          <table:table-cell table:formula="of:=CONCATENATE([.C100];&quot;=&quot;;[.D100])" office:value-type="string" office:string-value="error.administrator.login=Logged in as Administrator.">
            <text:p>error.administrator.login=Logged in as Administrator.</text:p>
          </table:table-cell>
          <table:table-cell table:number-columns-repeated="1016"/>
        </table:table-row>
        <table:table-row table:style-name="ro1">
          <table:table-cell office:value-type="string">
            <text:p>error.already.exists</text:p>
          </table:table-cell>
          <table:table-cell office:value-type="string">
            <text:p>Η εγγραφή υπάρχει ήδη</text:p>
          </table:table-cell>
          <table:table-cell office:value-type="string">
            <text:p>error.already.exists</text:p>
          </table:table-cell>
          <table:table-cell office:value-type="string">
            <text:p>This entry already exists.</text:p>
          </table:table-cell>
          <table:table-cell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already.exists=Η εγγραφή υπάρχει ήδη">
            <text:p>error.already.exists=Η εγγραφή υπάρχει ήδη</text:p>
          </table:table-cell>
          <table:table-cell table:formula="of:=CONCATENATE([.C101];&quot;=&quot;;[.D101])" office:value-type="string" office:string-value="error.already.exists=This entry already exists.">
            <text:p>error.already.exists=This entry already exists.</text:p>
          </table:table-cell>
          <table:table-cell table:number-columns-repeated="1016"/>
        </table:table-row>
        <table:table-row table:style-name="ro1">
          <table:table-cell office:value-type="string">
            <text:p>error.bad.criteria.format</text:p>
          </table:table-cell>
          <table:table-cell office:value-type="string">
            <text:p>Λανθασμένη Ενέργεια, παρακαλώ πατήστε ανανέωση και αν το πρόβλημα επιμείνει επικοινωνήστε με το Γραφείο Αρωγής.</text:p>
          </table:table-cell>
          <table:table-cell office:value-type="string">
            <text:p>error.bad.criteria.format</text:p>
          </table:table-cell>
          <table:table-cell office:value-type="string">
            <text:p>Bad request; please press 'Refresh' and if the problem persists contact the Helpdesk.</text:p>
          </table:table-cell>
          <table:table-cell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102];&quot;=&quot;;[.D102])"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1">
          <table:table-cell office:value-type="string">
            <text:p>error.bad.request</text:p>
          </table:table-cell>
          <table:table-cell office:value-type="string">
            <text:p>Λανθασμένη Ενέργεια, παρακαλώ πατήστε ανανέωση και αν το πρόβλημα επιμείνει επικοινωνήστε με το Γραφείο Αρωγής.</text:p>
          </table:table-cell>
          <table:table-cell office:value-type="string">
            <text:p>error.bad.request</text:p>
          </table:table-cell>
          <table:table-cell office:value-type="string">
            <text:p>Bad request; please contact the Helpdesk.</text:p>
          </table:table-cell>
          <table:table-cell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103];&quot;=&quot;;[.D103])" office:value-type="string" office:string-value="error.bad.request=Bad request; please contact the Helpdesk.">
            <text:p>error.bad.request=Bad request; please contact the Helpdesk.</text:p>
          </table:table-cell>
          <table:table-cell table:number-columns-repeated="1016"/>
        </table:table-row>
        <table:table-row table:style-name="ro1">
          <table:table-cell office:value-type="string">
            <text:p>error.candidacy.membership.email.already.exists</text:p>
          </table:table-cell>
          <table:table-cell office:value-type="string">
            <text:p>Υπάρχει ήδη μέλος με αυτή την διεύθυνση.</text:p>
          </table:table-cell>
          <table:table-cell office:value-type="string">
            <text:p>error.candidacy.membership.email.already.exists</text:p>
          </table:table-cell>
          <table:table-cell office:value-type="string">
            <text:p>There is already a member with this e-mail address.</text:p>
          </table:table-cell>
          <table:table-cell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4];&quot;=&quot;;[.D104])"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1">
          <table:table-cell office:value-type="string">
            <text:p>error.cannot.change.critical.fields</text:p>
          </table:table-cell>
          <table:table-cell office:value-type="string">
            <text:p>Δεν επιτρέπονται αλλαγές σε κάποια πεδία. Παρακαλώ ελέγξτε τις αλλαγές σας.</text:p>
          </table:table-cell>
          <table:table-cell office:value-type="string">
            <text:p>error.cannot.change.critical.fields</text:p>
          </table:table-cell>
          <table:table-cell office:value-type="string">
            <text:p>Cannot change critical fields of this entity. Please check changes.</text:p>
          </table:table-cell>
          <table:table-cell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5];&quot;=&quot;;[.D105])"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1">
          <table:table-cell office:value-type="string">
            <text:p>error.committee.missing.apofasi.systasis.epitropis</text:p>
          </table:table-cell>
          <table:table-cell office:value-type="string">
            <text:p>Για την αποθήκευση της Επιτροπής Επιλογής θα πρέπει πρώτα να συμπληρωθεί το πεδίο "Απόφαση Σύστασης Επιτροπής".</text:p>
          </table:table-cell>
          <table:table-cell office:value-type="string">
            <text:p>error.committee.missing.apofasi.systasis.epitropis</text:p>
          </table:table-cell>
          <table:table-cell office:value-type="string">
            <text:p>Cannot save Nomination Committee unless the field 'Decision to form committee' has been filled in.</text:p>
          </table:table-cell>
          <table:table-cell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6];&quot;=&quot;;[.D106])"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1">
          <table:table-cell office:value-type="string">
            <text:p>error.committee.missing.candidacyEvalutions.dueDate</text:p>
          </table:table-cell>
          <table:table-cell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office:value-type="string">
            <text:p>error.committee.missing.candidacyEvalutions.dueDate</text:p>
          </table:table-cell>
          <table:table-cell office:value-type="string">
            <text:p>In order to save committee you need to fill first the field “Due date for candidates to declare evaluators”</text:p>
          </table:table-cell>
          <table:table-cell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7];&quot;=&quot;;[.D107])"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1">
          <table:table-cell office:value-type="string">
            <text:p>error.contact.email.not.available</text:p>
          </table:table-cell>
          <table:table-cell office:value-type="string">
            <text:p>Το e-mail επικοινωνίας που δώσατε χρησιμοποιείται ήδη.</text:p>
          </table:table-cell>
          <table:table-cell office:value-type="string">
            <text:p>error.contact.email.not.available</text:p>
          </table:table-cell>
          <table:table-cell office:value-type="string">
            <text:p>The contact email you provided is already used.</text:p>
          </table:table-cell>
          <table:table-cell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8];&quot;=&quot;;[.D108])"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1">
          <table:table-cell office:value-type="string">
            <text:p>error.existing.identification.number</text:p>
          </table:table-cell>
          <table:table-cell office:value-type="string">
            <text:p>Ο Αριθμός Ταυτότητας/Διαβατηρίου που καταχωρίσατε χρησιμοποιείται ήδη.</text:p>
          </table:table-cell>
          <table:table-cell office:value-type="string">
            <text:p>error.existing.identification.number</text:p>
          </table:table-cell>
          <table:table-cell office:value-type="string">
            <text:p>The ID/Passport number you provided is already used.</text:p>
          </table:table-cell>
          <table:table-cell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9];&quot;=&quot;;[.D109])"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1">
          <table:table-cell office:value-type="string">
            <text:p>error.exists.active.institution.manager</text:p>
          </table:table-cell>
          <table:table-cell office:value-type="string">
            <text:p>Υπάρχει ήδη πιστοποιημένος Διαχειριστής Ιδρύματος για το ακαδημαϊκό Ίδρυμα που επιλέξατε</text:p>
          </table:table-cell>
          <table:table-cell office:value-type="string">
            <text:p>error.exists.active.institution.manager</text:p>
          </table:table-cell>
          <table:table-cell office:value-type="string">
            <text:p>There is already a certified Administrator for the selected Institution.</text:p>
          </table:table-cell>
          <table:table-cell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10];&quot;=&quot;;[.D110])"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1">
          <table:table-cell office:value-type="string">
            <text:p>error.file.in.use</text:p>
          </table:table-cell>
          <table:table-cell office:value-type="string">
            <text:p>Το αρχείο χρησιμοποιείται, δεν είναι επιτρεπτή η ενέργεια</text:p>
          </table:table-cell>
          <table:table-cell office:value-type="string">
            <text:p>error.file.in.use</text:p>
          </table:table-cell>
          <table:table-cell office:value-type="string">
            <text:p>This file is being used; action not allowed.</text:p>
          </table:table-cell>
          <table:table-cell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11];&quot;=&quot;;[.D111])" office:value-type="string" office:string-value="error.file.in.use=This file is being used; action not allowed.">
            <text:p>error.file.in.use=This file is being used; action not allowed.</text:p>
          </table:table-cell>
          <table:table-cell table:number-columns-repeated="1016"/>
        </table:table-row>
        <table:table-row table:style-name="ro1">
          <table:table-cell office:value-type="string">
            <text:p>error.generic</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generic</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12];&quot;=&quot;;[.D112])"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1">
          <table:table-cell office:value-type="string">
            <text:p>error.illegal.argument.exception</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illegal.argument.exception</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13];&quot;=&quot;;[.D113])"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1">
          <table:table-cell office:value-type="string">
            <text:p>error.incompatible.role</text:p>
          </table:table-cell>
          <table:table-cell office:value-type="string">
            <text:p>Το προφίλ είναι ασύμβατο με τα ήδη υπάρχοντα.</text:p>
          </table:table-cell>
          <table:table-cell office:value-type="string">
            <text:p>error.incompatible.role</text:p>
          </table:table-cell>
          <table:table-cell office:value-type="string">
            <text:p>This profile is incompatible with existing profiles.</text:p>
          </table:table-cell>
          <table:table-cell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4];&quot;=&quot;;[.D114])"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1">
          <table:table-cell office:value-type="string">
            <text:p>error.institutionrf.already.exists</text:p>
          </table:table-cell>
          <table:table-cell office:value-type="string">
            <text:p>Υπάρχει ήδη ρυθμιστικό πλαίσιο για αυτό το Ίδρυμα</text:p>
          </table:table-cell>
          <table:table-cell office:value-type="string">
            <text:p>error.institutionrf.already.exists</text:p>
          </table:table-cell>
          <table:table-cell office:value-type="string">
            <text:p>A Regulatory Framework for this Institution already exists.</text:p>
          </table:table-cell>
          <table:table-cell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5];&quot;=&quot;;[.D115])"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1">
          <table:table-cell office:value-type="string">
            <text:p>error.insufficient.privileges</text:p>
          </table:table-cell>
          <table:table-cell office:value-type="string">
            <text:p>Δεν έχετε επαρκή δικαιώματα για αυτή την ενέργεια.</text:p>
          </table:table-cell>
          <table:table-cell office:value-type="string">
            <text:p>error.insufficient.privileges</text:p>
          </table:table-cell>
          <table:table-cell office:value-type="string">
            <text:p>Insufficient Privileges for this action.</text:p>
          </table:table-cell>
          <table:table-cell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6];&quot;=&quot;;[.D116])"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1">
          <table:table-cell office:value-type="string">
            <text:p>error.login.account.status.active</text:p>
          </table:table-cell>
          <table:table-cell office:value-type="string">
            <text:p>Ο λογαριασμός είναι ενεργός.</text:p>
          </table:table-cell>
          <table:table-cell office:value-type="string">
            <text:p>error.login.account.status.active</text:p>
          </table:table-cell>
          <table:table-cell office:value-type="string">
            <text:p>The account is active.</text:p>
          </table:table-cell>
          <table:table-cell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login.account.status.active=Ο λογαριασμός είναι ενεργός.">
            <text:p>error.login.account.status.active=Ο λογαριασμός είναι ενεργός.</text:p>
          </table:table-cell>
          <table:table-cell table:formula="of:=CONCATENATE([.C117];&quot;=&quot;;[.D117])" office:value-type="string" office:string-value="error.login.account.status.active=The account is active.">
            <text:p>error.login.account.status.active=The account is active.</text:p>
          </table:table-cell>
          <table:table-cell table:number-columns-repeated="1016"/>
        </table:table-row>
        <table:table-row table:style-name="ro1">
          <table:table-cell office:value-type="string">
            <text:p>error.login.account.status.blocked</text:p>
          </table:table-cell>
          <table:table-cell office:value-type="string">
            <text:p>Ο λογαριασμός είναι κλειδωμένος. Παρακαλώ επικοινωνήστε με το Γραφείο Αρωγής</text:p>
          </table:table-cell>
          <table:table-cell office:value-type="string">
            <text:p>error.login.account.status.blocked</text:p>
          </table:table-cell>
          <table:table-cell office:value-type="string">
            <text:p>The account is blocked. Please contact the Helpdesk.</text:p>
          </table:table-cell>
          <table:table-cell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8];&quot;=&quot;;[.D118])"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1">
          <table:table-cell office:value-type="string">
            <text:p>error.login.account.status.unverified</text:p>
          </table:table-cell>
          <table:table-cell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office:value-type="string">
            <text:p>error.login.account.status.unverified</text:p>
          </table:table-cell>
          <table:table-cell office:value-type="string">
            <text:p>The account is not yet verified. You will need to follow the activation link in the activation mail sent to you. If you have not received the activation mail, you can have it resent through the Login Page.</text:p>
          </table:table-cell>
          <table:table-cell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9];&quot;=&quot;;[.D119])"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1">
          <table:table-cell office:value-type="string">
            <text:p>error.login.invalid.token</text:p>
          </table:table-cell>
          <table:table-cell office:value-type="string">
            <text:p>Λανθασμένα στοιχεία ταυτοποίησης</text:p>
          </table:table-cell>
          <table:table-cell office:value-type="string">
            <text:p>error.login.invalid.token</text:p>
          </table:table-cell>
          <table:table-cell office:value-type="string">
            <text:p>Invalid login token</text:p>
          </table:table-cell>
          <table:table-cell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invalid.token=Λανθασμένα στοιχεία ταυτοποίησης">
            <text:p>error.login.invalid.token=Λανθασμένα στοιχεία ταυτοποίησης</text:p>
          </table:table-cell>
          <table:table-cell table:formula="of:=CONCATENATE([.C120];&quot;=&quot;;[.D120])" office:value-type="string" office:string-value="error.login.invalid.token=Invalid login token">
            <text:p>error.login.invalid.token=Invalid login token</text:p>
          </table:table-cell>
          <table:table-cell table:number-columns-repeated="1016"/>
        </table:table-row>
        <table:table-row table:style-name="ro1">
          <table:table-cell office:value-type="string">
            <text:p>error.login.missing.token</text:p>
          </table:table-cell>
          <table:table-cell office:value-type="string">
            <text:p>Δεν υπάρχουν στοιχεία ταυτοποίησης</text:p>
          </table:table-cell>
          <table:table-cell office:value-type="string">
            <text:p>error.login.missing.token</text:p>
          </table:table-cell>
          <table:table-cell office:value-type="string">
            <text:p>Missing login token</text:p>
          </table:table-cell>
          <table:table-cell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21];&quot;=&quot;;[.D121])" office:value-type="string" office:string-value="error.login.missing.token=Missing login token">
            <text:p>error.login.missing.token=Missing login token</text:p>
          </table:table-cell>
          <table:table-cell table:number-columns-repeated="1016"/>
        </table:table-row>
        <table:table-row table:style-name="ro1">
          <table:table-cell office:value-type="string">
            <text:p>error.login.wrong.email</text:p>
          </table:table-cell>
          <table:table-cell office:value-type="string">
            <text:p>Δε βρέθηκε η διεύθυνση e-mail</text:p>
          </table:table-cell>
          <table:table-cell office:value-type="string">
            <text:p>error.login.wrong.email</text:p>
          </table:table-cell>
          <table:table-cell office:value-type="string">
            <text:p>E-mail not found</text:p>
          </table:table-cell>
          <table:table-cell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login.wrong.email=Δε βρέθηκε η διεύθυνση e-mail">
            <text:p>error.login.wrong.email=Δε βρέθηκε η διεύθυνση e-mail</text:p>
          </table:table-cell>
          <table:table-cell table:formula="of:=CONCATENATE([.C122];&quot;=&quot;;[.D122])" office:value-type="string" office:string-value="error.login.wrong.email=E-mail not found">
            <text:p>error.login.wrong.email=E-mail not found</text:p>
          </table:table-cell>
          <table:table-cell table:number-columns-repeated="1016"/>
        </table:table-row>
        <table:table-row table:style-name="ro1">
          <table:table-cell office:value-type="string">
            <text:p>error.login.wrong.password</text:p>
          </table:table-cell>
          <table:table-cell office:value-type="string">
            <text:p>Λανθασμένο συνθηματικό</text:p>
          </table:table-cell>
          <table:table-cell office:value-type="string">
            <text:p>error.login.wrong.password</text:p>
          </table:table-cell>
          <table:table-cell office:value-type="string">
            <text:p>Wrong Password</text:p>
          </table:table-cell>
          <table:table-cell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login.wrong.password=Λανθασμένο συνθηματικό">
            <text:p>error.login.wrong.password=Λανθασμένο συνθηματικό</text:p>
          </table:table-cell>
          <table:table-cell table:formula="of:=CONCATENATE([.C123];&quot;=&quot;;[.D123])" office:value-type="string" office:string-value="error.login.wrong.password=Wrong Password">
            <text:p>error.login.wrong.password=Wrong Password</text:p>
          </table:table-cell>
          <table:table-cell table:number-columns-repeated="1016"/>
        </table:table-row>
        <table:table-row table:style-name="ro1">
          <table:table-cell office:value-type="string">
            <text:p>error.login.wrong.username</text:p>
          </table:table-cell>
          <table:table-cell office:value-type="string">
            <text:p>Το Όνομα Χρήστη δεν υπάρχει</text:p>
          </table:table-cell>
          <table:table-cell office:value-type="string">
            <text:p>error.login.wrong.username</text:p>
          </table:table-cell>
          <table:table-cell office:value-type="string">
            <text:p>Username not found</text:p>
          </table:table-cell>
          <table:table-cell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login.wrong.username=Το Όνομα Χρήστη δεν υπάρχει">
            <text:p>error.login.wrong.username=Το Όνομα Χρήστη δεν υπάρχει</text:p>
          </table:table-cell>
          <table:table-cell table:formula="of:=CONCATENATE([.C124];&quot;=&quot;;[.D124])" office:value-type="string" office:string-value="error.login.wrong.username=Username not found">
            <text:p>error.login.wrong.username=Username not found</text:p>
          </table:table-cell>
          <table:table-cell table:number-columns-repeated="1016"/>
        </table:table-row>
        <table:table-row table:style-name="ro1">
          <table:table-cell office:value-type="string">
            <text:p>error.malformed.next.url</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malformed.next.url</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25]=[.C125];&quot;OK&quot;;&quot;ERROR&quot;)" office:value-type="string" office:string-value="OK">
            <text:p>OK</text:p>
          </table:table-cell>
          <table:table-cell table:formula="of:=CONCATENATE([.A125];&quot;=&quot;;[.B125])"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5];&quot;=&quot;;[.D125])"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1">
          <table:table-cell office:value-type="string">
            <text:p>error.manager.institution.mismatch</text:p>
          </table:table-cell>
          <table:table-cell office:value-type="string">
            <text:p>Δεν επιτρέπεται αλλαγή του Ιδρύματος</text:p>
          </table:table-cell>
          <table:table-cell office:value-type="string">
            <text:p>error.manager.institution.mismatch</text:p>
          </table:table-cell>
          <table:table-cell office:value-type="string">
            <text:p>Cannot change Institution.</text:p>
          </table:table-cell>
          <table:table-cell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6];&quot;=&quot;;[.D126])" office:value-type="string" office:string-value="error.manager.institution.mismatch=Cannot change Institution.">
            <text:p>error.manager.institution.mismatch=Cannot change Institution.</text:p>
          </table:table-cell>
          <table:table-cell table:number-columns-repeated="1016"/>
        </table:table-row>
        <table:table-row table:style-name="ro1">
          <table:table-cell office:value-type="string">
            <text:p>error.max.evaluators.exceeded</text:p>
          </table:table-cell>
          <table:table-cell office:value-type="string">
            <text:p>Ξεπεράστηκε το μέγιστο επιτρεπόμενο όριο αξιολογητών</text:p>
          </table:table-cell>
          <table:table-cell office:value-type="string">
            <text:p>error.max.evaluators.exceeded</text:p>
          </table:table-cell>
          <table:table-cell office:value-type="string">
            <text:p>Exceeded maximum evaluators number.</text:p>
          </table:table-cell>
          <table:table-cell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7];&quot;=&quot;;[.D127])" office:value-type="string" office:string-value="error.max.evaluators.exceeded=Exceeded maximum evaluators number.">
            <text:p>error.max.evaluators.exceeded=Exceeded maximum evaluators number.</text:p>
          </table:table-cell>
          <table:table-cell table:number-columns-repeated="1016"/>
        </table:table-row>
        <table:table-row table:style-name="ro1">
          <table:table-cell office:value-type="string">
            <text:p>error.max.regular.members.failed</text:p>
          </table:table-cell>
          <table:table-cell office:value-type="string">
            <text:p>Τα τακτικά μέλη της επιτροπής πρέπει να είναι ακριβώς επτά (7).</text:p>
          </table:table-cell>
          <table:table-cell office:value-type="string">
            <text:p>error.max.regular.members.failed</text:p>
          </table:table-cell>
          <table:table-cell office:value-type="string">
            <text:p>Regular committee members must be exactly seven (7).</text:p>
          </table:table-cell>
          <table:table-cell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8];&quot;=&quot;;[.D128])"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1">
          <table:table-cell office:value-type="string">
            <text:p>error.max.substitute.members.failed</text:p>
          </table:table-cell>
          <table:table-cell office:value-type="string">
            <text:p>Τα αναπληρωματικά μέλη της επιτροπής πρέπει να είναι ακριβώς επτά (7).</text:p>
          </table:table-cell>
          <table:table-cell office:value-type="string">
            <text:p>error.max.substitute.members.failed</text:p>
          </table:table-cell>
          <table:table-cell office:value-type="string">
            <text:p>Substitute committee members must be exactly seven (7).</text:p>
          </table:table-cell>
          <table:table-cell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9];&quot;=&quot;;[.D129])"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1">
          <table:table-cell office:value-type="string">
            <text:p>error.member.already.exists</text:p>
          </table:table-cell>
          <table:table-cell office:value-type="string">
            <text:p>Το μέλος που επιλέξατε έχει ήδη προστεθεί.</text:p>
          </table:table-cell>
          <table:table-cell office:value-type="string">
            <text:p>error.member.already.exists</text:p>
          </table:table-cell>
          <table:table-cell office:value-type="string">
            <text:p>Cannot add an already existing member.</text:p>
          </table:table-cell>
          <table:table-cell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30];&quot;=&quot;;[.D130])" office:value-type="string" office:string-value="error.member.already.exists=Cannot add an already existing member.">
            <text:p>error.member.already.exists=Cannot add an already existing member.</text:p>
          </table:table-cell>
          <table:table-cell table:number-columns-repeated="1016"/>
        </table:table-row>
        <table:table-row table:style-name="ro1">
          <table:table-cell office:value-type="string">
            <text:p>error.member.in.committe</text:p>
          </table:table-cell>
          <table:table-cell office:value-type="string">
            <text:p>Δεν επιτρέπεται ο ορισμός ενός μέλους της Επιτροπής Επιλογής ως Αξιολογητή.</text:p>
          </table:table-cell>
          <table:table-cell office:value-type="string">
            <text:p>error.member.in.committe</text:p>
          </table:table-cell>
          <table:table-cell office:value-type="string">
            <text:p>Members of the Committee cannot be added as Evaluators.</text:p>
          </table:table-cell>
          <table:table-cell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31];&quot;=&quot;;[.D131])"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1">
          <table:table-cell office:value-type="string">
            <text:p>error.member.is.candidacy.evaluator</text:p>
          </table:table-cell>
          <table:table-cell office:value-type="string">
            <text:p>Το μέλος που επιλέξατε έχει υποδειχθεί ως εισηγητής/αξιολογητής από υποψήφιο για τη θέση.</text:p>
          </table:table-cell>
          <table:table-cell office:value-type="string">
            <text:p>error.member.is.candidacy.evaluator</text:p>
          </table:table-cell>
          <table:table-cell office:value-type="string">
            <text:p>Τhe member you selected is suggested as evaluator from a candidate.</text:p>
          </table:table-cell>
          <table:table-cell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32];&quot;=&quot;;[.D132])"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1">
          <table:table-cell office:value-type="string">
            <text:p>error.member.is.evaluator</text:p>
          </table:table-cell>
          <table:table-cell office:value-type="string">
            <text:p>Δεν μπορεί να οριστεί μέλος της Επιτροπής Επιλογής καθηγητής που είναι αξιολογητής για την ίδια θέση</text:p>
          </table:table-cell>
          <table:table-cell office:value-type="string">
            <text:p>error.member.is.evaluator</text:p>
          </table:table-cell>
          <table:table-cell office:value-type="string">
            <text:p>Evaluators cannot be added as members of the Committee.</text:p>
          </table:table-cell>
          <table:table-cell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33];&quot;=&quot;;[.D133])"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1">
          <table:table-cell office:value-type="string">
            <text:p>error.messaging.exception</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messaging.exception</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4];&quot;=&quot;;[.D134])"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1">
          <table:table-cell office:value-type="string">
            <text:p>error.min.external.regular.foreign.members.failed</text:p>
          </table:table-cell>
          <table:table-cell office:value-type="string">
            <text:p>Στα τακτικά μέλη της Επιτροπής επιλογής πρέπει να περιλαμβάνεται ένας τουλάχιστον Καθηγητής/Ερευνητής Aλλοδαπής.</text:p>
          </table:table-cell>
          <table:table-cell office:value-type="string">
            <text:p>error.min.external.regular.foreign.members.failed</text:p>
          </table:table-cell>
          <table:table-cell office:value-type="string">
            <text:p>Regular Committee members must include at least one Foreign Professor/Researcher.</text:p>
          </table:table-cell>
          <table:table-cell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5];&quot;=&quot;;[.D135])"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1">
          <table:table-cell office:value-type="string">
            <text:p>error.min.external.regular.members.failed</text:p>
          </table:table-cell>
          <table:table-cell office:value-type="string">
            <text:p>Απαιτούνται τουλάχιστον τρία εξωτερικά τακτικά μέλη στην επιτροπή.</text:p>
          </table:table-cell>
          <table:table-cell office:value-type="string">
            <text:p>error.min.external.regular.members.failed</text:p>
          </table:table-cell>
          <table:table-cell office:value-type="string">
            <text:p>At least three(3) External Regular Members are required in the Committee.</text:p>
          </table:table-cell>
          <table:table-cell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6];&quot;=&quot;;[.D136])"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1">
          <table:table-cell office:value-type="string">
            <text:p>error.min.external.substitute.foreign.members.failed</text:p>
          </table:table-cell>
          <table:table-cell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office:value-type="string">
            <text:p>error.min.external.substitute.foreign.members.failed</text:p>
          </table:table-cell>
          <table:table-cell office:value-type="string">
            <text:p>Substitute Committee members must include at least one Foreign Professor/Researcher.</text:p>
          </table:table-cell>
          <table:table-cell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7];&quot;=&quot;;[.D137])"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1">
          <table:table-cell office:value-type="string">
            <text:p>error.min.external.substitute.members.failed</text:p>
          </table:table-cell>
          <table:table-cell office:value-type="string">
            <text:p>Απαιτούνται τουλάχιστον τρία εξωτερικά αναπληρωματικά μέλη στην επιτροπή</text:p>
          </table:table-cell>
          <table:table-cell office:value-type="string">
            <text:p>error.min.external.substitute.members.failed</text:p>
          </table:table-cell>
          <table:table-cell office:value-type="string">
            <text:p>At least three(3) External Substitute Members are required in the Committee.</text:p>
          </table:table-cell>
          <table:table-cell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8];&quot;=&quot;;[.D138])"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1">
          <table:table-cell office:value-type="string">
            <text:p>error.min.internal.regular.members.failed</text:p>
          </table:table-cell>
          <table:table-cell office:value-type="string">
            <text:p>Απαιτείται τουλάχιστον 1 εσωτερικό τακτικό μέλος στην επιτροπή.</text:p>
          </table:table-cell>
          <table:table-cell office:value-type="string">
            <text:p>error.min.internal.regular.members.failed</text:p>
          </table:table-cell>
          <table:table-cell office:value-type="string">
            <text:p>At least one(1) Internal Regular member is required in the Committee.</text:p>
          </table:table-cell>
          <table:table-cell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9];&quot;=&quot;;[.D139])"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1">
          <table:table-cell office:value-type="string">
            <text:p>error.min.internal.substitute.members.failed</text:p>
          </table:table-cell>
          <table:table-cell office:value-type="string">
            <text:p>Απαιτείται τουλάχιστον 1 εσωτερικό αναπληρωματικό μέλος στην επιτροπή</text:p>
          </table:table-cell>
          <table:table-cell office:value-type="string">
            <text:p>error.min.internal.substitute.members.failed</text:p>
          </table:table-cell>
          <table:table-cell office:value-type="string">
            <text:p>At least one(1) Internal Substitute member is required in the Committee.</text:p>
          </table:table-cell>
          <table:table-cell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40];&quot;=&quot;;[.D140])"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1">
          <table:table-cell office:value-type="string">
            <text:p>error.missing.file.type</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missing.file.type</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1">
          <table:table-cell office:value-type="string">
            <text:p>error.nomination.missing.praktiko.epilogis</text:p>
          </table:table-cell>
          <table:table-cell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office:value-type="string">
            <text:p>error.nomination.missing.praktiko.epilogis</text:p>
          </table:table-cell>
          <table:table-cell office:value-type="string">
            <text:p>The field 'Nomination Proceedings' needs to be filled in before selecting nominated or second nominated candidate.</text:p>
          </table:table-cell>
          <table:table-cell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42];&quot;=&quot;;[.D142])"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1">
          <table:table-cell office:value-type="string">
            <text:p>error.nomination.missing.prosklisi.kosmitora</text:p>
          </table:table-cell>
          <table:table-cell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office:value-type="string">
            <text:p>error.nomination.missing.prosklisi.kosmitora</text:p>
          </table:table-cell>
          <table:table-cell office:value-type="string">
            <text:p>The field 'Dean's invitation for the convocation of the Committee' needs to be filled in before specifying a meeting date for the Committee.</text:p>
          </table:table-cell>
          <table:table-cell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43];&quot;=&quot;;[.D143])"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1">
          <table:table-cell office:value-type="string">
            <text:p>error.not.current.position.phase</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not.current.position.phase</text:p>
          </table:table-cell>
          <table:table-cell office:value-type="string">
            <text:p>Bad request; please contact the Helpdesk</text:p>
          </table:table-cell>
          <table:table-cell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1">
          <table:table-cell office:value-type="string">
            <text:p>error.not.primary.role</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not.primary.role</text:p>
          </table:table-cell>
          <table:table-cell office:value-type="string">
            <text:p>Bad request; please press 'Refresh' and if the problem persists contact the Helpdesk.</text:p>
          </table:table-cell>
          <table:table-cell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1">
          <table:table-cell office:value-type="string">
            <text:p>error.null</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null</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6];&quot;=&quot;;[.D146])"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1">
          <table:table-cell office:value-type="string">
            <text:p>error.one.role.required</text:p>
          </table:table-cell>
          <table:table-cell office:value-type="string">
            <text:p>Δεν επιτρέπεται η ενέργεια. Πρέπει να υπάρχει τουλάχιστον ένα προφίλ στον χρήστη.</text:p>
          </table:table-cell>
          <table:table-cell office:value-type="string">
            <text:p>error.one.role.required</text:p>
          </table:table-cell>
          <table:table-cell office:value-type="string">
            <text:p>Action not allowed. At least one profile is required.</text:p>
          </table:table-cell>
          <table:table-cell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7];&quot;=&quot;;[.D147])"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1">
          <table:table-cell office:value-type="string">
            <text:p>error.parse.exception</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parse.exception</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8];&quot;=&quot;;[.D148])"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1">
          <table:table-cell office:value-type="string">
            <text:p>error.persistence.exception</text:p>
          </table:table-cell>
          <table:table-cell office:value-type="string">
            <text:p>Σφάλμα Εφαρμογής, παρακαλώ πατήστε ανανέωση και αν το πρόβλημα επιμείνει επικοινωνήστε με το Γραφείο Αρωγής.</text:p>
          </table:table-cell>
          <table:table-cell office:value-type="string">
            <text:p>error.persistence.exception</text:p>
          </table:table-cell>
          <table:table-cell office:value-type="string">
            <text:p>Application Error; please press 'Refresh' and if the problem persists contact the Helpdesk.</text:p>
          </table:table-cell>
          <table:table-cell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9];&quot;=&quot;;[.D149])"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1">
          <table:table-cell office:value-type="string">
            <text:p>error.position.phase.anapompi.missing.apofasi</text:p>
          </table:table-cell>
          <table:table-cell office:value-type="string">
            <text:p>Δεν έχει συμπληρωθεί το πεδίο «Απόφαση αναπομπής».</text:p>
          </table:table-cell>
          <table:table-cell office:value-type="string">
            <text:p>error.position.phase.anapompi.missing.apofasi</text:p>
          </table:table-cell>
          <table:table-cell office:value-type="string">
            <text:p>You need to specify the field 'Decision to Revoke'.</text:p>
          </table:table-cell>
          <table:table-cell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50];&quot;=&quot;;[.D150])"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1">
          <table:table-cell office:value-type="string">
            <text:p>error.position.phase.anoixti.wrong.closing.date</text:p>
          </table:table-cell>
          <table:table-cell office:value-type="string">
            <text:p>Δεν μπορείτε να αλλάξετε την κατάσταση της θέσης σε "Ανοιχτή" αν έχει παρέλθει η ημερομηνία λήξης υποβολών.</text:p>
          </table:table-cell>
          <table:table-cell office:value-type="string">
            <text:p>error.position.phase.anoixti.wrong.closing.date</text:p>
          </table:table-cell>
          <table:table-cell office:value-type="string">
            <text:p>You cannot change the status of the position in "Open" if the submission period has expired.</text:p>
          </table:table-cell>
          <table:table-cell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51];&quot;=&quot;;[.D151])"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1">
          <table:table-cell office:value-type="string">
            <text:p>error.position.phase.epilogi.closing.date</text:p>
          </table:table-cell>
          <table:table-cell office:value-type="string">
            <text:p>Δεν μπορείτε να μεταβείτε σε κατάσταση Επιλογής αν δεν παρέλθει η ημερομηνία λήξης υποβολών.</text:p>
          </table:table-cell>
          <table:table-cell office:value-type="string">
            <text:p>error.position.phase.epilogi.closing.date</text:p>
          </table:table-cell>
          <table:table-cell office:value-type="string">
            <text:p>You cannot change the status of the position in "Selection" if the submission period has not expired yet.</text:p>
          </table:table-cell>
          <table:table-cell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52];&quot;=&quot;;[.D152])"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1">
          <table:table-cell office:value-type="string">
            <text:p>error.position.phase.epilogi.wrong.closing.date</text:p>
          </table:table-cell>
          <table:table-cell office:value-type="string">
            <text:p>Δεν μπορείτε να μεταβείτε σε κατάσταση Επιλογής αν δεν παρέλθει η ημερομηνία λήξης υποβολών.</text:p>
          </table:table-cell>
          <table:table-cell office:value-type="string">
            <text:p>error.position.phase.epilogi.wrong.closing.date</text:p>
          </table:table-cell>
          <table:table-cell office:value-type="string">
            <text:p>You cannot change the status of the position in "Selection" if the submission period has not expired yet.</text:p>
          </table:table-cell>
          <table:table-cell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53];&quot;=&quot;;[.D153])"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1">
          <table:table-cell office:value-type="string">
            <text:p>error.position.phase.stelexomeni.missing.nominated.candidacy</text:p>
          </table:table-cell>
          <table:table-cell office:value-type="string">
            <text:p>Δεν έχει συμπληρωθεί το πεδίο «Εκλεγείς».</text:p>
          </table:table-cell>
          <table:table-cell office:value-type="string">
            <text:p>error.position.phase.stelexomeni.missing.nominated.candidacy</text:p>
          </table:table-cell>
          <table:table-cell office:value-type="string">
            <text:p>You need to fill in the field 'Elected'.</text:p>
          </table:table-cell>
          <table:table-cell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154];&quot;=&quot;;[.D154])" office:value-type="string" office:string-value="error.position.phase.stelexomeni.missing.nominated.candidacy=You need to fill in the field 'Elected'.">
            <text:p>error.position.phase.stelexomeni.missing.nominated.candidacy=You need to fill in the field 'Elected'.</text:p>
          </table:table-cell>
          <table:table-cell table:number-columns-repeated="1016"/>
        </table:table-row>
        <table:table-row table:style-name="ro1">
          <table:table-cell office:value-type="string">
            <text:p>error.position.phase.stelexomeni.missing.praktiko.epilogis</text:p>
          </table:table-cell>
          <table:table-cell office:value-type="string">
            <text:p>Δεν έχει συμπληρωθεί το πεδίο «Πρακτικό επιλογής».</text:p>
          </table:table-cell>
          <table:table-cell office:value-type="string">
            <text:p>error.position.phase.stelexomeni.missing.praktiko.epilogis</text:p>
          </table:table-cell>
          <table:table-cell office:value-type="string">
            <text:p>You need to specify the field 'Nomination Proceedings'.</text:p>
          </table:table-cell>
          <table:table-cell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5];&quot;=&quot;;[.D155])"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1">
          <table:table-cell office:value-type="string">
            <text:p>error.professor.is.committee.member</text:p>
          </table:table-cell>
          <table:table-cell office:value-type="string">
            <text:p>Δεν είναι δυνατή η απενεργοποίηση του προφίλ, διότι ο καθηγητής είναι ενεργό μέλος επιτροπής επιλογής.</text:p>
          </table:table-cell>
          <table:table-cell office:value-type="string">
            <text:p>error.professor.is.committee.member</text:p>
          </table:table-cell>
          <table:table-cell office:value-type="string">
            <text:p>Cannot deactivate the profile; the Professor is an active member in a Nomination Committee.</text:p>
          </table:table-cell>
          <table:table-cell office:value-type="date" office:date-value="2013-12-03">
            <text:p>3/12/2013</text:p>
          </table:table-cell>
          <table:table-cell table:formula="of:=IF([.A156]=[.C156];&quot;OK&quot;;&quot;ERROR&quot;)" office:value-type="string" office:string-value="OK">
            <text:p>OK</text:p>
          </table:table-cell>
          <table:table-cell table:formula="of:=CONCATENATE([.A156];&quot;=&quot;;[.B156])"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6];&quot;=&quot;;[.D156])"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1">
          <table:table-cell office:value-type="string">
            <text:p>error.professor.missing.profile</text:p>
          </table:table-cell>
          <table:table-cell office:value-type="string">
            <text:p>Εφ' 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office:value-type="string">
            <text:p>error.professor.missing.profile</text:p>
          </table:table-cell>
          <table:table-cell office:value-type="string">
            <text:p>You need to upload a Curriculum Vitae file, since the field 'Curriculum Vitae in Institution's Site' remains unspecified.</text:p>
          </table:table-cell>
          <table:table-cell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professor.missing.profile=Εφ' 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 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157];&quot;=&quot;;[.D1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1">
          <table:table-cell office:value-type="string">
            <text:p>error.register.already.exists</text:p>
          </table:table-cell>
          <table:table-cell office:value-type="string">
            <text:p>Υπάρχει ήδη μητρώο για αυτό το Ίδρυμα</text:p>
          </table:table-cell>
          <table:table-cell office:value-type="string">
            <text:p>error.register.already.exists</text:p>
          </table:table-cell>
          <table:table-cell office:value-type="string">
            <text:p>A registry for this Institution already exists.</text:p>
          </table:table-cell>
          <table:table-cell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8];&quot;=&quot;;[.D158])"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1">
          <table:table-cell office:value-type="string">
            <text:p>error.register.institution.change</text:p>
          </table:table-cell>
          <table:table-cell office:value-type="string">
            <text:p>Δεν επιτρέπεται η αλλαγή Ιδρύματος στο Μητρώο</text:p>
          </table:table-cell>
          <table:table-cell office:value-type="string">
            <text:p>error.register.institution.change</text:p>
          </table:table-cell>
          <table:table-cell office:value-type="string">
            <text:p>Cannot change Institution in Registry.</text:p>
          </table:table-cell>
          <table:table-cell office:value-type="date" office:date-value="2013-12-03">
            <text:p>3/12/2013</text:p>
          </table:table-cell>
          <table:table-cell table:formula="of:=IF([.A159]=[.C159];&quot;OK&quot;;&quot;ERROR&quot;)" office:value-type="string" office:string-value="OK">
            <text:p>OK</text:p>
          </table:table-cell>
          <table:table-cell table:formula="of:=CONCATENATE([.A159];&quot;=&quot;;[.B159])"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9];&quot;=&quot;;[.D159])"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1">
          <table:table-cell office:value-type="string">
            <text:p>error.register.member.already.exists</text:p>
          </table:table-cell>
          <table:table-cell office:value-type="string">
            <text:p>Η εγγραφή έχει ήδη προστεθεί στο Μητρώο.</text:p>
          </table:table-cell>
          <table:table-cell office:value-type="string">
            <text:p>error.register.member.already.exists</text:p>
          </table:table-cell>
          <table:table-cell office:value-type="string">
            <text:p>This entry is already part of the registry.</text:p>
          </table:table-cell>
          <table:table-cell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60];&quot;=&quot;;[.D160])"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1">
          <table:table-cell office:value-type="string">
            <text:p>error.role.missing.required.fields</text:p>
          </table:table-cell>
          <table:table-cell office:value-type="string">
            <text:p>Παρακαλώ συμπληρώστε όλα τα απαιτούμενα πεδία</text:p>
          </table:table-cell>
          <table:table-cell office:value-type="string">
            <text:p>error.role.missing.required.fields</text:p>
          </table:table-cell>
          <table:table-cell office:value-type="string">
            <text:p>Please fill in all required fields.</text:p>
          </table:table-cell>
          <table:table-cell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61];&quot;=&quot;;[.D161])"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1">
          <table:table-cell office:value-type="string">
            <text:p>error.shibboleth.fields.error</text:p>
          </table:table-cell>
          <table:table-cell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office:value-type="string">
            <text:p>error.shibboleth.fields.error</text:p>
          </table:table-cell>
          <table:table-cell office:value-type="string">
            <text:p>Shibboleth returned fields are invalid. Please contact the Helpdesk.</text:p>
          </table:table-cell>
          <table:table-cell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62];&quot;=&quot;;[.D162])"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1">
          <table:table-cell office:value-type="string">
            <text:p>error.username.not.available</text:p>
          </table:table-cell>
          <table:table-cell office:value-type="string">
            <text:p>Το "Όνομα Χρήστη" που δώσατε χρησιμοποιείται ήδη.</text:p>
          </table:table-cell>
          <table:table-cell office:value-type="string">
            <text:p>error.username.not.available</text:p>
          </table:table-cell>
          <table:table-cell office:value-type="string">
            <text:p>Username is already used.</text:p>
          </table:table-cell>
          <table:table-cell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63];&quot;=&quot;;[.D163])" office:value-type="string" office:string-value="error.username.not.available=Username is already used.">
            <text:p>error.username.not.available=Username is already used.</text:p>
          </table:table-cell>
          <table:table-cell table:number-columns-repeated="1016"/>
        </table:table-row>
        <table:table-row table:style-name="ro1">
          <table:table-cell office:value-type="string">
            <text:p>error.validation.candidacy.inactive.role</text:p>
          </table:table-cell>
          <table:table-cell office:value-type="string">
            <text:p>Ο υποψήφιος δεν έχει ενεργό προφίλ. Παρακαλώ επικοινωνήστε με το Γραφείο Αρωγής.</text:p>
          </table:table-cell>
          <table:table-cell office:value-type="string">
            <text:p>error.validation.candidacy.inactive.role</text:p>
          </table:table-cell>
          <table:table-cell office:value-type="string">
            <text:p>This candidate's profile is inactive. Please contact the Helpdesk.</text:p>
          </table:table-cell>
          <table:table-cell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64];&quot;=&quot;;[.D164])"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1">
          <table:table-cell office:value-type="string">
            <text:p>error.validation.candidacy.no.cv</text:p>
          </table:table-cell>
          <table:table-cell office:value-type="string">
            <text:p>Για την υποβολή ή ενημέρωση υποψηφιοτήτων απαιτείται να έχει συμπληρωθεί τα πεδίο Βιογραφικό.</text:p>
          </table:table-cell>
          <table:table-cell office:value-type="string">
            <text:p>error.validation.candidacy.no.cv</text:p>
          </table:table-cell>
          <table:table-cell office:value-type="string">
            <text:p>To submit or update Candidacies, please fill in the 'CV' field.</text:p>
          </table:table-cell>
          <table:table-cell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65];&quot;=&quot;;[.D165])"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1">
          <table:table-cell office:value-type="string">
            <text:p>error.validation.candidacy.no.dimosieysi</text:p>
          </table:table-cell>
          <table:table-cell office:value-type="string">
            <text:p>Για την υποβολή ή ενημέρωση υποψηφιοτήτων απαιτείται να έχει συμπληρωθεί τα πεδίο Αρχεία Δημοσιεύσεων.</text:p>
          </table:table-cell>
          <table:table-cell office:value-type="string">
            <text:p>error.validation.candidacy.no.dimosieysi</text:p>
          </table:table-cell>
          <table:table-cell office:value-type="string">
            <text:p>To submit or update Candidacies, please fill in the 'Publications' field.</text:p>
          </table:table-cell>
          <table:table-cell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6];&quot;=&quot;;[.D166])"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1">
          <table:table-cell office:value-type="string">
            <text:p>error.validation.candidacy.no.ptyxio</text:p>
          </table:table-cell>
          <table:table-cell office:value-type="string">
            <text:p>Για την υποβολή ή ενημέρωση υποψηφιοτήτων απαιτείται να έχει συμπληρωθεί το πεδίο Αντίγραφα Πτυχίων.</text:p>
          </table:table-cell>
          <table:table-cell office:value-type="string">
            <text:p>error.validation.candidacy.no.ptyxio</text:p>
          </table:table-cell>
          <table:table-cell office:value-type="string">
            <text:p>To submit or update Candidacies, please fill in the 'Diplomas' field.</text:p>
          </table:table-cell>
          <table:table-cell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7];&quot;=&quot;;[.D167])"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1">
          <table:table-cell office:value-type="string">
            <text:p>error.verify.account.status.active</text:p>
          </table:table-cell>
          <table:table-cell office:value-type="string">
            <text:p>O λογαριασμός έχει ήδη ενεργοποιηθεί.</text:p>
          </table:table-cell>
          <table:table-cell office:value-type="string">
            <text:p>error.verify.account.status.active</text:p>
          </table:table-cell>
          <table:table-cell office:value-type="string">
            <text:p>This account is already activated.</text:p>
          </table:table-cell>
          <table:table-cell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8];&quot;=&quot;;[.D168])"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1">
          <table:table-cell office:value-type="string">
            <text:p>error.verify.account.status.blocked</text:p>
          </table:table-cell>
          <table:table-cell office:value-type="string">
            <text:p>Ο λογαριασμός είναι κλειδωμένος. Παρακαλώ επικοινωνήστε με το Γραφείο Αρωγής</text:p>
          </table:table-cell>
          <table:table-cell office:value-type="string">
            <text:p>error.verify.account.status.blocked</text:p>
          </table:table-cell>
          <table:table-cell office:value-type="string">
            <text:p>The account is blocked. Please contact the Helpdesk.</text:p>
          </table:table-cell>
          <table:table-cell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9];&quot;=&quot;;[.D169])"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1">
          <table:table-cell office:value-type="string">
            <text:p>error.verify.account.status.unverified</text:p>
          </table:table-cell>
          <table:table-cell office:value-type="string">
            <text:p>Ο λογαριασμός δεν έχει ενεργοποιηθεί.</text:p>
          </table:table-cell>
          <table:table-cell office:value-type="string">
            <text:p>error.verify.account.status.unverified</text:p>
          </table:table-cell>
          <table:table-cell office:value-type="string">
            <text:p>The account is not verified.</text:p>
          </table:table-cell>
          <table:table-cell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70];&quot;=&quot;;[.D170])" office:value-type="string" office:string-value="error.verify.account.status.unverified=The account is not verified.">
            <text:p>error.verify.account.status.unverified=The account is not verified.</text:p>
          </table:table-cell>
          <table:table-cell table:number-columns-repeated="1016"/>
        </table:table-row>
        <table:table-row table:style-name="ro1">
          <table:table-cell office:value-type="string">
            <text:p>error.verify.wrong.verification</text:p>
          </table:table-cell>
          <table:table-cell office:value-type="string">
            <text:p>Τα στοιχεία ενεργοποίησης είναι λανθασμένα.</text:p>
          </table:table-cell>
          <table:table-cell office:value-type="string">
            <text:p>error.verify.wrong.verification</text:p>
          </table:table-cell>
          <table:table-cell office:value-type="string">
            <text:p>Verification fields do not match.</text:p>
          </table:table-cell>
          <table:table-cell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71];&quot;=&quot;;[.D171])" office:value-type="string" office:string-value="error.verify.wrong.verification=Verification fields do not match.">
            <text:p>error.verify.wrong.verification=Verification fields do not match.</text:p>
          </table:table-cell>
          <table:table-cell table:number-columns-repeated="1016"/>
        </table:table-row>
        <table:table-row table:style-name="ro1">
          <table:table-cell office:value-type="string">
            <text:p>error.wrong.affiliation</text:p>
          </table:table-cell>
          <table:table-cell office:value-type="string">
            <text:p>Δεν επιτρέπεται η είσοδος σε χρήστες που δεν είναι καθηγητές/ερευνητές.</text:p>
          </table:table-cell>
          <table:table-cell office:value-type="string">
            <text:p>error.wrong.affiliation</text:p>
          </table:table-cell>
          <table:table-cell office:value-type="string">
            <text:p>Only faculty members are allowed to login through Shibboleth.</text:p>
          </table:table-cell>
          <table:table-cell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72];&quot;=&quot;;[.D172])"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1">
          <table:table-cell office:value-type="string">
            <text:p>error.wrong.candidacy.id</text:p>
          </table:table-cell>
          <table:table-cell office:value-type="string">
            <text:p>Δε βρέθηκε η εγγραφή της Υποψηφιότητας.</text:p>
          </table:table-cell>
          <table:table-cell office:value-type="string">
            <text:p>error.wrong.candidacy.id</text:p>
          </table:table-cell>
          <table:table-cell office:value-type="string">
            <text:p>Candidacy entry not found.</text:p>
          </table:table-cell>
          <table:table-cell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73];&quot;=&quot;;[.D173])" office:value-type="string" office:string-value="error.wrong.candidacy.id=Candidacy entry not found.">
            <text:p>error.wrong.candidacy.id=Candidacy entry not found.</text:p>
          </table:table-cell>
          <table:table-cell table:number-columns-repeated="1016"/>
        </table:table-row>
        <table:table-row table:style-name="ro1">
          <table:table-cell office:value-type="string">
            <text:p>error.wrong.candidate.committee.membership.id</text:p>
          </table:table-cell>
          <table:table-cell office:value-type="string">
            <text:p>Δε βρέθηκε η εγγραφή μέλους.</text:p>
          </table:table-cell>
          <table:table-cell office:value-type="string">
            <text:p>error.wrong.candidate.committee.membership.id</text:p>
          </table:table-cell>
          <table:table-cell office:value-type="string">
            <text:p>Candidate Committee Membership not found.</text:p>
          </table:table-cell>
          <table:table-cell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74];&quot;=&quot;;[.D174])"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1">
          <table:table-cell office:value-type="string">
            <text:p>error.wrong.candidate.id</text:p>
          </table:table-cell>
          <table:table-cell office:value-type="string">
            <text:p>Δε βρέθηκε η εγγραφή του Υποψήφιου.</text:p>
          </table:table-cell>
          <table:table-cell office:value-type="string">
            <text:p>error.wrong.candidate.id</text:p>
          </table:table-cell>
          <table:table-cell office:value-type="string">
            <text:p>Candidate's ID not found.</text:p>
          </table:table-cell>
          <table:table-cell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candidate.id=Δε βρέθηκε η εγγραφή του Υποψήφιου.">
            <text:p>error.wrong.candidate.id=Δε βρέθηκε η εγγραφή του Υποψήφιου.</text:p>
          </table:table-cell>
          <table:table-cell table:formula="of:=CONCATENATE([.C175];&quot;=&quot;;[.D175])" office:value-type="string" office:string-value="error.wrong.candidate.id=Candidate's ID not found.">
            <text:p>error.wrong.candidate.id=Candidate's ID not found.</text:p>
          </table:table-cell>
          <table:table-cell table:number-columns-repeated="1016"/>
        </table:table-row>
        <table:table-row table:style-name="ro1">
          <table:table-cell office:value-type="string">
            <text:p>error.wrong.department.id</text:p>
          </table:table-cell>
          <table:table-cell office:value-type="string">
            <text:p>Δε βρέθηκε το συσχετιζόμενο Τμήμα.</text:p>
          </table:table-cell>
          <table:table-cell office:value-type="string">
            <text:p>error.wrong.department.id</text:p>
          </table:table-cell>
          <table:table-cell office:value-type="string">
            <text:p>Department not found.</text:p>
          </table:table-cell>
          <table:table-cell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department.id=Δε βρέθηκε το συσχετιζόμενο Τμήμα.">
            <text:p>error.wrong.department.id=Δε βρέθηκε το συσχετιζόμενο Τμήμα.</text:p>
          </table:table-cell>
          <table:table-cell table:formula="of:=CONCATENATE([.C176];&quot;=&quot;;[.D176])" office:value-type="string" office:string-value="error.wrong.department.id=Department not found.">
            <text:p>error.wrong.department.id=Department not found.</text:p>
          </table:table-cell>
          <table:table-cell table:number-columns-repeated="1016"/>
        </table:table-row>
        <table:table-row table:style-name="ro1">
          <table:table-cell office:value-type="string">
            <text:p>error.wrong.evaluators.size</text:p>
          </table:table-cell>
          <table:table-cell office:value-type="string">
            <text:p>Οι αξιολογητές πρέπει να είναι ακριβώς δύο (2)</text:p>
          </table:table-cell>
          <table:table-cell office:value-type="string">
            <text:p>error.wrong.evaluators.size</text:p>
          </table:table-cell>
          <table:table-cell office:value-type="string">
            <text:p>Evaluators must be exactly two (2).</text:p>
          </table:table-cell>
          <table:table-cell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7];&quot;=&quot;;[.D177])" office:value-type="string" office:string-value="error.wrong.evaluators.size=Evaluators must be exactly two (2).">
            <text:p>error.wrong.evaluators.size=Evaluators must be exactly two (2).</text:p>
          </table:table-cell>
          <table:table-cell table:number-columns-repeated="1016"/>
        </table:table-row>
        <table:table-row table:style-name="ro1">
          <table:table-cell office:value-type="string">
            <text:p>error.wrong.file.id</text:p>
          </table:table-cell>
          <table:table-cell office:value-type="string">
            <text:p>Δεν βρέθηκε το αρχείο</text:p>
          </table:table-cell>
          <table:table-cell office:value-type="string">
            <text:p>error.wrong.file.id</text:p>
          </table:table-cell>
          <table:table-cell office:value-type="string">
            <text:p>File not found</text:p>
          </table:table-cell>
          <table:table-cell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file.id=Δεν βρέθηκε το αρχείο">
            <text:p>error.wrong.file.id=Δεν βρέθηκε το αρχείο</text:p>
          </table:table-cell>
          <table:table-cell table:formula="of:=CONCATENATE([.C178];&quot;=&quot;;[.D178])" office:value-type="string" office:string-value="error.wrong.file.id=File not found">
            <text:p>error.wrong.file.id=File not found</text:p>
          </table:table-cell>
          <table:table-cell table:number-columns-repeated="1016"/>
        </table:table-row>
        <table:table-row table:style-name="ro1">
          <table:table-cell office:value-type="string">
            <text:p>error.wrong.file.type</text:p>
          </table:table-cell>
          <table:table-cell office:value-type="string">
            <text:p>Λανθασμένος τύπος αρχείου</text:p>
          </table:table-cell>
          <table:table-cell office:value-type="string">
            <text:p>error.wrong.file.type</text:p>
          </table:table-cell>
          <table:table-cell office:value-type="string">
            <text:p>Wrong File Type</text:p>
          </table:table-cell>
          <table:table-cell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file.type=Λανθασμένος τύπος αρχείου">
            <text:p>error.wrong.file.type=Λανθασμένος τύπος αρχείου</text:p>
          </table:table-cell>
          <table:table-cell table:formula="of:=CONCATENATE([.C179];&quot;=&quot;;[.D179])" office:value-type="string" office:string-value="error.wrong.file.type=Wrong File Type">
            <text:p>error.wrong.file.type=Wrong File Type</text:p>
          </table:table-cell>
          <table:table-cell table:number-columns-repeated="1016"/>
        </table:table-row>
        <table:table-row table:style-name="ro1">
          <table:table-cell office:value-type="string">
            <text:p>error.wrong.id</text:p>
          </table:table-cell>
          <table:table-cell office:value-type="string">
            <text:p>Δε βρέθηκε η εγγραφή που αντιστοιχεί στην ενέργεια.</text:p>
          </table:table-cell>
          <table:table-cell office:value-type="string">
            <text:p>error.wrong.id</text:p>
          </table:table-cell>
          <table:table-cell office:value-type="string">
            <text:p>Entity not found</text:p>
          </table:table-cell>
          <table:table-cell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80];&quot;=&quot;;[.D180])" office:value-type="string" office:string-value="error.wrong.id=Entity not found">
            <text:p>error.wrong.id=Entity not found</text:p>
          </table:table-cell>
          <table:table-cell table:number-columns-repeated="1016"/>
        </table:table-row>
        <table:table-row table:style-name="ro1">
          <table:table-cell office:value-type="string">
            <text:p>error.wrong.institution.id</text:p>
          </table:table-cell>
          <table:table-cell office:value-type="string">
            <text:p>Δε βρέθηκε το συσχετιζόμενο Ίδρυμα.</text:p>
          </table:table-cell>
          <table:table-cell office:value-type="string">
            <text:p>error.wrong.institution.id</text:p>
          </table:table-cell>
          <table:table-cell office:value-type="string">
            <text:p>Institution not found</text:p>
          </table:table-cell>
          <table:table-cell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81];&quot;=&quot;;[.D181])" office:value-type="string" office:string-value="error.wrong.institution.id=Institution not found">
            <text:p>error.wrong.institution.id=Institution not found</text:p>
          </table:table-cell>
          <table:table-cell table:number-columns-repeated="1016"/>
        </table:table-row>
        <table:table-row table:style-name="ro1">
          <table:table-cell office:value-type="string">
            <text:p>error.wrong.institutionregulatoryframework.id</text:p>
          </table:table-cell>
          <table:table-cell office:value-type="string">
            <text:p>Δεν βρέθηκε το Ρυθμιστικό πλαίσιο του Ιδρύματος.</text:p>
          </table:table-cell>
          <table:table-cell office:value-type="string">
            <text:p>error.wrong.institutionregulatoryframework.id</text:p>
          </table:table-cell>
          <table:table-cell office:value-type="string">
            <text:p>Institution's Regulatory Framework not found</text:p>
          </table:table-cell>
          <table:table-cell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82];&quot;=&quot;;[.D182])"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1">
          <table:table-cell office:value-type="string">
            <text:p>error.wrong.position.candidacies.closingDate</text:p>
          </table:table-cell>
          <table:table-cell office:value-type="string">
            <text:p>Το χρονικό διάστημα υποβολής υποψηφιοτήτων έχει παρέλθει.</text:p>
          </table:table-cell>
          <table:table-cell office:value-type="string">
            <text:p>error.wrong.position.candidacies.closingDate</text:p>
          </table:table-cell>
          <table:table-cell office:value-type="string">
            <text:p>Candidacy submission period has expired.</text:p>
          </table:table-cell>
          <table:table-cell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83];&quot;=&quot;;[.D183])"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1">
          <table:table-cell office:value-type="string">
            <text:p>error.wrong.position.candidacies.openingDate</text:p>
          </table:table-cell>
          <table:table-cell office:value-type="string">
            <text:p>Η θέση δεν έχει ανοίξει ακόμα για υποβολή αιτήσεων.</text:p>
          </table:table-cell>
          <table:table-cell office:value-type="string">
            <text:p>error.wrong.position.candidacies.openingDate</text:p>
          </table:table-cell>
          <table:table-cell office:value-type="string">
            <text:p>Position is not yet open for Candidacies.</text:p>
          </table:table-cell>
          <table:table-cell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84];&quot;=&quot;;[.D184])"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1">
          <table:table-cell office:value-type="string">
            <text:p>error.wrong.position.commitee.member.id</text:p>
          </table:table-cell>
          <table:table-cell office:value-type="string">
            <text:p>Δε βρέθηκε το μέλος της επιτροπής.</text:p>
          </table:table-cell>
          <table:table-cell office:value-type="string">
            <text:p>error.wrong.position.commitee.member.id</text:p>
          </table:table-cell>
          <table:table-cell office:value-type="string">
            <text:p>Committee Member not found</text:p>
          </table:table-cell>
          <table:table-cell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85];&quot;=&quot;;[.D185])" office:value-type="string" office:string-value="error.wrong.position.commitee.member.id=Committee Member not found">
            <text:p>error.wrong.position.commitee.member.id=Committee Member not found</text:p>
          </table:table-cell>
          <table:table-cell table:number-columns-repeated="1016"/>
        </table:table-row>
        <table:table-row table:style-name="ro1">
          <table:table-cell office:value-type="string">
            <text:p>error.wrong.position.committee.id</text:p>
          </table:table-cell>
          <table:table-cell office:value-type="string">
            <text:p>Δε βρέθηκε η εγγραφή της Επιτροπής.</text:p>
          </table:table-cell>
          <table:table-cell office:value-type="string">
            <text:p>error.wrong.position.committee.id</text:p>
          </table:table-cell>
          <table:table-cell office:value-type="string">
            <text:p>Committee entry not found</text:p>
          </table:table-cell>
          <table:table-cell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6];&quot;=&quot;;[.D186])" office:value-type="string" office:string-value="error.wrong.position.committee.id=Committee entry not found">
            <text:p>error.wrong.position.committee.id=Committee entry not found</text:p>
          </table:table-cell>
          <table:table-cell table:number-columns-repeated="1016"/>
        </table:table-row>
        <table:table-row table:style-name="ro1">
          <table:table-cell office:value-type="string">
            <text:p>error.wrong.position.committee.phase</text:p>
          </table:table-cell>
          <table:table-cell office:value-type="string">
            <text:p>Λανθασμένη Ενέργεια, παρακαλώ πατήστε ανανέωση και αν το πρόβλημα επιμείνει επικοινωνήστε με το Γραφείο Αρωγής.</text:p>
          </table:table-cell>
          <table:table-cell office:value-type="string">
            <text:p>error.wrong.position.committee.phase</text:p>
          </table:table-cell>
          <table:table-cell office:value-type="string">
            <text:p>Bad request; please press 'Refresh' and if the problem persists contact the Helpdesk.</text:p>
          </table:table-cell>
          <table:table-cell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7];&quot;=&quot;;[.D187])"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1">
          <table:table-cell office:value-type="string">
            <text:p>error.wrong.position.complentaryDocuments.id</text:p>
          </table:table-cell>
          <table:table-cell office:value-type="string">
            <text:p>Δε βρέθηκε η εγγραφή των Συμπληρωματικών Εγγράφων</text:p>
          </table:table-cell>
          <table:table-cell office:value-type="string">
            <text:p>error.wrong.position.complentaryDocuments.id</text:p>
          </table:table-cell>
          <table:table-cell office:value-type="string">
            <text:p>Complementary Documents not found; please press 'Refresh' and if the problem persists contact the Helpdesk.</text:p>
          </table:table-cell>
          <table:table-cell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8];&quot;=&quot;;[.D188])"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1">
          <table:table-cell office:value-type="string">
            <text:p>error.wrong.position.complentaryDocuments.phase</text:p>
          </table:table-cell>
          <table:table-cell office:value-type="string">
            <text:p>Λανθασμένη Ενέργεια, παρακαλώ πατήστε ανανέωση και αν το πρόβλημα επιμείνει επικοινωνήστε με το Γραφείο Αρωγής.</text:p>
          </table:table-cell>
          <table:table-cell office:value-type="string">
            <text:p>error.wrong.position.complentaryDocuments.phase</text:p>
          </table:table-cell>
          <table:table-cell office:value-type="string">
            <text:p>Bad request; please press 'Refresh' and if the problem persists contact the Helpdesk.</text:p>
          </table:table-cell>
          <table:table-cell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1">
          <table:table-cell office:value-type="string">
            <text:p>error.wrong.position.evaluation.id</text:p>
          </table:table-cell>
          <table:table-cell office:value-type="string">
            <text:p>Δε βρέθηκε η εγγραφή της Αξιολόγησης.</text:p>
          </table:table-cell>
          <table:table-cell office:value-type="string">
            <text:p>error.wrong.position.evaluation.id</text:p>
          </table:table-cell>
          <table:table-cell office:value-type="string">
            <text:p>Evaluation entry not found</text:p>
          </table:table-cell>
          <table:table-cell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90];&quot;=&quot;;[.D190])" office:value-type="string" office:string-value="error.wrong.position.evaluation.id=Evaluation entry not found">
            <text:p>error.wrong.position.evaluation.id=Evaluation entry not found</text:p>
          </table:table-cell>
          <table:table-cell table:number-columns-repeated="1016"/>
        </table:table-row>
        <table:table-row table:style-name="ro1">
          <table:table-cell office:value-type="string">
            <text:p>error.wrong.position.evaluation.phase</text:p>
          </table:table-cell>
          <table:table-cell office:value-type="string">
            <text:p>Λανθασμένη Ενέργεια, παρακαλώ πατήστε ανανέωση και αν το πρόβλημα επιμείνει επικοινωνήστε με το Γραφείο Αρωγής.</text:p>
          </table:table-cell>
          <table:table-cell office:value-type="string">
            <text:p>error.wrong.position.evaluation.phase</text:p>
          </table:table-cell>
          <table:table-cell office:value-type="string">
            <text:p>Bad request; please press 'Refresh' and if the problem persists contact the Helpdesk.</text:p>
          </table:table-cell>
          <table:table-cell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91];&quot;=&quot;;[.D191])"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1">
          <table:table-cell office:value-type="string">
            <text:p>error.wrong.position.evaluator.id</text:p>
          </table:table-cell>
          <table:table-cell office:value-type="string">
            <text:p>Δε βρέθηκε η εγγραφή του Αξιολογητή.</text:p>
          </table:table-cell>
          <table:table-cell office:value-type="string">
            <text:p>error.wrong.position.evaluator.id</text:p>
          </table:table-cell>
          <table:table-cell office:value-type="string">
            <text:p>Evaluator's entry not found</text:p>
          </table:table-cell>
          <table:table-cell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92];&quot;=&quot;;[.D192])" office:value-type="string" office:string-value="error.wrong.position.evaluator.id=Evaluator's entry not found">
            <text:p>error.wrong.position.evaluator.id=Evaluator's entry not found</text:p>
          </table:table-cell>
          <table:table-cell table:number-columns-repeated="1016"/>
        </table:table-row>
        <table:table-row table:style-name="ro1">
          <table:table-cell office:value-type="string">
            <text:p>error.wrong.position.id</text:p>
          </table:table-cell>
          <table:table-cell office:value-type="string">
            <text:p>Δε βρέθηκε η συσχετιζόμενη θέση.</text:p>
          </table:table-cell>
          <table:table-cell office:value-type="string">
            <text:p>error.wrong.position.id</text:p>
          </table:table-cell>
          <table:table-cell office:value-type="string">
            <text:p>Position not found</text:p>
          </table:table-cell>
          <table:table-cell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id=Δε βρέθηκε η συσχετιζόμενη θέση.">
            <text:p>error.wrong.position.id=Δε βρέθηκε η συσχετιζόμενη θέση.</text:p>
          </table:table-cell>
          <table:table-cell table:formula="of:=CONCATENATE([.C193];&quot;=&quot;;[.D193])" office:value-type="string" office:string-value="error.wrong.position.id=Position not found">
            <text:p>error.wrong.position.id=Position not found</text:p>
          </table:table-cell>
          <table:table-cell table:number-columns-repeated="1016"/>
        </table:table-row>
        <table:table-row table:style-name="ro1">
          <table:table-cell office:value-type="string">
            <text:p>error.wrong.position.nomination.id</text:p>
          </table:table-cell>
          <table:table-cell office:value-type="string">
            <text:p>Δε βρέθηκε η εγγραφή της Απονομής.</text:p>
          </table:table-cell>
          <table:table-cell office:value-type="string">
            <text:p>error.wrong.position.nomination.id</text:p>
          </table:table-cell>
          <table:table-cell office:value-type="string">
            <text:p>Nomination not found</text:p>
          </table:table-cell>
          <table:table-cell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94];&quot;=&quot;;[.D194])" office:value-type="string" office:string-value="error.wrong.position.nomination.id=Nomination not found">
            <text:p>error.wrong.position.nomination.id=Nomination not found</text:p>
          </table:table-cell>
          <table:table-cell table:number-columns-repeated="1016"/>
        </table:table-row>
        <table:table-row table:style-name="ro1">
          <table:table-cell office:value-type="string">
            <text:p>error.wrong.position.nomination.phase</text:p>
          </table:table-cell>
          <table:table-cell office:value-type="string">
            <text:p>Λανθασμένη Ενέργεια, παρακαλώ πατήστε ανανέωση και αν το πρόβλημα επιμείνει επικοινωνήστε με το Γραφείο Αρωγής.</text:p>
          </table:table-cell>
          <table:table-cell office:value-type="string">
            <text:p>error.wrong.position.nomination.phase</text:p>
          </table:table-cell>
          <table:table-cell office:value-type="string">
            <text:p>Bad request; please press 'Refresh' and if the problem persists contact the Helpdesk.</text:p>
          </table:table-cell>
          <table:table-cell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95];&quot;=&quot;;[.D195])"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1">
          <table:table-cell office:value-type="string">
            <text:p>error.wrong.position.search.criteria.id</text:p>
          </table:table-cell>
          <table:table-cell office:value-type="string">
            <text:p>Δε βρέθηκε η εγγραφή για τα κριτήρια αναζήτησης.</text:p>
          </table:table-cell>
          <table:table-cell office:value-type="string">
            <text:p>error.wrong.position.search.criteria.id</text:p>
          </table:table-cell>
          <table:table-cell office:value-type="string">
            <text:p>Record was not found for the search criteria.</text:p>
          </table:table-cell>
          <table:table-cell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6];&quot;=&quot;;[.D196])"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1">
          <table:table-cell office:value-type="string">
            <text:p>error.wrong.position.status</text:p>
          </table:table-cell>
          <table:table-cell office:value-type="string">
            <text:p>Η θέση είναι σε κατάσταση που δεν επιτρέπεται η ενέργεια.</text:p>
          </table:table-cell>
          <table:table-cell office:value-type="string">
            <text:p>error.wrong.position.status</text:p>
          </table:table-cell>
          <table:table-cell office:value-type="string">
            <text:p>Action not allowed due to position status.</text:p>
          </table:table-cell>
          <table:table-cell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7];&quot;=&quot;;[.D197])"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1">
          <table:table-cell office:value-type="string">
            <text:p>error.wrong.position.status.cannot.delete</text:p>
          </table:table-cell>
          <table:table-cell office:value-type="string">
            <text:p>Δεν είναι δυνατή η διαγραφή αυτής της Θέσης.</text:p>
          </table:table-cell>
          <table:table-cell office:value-type="string">
            <text:p>error.wrong.position.status.cannot.delete</text:p>
          </table:table-cell>
          <table:table-cell office:value-type="string">
            <text:p>Cannot delete this position.</text:p>
          </table:table-cell>
          <table:table-cell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8];&quot;=&quot;;[.D198])"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1">
          <table:table-cell office:value-type="string">
            <text:p>error.wrong.position.status.committee.converged</text:p>
          </table:table-cell>
          <table:table-cell office:value-type="string">
            <text:p>Δεν επιτρέπεται η ενέργεια. Η επιτροπή έχει ήδη συνεδριάσει</text:p>
          </table:table-cell>
          <table:table-cell office:value-type="string">
            <text:p>error.wrong.position.status.committee.converged</text:p>
          </table:table-cell>
          <table:table-cell office:value-type="string">
            <text:p>Action not allowed. The Committee has already convened.</text:p>
          </table:table-cell>
          <table:table-cell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9];&quot;=&quot;;[.D199])"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1">
          <table:table-cell office:value-type="string">
            <text:p>error.wrong.professor.id</text:p>
          </table:table-cell>
          <table:table-cell office:value-type="string">
            <text:p>Δε βρέθηκε το μέλος ΔΕΠ</text:p>
          </table:table-cell>
          <table:table-cell office:value-type="string">
            <text:p>error.wrong.professor.id</text:p>
          </table:table-cell>
          <table:table-cell office:value-type="string">
            <text:p>Faculty Member not found</text:p>
          </table:table-cell>
          <table:table-cell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professor.id=Δε βρέθηκε το μέλος ΔΕΠ">
            <text:p>error.wrong.professor.id=Δε βρέθηκε το μέλος ΔΕΠ</text:p>
          </table:table-cell>
          <table:table-cell table:formula="of:=CONCATENATE([.C200];&quot;=&quot;;[.D200])" office:value-type="string" office:string-value="error.wrong.professor.id=Faculty Member not found">
            <text:p>error.wrong.professor.id=Faculty Member not found</text:p>
          </table:table-cell>
          <table:table-cell table:number-columns-repeated="1016"/>
        </table:table-row>
        <table:table-row table:style-name="ro1">
          <table:table-cell office:value-type="string">
            <text:p>error.wrong.professor.status</text:p>
          </table:table-cell>
          <table:table-cell office:value-type="string">
            <text:p>Μη επιτρεπτή ενέργεια. Ο καθηγητής δεν έχει ενεργό προφίλ.</text:p>
          </table:table-cell>
          <table:table-cell office:value-type="string">
            <text:p>error.wrong.professor.status</text:p>
          </table:table-cell>
          <table:table-cell office:value-type="string">
            <text:p>Action not allowed. The professor's profile is not active.</text:p>
          </table:table-cell>
          <table:table-cell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201];&quot;=&quot;;[.D201])"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1">
          <table:table-cell office:value-type="string">
            <text:p>error.wrong.rank.id</text:p>
          </table:table-cell>
          <table:table-cell office:value-type="string">
            <text:p>Δε βρέθηκε η Βαθμίδα.</text:p>
          </table:table-cell>
          <table:table-cell office:value-type="string">
            <text:p>error.wrong.rank.id</text:p>
          </table:table-cell>
          <table:table-cell office:value-type="string">
            <text:p>Rank not found</text:p>
          </table:table-cell>
          <table:table-cell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rror.wrong.rank.id=Δε βρέθηκε η Βαθμίδα.">
            <text:p>error.wrong.rank.id=Δε βρέθηκε η Βαθμίδα.</text:p>
          </table:table-cell>
          <table:table-cell table:formula="of:=CONCATENATE([.C202];&quot;=&quot;;[.D202])" office:value-type="string" office:string-value="error.wrong.rank.id=Rank not found">
            <text:p>error.wrong.rank.id=Rank not found</text:p>
          </table:table-cell>
          <table:table-cell table:number-columns-repeated="1016"/>
        </table:table-row>
        <table:table-row table:style-name="ro1">
          <table:table-cell office:value-type="string">
            <text:p>error.wrong.register.id</text:p>
          </table:table-cell>
          <table:table-cell office:value-type="string">
            <text:p>Δε βρέθηκε το Μητρώο.</text:p>
          </table:table-cell>
          <table:table-cell office:value-type="string">
            <text:p>error.wrong.register.id</text:p>
          </table:table-cell>
          <table:table-cell office:value-type="string">
            <text:p>Registry not found</text:p>
          </table:table-cell>
          <table:table-cell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rror.wrong.register.id=Δε βρέθηκε το Μητρώο.">
            <text:p>error.wrong.register.id=Δε βρέθηκε το Μητρώο.</text:p>
          </table:table-cell>
          <table:table-cell table:formula="of:=CONCATENATE([.C203];&quot;=&quot;;[.D203])" office:value-type="string" office:string-value="error.wrong.register.id=Registry not found">
            <text:p>error.wrong.register.id=Registry not found</text:p>
          </table:table-cell>
          <table:table-cell table:number-columns-repeated="1016"/>
        </table:table-row>
        <table:table-row table:style-name="ro1">
          <table:table-cell office:value-type="string">
            <text:p>error.wrong.register.member.id</text:p>
          </table:table-cell>
          <table:table-cell office:value-type="string">
            <text:p>Δε βρέθηκε το μέλος του μητρώου.</text:p>
          </table:table-cell>
          <table:table-cell office:value-type="string">
            <text:p>error.wrong.register.member.id</text:p>
          </table:table-cell>
          <table:table-cell office:value-type="string">
            <text:p>Registry Member not found</text:p>
          </table:table-cell>
          <table:table-cell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rror.wrong.register.member.id=Δε βρέθηκε το μέλος του μητρώου.">
            <text:p>error.wrong.register.member.id=Δε βρέθηκε το μέλος του μητρώου.</text:p>
          </table:table-cell>
          <table:table-cell table:formula="of:=CONCATENATE([.C204];&quot;=&quot;;[.D204])" office:value-type="string" office:string-value="error.wrong.register.member.id=Registry Member not found">
            <text:p>error.wrong.register.member.id=Registry Member not found</text:p>
          </table:table-cell>
          <table:table-cell table:number-columns-repeated="1016"/>
        </table:table-row>
        <table:table-row table:style-name="ro1">
          <table:table-cell office:value-type="string">
            <text:p>error.wrong.role.id</text:p>
          </table:table-cell>
          <table:table-cell office:value-type="string">
            <text:p>Δε βρέθηκε το Προφίλ.</text:p>
          </table:table-cell>
          <table:table-cell office:value-type="string">
            <text:p>error.wrong.role.id</text:p>
          </table:table-cell>
          <table:table-cell office:value-type="string">
            <text:p>Profile not found</text:p>
          </table:table-cell>
          <table:table-cell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error.wrong.role.id=Δε βρέθηκε το Προφίλ.">
            <text:p>error.wrong.role.id=Δε βρέθηκε το Προφίλ.</text:p>
          </table:table-cell>
          <table:table-cell table:formula="of:=CONCATENATE([.C205];&quot;=&quot;;[.D205])" office:value-type="string" office:string-value="error.wrong.role.id=Profile not found">
            <text:p>error.wrong.role.id=Profile not found</text:p>
          </table:table-cell>
          <table:table-cell table:number-columns-repeated="1016"/>
        </table:table-row>
        <table:table-row table:style-name="ro1">
          <table:table-cell office:value-type="string">
            <text:p>error.wrong.subject.id</text:p>
          </table:table-cell>
          <table:table-cell office:value-type="string">
            <text:p>Δε βρέθηκε το γνωστικό αντικείμενο.</text:p>
          </table:table-cell>
          <table:table-cell office:value-type="string">
            <text:p>error.wrong.subject.id</text:p>
          </table:table-cell>
          <table:table-cell office:value-type="string">
            <text:p>Subject not found</text:p>
          </table:table-cell>
          <table:table-cell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error.wrong.subject.id=Δε βρέθηκε το γνωστικό αντικείμενο.">
            <text:p>error.wrong.subject.id=Δε βρέθηκε το γνωστικό αντικείμενο.</text:p>
          </table:table-cell>
          <table:table-cell table:formula="of:=CONCATENATE([.C206];&quot;=&quot;;[.D206])" office:value-type="string" office:string-value="error.wrong.subject.id=Subject not found">
            <text:p>error.wrong.subject.id=Subject not found</text:p>
          </table:table-cell>
          <table:table-cell table:number-columns-repeated="1016"/>
        </table:table-row>
        <table:table-row table:style-name="ro1">
          <table:table-cell office:value-type="string">
            <text:p>error.wrong.user.id</text:p>
          </table:table-cell>
          <table:table-cell office:value-type="string">
            <text:p>Δε βρέθηκε ο Χρήστης.</text:p>
          </table:table-cell>
          <table:table-cell office:value-type="string">
            <text:p>error.wrong.user.id</text:p>
          </table:table-cell>
          <table:table-cell office:value-type="string">
            <text:p>User not found</text:p>
          </table:table-cell>
          <table:table-cell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error.wrong.user.id=Δε βρέθηκε ο Χρήστης.">
            <text:p>error.wrong.user.id=Δε βρέθηκε ο Χρήστης.</text:p>
          </table:table-cell>
          <table:table-cell table:formula="of:=CONCATENATE([.C207];&quot;=&quot;;[.D207])" office:value-type="string" office:string-value="error.wrong.user.id=User not found">
            <text:p>error.wrong.user.id=User not found</text:p>
          </table:table-cell>
          <table:table-cell table:number-columns-repeated="1016"/>
        </table:table-row>
        <table:table-row table:style-name="ro1">
          <table:table-cell office:value-type="string">
            <text:p>error.wrong.username</text:p>
          </table:table-cell>
          <table:table-cell office:value-type="string">
            <text:p>Λανθασμένο όνομα χρήστη.</text:p>
          </table:table-cell>
          <table:table-cell office:value-type="string">
            <text:p>error.wrong.username</text:p>
          </table:table-cell>
          <table:table-cell office:value-type="string">
            <text:p>Wrong Username</text:p>
          </table:table-cell>
          <table:table-cell office:value-type="date" office:date-value="2013-12-03">
            <text:p>3/12/2013</text:p>
          </table:table-cell>
          <table:table-cell table:formula="of:=IF([.A208]=[.C208];&quot;OK&quot;;&quot;ERROR&quot;)" office:value-type="string" office:string-value="OK">
            <text:p>OK</text:p>
          </table:table-cell>
          <table:table-cell table:formula="of:=CONCATENATE([.A208];&quot;=&quot;;[.B208])" office:value-type="string" office:string-value="error.wrong.username=Λανθασμένο όνομα χρήστη.">
            <text:p>error.wrong.username=Λανθασμένο όνομα χρήστη.</text:p>
          </table:table-cell>
          <table:table-cell table:formula="of:=CONCATENATE([.C208];&quot;=&quot;;[.D208])" office:value-type="string" office:string-value="error.wrong.username=Wrong Username">
            <text:p>error.wrong.username=Wrong Username</text:p>
          </table:table-cell>
          <table:table-cell table:number-columns-repeated="1016"/>
        </table:table-row>
        <table:table-row table:style-name="ro1">
          <table:table-cell office:value-type="string">
            <text:p>EswterikosKanonismosFile</text:p>
          </table:table-cell>
          <table:table-cell office:value-type="string">
            <text:p>Εσωτερικός Κανονισμός</text:p>
          </table:table-cell>
          <table:table-cell office:value-type="string">
            <text:p>EswterikosKanonismosFile</text:p>
          </table:table-cell>
          <table:table-cell office:value-type="string">
            <text:p>Internal Regulation</text:p>
          </table:table-cell>
          <table:table-cell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EswterikosKanonismosFile=Εσωτερικός Κανονισμός">
            <text:p>EswterikosKanonismosFile=Εσωτερικός Κανονισμός</text:p>
          </table:table-cell>
          <table:table-cell table:formula="of:=CONCATENATE([.C209];&quot;=&quot;;[.D209])" office:value-type="string" office:string-value="EswterikosKanonismosFile=Internal Regulation">
            <text:p>EswterikosKanonismosFile=Internal Regulation</text:p>
          </table:table-cell>
          <table:table-cell table:number-columns-repeated="1016"/>
        </table:table-row>
        <table:table-row table:style-name="ro1">
          <table:table-cell office:value-type="string">
            <text:p>EswterikosKanonismosURL</text:p>
          </table:table-cell>
          <table:table-cell office:value-type="string">
            <text:p>Εσωτερικός Κανονισμός (link)</text:p>
          </table:table-cell>
          <table:table-cell office:value-type="string">
            <text:p>EswterikosKanonismosURL</text:p>
          </table:table-cell>
          <table:table-cell office:value-type="string">
            <text:p>Internal Regulation (link)</text:p>
          </table:table-cell>
          <table:table-cell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EswterikosKanonismosURL=Εσωτερικός Κανονισμός (link)">
            <text:p>EswterikosKanonismosURL=Εσωτερικός Κανονισμός (link)</text:p>
          </table:table-cell>
          <table:table-cell table:formula="of:=CONCATENATE([.C210];&quot;=&quot;;[.D210])" office:value-type="string" office:string-value="EswterikosKanonismosURL=Internal Regulation (link)">
            <text:p>EswterikosKanonismosURL=Internal Regulation (link)</text:p>
          </table:table-cell>
          <table:table-cell table:number-columns-repeated="1016"/>
        </table:table-row>
        <table:table-row table:style-name="ro1">
          <table:table-cell office:value-type="string">
            <text:p>existing.identification.number</text:p>
          </table:table-cell>
          <table:table-cell office:value-type="string">
            <text:p>Ο αριθμός ταυτότητας/διαβατηρίου είναι ήδη καταχωρισμένος</text:p>
          </table:table-cell>
          <table:table-cell office:value-type="string">
            <text:p>existing.identification.number</text:p>
          </table:table-cell>
          <table:table-cell office:value-type="string">
            <text:p>The id/passport number is already used.</text:p>
          </table:table-cell>
          <table:table-cell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11];&quot;=&quot;;[.D211])"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1">
          <table:table-cell office:value-type="string">
            <text:p>FatherName</text:p>
          </table:table-cell>
          <table:table-cell office:value-type="string">
            <text:p>Όνομα Πατρός</text:p>
          </table:table-cell>
          <table:table-cell office:value-type="string">
            <text:p>FatherName</text:p>
          </table:table-cell>
          <table:table-cell office:value-type="string">
            <text:p>Father's Name</text:p>
          </table:table-cell>
          <table:table-cell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FatherName=Όνομα Πατρός">
            <text:p>FatherName=Όνομα Πατρός</text:p>
          </table:table-cell>
          <table:table-cell table:formula="of:=CONCATENATE([.C212];&quot;=&quot;;[.D212])" office:value-type="string" office:string-value="FatherName=Father's Name">
            <text:p>FatherName=Father's Name</text:p>
          </table:table-cell>
          <table:table-cell table:number-columns-repeated="1016"/>
        </table:table-row>
        <table:table-row table:style-name="ro1">
          <table:table-cell office:value-type="string">
            <text:p>FatherNameLatin</text:p>
          </table:table-cell>
          <table:table-cell office:value-type="string">
            <text:p>Όνομα Πατρός (Λατινικοί Χαρακτήρες)</text:p>
          </table:table-cell>
          <table:table-cell office:value-type="string">
            <text:p>FatherNameLatin</text:p>
          </table:table-cell>
          <table:table-cell office:value-type="string">
            <text:p>Father's Name (Latin Characters)</text:p>
          </table:table-cell>
          <table:table-cell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FatherNameLatin=Όνομα Πατρός (Λατινικοί Χαρακτήρες)">
            <text:p>FatherNameLatin=Όνομα Πατρός (Λατινικοί Χαρακτήρες)</text:p>
          </table:table-cell>
          <table:table-cell table:formula="of:=CONCATENATE([.C213];&quot;=&quot;;[.D213])" office:value-type="string" office:string-value="FatherNameLatin=Father's Name (Latin Characters)">
            <text:p>FatherNameLatin=Father's Name (Latin Characters)</text:p>
          </table:table-cell>
          <table:table-cell table:number-columns-repeated="1016"/>
        </table:table-row>
        <table:table-row table:style-name="ro1">
          <table:table-cell office:value-type="string">
            <text:p>FEK</text:p>
          </table:table-cell>
          <table:table-cell office:value-type="string">
            <text:p>Φ.Ε.Κ.</text:p>
          </table:table-cell>
          <table:table-cell office:value-type="string">
            <text:p>FEK</text:p>
          </table:table-cell>
          <table:table-cell office:value-type="string">
            <text:p>FEK (Government Gazette)</text:p>
          </table:table-cell>
          <table:table-cell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EK=Φ.Ε.Κ.">
            <text:p>FEK=Φ.Ε.Κ.</text:p>
          </table:table-cell>
          <table:table-cell table:formula="of:=CONCATENATE([.C214];&quot;=&quot;;[.D214])" office:value-type="string" office:string-value="FEK=FEK (Government Gazette)">
            <text:p>FEK=FEK (Government Gazette)</text:p>
          </table:table-cell>
          <table:table-cell table:number-columns-repeated="1016"/>
        </table:table-row>
        <table:table-row table:style-name="ro1">
          <table:table-cell office:value-type="string">
            <text:p>FEKCheckbox</text:p>
          </table:table-cell>
          <table:table-cell office:value-type="string">
            <text:p>Δεν αναγράφεται γνωστικό αντικείμενο στο ΦΕΚ διορισμού μου</text:p>
          </table:table-cell>
          <table:table-cell office:value-type="string">
            <text:p>FEKCheckbox</text:p>
          </table:table-cell>
          <table:table-cell office:value-type="string">
            <text:p>No subject reported in FEK (Government Gazette) of nomination</text:p>
          </table:table-cell>
          <table:table-cell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215];&quot;=&quot;;[.D215])" office:value-type="string" office:string-value="FEKCheckbox=No subject reported in FEK (Government Gazette) of nomination">
            <text:p>FEKCheckbox=No subject reported in FEK (Government Gazette) of nomination</text:p>
          </table:table-cell>
          <table:table-cell table:number-columns-repeated="1016"/>
        </table:table-row>
        <table:table-row table:style-name="ro1">
          <table:table-cell office:value-type="string">
            <text:p>FEKFile</text:p>
          </table:table-cell>
          <table:table-cell office:value-type="string">
            <text:p>Αρχείο Φ.Ε.Κ.</text:p>
          </table:table-cell>
          <table:table-cell office:value-type="string">
            <text:p>FEKFile</text:p>
          </table:table-cell>
          <table:table-cell office:value-type="string">
            <text:p>FEK (Government Gazette) file</text:p>
          </table:table-cell>
          <table:table-cell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EKFile=Αρχείο Φ.Ε.Κ.">
            <text:p>FEKFile=Αρχείο Φ.Ε.Κ.</text:p>
          </table:table-cell>
          <table:table-cell table:formula="of:=CONCATENATE([.C216];&quot;=&quot;;[.D216])" office:value-type="string" office:string-value="FEKFile=FEK (Government Gazette) file">
            <text:p>FEKFile=FEK (Government Gazette) file</text:p>
          </table:table-cell>
          <table:table-cell table:number-columns-repeated="1016"/>
        </table:table-row>
        <table:table-row table:style-name="ro1">
          <table:table-cell office:value-type="string">
            <text:p>FEKSentDate</text:p>
          </table:table-cell>
          <table:table-cell office:value-type="string">
            <text:p>Ημερομηνία ΦΕΚ</text:p>
          </table:table-cell>
          <table:table-cell office:value-type="string">
            <text:p>FEKSentDate</text:p>
          </table:table-cell>
          <table:table-cell office:value-type="string">
            <text:p>FEK (Government Gazette) date</text:p>
          </table:table-cell>
          <table:table-cell office:value-type="date" office:date-value="2013-12-03">
            <text:p>3/12/2013</text:p>
          </table:table-cell>
          <table:table-cell table:formula="of:=IF([.A217]=[.C217];&quot;OK&quot;;&quot;ERROR&quot;)" office:value-type="string" office:string-value="OK">
            <text:p>OK</text:p>
          </table:table-cell>
          <table:table-cell table:formula="of:=CONCATENATE([.A217];&quot;=&quot;;[.B217])" office:value-type="string" office:string-value="FEKSentDate=Ημερομηνία ΦΕΚ">
            <text:p>FEKSentDate=Ημερομηνία ΦΕΚ</text:p>
          </table:table-cell>
          <table:table-cell table:formula="of:=CONCATENATE([.C217];&quot;=&quot;;[.D217])" office:value-type="string" office:string-value="FEKSentDate=FEK (Government Gazette) date">
            <text:p>FEKSentDate=FEK (Government Gazette) date</text:p>
          </table:table-cell>
          <table:table-cell table:number-columns-repeated="1016"/>
        </table:table-row>
        <table:table-row table:style-name="ro1">
          <table:table-cell office:value-type="string">
            <text:p>FEKSubject</text:p>
          </table:table-cell>
          <table:table-cell office:value-type="string">
            <text:p>Γνωστικό Αντικείμενο από Φ.Ε.Κ.</text:p>
          </table:table-cell>
          <table:table-cell office:value-type="string">
            <text:p>FEKSubject</text:p>
          </table:table-cell>
          <table:table-cell office:value-type="string">
            <text:p>Subject from FEK (Government Gazette)</text:p>
          </table:table-cell>
          <table:table-cell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EKSubject=Γνωστικό Αντικείμενο από Φ.Ε.Κ.">
            <text:p>FEKSubject=Γνωστικό Αντικείμενο από Φ.Ε.Κ.</text:p>
          </table:table-cell>
          <table:table-cell table:formula="of:=CONCATENATE([.C218];&quot;=&quot;;[.D218])" office:value-type="string" office:string-value="FEKSubject=Subject from FEK (Government Gazette)">
            <text:p>FEKSubject=Subject from FEK (Government Gazette)</text:p>
          </table:table-cell>
          <table:table-cell table:number-columns-repeated="1016"/>
        </table:table-row>
        <table:table-row table:style-name="ro1">
          <table:table-cell office:value-type="string">
            <text:p>File</text:p>
          </table:table-cell>
          <table:table-cell office:value-type="string">
            <text:p>Αρχείο</text:p>
          </table:table-cell>
          <table:table-cell office:value-type="string">
            <text:p>File</text:p>
          </table:table-cell>
          <table:table-cell office:value-type="string">
            <text:p>File</text:p>
          </table:table-cell>
          <table:table-cell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ile=Αρχείο">
            <text:p>File=Αρχείο</text:p>
          </table:table-cell>
          <table:table-cell table:formula="of:=CONCATENATE([.C219];&quot;=&quot;;[.D219])" office:value-type="string" office:string-value="File=File">
            <text:p>File=File</text:p>
          </table:table-cell>
          <table:table-cell table:number-columns-repeated="1016"/>
        </table:table-row>
        <table:table-row table:style-name="ro1">
          <table:table-cell office:value-type="string">
            <text:p>FileDate</text:p>
          </table:table-cell>
          <table:table-cell office:value-type="string">
            <text:p>Ημερομηνία</text:p>
          </table:table-cell>
          <table:table-cell office:value-type="string">
            <text:p>FileDate</text:p>
          </table:table-cell>
          <table:table-cell office:value-type="string">
            <text:p>Date</text:p>
          </table:table-cell>
          <table:table-cell office:value-type="date" office:date-value="2013-12-03">
            <text:p>3/12/2013</text:p>
          </table:table-cell>
          <table:table-cell table:formula="of:=IF([.A220]=[.C220];&quot;OK&quot;;&quot;ERROR&quot;)" office:value-type="string" office:string-value="OK">
            <text:p>OK</text:p>
          </table:table-cell>
          <table:table-cell table:formula="of:=CONCATENATE([.A220];&quot;=&quot;;[.B220])" office:value-type="string" office:string-value="FileDate=Ημερομηνία">
            <text:p>FileDate=Ημερομηνία</text:p>
          </table:table-cell>
          <table:table-cell table:formula="of:=CONCATENATE([.C220];&quot;=&quot;;[.D220])" office:value-type="string" office:string-value="FileDate=Date">
            <text:p>FileDate=Date</text:p>
          </table:table-cell>
          <table:table-cell table:number-columns-repeated="1016"/>
        </table:table-row>
        <table:table-row table:style-name="ro1">
          <table:table-cell office:value-type="string">
            <text:p>FileDescription</text:p>
          </table:table-cell>
          <table:table-cell office:value-type="string">
            <text:p>Περιγραφή</text:p>
          </table:table-cell>
          <table:table-cell office:value-type="string">
            <text:p>FileDescription</text:p>
          </table:table-cell>
          <table:table-cell office:value-type="string">
            <text:p>Description</text:p>
          </table:table-cell>
          <table:table-cell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FileDescription=Περιγραφή">
            <text:p>FileDescription=Περιγραφή</text:p>
          </table:table-cell>
          <table:table-cell table:formula="of:=CONCATENATE([.C221];&quot;=&quot;;[.D221])" office:value-type="string" office:string-value="FileDescription=Description">
            <text:p>FileDescription=Description</text:p>
          </table:table-cell>
          <table:table-cell table:number-columns-repeated="1016"/>
        </table:table-row>
        <table:table-row table:style-name="ro1">
          <table:table-cell office:value-type="string">
            <text:p>FileName</text:p>
          </table:table-cell>
          <table:table-cell office:value-type="string">
            <text:p>Τίτλος</text:p>
          </table:table-cell>
          <table:table-cell office:value-type="string">
            <text:p>FileName</text:p>
          </table:table-cell>
          <table:table-cell office:value-type="string">
            <text:p>Title</text:p>
          </table:table-cell>
          <table:table-cell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FileName=Τίτλος">
            <text:p>FileName=Τίτλος</text:p>
          </table:table-cell>
          <table:table-cell table:formula="of:=CONCATENATE([.C222];&quot;=&quot;;[.D222])" office:value-type="string" office:string-value="FileName=Title">
            <text:p>FileName=Title</text:p>
          </table:table-cell>
          <table:table-cell table:number-columns-repeated="1016"/>
        </table:table-row>
        <table:table-row table:style-name="ro1">
          <table:table-cell office:value-type="string">
            <text:p>FileOptions</text:p>
          </table:table-cell>
          <table:table-cell office:value-type="string">
            <text:p>Επιλογές</text:p>
          </table:table-cell>
          <table:table-cell office:value-type="string">
            <text:p>FileOptions</text:p>
          </table:table-cell>
          <table:table-cell office:value-type="string">
            <text:p>Options</text:p>
          </table:table-cell>
          <table:table-cell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FileOptions=Επιλογές">
            <text:p>FileOptions=Επιλογές</text:p>
          </table:table-cell>
          <table:table-cell table:formula="of:=CONCATENATE([.C223];&quot;=&quot;;[.D223])" office:value-type="string" office:string-value="FileOptions=Options">
            <text:p>FileOptions=Options</text:p>
          </table:table-cell>
          <table:table-cell table:number-columns-repeated="1016"/>
        </table:table-row>
        <table:table-row table:style-name="ro1">
          <table:table-cell office:value-type="string">
            <text:p>FileReverted</text:p>
          </table:table-cell>
          <table:table-cell office:value-type="string">
            <text:p>Το αρχείο επανήλθε στην προηγούμενη έκδοσή του.</text:p>
          </table:table-cell>
          <table:table-cell office:value-type="string">
            <text:p>FileReverted</text:p>
          </table:table-cell>
          <table:table-cell office:value-type="string">
            <text:p>The file has been reverted to an earlier edition.</text:p>
          </table:table-cell>
          <table:table-cell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24];&quot;=&quot;;[.D224])" office:value-type="string" office:string-value="FileReverted=The file has been reverted to an earlier edition.">
            <text:p>FileReverted=The file has been reverted to an earlier edition.</text:p>
          </table:table-cell>
          <table:table-cell table:number-columns-repeated="1016"/>
        </table:table-row>
        <table:table-row table:style-name="ro1">
          <table:table-cell office:value-type="string">
            <text:p>FileSize</text:p>
          </table:table-cell>
          <table:table-cell office:value-type="string">
            <text:p>Μέγεθος</text:p>
          </table:table-cell>
          <table:table-cell office:value-type="string">
            <text:p>FileSize</text:p>
          </table:table-cell>
          <table:table-cell office:value-type="string">
            <text:p>Size</text:p>
          </table:table-cell>
          <table:table-cell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FileSize=Μέγεθος">
            <text:p>FileSize=Μέγεθος</text:p>
          </table:table-cell>
          <table:table-cell table:formula="of:=CONCATENATE([.C225];&quot;=&quot;;[.D225])" office:value-type="string" office:string-value="FileSize=Size">
            <text:p>FileSize=Size</text:p>
          </table:table-cell>
          <table:table-cell table:number-columns-repeated="1016"/>
        </table:table-row>
        <table:table-row table:style-name="ro1">
          <table:table-cell office:value-type="string">
            <text:p>FileUploader</text:p>
          </table:table-cell>
          <table:table-cell office:value-type="string">
            <text:p>Ανέβασμα Αρχείου</text:p>
          </table:table-cell>
          <table:table-cell office:value-type="string">
            <text:p>FileUploader</text:p>
          </table:table-cell>
          <table:table-cell office:value-type="string">
            <text:p>Upload File</text:p>
          </table:table-cell>
          <table:table-cell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FileUploader=Ανέβασμα Αρχείου">
            <text:p>FileUploader=Ανέβασμα Αρχείου</text:p>
          </table:table-cell>
          <table:table-cell table:formula="of:=CONCATENATE([.C226];&quot;=&quot;;[.D226])" office:value-type="string" office:string-value="FileUploader=Upload File">
            <text:p>FileUploader=Upload File</text:p>
          </table:table-cell>
          <table:table-cell table:number-columns-repeated="1016"/>
        </table:table-row>
        <table:table-row table:style-name="ro1">
          <table:table-cell office:value-type="string">
            <text:p>FileUploadForm</text:p>
          </table:table-cell>
          <table:table-cell office:value-type="string">
            <text:p>Ανέβασμα Αρχείου</text:p>
          </table:table-cell>
          <table:table-cell office:value-type="string">
            <text:p>FileUploadForm</text:p>
          </table:table-cell>
          <table:table-cell office:value-type="string">
            <text:p>Upload File</text:p>
          </table:table-cell>
          <table:table-cell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FileUploadForm=Ανέβασμα Αρχείου">
            <text:p>FileUploadForm=Ανέβασμα Αρχείου</text:p>
          </table:table-cell>
          <table:table-cell table:formula="of:=CONCATENATE([.C227];&quot;=&quot;;[.D227])" office:value-type="string" office:string-value="FileUploadForm=Upload File">
            <text:p>FileUploadForm=Upload File</text:p>
          </table:table-cell>
          <table:table-cell table:number-columns-repeated="1016"/>
        </table:table-row>
        <table:table-row table:style-name="ro1">
          <table:table-cell office:value-type="string">
            <text:p>FormaSymmetoxisFile</text:p>
          </table:table-cell>
          <table:table-cell office:value-type="string">
            <text:p>Φόρμα Συμμετοχής</text:p>
          </table:table-cell>
          <table:table-cell office:value-type="string">
            <text:p>FormaSymmetoxisFile</text:p>
          </table:table-cell>
          <table:table-cell office:value-type="string">
            <text:p>Registration Form</text:p>
          </table:table-cell>
          <table:table-cell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FormaSymmetoxisFile=Φόρμα Συμμετοχής">
            <text:p>FormaSymmetoxisFile=Φόρμα Συμμετοχής</text:p>
          </table:table-cell>
          <table:table-cell table:formula="of:=CONCATENATE([.C228];&quot;=&quot;;[.D228])" office:value-type="string" office:string-value="FormaSymmetoxisFile=Registration Form">
            <text:p>FormaSymmetoxisFile=Registration Form</text:p>
          </table:table-cell>
          <table:table-cell table:number-columns-repeated="1016"/>
        </table:table-row>
        <table:table-row table:style-name="ro1">
          <table:table-cell office:value-type="string">
            <text:p>HomeTitle</text:p>
          </table:table-cell>
          <table:table-cell office:value-type="string">
            <text:p>Κεντρική</text:p>
          </table:table-cell>
          <table:table-cell office:value-type="string">
            <text:p>HomeTitle</text:p>
          </table:table-cell>
          <table:table-cell office:value-type="string">
            <text:p>Home</text:p>
          </table:table-cell>
          <table:table-cell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HomeTitle=Κεντρική">
            <text:p>HomeTitle=Κεντρική</text:p>
          </table:table-cell>
          <table:table-cell table:formula="of:=CONCATENATE([.C229];&quot;=&quot;;[.D229])" office:value-type="string" office:string-value="HomeTitle=Home">
            <text:p>HomeTitle=Home</text:p>
          </table:table-cell>
          <table:table-cell table:number-columns-repeated="1016"/>
        </table:table-row>
        <table:table-row table:style-name="ro3">
          <table:table-cell table:style-name="ce2" office:value-type="string">
            <text:p>IAcceptTheTerms</text:p>
          </table:table-cell>
          <table:table-cell office:value-type="string">
            <text:p>Αποδέχομαι τους όρους χρήσης</text:p>
          </table:table-cell>
          <table:table-cell table:style-name="ce2" office:value-type="string">
            <text:p>IAcceptTheTerms</text:p>
          </table:table-cell>
          <table:table-cell table:style-name="ce3" office:value-type="string">
            <text:p>I accept the terms of usage</text:p>
          </table:table-cell>
          <table:table-cell office:value-type="date" office:date-value="2013-12-04">
            <text:p>4/12/2013</text:p>
          </table:table-cell>
          <table:table-cell table:formula="of:=IF([.A230]=[.C230];&quot;OK&quot;;&quot;ERROR&quot;)" office:value-type="string" office:string-value="OK">
            <text:p>OK</text:p>
          </table:table-cell>
          <table:table-cell table:formula="of:=CONCATENATE([.A230];&quot;=&quot;;[.B230])" office:value-type="string" office:string-value="IAcceptTheTerms=Αποδέχομαι τους όρους χρήσης">
            <text:p>IAcceptTheTerms=Αποδέχομαι τους όρους χρήσης</text:p>
          </table:table-cell>
          <table:table-cell table:formula="of:=CONCATENATE([.C230];&quot;=&quot;;[.D230])" office:value-type="string" office:string-value="IAcceptTheTerms=I accept the terms of usage">
            <text:p>IAcceptTheTerms=I accept the terms of usage</text:p>
          </table:table-cell>
          <table:table-cell table:number-columns-repeated="1016"/>
        </table:table-row>
        <table:table-row table:style-name="ro4">
          <table:table-cell office:value-type="string">
            <text:p>ID</text:p>
          </table:table-cell>
          <table:table-cell office:value-type="string">
            <text:p>Κωδικός</text:p>
          </table:table-cell>
          <table:table-cell table:number-columns-repeated="2" office:value-type="string">
            <text:p>ID</text:p>
          </table:table-cell>
          <table:table-cell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ID=Κωδικός">
            <text:p>ID=Κωδικός</text:p>
          </table:table-cell>
          <table:table-cell table:formula="of:=CONCATENATE([.C231];&quot;=&quot;;[.D231])" office:value-type="string" office:string-value="ID=ID">
            <text:p>ID=ID</text:p>
          </table:table-cell>
          <table:table-cell table:number-columns-repeated="1016"/>
        </table:table-row>
        <table:table-row table:style-name="ro1">
          <table:table-cell office:value-type="string">
            <text:p>Identification</text:p>
          </table:table-cell>
          <table:table-cell office:value-type="string">
            <text:p>Αριθμός Ταυτότητας ή Διαβατηρίου</text:p>
          </table:table-cell>
          <table:table-cell office:value-type="string">
            <text:p>Identification</text:p>
          </table:table-cell>
          <table:table-cell office:value-type="string">
            <text:p>Identification Card or Passport Number</text:p>
          </table:table-cell>
          <table:table-cell office:value-type="date" office:date-value="2013-12-03">
            <text:p>3/12/2013</text:p>
          </table:table-cell>
          <table:table-cell table:formula="of:=IF([.A232]=[.C232];&quot;OK&quot;;&quot;ERROR&quot;)" office:value-type="string" office:string-value="OK">
            <text:p>OK</text:p>
          </table:table-cell>
          <table:table-cell table:formula="of:=CONCATENATE([.A232];&quot;=&quot;;[.B232])" office:value-type="string" office:string-value="Identification=Αριθμός Ταυτότητας ή Διαβατηρίου">
            <text:p>Identification=Αριθμός Ταυτότητας ή Διαβατηρίου</text:p>
          </table:table-cell>
          <table:table-cell table:formula="of:=CONCATENATE([.C232];&quot;=&quot;;[.D232])" office:value-type="string" office:string-value="Identification=Identification Card or Passport Number">
            <text:p>Identification=Identification Card or Passport Number</text:p>
          </table:table-cell>
          <table:table-cell table:number-columns-repeated="1016"/>
        </table:table-row>
        <table:table-row table:style-name="ro1">
          <table:table-cell office:value-type="string">
            <text:p>IdentityFile</text:p>
          </table:table-cell>
          <table:table-cell office:value-type="string">
            <text:p>Αντίγραφο Ταυτότητας ή Διαβατηρίου</text:p>
          </table:table-cell>
          <table:table-cell office:value-type="string">
            <text:p>IdentityFile</text:p>
          </table:table-cell>
          <table:table-cell office:value-type="string">
            <text:p>Identification Card or Passport File</text:p>
          </table:table-cell>
          <table:table-cell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dentityFile=Αντίγραφο Ταυτότητας ή Διαβατηρίου">
            <text:p>IdentityFile=Αντίγραφο Ταυτότητας ή Διαβατηρίου</text:p>
          </table:table-cell>
          <table:table-cell table:formula="of:=CONCATENATE([.C233];&quot;=&quot;;[.D233])" office:value-type="string" office:string-value="IdentityFile=Identification Card or Passport File">
            <text:p>IdentityFile=Identification Card or Passport File</text:p>
          </table:table-cell>
          <table:table-cell table:number-columns-repeated="1016"/>
        </table:table-row>
        <table:table-row table:style-name="ro1">
          <table:table-cell office:value-type="string">
            <text:p>IDoNotSpeakGreek</text:p>
          </table:table-cell>
          <table:table-cell office:value-type="string">
            <text:p>Δεν μιλάω Ελληνικά</text:p>
          </table:table-cell>
          <table:table-cell office:value-type="string">
            <text:p>IDoNotSpeakGreek</text:p>
          </table:table-cell>
          <table:table-cell office:value-type="string">
            <text:p>I do not speak Greek</text:p>
          </table:table-cell>
          <table:table-cell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DoNotSpeakGreek=Δεν μιλάω Ελληνικά">
            <text:p>IDoNotSpeakGreek=Δεν μιλάω Ελληνικά</text:p>
          </table:table-cell>
          <table:table-cell table:formula="of:=CONCATENATE([.C234];&quot;=&quot;;[.D234])" office:value-type="string" office:string-value="IDoNotSpeakGreek=I do not speak Greek">
            <text:p>IDoNotSpeakGreek=I do not speak Greek</text:p>
          </table:table-cell>
          <table:table-cell table:number-columns-repeated="1016"/>
        </table:table-row>
        <table:table-row table:style-name="ro1">
          <table:table-cell office:value-type="string">
            <text:p>IncompleteAccountTitle</text:p>
          </table:table-cell>
          <table:table-cell office:value-type="string">
            <text:p>Ολοκλήρωση της εγγραφής</text:p>
          </table:table-cell>
          <table:table-cell office:value-type="string">
            <text:p>IncompleteAccountTitle</text:p>
          </table:table-cell>
          <table:table-cell office:value-type="string">
            <text:p>Finalize your Account</text:p>
          </table:table-cell>
          <table:table-cell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ncompleteAccountTitle=Ολοκλήρωση της εγγραφής">
            <text:p>IncompleteAccountTitle=Ολοκλήρωση της εγγραφής</text:p>
          </table:table-cell>
          <table:table-cell table:formula="of:=CONCATENATE([.C235];&quot;=&quot;;[.D235])" office:value-type="string" office:string-value="IncompleteAccountTitle=Finalize your Account">
            <text:p>IncompleteAccountTitle=Finalize your Account</text:p>
          </table:table-cell>
          <table:table-cell table:number-columns-repeated="1016"/>
        </table:table-row>
        <table:table-row table:style-name="ro1">
          <table:table-cell office:value-type="string">
            <text:p>Institution</text:p>
          </table:table-cell>
          <table:table-cell office:value-type="string">
            <text:p>Ίδρυμα/Ερευνητικό Κέντρο</text:p>
          </table:table-cell>
          <table:table-cell office:value-type="string">
            <text:p>Institution</text:p>
          </table:table-cell>
          <table:table-cell office:value-type="string">
            <text:p>Institution/Research Center</text:p>
          </table:table-cell>
          <table:table-cell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nstitution=Ίδρυμα/Ερευνητικό Κέντρο">
            <text:p>Institution=Ίδρυμα/Ερευνητικό Κέντρο</text:p>
          </table:table-cell>
          <table:table-cell table:formula="of:=CONCATENATE([.C236];&quot;=&quot;;[.D236])" office:value-type="string" office:string-value="Institution=Institution/Research Center">
            <text:p>Institution=Institution/Research Center</text:p>
          </table:table-cell>
          <table:table-cell table:number-columns-repeated="1016"/>
        </table:table-row>
        <table:table-row table:style-name="ro1">
          <table:table-cell office:value-type="string">
            <text:p>INSTITUTION_ASSISTANT</text:p>
          </table:table-cell>
          <table:table-cell office:value-type="string">
            <text:p>Βοηθός Ιδρύματος</text:p>
          </table:table-cell>
          <table:table-cell office:value-type="string">
            <text:p>INSTITUTION_ASSISTANT</text:p>
          </table:table-cell>
          <table:table-cell office:value-type="string">
            <text:p>Institution Assistant</text:p>
          </table:table-cell>
          <table:table-cell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STITUTION_ASSISTANT=Βοηθός Ιδρύματος">
            <text:p>INSTITUTION_ASSISTANT=Βοηθός Ιδρύματος</text:p>
          </table:table-cell>
          <table:table-cell table:formula="of:=CONCATENATE([.C237];&quot;=&quot;;[.D237])" office:value-type="string" office:string-value="INSTITUTION_ASSISTANT=Institution Assistant">
            <text:p>INSTITUTION_ASSISTANT=Institution Assistant</text:p>
          </table:table-cell>
          <table:table-cell table:number-columns-repeated="1016"/>
        </table:table-row>
        <table:table-row table:style-name="ro1">
          <table:table-cell office:value-type="string">
            <text:p>INSTITUTION_MANAGER</text:p>
          </table:table-cell>
          <table:table-cell office:value-type="string">
            <text:p>Διαχειριστής Ιδρύματος</text:p>
          </table:table-cell>
          <table:table-cell office:value-type="string">
            <text:p>INSTITUTION_MANAGER</text:p>
          </table:table-cell>
          <table:table-cell office:value-type="string">
            <text:p>Institution Administrator</text:p>
          </table:table-cell>
          <table:table-cell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_MANAGER=Διαχειριστής Ιδρύματος">
            <text:p>INSTITUTION_MANAGER=Διαχειριστής Ιδρύματος</text:p>
          </table:table-cell>
          <table:table-cell table:formula="of:=CONCATENATE([.C238];&quot;=&quot;;[.D238])" office:value-type="string" office:string-value="INSTITUTION_MANAGER=Institution Administrator">
            <text:p>INSTITUTION_MANAGER=Institution Administrator</text:p>
          </table:table-cell>
          <table:table-cell table:number-columns-repeated="1016"/>
        </table:table-row>
        <table:table-row table:style-name="ro1">
          <table:table-cell office:value-type="string">
            <text:p>InstitutionAssistantsTitle</text:p>
          </table:table-cell>
          <table:table-cell office:value-type="string">
            <text:p>Λίστα Βοηθών Διαχειριστή Ιδρύματος</text:p>
          </table:table-cell>
          <table:table-cell office:value-type="string">
            <text:p>InstitutionAssistantsTitle</text:p>
          </table:table-cell>
          <table:table-cell office:value-type="string">
            <text:p>Institution Assistants List</text:p>
          </table:table-cell>
          <table:table-cell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39];&quot;=&quot;;[.D239])" office:value-type="string" office:string-value="InstitutionAssistantsTitle=Institution Assistants List">
            <text:p>InstitutionAssistantsTitle=Institution Assistants List</text:p>
          </table:table-cell>
          <table:table-cell table:number-columns-repeated="1016"/>
        </table:table-row>
        <table:table-row table:style-name="ro1">
          <table:table-cell office:value-type="string">
            <text:p>InstitutionCategory</text:p>
          </table:table-cell>
          <table:table-cell office:value-type="string">
            <text:p>Ίδρυμα / Ερευνητικό Κέντρο</text:p>
          </table:table-cell>
          <table:table-cell office:value-type="string">
            <text:p>InstitutionCategory</text:p>
          </table:table-cell>
          <table:table-cell office:value-type="string">
            <text:p>Institution / Research Center</text:p>
          </table:table-cell>
          <table:table-cell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Category=Ίδρυμα / Ερευνητικό Κέντρο">
            <text:p>InstitutionCategory=Ίδρυμα / Ερευνητικό Κέντρο</text:p>
          </table:table-cell>
          <table:table-cell table:formula="of:=CONCATENATE([.C240];&quot;=&quot;;[.D240])" office:value-type="string" office:string-value="InstitutionCategory=Institution / Research Center">
            <text:p>InstitutionCategory=Institution / Research Center</text:p>
          </table:table-cell>
          <table:table-cell table:number-columns-repeated="1016"/>
        </table:table-row>
        <table:table-row table:style-name="ro1">
          <table:table-cell office:value-type="string">
            <text:p>InstitutionCategory_INSTITUTION</text:p>
          </table:table-cell>
          <table:table-cell office:value-type="string">
            <text:p>Ίδρυμα</text:p>
          </table:table-cell>
          <table:table-cell office:value-type="string">
            <text:p>InstitutionCategory_INSTITUTION</text:p>
          </table:table-cell>
          <table:table-cell office:value-type="string">
            <text:p>Institution</text:p>
          </table:table-cell>
          <table:table-cell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Category_INSTITUTION=Ίδρυμα">
            <text:p>InstitutionCategory_INSTITUTION=Ίδρυμα</text:p>
          </table:table-cell>
          <table:table-cell table:formula="of:=CONCATENATE([.C241];&quot;=&quot;;[.D241])" office:value-type="string" office:string-value="InstitutionCategory_INSTITUTION=Institution">
            <text:p>InstitutionCategory_INSTITUTION=Institution</text:p>
          </table:table-cell>
          <table:table-cell table:number-columns-repeated="1016"/>
        </table:table-row>
        <table:table-row table:style-name="ro1">
          <table:table-cell office:value-type="string">
            <text:p>InstitutionCategory_RESEARCH_CENTER</text:p>
          </table:table-cell>
          <table:table-cell office:value-type="string">
            <text:p>Ερευνητικό Κέντρο</text:p>
          </table:table-cell>
          <table:table-cell office:value-type="string">
            <text:p>InstitutionCategory_RESEARCH_CENTER</text:p>
          </table:table-cell>
          <table:table-cell office:value-type="string">
            <text:p>Research Center</text:p>
          </table:table-cell>
          <table:table-cell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itutionCategory_RESEARCH_CENTER=Ερευνητικό Κέντρο">
            <text:p>InstitutionCategory_RESEARCH_CENTER=Ερευνητικό Κέντρο</text:p>
          </table:table-cell>
          <table:table-cell table:formula="of:=CONCATENATE([.C242];&quot;=&quot;;[.D242])" office:value-type="string" office:string-value="InstitutionCategory_RESEARCH_CENTER=Research Center">
            <text:p>InstitutionCategory_RESEARCH_CENTER=Research Center</text:p>
          </table:table-cell>
          <table:table-cell table:number-columns-repeated="1016"/>
        </table:table-row>
        <table:table-row table:style-name="ro1">
          <table:table-cell office:value-type="string">
            <text:p>InstitutionContact</text:p>
          </table:table-cell>
          <table:table-cell office:value-type="string">
            <text:p>Υπεύθυνος Ιδρύματος</text:p>
          </table:table-cell>
          <table:table-cell office:value-type="string">
            <text:p>InstitutionContact</text:p>
          </table:table-cell>
          <table:table-cell office:value-type="string">
            <text:p>Institution Contact</text:p>
          </table:table-cell>
          <table:table-cell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itutionContact=Υπεύθυνος Ιδρύματος">
            <text:p>InstitutionContact=Υπεύθυνος Ιδρύματος</text:p>
          </table:table-cell>
          <table:table-cell table:formula="of:=CONCATENATE([.C243];&quot;=&quot;;[.D243])" office:value-type="string" office:string-value="InstitutionContact=Institution Contact">
            <text:p>InstitutionContact=Institution Contact</text:p>
          </table:table-cell>
          <table:table-cell table:number-columns-repeated="1016"/>
        </table:table-row>
        <table:table-row table:style-name="ro1">
          <table:table-cell office:value-type="string">
            <text:p>InstitutionCountry</text:p>
          </table:table-cell>
          <table:table-cell office:value-type="string">
            <text:p>Χώρα Ιδρύματος/Ερευνητικού Κέντρου</text:p>
          </table:table-cell>
          <table:table-cell office:value-type="string">
            <text:p>InstitutionCountry</text:p>
          </table:table-cell>
          <table:table-cell office:value-type="string">
            <text:p>Institution/Research Center Country</text:p>
          </table:table-cell>
          <table:table-cell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itutionCountry=Χώρα Ιδρύματος/Ερευνητικού Κέντρου">
            <text:p>InstitutionCountry=Χώρα Ιδρύματος/Ερευνητικού Κέντρου</text:p>
          </table:table-cell>
          <table:table-cell table:formula="of:=CONCATENATE([.C244];&quot;=&quot;;[.D244])" office:value-type="string" office:string-value="InstitutionCountry=Institution/Research Center Country">
            <text:p>InstitutionCountry=Institution/Research Center Country</text:p>
          </table:table-cell>
          <table:table-cell table:number-columns-repeated="1016"/>
        </table:table-row>
        <table:table-row table:style-name="ro1">
          <table:table-cell office:value-type="string">
            <text:p>InstitutionEmail</text:p>
          </table:table-cell>
          <table:table-cell office:value-type="string">
            <text:p>Διεύθυνση Ιδρυματικού Ηλ.Ταχυδρομείου</text:p>
          </table:table-cell>
          <table:table-cell office:value-type="string">
            <text:p>InstitutionEmail</text:p>
          </table:table-cell>
          <table:table-cell office:value-type="string">
            <text:p>Institution Email</text:p>
          </table:table-cell>
          <table:table-cell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45];&quot;=&quot;;[.D245])" office:value-type="string" office:string-value="InstitutionEmail=Institution Email">
            <text:p>InstitutionEmail=Institution Email</text:p>
          </table:table-cell>
          <table:table-cell table:number-columns-repeated="1016"/>
        </table:table-row>
        <table:table-row table:style-name="ro1">
          <table:table-cell office:value-type="string">
            <text:p>InstitutionManagerForm</text:p>
          </table:table-cell>
          <table:table-cell office:value-type="string">
            <text:p>Βεβαίωση Συμμετοχής</text:p>
          </table:table-cell>
          <table:table-cell office:value-type="string">
            <text:p>InstitutionManagerForm</text:p>
          </table:table-cell>
          <table:table-cell office:value-type="string">
            <text:p>Participation certificate</text:p>
          </table:table-cell>
          <table:table-cell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itutionManagerForm=Βεβαίωση Συμμετοχής">
            <text:p>InstitutionManagerForm=Βεβαίωση Συμμετοχής</text:p>
          </table:table-cell>
          <table:table-cell table:formula="of:=CONCATENATE([.C246];&quot;=&quot;;[.D246])" office:value-type="string" office:string-value="InstitutionManagerForm=Participation certificate">
            <text:p>InstitutionManagerForm=Participation certificate</text:p>
          </table:table-cell>
          <table:table-cell table:number-columns-repeated="1016"/>
        </table:table-row>
        <table:table-row table:style-name="ro1">
          <table:table-cell office:value-type="string">
            <text:p>InstitutionManagerFormDEAN</text:p>
          </table:table-cell>
          <table:table-cell office:value-type="string">
            <text:p>Βεβαίωση Συμμετοχής από τον/την Πρύτανη</text:p>
          </table:table-cell>
          <table:table-cell office:value-type="string">
            <text:p>InstitutionManagerFormDEAN</text:p>
          </table:table-cell>
          <table:table-cell office:value-type="string">
            <text:p>Participation certificate from Rector</text:p>
          </table:table-cell>
          <table:table-cell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47];&quot;=&quot;;[.D24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1">
          <table:table-cell office:value-type="string">
            <text:p>InstitutionManagerFormPRESIDENT</text:p>
          </table:table-cell>
          <table:table-cell office:value-type="string">
            <text:p>Βεβαίωση Συμμετοχής από τον/την Πρόεδρο</text:p>
          </table:table-cell>
          <table:table-cell office:value-type="string">
            <text:p>InstitutionManagerFormPRESIDENT</text:p>
          </table:table-cell>
          <table:table-cell office:value-type="string">
            <text:p>Participation certificate from President</text:p>
          </table:table-cell>
          <table:table-cell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48];&quot;=&quot;;[.D24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1">
          <table:table-cell office:value-type="string">
            <text:p>InstitutionPhone</text:p>
          </table:table-cell>
          <table:table-cell office:value-type="string">
            <text:p>Τηλέφωνο Ιδρύματος</text:p>
          </table:table-cell>
          <table:table-cell office:value-type="string">
            <text:p>InstitutionPhone</text:p>
          </table:table-cell>
          <table:table-cell office:value-type="string">
            <text:p>Institution Phone</text:p>
          </table:table-cell>
          <table:table-cell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InstitutionPhone=Τηλέφωνο Ιδρύματος">
            <text:p>InstitutionPhone=Τηλέφωνο Ιδρύματος</text:p>
          </table:table-cell>
          <table:table-cell table:formula="of:=CONCATENATE([.C249];&quot;=&quot;;[.D249])" office:value-type="string" office:string-value="InstitutionPhone=Institution Phone">
            <text:p>InstitutionPhone=Institution Phone</text:p>
          </table:table-cell>
          <table:table-cell table:number-columns-repeated="1016"/>
        </table:table-row>
        <table:table-row table:style-name="ro1">
          <table:table-cell office:value-type="string">
            <text:p>InstitutionRegulatoryFramework</text:p>
          </table:table-cell>
          <table:table-cell office:value-type="string">
            <text:p>Κανονιστικό Πλαίσιο Ιδρύματος</text:p>
          </table:table-cell>
          <table:table-cell office:value-type="string">
            <text:p>InstitutionRegulatoryFramework</text:p>
          </table:table-cell>
          <table:table-cell office:value-type="string">
            <text:p>Institution Regulatory Framework</text:p>
          </table:table-cell>
          <table:table-cell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50];&quot;=&quot;;[.D25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1">
          <table:table-cell office:value-type="string">
            <text:p>InstitutionRegulatoryFrameworkTitle</text:p>
          </table:table-cell>
          <table:table-cell office:value-type="string">
            <text:p>Κανονιστικά Πλαίσια Ιδρυμάτων</text:p>
          </table:table-cell>
          <table:table-cell office:value-type="string">
            <text:p>InstitutionRegulatoryFrameworkTitle</text:p>
          </table:table-cell>
          <table:table-cell office:value-type="string">
            <text:p>Regulatory Frameworks of Institutions</text:p>
          </table:table-cell>
          <table:table-cell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51];&quot;=&quot;;[.D25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1">
          <table:table-cell office:value-type="string">
            <text:p>Instructions</text:p>
          </table:table-cell>
          <table:table-cell office:value-type="string">
            <text:p>Οδηγίες</text:p>
          </table:table-cell>
          <table:table-cell office:value-type="string">
            <text:p>Instructions</text:p>
          </table:table-cell>
          <table:table-cell office:value-type="string">
            <text:p>Instructions</text:p>
          </table:table-cell>
          <table:table-cell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Instructions=Οδηγίες">
            <text:p>Instructions=Οδηγίες</text:p>
          </table:table-cell>
          <table:table-cell table:formula="of:=CONCATENATE([.C252];&quot;=&quot;;[.D252])" office:value-type="string" office:string-value="Instructions=Instructions">
            <text:p>Instructions=Instructions</text:p>
          </table:table-cell>
          <table:table-cell table:number-columns-repeated="1016"/>
        </table:table-row>
        <table:table-row table:style-name="ro1">
          <table:table-cell office:value-type="string">
            <text:p>Instructions_Registration</text:p>
          </table:table-cell>
          <table:table-cell office:value-type="string">
            <text:p>Αν δεν έχετε δημιουργήσει λογαριασμό επιλέξτε μια από τις παρακάτω επιλογές για να εγγραφείτε στο σύστημα.</text:p>
          </table:table-cell>
          <table:table-cell office:value-type="string">
            <text:p>Instructions_Registration</text:p>
          </table:table-cell>
          <table:table-cell office:value-type="string">
            <text:p>If you have not created an account, select one of the following options to register in the system.</text:p>
          </table:table-cell>
          <table:table-cell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53];&quot;=&quot;;[.D25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1">
          <table:table-cell office:value-type="string">
            <text:p>Instructions_RegistrationSuccess</text:p>
          </table:table-cell>
          <table:table-cell office:value-type="string">
            <text:p>Η δημιουργία του λογαριασμού έγινε με επιτυχία, θα λάβετε e-mail με οδηγίες ενεργοποίησης.</text:p>
          </table:table-cell>
          <table:table-cell office:value-type="string">
            <text:p>Instructions_RegistrationSuccess</text:p>
          </table:table-cell>
          <table:table-cell office:value-type="string">
            <text:p>Your account has been created. You will receive an e-mail with further instructions regarding activation.</text:p>
          </table:table-cell>
          <table:table-cell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54];&quot;=&quot;;[.D25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1">
          <table:table-cell office:value-type="string">
            <text:p>Instructions_ResendVerificationEmail</text:p>
          </table:table-cell>
          <table:table-cell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Γραφείο Αρωγής Χρηστών.</text:p>
          </table:table-cell>
          <table:table-cell office:value-type="string">
            <text:p>Instructions_ResendVerificationEmail</text:p>
          </table:table-cell>
          <table:table-cell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Helpdesk.</text:p>
          </table:table-cell>
          <table:table-cell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Γραφείο Αρωγής Χρηστών.">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Γραφείο Αρωγής Χρηστών.</text:p>
          </table:table-cell>
          <table:table-cell table:formula="of:=CONCATENATE([.C255];&quot;=&quot;;[.D255])"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Helpdesk.">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Helpdesk.</text:p>
          </table:table-cell>
          <table:table-cell table:number-columns-repeated="1016"/>
        </table:table-row>
        <table:table-row table:style-name="ro1">
          <table:table-cell office:value-type="string">
            <text:p>Instructions_ResetPasswordForm</text:p>
          </table:table-cell>
          <table:table-cell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office:value-type="string">
            <text:p>Instructions_ResetPasswordForm</text:p>
          </table:table-cell>
          <table:table-cell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56];&quot;=&quot;;[.D256])"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1">
          <table:table-cell office:value-type="string">
            <text:p>Instructions_ShibbolethLogin</text:p>
          </table:table-cell>
          <table:table-cell office:value-type="string">
            <text:p>Oι καθηγητές/ερευνητές της ημεδαπής (Α' ή Β' βαθμίδας) μπορούν να συνδεθούν στο πληροφοριακό σύστημα μέσω της Υποδομής Ταυτοποίησης και Εξουσιοδότησης (Authentication Authorization Infrastructure - AAI) με τους κωδικούς που έχουν λάβει από τον οικείο τους Φορέα (Ίδρυμα/Ερευνητικό κέντρο).</text:p>
          </table:table-cell>
          <table:table-cell office:value-type="string">
            <text:p>Instructions_ShibbolethLogin</text:p>
          </table:table-cell>
          <table:table-cell office:value-type="string">
            <text:p>Domestic Professors/Researchers (rank A' or B') can access the system through Authentication Authorization Infrastructure (AAI), using the credentials provided by their home organizations (Institutions/Research Centers).</text:p>
          </table:table-cell>
          <table:table-cell office:value-type="date" office:date-value="2013-12-03">
            <text:p>3/12/2013</text:p>
          </table:table-cell>
          <table:table-cell table:formula="of:=IF([.A257]=[.C257];&quot;OK&quot;;&quot;ERROR&quot;)" office:value-type="string" office:string-value="OK">
            <text:p>OK</text:p>
          </table:table-cell>
          <table:table-cell table:formula="of:=CONCATENATE([.A257];&quot;=&quot;;[.B257])" office:value-type="string" office:string-value="Instructions_ShibbolethLogin=Oι καθηγητές/ερευνητές της ημεδαπής (Α' ή Β' βαθμίδας) μπορούν να συνδεθούν στο πληροφοριακό σύστημα μέσω της Υποδομής Ταυτοποίησης και Εξουσιοδότησης (Authentication Authorization Infrastructure - AAI) με τους κωδικούς που έχουν λάβει από τον οικείο τους Φορέα (Ίδρυμα/Ερευνητικό κέντρο).">
            <text:p>Instructions_ShibbolethLogin=Oι καθηγητές/ερευνητές της ημεδαπής (Α' ή Β' βαθμίδας) μπορούν να συνδεθούν στο πληροφοριακό σύστημα μέσω της Υποδομής Ταυτοποίησης και Εξουσιοδότησης (Authentication Authorization Infrastructure - AAI) με τους κωδικούς που έχουν λάβει από τον οικείο τους Φορέα (Ίδρυμα/Ερευνητικό κέντρο).</text:p>
          </table:table-cell>
          <table:table-cell table:formula="of:=CONCATENATE([.C257];&quot;=&quot;;[.D257])" office:value-type="string" office:string-value="Instructions_ShibbolethLogin=Domestic Professors/Researchers (rank A' or B') can access the system through Authentication Authorization Infrastructure (AAI), using the credentials provided by their home organizations (Institutions/Research Centers).">
            <text:p>Instructions_ShibbolethLogin=Domestic Professors/Researchers (rank A' or B') can access the system through Authentication Authorization Infrastructure (AAI), using the credentials provided by their home organizations (Institutions/Research Centers).</text:p>
          </table:table-cell>
          <table:table-cell table:number-columns-repeated="1016"/>
        </table:table-row>
        <table:table-row table:style-name="ro1">
          <table:table-cell office:value-type="string">
            <text:p>Instructions_ShibbolethRegistration</text:p>
          </table:table-cell>
          <table:table-cell table:style-name="ce4"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Γραφείο Αρωγής Χρηστών (&lt;a href="https://apella.minedu.gov.gr/contact"&gt;https://apella.minedu.gov.gr/contact&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Γραφείο Αρωγής Χρηστών (&lt;a href="https://apella.minedu.gov.gr/contact"&gt;https://apella.minedu.gov.gr/contact&lt;/a&gt; )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Γραφείο Αρωγής Χρηστών (&lt;a href="https://apella.minedu.gov.gr/contact"&gt;https://apella.minedu.gov.gr/contact&lt;/a&gt;) για την ολοκλήρωση της εγγραφής σας.&lt;/p&gt;</text:p>
          </table:table-cell>
          <table:table-cell office:value-type="string">
            <text:p>Instructions_ShibbolethRegistration</text:p>
          </table:table-cell>
          <table:table-cell table:style-name="ce4"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Helpdesk(&lt;a href="https://apella.minedu.gov.gr/contact"&gt;https://apella.minedu.gov.gr/contact&lt;/a&gt;) to apply for a new one. In case some of the filled data of your account or profile are not true or relevant, please contact the Helpdesk (&lt;a href="https://apella.minedu.gov.gr/contact"&gt;https://apella.minedu.gov.gr/contact&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Helpdesk (&lt;a href="https://apella.minedu.gov.gr/contact"&gt;https://apella.minedu.gov.gr/contact&lt;/a&gt;) to complete your registration.&lt;/p&gt;</text:p>
          </table:table-cell>
          <table:table-cell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Γραφείο Αρωγής Χρηστών (&lt;a href=&quot;https://apella.minedu.gov.gr/contact&quot;&gt;https://apella.minedu.gov.gr/contact&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Γραφείο Αρωγής Χρηστών (&lt;a href=&quot;https://apella.minedu.gov.gr/contact&quot;&gt;https://apella.minedu.gov.gr/contact&lt;/a&gt; )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Γραφείο Αρωγής Χρηστών (&lt;a href=&quot;https://apella.minedu.gov.gr/contact&quot;&gt;https://apella.minedu.gov.gr/contact&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Γραφείο Αρωγής Χρηστών (&lt;a href="https://apella.minedu.gov.gr/contact"&gt;https://apella.minedu.gov.gr/contact&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Γραφείο Αρωγής Χρηστών (&lt;a href="https://apella.minedu.gov.gr/contact"&gt;https://apella.minedu.gov.gr/contact&lt;/a&gt; )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Γραφείο Αρωγής Χρηστών (&lt;a href="https://apella.minedu.gov.gr/contact"&gt;https://apella.minedu.gov.gr/contact&lt;/a&gt;) για την ολοκλήρωση της εγγραφής σας.&lt;/p&gt;</text:p>
          </table:table-cell>
          <table:table-cell table:formula="of:=CONCATENATE([.C258];&quot;=&quot;;[.D258])"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Helpdesk(&lt;a href=&quot;https://apella.minedu.gov.gr/contact&quot;&gt;https://apella.minedu.gov.gr/contact&lt;/a&gt;) to apply for a new one. In case some of the filled data of your account or profile are not true or relevant, please contact the Helpdesk (&lt;a href=&quot;https://apella.minedu.gov.gr/contact&quot;&gt;https://apella.minedu.gov.gr/contact&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Helpdesk (&lt;a href=&quot;https://apella.minedu.gov.gr/contact&quot;&gt;https://apella.minedu.gov.gr/contact&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Helpdesk(&lt;a href="https://apella.minedu.gov.gr/contact"&gt;https://apella.minedu.gov.gr/contact&lt;/a&gt;) to apply for a new one. In case some of the filled data of your account or profile are not true or relevant, please contact the Helpdesk (&lt;a href="https://apella.minedu.gov.gr/contact"&gt;https://apella.minedu.gov.gr/contact&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Helpdesk (&lt;a href="https://apella.minedu.gov.gr/contact"&gt;https://apella.minedu.gov.gr/contact&lt;/a&gt;) to complete your registration.&lt;/p&gt;</text:p>
          </table:table-cell>
          <table:table-cell table:number-columns-repeated="1016"/>
        </table:table-row>
        <table:table-row table:style-name="ro1">
          <table:table-cell office:value-type="string">
            <text:p>Instructions_VerificationSuccess</text:p>
          </table:table-cell>
          <table:table-cell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office:value-type="string">
            <text:p>Instructions_VerificationSuccess</text:p>
          </table:table-cell>
          <table:table-cell office:value-type="string">
            <text:p>The account you created upon the following data has been activated. To access it press 'Login' at the bottom of the page.</text:p>
          </table:table-cell>
          <table:table-cell office:value-type="date" office:date-value="2013-12-03">
            <text:p>3/12/2013</text:p>
          </table:table-cell>
          <table:table-cell table:formula="of:=IF([.A259]=[.C259];&quot;OK&quot;;&quot;ERROR&quot;)" office:value-type="string" office:string-value="OK">
            <text:p>OK</text:p>
          </table:table-cell>
          <table:table-cell table:formula="of:=CONCATENATE([.A259];&quot;=&quot;;[.B259])"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59];&quot;=&quot;;[.D259])"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1">
          <table:table-cell office:value-type="string">
            <text:p>ISpeakGreek</text:p>
          </table:table-cell>
          <table:table-cell office:value-type="string">
            <text:p>Ομιλώ Ελληνικά</text:p>
          </table:table-cell>
          <table:table-cell office:value-type="string">
            <text:p>ISpeakGreek</text:p>
          </table:table-cell>
          <table:table-cell office:value-type="string">
            <text:p>I speak Greek</text:p>
          </table:table-cell>
          <table:table-cell office:value-type="date" office:date-value="2013-12-03">
            <text:p>3/12/2013</text:p>
          </table:table-cell>
          <table:table-cell table:formula="of:=IF([.A260]=[.C260];&quot;OK&quot;;&quot;ERROR&quot;)" office:value-type="string" office:string-value="OK">
            <text:p>OK</text:p>
          </table:table-cell>
          <table:table-cell table:formula="of:=CONCATENATE([.A260];&quot;=&quot;;[.B260])" office:value-type="string" office:string-value="ISpeakGreek=Ομιλώ Ελληνικά">
            <text:p>ISpeakGreek=Ομιλώ Ελληνικά</text:p>
          </table:table-cell>
          <table:table-cell table:formula="of:=CONCATENATE([.C260];&quot;=&quot;;[.D260])" office:value-type="string" office:string-value="ISpeakGreek=I speak Greek">
            <text:p>ISpeakGreek=I speak Greek</text:p>
          </table:table-cell>
          <table:table-cell table:number-columns-repeated="1016"/>
        </table:table-row>
        <table:table-row table:style-name="ro1">
          <table:table-cell table:style-name="ce2" office:value-type="string">
            <text:p>Jira</text:p>
          </table:table-cell>
          <table:table-cell office:value-type="string">
            <text:p>Jira</text:p>
          </table:table-cell>
          <table:table-cell table:style-name="ce2" office:value-type="string">
            <text:p>Jira</text:p>
          </table:table-cell>
          <table:table-cell office:value-type="string">
            <text:p>Jira</text:p>
          </table:table-cell>
          <table:table-cell office:value-type="date" office:date-value="2013-12-04">
            <text:p>4/12/2013</text:p>
          </table:table-cell>
          <table:table-cell table:formula="of:=IF([.A261]=[.C261];&quot;OK&quot;;&quot;ERROR&quot;)" office:value-type="string" office:string-value="OK">
            <text:p>OK</text:p>
          </table:table-cell>
          <table:table-cell table:formula="of:=CONCATENATE([.A261];&quot;=&quot;;[.B261])" office:value-type="string" office:string-value="Jira=Jira">
            <text:p>Jira=Jira</text:p>
          </table:table-cell>
          <table:table-cell table:formula="of:=CONCATENATE([.C261];&quot;=&quot;;[.D261])" office:value-type="string" office:string-value="Jira=Jira">
            <text:p>Jira=Jira</text:p>
          </table:table-cell>
          <table:table-cell table:number-columns-repeated="1016"/>
        </table:table-row>
        <table:table-row table:style-name="ro1">
          <table:table-cell office:value-type="string">
            <text:p>Login</text:p>
          </table:table-cell>
          <table:table-cell office:value-type="string">
            <text:p>Είσοδος</text:p>
          </table:table-cell>
          <table:table-cell office:value-type="string">
            <text:p>Login</text:p>
          </table:table-cell>
          <table:table-cell office:value-type="string">
            <text:p>Login</text:p>
          </table:table-cell>
          <table:table-cell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Login=Είσοδος">
            <text:p>Login=Είσοδος</text:p>
          </table:table-cell>
          <table:table-cell table:formula="of:=CONCATENATE([.C262];&quot;=&quot;;[.D262])" office:value-type="string" office:string-value="Login=Login">
            <text:p>Login=Login</text:p>
          </table:table-cell>
          <table:table-cell table:number-columns-repeated="1016"/>
        </table:table-row>
        <table:table-row table:style-name="ro1">
          <table:table-cell table:style-name="ce2" office:value-type="string">
            <text:p>LoginEmail</text:p>
          </table:table-cell>
          <table:table-cell office:value-type="string">
            <text:p>Email εισόδου</text:p>
          </table:table-cell>
          <table:table-cell table:style-name="ce2" office:value-type="string">
            <text:p>LoginEmail</text:p>
          </table:table-cell>
          <table:table-cell office:value-type="string">
            <text:p>Login Email</text:p>
          </table:table-cell>
          <table:table-cell office:value-type="date" office:date-value="2013-12-04">
            <text:p>4/12/2013</text:p>
          </table:table-cell>
          <table:table-cell table:formula="of:=IF([.A263]=[.C263];&quot;OK&quot;;&quot;ERROR&quot;)" office:value-type="string" office:string-value="OK">
            <text:p>OK</text:p>
          </table:table-cell>
          <table:table-cell table:formula="of:=CONCATENATE([.A263];&quot;=&quot;;[.B263])" office:value-type="string" office:string-value="LoginEmail=Email εισόδου">
            <text:p>LoginEmail=Email εισόδου</text:p>
          </table:table-cell>
          <table:table-cell table:formula="of:=CONCATENATE([.C263];&quot;=&quot;;[.D263])" office:value-type="string" office:string-value="LoginEmail=Login Email">
            <text:p>LoginEmail=Login Email</text:p>
          </table:table-cell>
          <table:table-cell table:number-columns-repeated="1016"/>
        </table:table-row>
        <table:table-row table:style-name="ro1">
          <table:table-cell office:value-type="string">
            <text:p>Manager</text:p>
          </table:table-cell>
          <table:table-cell office:value-type="string">
            <text:p>Διευθυντής</text:p>
          </table:table-cell>
          <table:table-cell office:value-type="string">
            <text:p>Manager</text:p>
          </table:table-cell>
          <table:table-cell office:value-type="string">
            <text:p>Manager</text:p>
          </table:table-cell>
          <table:table-cell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Manager=Διευθυντής">
            <text:p>Manager=Διευθυντής</text:p>
          </table:table-cell>
          <table:table-cell table:formula="of:=CONCATENATE([.C264];&quot;=&quot;;[.D264])" office:value-type="string" office:string-value="Manager=Manager">
            <text:p>Manager=Manager</text:p>
          </table:table-cell>
          <table:table-cell table:number-columns-repeated="1016"/>
        </table:table-row>
        <table:table-row table:style-name="ro1">
          <table:table-cell office:value-type="string">
            <text:p>menu_account</text:p>
          </table:table-cell>
          <table:table-cell office:value-type="string">
            <text:p>Λογαριασμός</text:p>
          </table:table-cell>
          <table:table-cell office:value-type="string">
            <text:p>menu_account</text:p>
          </table:table-cell>
          <table:table-cell office:value-type="string">
            <text:p>Account</text:p>
          </table:table-cell>
          <table:table-cell office:value-type="date" office:date-value="2013-12-03">
            <text:p>3/12/2013</text:p>
          </table:table-cell>
          <table:table-cell table:formula="of:=IF([.A265]=[.C265];&quot;OK&quot;;&quot;ERROR&quot;)" office:value-type="string" office:string-value="OK">
            <text:p>OK</text:p>
          </table:table-cell>
          <table:table-cell table:formula="of:=CONCATENATE([.A265];&quot;=&quot;;[.B265])" office:value-type="string" office:string-value="menu_account=Λογαριασμός">
            <text:p>menu_account=Λογαριασμός</text:p>
          </table:table-cell>
          <table:table-cell table:formula="of:=CONCATENATE([.C265];&quot;=&quot;;[.D265])" office:value-type="string" office:string-value="menu_account=Account">
            <text:p>menu_account=Account</text:p>
          </table:table-cell>
          <table:table-cell table:number-columns-repeated="1016"/>
        </table:table-row>
        <table:table-row table:style-name="ro1">
          <table:table-cell office:value-type="string">
            <text:p>menu_adminusers</text:p>
          </table:table-cell>
          <table:table-cell office:value-type="string">
            <text:p>Αναζήτηση Χρηστών</text:p>
          </table:table-cell>
          <table:table-cell office:value-type="string">
            <text:p>menu_adminusers</text:p>
          </table:table-cell>
          <table:table-cell office:value-type="string">
            <text:p>Search Users</text:p>
          </table:table-cell>
          <table:table-cell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enu_adminusers=Αναζήτηση Χρηστών">
            <text:p>menu_adminusers=Αναζήτηση Χρηστών</text:p>
          </table:table-cell>
          <table:table-cell table:formula="of:=CONCATENATE([.C266];&quot;=&quot;;[.D266])" office:value-type="string" office:string-value="menu_adminusers=Search Users">
            <text:p>menu_adminusers=Search Users</text:p>
          </table:table-cell>
          <table:table-cell table:number-columns-repeated="1016"/>
        </table:table-row>
        <table:table-row table:style-name="ro1">
          <table:table-cell office:value-type="string">
            <text:p>menu_candidacy</text:p>
          </table:table-cell>
          <table:table-cell office:value-type="string">
            <text:p>Υποψηφιότητα</text:p>
          </table:table-cell>
          <table:table-cell office:value-type="string">
            <text:p>menu_candidacy</text:p>
          </table:table-cell>
          <table:table-cell office:value-type="string">
            <text:p>Candidacy</text:p>
          </table:table-cell>
          <table:table-cell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candidacy=Υποψηφιότητα">
            <text:p>menu_candidacy=Υποψηφιότητα</text:p>
          </table:table-cell>
          <table:table-cell table:formula="of:=CONCATENATE([.C267];&quot;=&quot;;[.D267])" office:value-type="string" office:string-value="menu_candidacy=Candidacy">
            <text:p>menu_candidacy=Candidacy</text:p>
          </table:table-cell>
          <table:table-cell table:number-columns-repeated="1016"/>
        </table:table-row>
        <table:table-row table:style-name="ro1">
          <table:table-cell office:value-type="string">
            <text:p>menu_candidateCandidacies</text:p>
          </table:table-cell>
          <table:table-cell office:value-type="string">
            <text:p>Υποψηφιότητες</text:p>
          </table:table-cell>
          <table:table-cell office:value-type="string">
            <text:p>menu_candidateCandidacies</text:p>
          </table:table-cell>
          <table:table-cell office:value-type="string">
            <text:p>Candidacies</text:p>
          </table:table-cell>
          <table:table-cell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enu_candidateCandidacies=Υποψηφιότητες">
            <text:p>menu_candidateCandidacies=Υποψηφιότητες</text:p>
          </table:table-cell>
          <table:table-cell table:formula="of:=CONCATENATE([.C268];&quot;=&quot;;[.D268])" office:value-type="string" office:string-value="menu_candidateCandidacies=Candidacies">
            <text:p>menu_candidateCandidacies=Candidacies</text:p>
          </table:table-cell>
          <table:table-cell table:number-columns-repeated="1016"/>
        </table:table-row>
        <table:table-row table:style-name="ro1">
          <table:table-cell office:value-type="string">
            <text:p>menu_home</text:p>
          </table:table-cell>
          <table:table-cell office:value-type="string">
            <text:p>Κεντρική</text:p>
          </table:table-cell>
          <table:table-cell office:value-type="string">
            <text:p>menu_home</text:p>
          </table:table-cell>
          <table:table-cell office:value-type="string">
            <text:p>Home</text:p>
          </table:table-cell>
          <table:table-cell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enu_home=Κεντρική">
            <text:p>menu_home=Κεντρική</text:p>
          </table:table-cell>
          <table:table-cell table:formula="of:=CONCATENATE([.C269];&quot;=&quot;;[.D269])" office:value-type="string" office:string-value="menu_home=Home">
            <text:p>menu_home=Home</text:p>
          </table:table-cell>
          <table:table-cell table:number-columns-repeated="1016"/>
        </table:table-row>
        <table:table-row table:style-name="ro1">
          <table:table-cell office:value-type="string">
            <text:p>menu_iassistants</text:p>
          </table:table-cell>
          <table:table-cell office:value-type="string">
            <text:p>Βοηθοί Διαχειριστή Ιδρύματος</text:p>
          </table:table-cell>
          <table:table-cell office:value-type="string">
            <text:p>menu_iassistants</text:p>
          </table:table-cell>
          <table:table-cell office:value-type="string">
            <text:p>Institution Assistants</text:p>
          </table:table-cell>
          <table:table-cell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enu_iassistants=Βοηθοί Διαχειριστή Ιδρύματος">
            <text:p>menu_iassistants=Βοηθοί Διαχειριστή Ιδρύματος</text:p>
          </table:table-cell>
          <table:table-cell table:formula="of:=CONCATENATE([.C270];&quot;=&quot;;[.D270])" office:value-type="string" office:string-value="menu_iassistants=Institution Assistants">
            <text:p>menu_iassistants=Institution Assistants</text:p>
          </table:table-cell>
          <table:table-cell table:number-columns-repeated="1016"/>
        </table:table-row>
        <table:table-row table:style-name="ro1">
          <table:table-cell office:value-type="string">
            <text:p>menu_logout</text:p>
          </table:table-cell>
          <table:table-cell office:value-type="string">
            <text:p>Έξοδος</text:p>
          </table:table-cell>
          <table:table-cell office:value-type="string">
            <text:p>menu_logout</text:p>
          </table:table-cell>
          <table:table-cell office:value-type="string">
            <text:p>Logout</text:p>
          </table:table-cell>
          <table:table-cell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enu_logout=Έξοδος">
            <text:p>menu_logout=Έξοδος</text:p>
          </table:table-cell>
          <table:table-cell table:formula="of:=CONCATENATE([.C271];&quot;=&quot;;[.D271])" office:value-type="string" office:string-value="menu_logout=Logout">
            <text:p>menu_logout=Logout</text:p>
          </table:table-cell>
          <table:table-cell table:number-columns-repeated="1016"/>
        </table:table-row>
        <table:table-row table:style-name="ro1">
          <table:table-cell office:value-type="string">
            <text:p>menu_massistants</text:p>
          </table:table-cell>
          <table:table-cell office:value-type="string">
            <text:p>Βοηθοί Διαχειριστή Υπουργείου</text:p>
          </table:table-cell>
          <table:table-cell office:value-type="string">
            <text:p>menu_massistants</text:p>
          </table:table-cell>
          <table:table-cell office:value-type="string">
            <text:p>Ministry Assistants</text:p>
          </table:table-cell>
          <table:table-cell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enu_massistants=Βοηθοί Διαχειριστή Υπουργείου">
            <text:p>menu_massistants=Βοηθοί Διαχειριστή Υπουργείου</text:p>
          </table:table-cell>
          <table:table-cell table:formula="of:=CONCATENATE([.C272];&quot;=&quot;;[.D272])" office:value-type="string" office:string-value="menu_massistants=Ministry Assistants">
            <text:p>menu_massistants=Ministry Assistants</text:p>
          </table:table-cell>
          <table:table-cell table:number-columns-repeated="1016"/>
        </table:table-row>
        <table:table-row table:style-name="ro1">
          <table:table-cell office:value-type="string">
            <text:p>menu_position</text:p>
          </table:table-cell>
          <table:table-cell office:value-type="string">
            <text:p>Θέση</text:p>
          </table:table-cell>
          <table:table-cell office:value-type="string">
            <text:p>menu_position</text:p>
          </table:table-cell>
          <table:table-cell office:value-type="string">
            <text:p>Position</text:p>
          </table:table-cell>
          <table:table-cell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enu_position=Θέση">
            <text:p>menu_position=Θέση</text:p>
          </table:table-cell>
          <table:table-cell table:formula="of:=CONCATENATE([.C273];&quot;=&quot;;[.D273])" office:value-type="string" office:string-value="menu_position=Position">
            <text:p>menu_position=Position</text:p>
          </table:table-cell>
          <table:table-cell table:number-columns-repeated="1016"/>
        </table:table-row>
        <table:table-row table:style-name="ro1">
          <table:table-cell office:value-type="string">
            <text:p>menu_positions</text:p>
          </table:table-cell>
          <table:table-cell office:value-type="string">
            <text:p>Θέσεις</text:p>
          </table:table-cell>
          <table:table-cell office:value-type="string">
            <text:p>menu_positions</text:p>
          </table:table-cell>
          <table:table-cell office:value-type="string">
            <text:p>Positions</text:p>
          </table:table-cell>
          <table:table-cell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enu_positions=Θέσεις">
            <text:p>menu_positions=Θέσεις</text:p>
          </table:table-cell>
          <table:table-cell table:formula="of:=CONCATENATE([.C274];&quot;=&quot;;[.D274])" office:value-type="string" office:string-value="menu_positions=Positions">
            <text:p>menu_positions=Positions</text:p>
          </table:table-cell>
          <table:table-cell table:number-columns-repeated="1016"/>
        </table:table-row>
        <table:table-row table:style-name="ro1">
          <table:table-cell office:value-type="string">
            <text:p>menu_professorCommittees</text:p>
          </table:table-cell>
          <table:table-cell office:value-type="string">
            <text:p>Επιτροπές</text:p>
          </table:table-cell>
          <table:table-cell office:value-type="string">
            <text:p>menu_professorCommittees</text:p>
          </table:table-cell>
          <table:table-cell office:value-type="string">
            <text:p>Committees</text:p>
          </table:table-cell>
          <table:table-cell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menu_professorCommittees=Επιτροπές">
            <text:p>menu_professorCommittees=Επιτροπές</text:p>
          </table:table-cell>
          <table:table-cell table:formula="of:=CONCATENATE([.C275];&quot;=&quot;;[.D275])" office:value-type="string" office:string-value="menu_professorCommittees=Committees">
            <text:p>menu_professorCommittees=Committees</text:p>
          </table:table-cell>
          <table:table-cell table:number-columns-repeated="1016"/>
        </table:table-row>
        <table:table-row table:style-name="ro1">
          <table:table-cell office:value-type="string">
            <text:p>menu_professorEvaluations</text:p>
          </table:table-cell>
          <table:table-cell office:value-type="string">
            <text:p>Αξιολογήσεις</text:p>
          </table:table-cell>
          <table:table-cell office:value-type="string">
            <text:p>menu_professorEvaluations</text:p>
          </table:table-cell>
          <table:table-cell office:value-type="string">
            <text:p>Evaluations</text:p>
          </table:table-cell>
          <table:table-cell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menu_professorEvaluations=Αξιολογήσεις">
            <text:p>menu_professorEvaluations=Αξιολογήσεις</text:p>
          </table:table-cell>
          <table:table-cell table:formula="of:=CONCATENATE([.C276];&quot;=&quot;;[.D276])" office:value-type="string" office:string-value="menu_professorEvaluations=Evaluations">
            <text:p>menu_professorEvaluations=Evaluations</text:p>
          </table:table-cell>
          <table:table-cell table:number-columns-repeated="1016"/>
        </table:table-row>
        <table:table-row table:style-name="ro1">
          <table:table-cell office:value-type="string">
            <text:p>menu_profile</text:p>
          </table:table-cell>
          <table:table-cell office:value-type="string">
            <text:p>Προφίλ</text:p>
          </table:table-cell>
          <table:table-cell office:value-type="string">
            <text:p>menu_profile</text:p>
          </table:table-cell>
          <table:table-cell office:value-type="string">
            <text:p>Profile</text:p>
          </table:table-cell>
          <table:table-cell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menu_profile=Προφίλ">
            <text:p>menu_profile=Προφίλ</text:p>
          </table:table-cell>
          <table:table-cell table:formula="of:=CONCATENATE([.C277];&quot;=&quot;;[.D277])" office:value-type="string" office:string-value="menu_profile=Profile">
            <text:p>menu_profile=Profile</text:p>
          </table:table-cell>
          <table:table-cell table:number-columns-repeated="1016"/>
        </table:table-row>
        <table:table-row table:style-name="ro1">
          <table:table-cell office:value-type="string">
            <text:p>menu_registers</text:p>
          </table:table-cell>
          <table:table-cell office:value-type="string">
            <text:p>Μητρώα</text:p>
          </table:table-cell>
          <table:table-cell office:value-type="string">
            <text:p>menu_registers</text:p>
          </table:table-cell>
          <table:table-cell office:value-type="string">
            <text:p>Registries</text:p>
          </table:table-cell>
          <table:table-cell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menu_registers=Μητρώα">
            <text:p>menu_registers=Μητρώα</text:p>
          </table:table-cell>
          <table:table-cell table:formula="of:=CONCATENATE([.C278];&quot;=&quot;;[.D278])" office:value-type="string" office:string-value="menu_registers=Registries">
            <text:p>menu_registers=Registries</text:p>
          </table:table-cell>
          <table:table-cell table:number-columns-repeated="1016"/>
        </table:table-row>
        <table:table-row table:style-name="ro1">
          <table:table-cell office:value-type="string">
            <text:p>menu_regulatoryframeworks</text:p>
          </table:table-cell>
          <table:table-cell office:value-type="string">
            <text:p>Κανονιστικό Πλαίσιο</text:p>
          </table:table-cell>
          <table:table-cell office:value-type="string">
            <text:p>menu_regulatoryframeworks</text:p>
          </table:table-cell>
          <table:table-cell office:value-type="string">
            <text:p>Regulatory Framework</text:p>
          </table:table-cell>
          <table:table-cell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menu_regulatoryframeworks=Κανονιστικό Πλαίσιο">
            <text:p>menu_regulatoryframeworks=Κανονιστικό Πλαίσιο</text:p>
          </table:table-cell>
          <table:table-cell table:formula="of:=CONCATENATE([.C279];&quot;=&quot;;[.D279])" office:value-type="string" office:string-value="menu_regulatoryframeworks=Regulatory Framework">
            <text:p>menu_regulatoryframeworks=Regulatory Framework</text:p>
          </table:table-cell>
          <table:table-cell table:number-columns-repeated="1016"/>
        </table:table-row>
        <table:table-row table:style-name="ro1">
          <table:table-cell office:value-type="string">
            <text:p>menu_shibolethAccount</text:p>
          </table:table-cell>
          <table:table-cell office:value-type="string">
            <text:p>Ολοκλήρωση εγγραφής</text:p>
          </table:table-cell>
          <table:table-cell office:value-type="string">
            <text:p>menu_shibolethAccount</text:p>
          </table:table-cell>
          <table:table-cell office:value-type="string">
            <text:p>Finalize your Account</text:p>
          </table:table-cell>
          <table:table-cell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menu_shibolethAccount=Ολοκλήρωση εγγραφής">
            <text:p>menu_shibolethAccount=Ολοκλήρωση εγγραφής</text:p>
          </table:table-cell>
          <table:table-cell table:formula="of:=CONCATENATE([.C280];&quot;=&quot;;[.D280])" office:value-type="string" office:string-value="menu_shibolethAccount=Finalize your Account">
            <text:p>menu_shibolethAccount=Finalize your Account</text:p>
          </table:table-cell>
          <table:table-cell table:number-columns-repeated="1016"/>
        </table:table-row>
        <table:table-row table:style-name="ro1">
          <table:table-cell office:value-type="string">
            <text:p>menu_sposition</text:p>
          </table:table-cell>
          <table:table-cell office:value-type="string">
            <text:p>Αναζήτηση Θέσεων</text:p>
          </table:table-cell>
          <table:table-cell office:value-type="string">
            <text:p>menu_sposition</text:p>
          </table:table-cell>
          <table:table-cell office:value-type="string">
            <text:p>Search Positions</text:p>
          </table:table-cell>
          <table:table-cell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menu_sposition=Αναζήτηση Θέσεων">
            <text:p>menu_sposition=Αναζήτηση Θέσεων</text:p>
          </table:table-cell>
          <table:table-cell table:formula="of:=CONCATENATE([.C281];&quot;=&quot;;[.D281])" office:value-type="string" office:string-value="menu_sposition=Search Positions">
            <text:p>menu_sposition=Search Positions</text:p>
          </table:table-cell>
          <table:table-cell table:number-columns-repeated="1016"/>
        </table:table-row>
        <table:table-row table:style-name="ro1">
          <table:table-cell office:value-type="string">
            <text:p>menu_user</text:p>
          </table:table-cell>
          <table:table-cell office:value-type="string">
            <text:p>Χρήστης</text:p>
          </table:table-cell>
          <table:table-cell office:value-type="string">
            <text:p>menu_user</text:p>
          </table:table-cell>
          <table:table-cell office:value-type="string">
            <text:p>User</text:p>
          </table:table-cell>
          <table:table-cell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menu_user=Χρήστης">
            <text:p>menu_user=Χρήστης</text:p>
          </table:table-cell>
          <table:table-cell table:formula="of:=CONCATENATE([.C282];&quot;=&quot;;[.D282])" office:value-type="string" office:string-value="menu_user=User">
            <text:p>menu_user=User</text:p>
          </table:table-cell>
          <table:table-cell table:number-columns-repeated="1016"/>
        </table:table-row>
        <table:table-row table:style-name="ro1">
          <table:table-cell office:value-type="string">
            <text:p>Ministry</text:p>
          </table:table-cell>
          <table:table-cell office:value-type="string">
            <text:p>Υπουργείο</text:p>
          </table:table-cell>
          <table:table-cell office:value-type="string">
            <text:p>Ministry</text:p>
          </table:table-cell>
          <table:table-cell office:value-type="string">
            <text:p>Ministry</text:p>
          </table:table-cell>
          <table:table-cell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Ministry=Υπουργείο">
            <text:p>Ministry=Υπουργείο</text:p>
          </table:table-cell>
          <table:table-cell table:formula="of:=CONCATENATE([.C283];&quot;=&quot;;[.D283])" office:value-type="string" office:string-value="Ministry=Ministry">
            <text:p>Ministry=Ministry</text:p>
          </table:table-cell>
          <table:table-cell table:number-columns-repeated="1016"/>
        </table:table-row>
        <table:table-row table:style-name="ro1">
          <table:table-cell office:value-type="string">
            <text:p>MINISTRY_ASSISTANT</text:p>
          </table:table-cell>
          <table:table-cell office:value-type="string">
            <text:p>Βοηθός Υπουργείου</text:p>
          </table:table-cell>
          <table:table-cell office:value-type="string">
            <text:p>MINISTRY_ASSISTANT</text:p>
          </table:table-cell>
          <table:table-cell office:value-type="string">
            <text:p>Ministry Assistant</text:p>
          </table:table-cell>
          <table:table-cell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MINISTRY_ASSISTANT=Βοηθός Υπουργείου">
            <text:p>MINISTRY_ASSISTANT=Βοηθός Υπουργείου</text:p>
          </table:table-cell>
          <table:table-cell table:formula="of:=CONCATENATE([.C284];&quot;=&quot;;[.D284])" office:value-type="string" office:string-value="MINISTRY_ASSISTANT=Ministry Assistant">
            <text:p>MINISTRY_ASSISTANT=Ministry Assistant</text:p>
          </table:table-cell>
          <table:table-cell table:number-columns-repeated="1016"/>
        </table:table-row>
        <table:table-row table:style-name="ro1">
          <table:table-cell office:value-type="string">
            <text:p>MINISTRY_MANAGER</text:p>
          </table:table-cell>
          <table:table-cell office:value-type="string">
            <text:p>Διαχειριστής Υπουργείου</text:p>
          </table:table-cell>
          <table:table-cell office:value-type="string">
            <text:p>MINISTRY_MANAGER</text:p>
          </table:table-cell>
          <table:table-cell office:value-type="string">
            <text:p>Ministry Manager</text:p>
          </table:table-cell>
          <table:table-cell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MINISTRY_MANAGER=Διαχειριστής Υπουργείου">
            <text:p>MINISTRY_MANAGER=Διαχειριστής Υπουργείου</text:p>
          </table:table-cell>
          <table:table-cell table:formula="of:=CONCATENATE([.C285];&quot;=&quot;;[.D285])" office:value-type="string" office:string-value="MINISTRY_MANAGER=Ministry Manager">
            <text:p>MINISTRY_MANAGER=Ministry Manager</text:p>
          </table:table-cell>
          <table:table-cell table:number-columns-repeated="1016"/>
        </table:table-row>
        <table:table-row table:style-name="ro1">
          <table:table-cell office:value-type="string">
            <text:p>MinistryAssistantsTitle</text:p>
          </table:table-cell>
          <table:table-cell office:value-type="string">
            <text:p>Λίστα Βοηθών χρήστη του Υπουργείου</text:p>
          </table:table-cell>
          <table:table-cell office:value-type="string">
            <text:p>MinistryAssistantsTitle</text:p>
          </table:table-cell>
          <table:table-cell office:value-type="string">
            <text:p>Ministry Assistants List</text:p>
          </table:table-cell>
          <table:table-cell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86];&quot;=&quot;;[.D286])" office:value-type="string" office:string-value="MinistryAssistantsTitle=Ministry Assistants List">
            <text:p>MinistryAssistantsTitle=Ministry Assistants List</text:p>
          </table:table-cell>
          <table:table-cell table:number-columns-repeated="1016"/>
        </table:table-row>
        <table:table-row table:style-name="ro1">
          <table:table-cell office:value-type="string">
            <text:p>MitrooFileList</text:p>
          </table:table-cell>
          <table:table-cell office:value-type="string">
            <text:p>Αρχεία Μητρώων</text:p>
          </table:table-cell>
          <table:table-cell office:value-type="string">
            <text:p>MitrooFileList</text:p>
          </table:table-cell>
          <table:table-cell office:value-type="string">
            <text:p>Registry Files</text:p>
          </table:table-cell>
          <table:table-cell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MitrooFileList=Αρχεία Μητρώων">
            <text:p>MitrooFileList=Αρχεία Μητρώων</text:p>
          </table:table-cell>
          <table:table-cell table:formula="of:=CONCATENATE([.C287];&quot;=&quot;;[.D287])" office:value-type="string" office:string-value="MitrooFileList=Registry Files">
            <text:p>MitrooFileList=Registry Files</text:p>
          </table:table-cell>
          <table:table-cell table:number-columns-repeated="1016"/>
        </table:table-row>
        <table:table-row table:style-name="ro1">
          <table:table-cell office:value-type="string">
            <text:p>Mobile</text:p>
          </table:table-cell>
          <table:table-cell office:value-type="string">
            <text:p>Κινητό</text:p>
          </table:table-cell>
          <table:table-cell office:value-type="string">
            <text:p>Mobile</text:p>
          </table:table-cell>
          <table:table-cell office:value-type="string">
            <text:p>Mobile</text:p>
          </table:table-cell>
          <table:table-cell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Mobile=Κινητό">
            <text:p>Mobile=Κινητό</text:p>
          </table:table-cell>
          <table:table-cell table:formula="of:=CONCATENATE([.C288];&quot;=&quot;;[.D288])" office:value-type="string" office:string-value="Mobile=Mobile">
            <text:p>Mobile=Mobile</text:p>
          </table:table-cell>
          <table:table-cell table:number-columns-repeated="1016"/>
        </table:table-row>
        <table:table-row table:style-name="ro1">
          <table:table-cell office:value-type="string">
            <text:p>More</text:p>
          </table:table-cell>
          <table:table-cell office:value-type="string">
            <text:p>Περισσότερα</text:p>
          </table:table-cell>
          <table:table-cell office:value-type="string">
            <text:p>More</text:p>
          </table:table-cell>
          <table:table-cell office:value-type="string">
            <text:p>More</text:p>
          </table:table-cell>
          <table:table-cell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More=Περισσότερα">
            <text:p>More=Περισσότερα</text:p>
          </table:table-cell>
          <table:table-cell table:formula="of:=CONCATENATE([.C289];&quot;=&quot;;[.D289])" office:value-type="string" office:string-value="More=More">
            <text:p>More=More</text:p>
          </table:table-cell>
          <table:table-cell table:number-columns-repeated="1016"/>
        </table:table-row>
        <table:table-row table:style-name="ro1">
          <table:table-cell office:value-type="string">
            <text:p>Name</text:p>
          </table:table-cell>
          <table:table-cell office:value-type="string">
            <text:p>Όνομα</text:p>
          </table:table-cell>
          <table:table-cell office:value-type="string">
            <text:p>Name</text:p>
          </table:table-cell>
          <table:table-cell office:value-type="string">
            <text:p>Name</text:p>
          </table:table-cell>
          <table:table-cell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Name=Όνομα">
            <text:p>Name=Όνομα</text:p>
          </table:table-cell>
          <table:table-cell table:formula="of:=CONCATENATE([.C290];&quot;=&quot;;[.D290])" office:value-type="string" office:string-value="Name=Name">
            <text:p>Name=Name</text:p>
          </table:table-cell>
          <table:table-cell table:number-columns-repeated="1016"/>
        </table:table-row>
        <table:table-row table:style-name="ro1">
          <table:table-cell office:value-type="string">
            <text:p>NameLatin</text:p>
          </table:table-cell>
          <table:table-cell office:value-type="string">
            <text:p>Όνομα (Λατινικοί Χαρακτήρες)</text:p>
          </table:table-cell>
          <table:table-cell office:value-type="string">
            <text:p>NameLatin</text:p>
          </table:table-cell>
          <table:table-cell office:value-type="string">
            <text:p>Name (Latin characters)</text:p>
          </table:table-cell>
          <table:table-cell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NameLatin=Όνομα (Λατινικοί Χαρακτήρες)">
            <text:p>NameLatin=Όνομα (Λατινικοί Χαρακτήρες)</text:p>
          </table:table-cell>
          <table:table-cell table:formula="of:=CONCATENATE([.C291];&quot;=&quot;;[.D291])" office:value-type="string" office:string-value="NameLatin=Name (Latin characters)">
            <text:p>NameLatin=Name (Latin characters)</text:p>
          </table:table-cell>
          <table:table-cell table:number-columns-repeated="1016"/>
        </table:table-row>
        <table:table-row table:style-name="ro1">
          <table:table-cell office:value-type="string">
            <text:p>No</text:p>
          </table:table-cell>
          <table:table-cell office:value-type="string">
            <text:p>Όχι</text:p>
          </table:table-cell>
          <table:table-cell office:value-type="string">
            <text:p>No</text:p>
          </table:table-cell>
          <table:table-cell office:value-type="string">
            <text:p>No</text:p>
          </table:table-cell>
          <table:table-cell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No=Όχι">
            <text:p>No=Όχι</text:p>
          </table:table-cell>
          <table:table-cell table:formula="of:=CONCATENATE([.C292];&quot;=&quot;;[.D292])" office:value-type="string" office:string-value="No=No">
            <text:p>No=No</text:p>
          </table:table-cell>
          <table:table-cell table:number-columns-repeated="1016"/>
        </table:table-row>
        <table:table-row table:style-name="ro1">
          <table:table-cell office:value-type="string">
            <text:p>NominatedCandidacy</text:p>
          </table:table-cell>
          <table:table-cell office:value-type="string">
            <text:p>Εκλεγείς</text:p>
          </table:table-cell>
          <table:table-cell office:value-type="string">
            <text:p>NominatedCandidacy</text:p>
          </table:table-cell>
          <table:table-cell office:value-type="string">
            <text:p>Nominated Candidate</text:p>
          </table:table-cell>
          <table:table-cell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NominatedCandidacy=Εκλεγείς">
            <text:p>NominatedCandidacy=Εκλεγείς</text:p>
          </table:table-cell>
          <table:table-cell table:formula="of:=CONCATENATE([.C293];&quot;=&quot;;[.D293])" office:value-type="string" office:string-value="NominatedCandidacy=Nominated Candidate">
            <text:p>NominatedCandidacy=Nominated Candidate</text:p>
          </table:table-cell>
          <table:table-cell table:number-columns-repeated="1016"/>
        </table:table-row>
        <table:table-row table:style-name="ro1">
          <table:table-cell office:value-type="string">
            <text:p>NominationCommitteeConvergenceDate</text:p>
          </table:table-cell>
          <table:table-cell office:value-type="string">
            <text:p>Ημερομηνία Σύγκλησης Επιτροπής για Επιλογή</text:p>
          </table:table-cell>
          <table:table-cell office:value-type="string">
            <text:p>NominationCommitteeConvergenceDate</text:p>
          </table:table-cell>
          <table:table-cell office:value-type="string">
            <text:p>Committee's convocation date</text:p>
          </table:table-cell>
          <table:table-cell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94];&quot;=&quot;;[.D294])" office:value-type="string" office:string-value="NominationCommitteeConvergenceDate=Committee's convocation date">
            <text:p>NominationCommitteeConvergenceDate=Committee's convocation date</text:p>
          </table:table-cell>
          <table:table-cell table:number-columns-repeated="1016"/>
        </table:table-row>
        <table:table-row table:style-name="ro1">
          <table:table-cell office:value-type="string">
            <text:p>NominationFEK</text:p>
          </table:table-cell>
          <table:table-cell office:value-type="string">
            <text:p>Φ.Ε.Κ. Πράξης Διορισμού</text:p>
          </table:table-cell>
          <table:table-cell office:value-type="string">
            <text:p>NominationFEK</text:p>
          </table:table-cell>
          <table:table-cell office:value-type="string">
            <text:p>FEK (Government Gazette) of Nomination Act</text:p>
          </table:table-cell>
          <table:table-cell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NominationFEK=Φ.Ε.Κ. Πράξης Διορισμού">
            <text:p>NominationFEK=Φ.Ε.Κ. Πράξης Διορισμού</text:p>
          </table:table-cell>
          <table:table-cell table:formula="of:=CONCATENATE([.C295];&quot;=&quot;;[.D295])" office:value-type="string" office:string-value="NominationFEK=FEK (Government Gazette) of Nomination Act">
            <text:p>NominationFEK=FEK (Government Gazette) of Nomination Act</text:p>
          </table:table-cell>
          <table:table-cell table:number-columns-repeated="1016"/>
        </table:table-row>
        <table:table-row table:style-name="ro1">
          <table:table-cell office:value-type="string">
            <text:p>NominationToETDate</text:p>
          </table:table-cell>
          <table:table-cell office:value-type="string">
            <text:p>Ημερομηνία αποστολής διορισμού στο Εθνικό Τυπογραφείο</text:p>
          </table:table-cell>
          <table:table-cell office:value-type="string">
            <text:p>NominationToETDate</text:p>
          </table:table-cell>
          <table:table-cell office:value-type="string">
            <text:p>Date of Government Printing Office's notification of Nomination</text:p>
          </table:table-cell>
          <table:table-cell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96];&quot;=&quot;;[.D296])"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3">
          <table:table-cell table:style-name="ce2" office:value-type="string">
            <text:p>OpenIssue</text:p>
          </table:table-cell>
          <table:table-cell office:value-type="string">
            <text:p>Δημιουργία Issue</text:p>
          </table:table-cell>
          <table:table-cell table:style-name="ce2" office:value-type="string">
            <text:p>OpenIssue</text:p>
          </table:table-cell>
          <table:table-cell table:style-name="ce3" office:value-type="string">
            <text:p>Open Issue</text:p>
          </table:table-cell>
          <table:table-cell office:value-type="date" office:date-value="2013-12-04">
            <text:p>4/12/2013</text:p>
          </table:table-cell>
          <table:table-cell table:formula="of:=IF([.A297]=[.C297];&quot;OK&quot;;&quot;ERROR&quot;)" office:value-type="string" office:string-value="OK">
            <text:p>OK</text:p>
          </table:table-cell>
          <table:table-cell table:formula="of:=CONCATENATE([.A297];&quot;=&quot;;[.B297])" office:value-type="string" office:string-value="OpenIssue=Δημιουργία Issue">
            <text:p>OpenIssue=Δημιουργία Issue</text:p>
          </table:table-cell>
          <table:table-cell table:formula="of:=CONCATENATE([.C297];&quot;=&quot;;[.D297])" office:value-type="string" office:string-value="OpenIssue=Open Issue">
            <text:p>OpenIssue=Open Issue</text:p>
          </table:table-cell>
          <table:table-cell table:number-columns-repeated="1016"/>
        </table:table-row>
        <table:table-row table:style-name="ro1">
          <table:table-cell table:style-name="ce2" office:value-type="string">
            <text:p>Options</text:p>
          </table:table-cell>
          <table:table-cell office:value-type="string">
            <text:p>Επιλογές</text:p>
          </table:table-cell>
          <table:table-cell table:style-name="ce2" office:value-type="string">
            <text:p>Options</text:p>
          </table:table-cell>
          <table:table-cell office:value-type="string">
            <text:p>Options</text:p>
          </table:table-cell>
          <table:table-cell office:value-type="date" office:date-value="2013-12-04">
            <text:p>4/12/2013</text:p>
          </table:table-cell>
          <table:table-cell table:formula="of:=IF([.A298]=[.C298];&quot;OK&quot;;&quot;ERROR&quot;)" office:value-type="string" office:string-value="OK">
            <text:p>OK</text:p>
          </table:table-cell>
          <table:table-cell table:formula="of:=CONCATENATE([.A298];&quot;=&quot;;[.B298])" office:value-type="string" office:string-value="Options=Επιλογές">
            <text:p>Options=Επιλογές</text:p>
          </table:table-cell>
          <table:table-cell table:formula="of:=CONCATENATE([.C298];&quot;=&quot;;[.D298])" office:value-type="string" office:string-value="Options=Options">
            <text:p>Options=Options</text:p>
          </table:table-cell>
          <table:table-cell table:number-columns-repeated="1016"/>
        </table:table-row>
        <table:table-row table:style-name="ro1">
          <table:table-cell office:value-type="string">
            <text:p>OrganismosFile</text:p>
          </table:table-cell>
          <table:table-cell office:value-type="string">
            <text:p>Οργανισμός</text:p>
          </table:table-cell>
          <table:table-cell office:value-type="string">
            <text:p>OrganismosFile</text:p>
          </table:table-cell>
          <table:table-cell office:value-type="string">
            <text:p>Organization</text:p>
          </table:table-cell>
          <table:table-cell office:value-type="date" office:date-value="2013-12-03">
            <text:p>3/12/2013</text:p>
          </table:table-cell>
          <table:table-cell table:formula="of:=IF([.A299]=[.C299];&quot;OK&quot;;&quot;ERROR&quot;)" office:value-type="string" office:string-value="OK">
            <text:p>OK</text:p>
          </table:table-cell>
          <table:table-cell table:formula="of:=CONCATENATE([.A299];&quot;=&quot;;[.B299])" office:value-type="string" office:string-value="OrganismosFile=Οργανισμός">
            <text:p>OrganismosFile=Οργανισμός</text:p>
          </table:table-cell>
          <table:table-cell table:formula="of:=CONCATENATE([.C299];&quot;=&quot;;[.D299])" office:value-type="string" office:string-value="OrganismosFile=Organization">
            <text:p>OrganismosFile=Organization</text:p>
          </table:table-cell>
          <table:table-cell table:number-columns-repeated="1016"/>
        </table:table-row>
        <table:table-row table:style-name="ro1">
          <table:table-cell office:value-type="string">
            <text:p>OrganismosURL</text:p>
          </table:table-cell>
          <table:table-cell office:value-type="string">
            <text:p>Οργανισμός (link)</text:p>
          </table:table-cell>
          <table:table-cell office:value-type="string">
            <text:p>OrganismosURL</text:p>
          </table:table-cell>
          <table:table-cell office:value-type="string">
            <text:p>Organization (link)</text:p>
          </table:table-cell>
          <table:table-cell office:value-type="date" office:date-value="2013-12-03">
            <text:p>3/12/2013</text:p>
          </table:table-cell>
          <table:table-cell table:formula="of:=IF([.A300]=[.C300];&quot;OK&quot;;&quot;ERROR&quot;)" office:value-type="string" office:string-value="OK">
            <text:p>OK</text:p>
          </table:table-cell>
          <table:table-cell table:formula="of:=CONCATENATE([.A300];&quot;=&quot;;[.B300])" office:value-type="string" office:string-value="OrganismosURL=Οργανισμός (link)">
            <text:p>OrganismosURL=Οργανισμός (link)</text:p>
          </table:table-cell>
          <table:table-cell table:formula="of:=CONCATENATE([.C300];&quot;=&quot;;[.D300])" office:value-type="string" office:string-value="OrganismosURL=Organization (link)">
            <text:p>OrganismosURL=Organization (link)</text:p>
          </table:table-cell>
          <table:table-cell table:number-columns-repeated="1016"/>
        </table:table-row>
        <table:table-row table:style-name="ro1">
          <table:table-cell office:value-type="string">
            <text:p>OtherPhases</text:p>
          </table:table-cell>
          <table:table-cell office:value-type="string">
            <text:p>Ιστορικό Καταστάσεων</text:p>
          </table:table-cell>
          <table:table-cell office:value-type="string">
            <text:p>OtherPhases</text:p>
          </table:table-cell>
          <table:table-cell office:value-type="string">
            <text:p>History of Phases</text:p>
          </table:table-cell>
          <table:table-cell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OtherPhases=Ιστορικό Καταστάσεων">
            <text:p>OtherPhases=Ιστορικό Καταστάσεων</text:p>
          </table:table-cell>
          <table:table-cell table:formula="of:=CONCATENATE([.C301];&quot;=&quot;;[.D301])" office:value-type="string" office:string-value="OtherPhases=History of Phases">
            <text:p>OtherPhases=History of Phases</text:p>
          </table:table-cell>
          <table:table-cell table:number-columns-repeated="1016"/>
        </table:table-row>
        <table:table-row table:style-name="ro1">
          <table:table-cell office:value-type="string">
            <text:p>Password</text:p>
          </table:table-cell>
          <table:table-cell office:value-type="string">
            <text:p>Συνθηματικό</text:p>
          </table:table-cell>
          <table:table-cell office:value-type="string">
            <text:p>Password</text:p>
          </table:table-cell>
          <table:table-cell office:value-type="string">
            <text:p>Password</text:p>
          </table:table-cell>
          <table:table-cell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Password=Συνθηματικό">
            <text:p>Password=Συνθηματικό</text:p>
          </table:table-cell>
          <table:table-cell table:formula="of:=CONCATENATE([.C302];&quot;=&quot;;[.D302])" office:value-type="string" office:string-value="Password=Password">
            <text:p>Password=Password</text:p>
          </table:table-cell>
          <table:table-cell table:number-columns-repeated="1016"/>
        </table:table-row>
        <table:table-row table:style-name="ro1">
          <table:table-cell office:value-type="string">
            <text:p>PasswordReset</text:p>
          </table:table-cell>
          <table:table-cell office:value-type="string">
            <text:p>Επαναφορά Συνθηματικού</text:p>
          </table:table-cell>
          <table:table-cell office:value-type="string">
            <text:p>PasswordReset</text:p>
          </table:table-cell>
          <table:table-cell office:value-type="string">
            <text:p>Reset password</text:p>
          </table:table-cell>
          <table:table-cell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PasswordReset=Επαναφορά Συνθηματικού">
            <text:p>PasswordReset=Επαναφορά Συνθηματικού</text:p>
          </table:table-cell>
          <table:table-cell table:formula="of:=CONCATENATE([.C303];&quot;=&quot;;[.D303])" office:value-type="string" office:string-value="PasswordReset=Reset password">
            <text:p>PasswordReset=Reset password</text:p>
          </table:table-cell>
          <table:table-cell table:number-columns-repeated="1016"/>
        </table:table-row>
        <table:table-row table:style-name="ro1">
          <table:table-cell office:value-type="string">
            <text:p>Phone</text:p>
          </table:table-cell>
          <table:table-cell office:value-type="string">
            <text:p>Σταθερό Τηλέφωνο</text:p>
          </table:table-cell>
          <table:table-cell office:value-type="string">
            <text:p>Phone</text:p>
          </table:table-cell>
          <table:table-cell office:value-type="string">
            <text:p>Phone</text:p>
          </table:table-cell>
          <table:table-cell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hone=Σταθερό Τηλέφωνο">
            <text:p>Phone=Σταθερό Τηλέφωνο</text:p>
          </table:table-cell>
          <table:table-cell table:formula="of:=CONCATENATE([.C304];&quot;=&quot;;[.D304])" office:value-type="string" office:string-value="Phone=Phone">
            <text:p>Phone=Phone</text:p>
          </table:table-cell>
          <table:table-cell table:number-columns-repeated="1016"/>
        </table:table-row>
        <table:table-row table:style-name="ro1">
          <table:table-cell office:value-type="string">
            <text:p>PleaseSelectDepartment</text:p>
          </table:table-cell>
          <table:table-cell office:value-type="string">
            <text:p>Παρακαλώ επιλέξτε Τμήμα/Ινστιτούτο</text:p>
          </table:table-cell>
          <table:table-cell office:value-type="string">
            <text:p>PleaseSelectDepartment</text:p>
          </table:table-cell>
          <table:table-cell office:value-type="string">
            <text:p>Please select Department.</text:p>
          </table:table-cell>
          <table:table-cell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305];&quot;=&quot;;[.D305])" office:value-type="string" office:string-value="PleaseSelectDepartment=Please select Department.">
            <text:p>PleaseSelectDepartment=Please select Department.</text:p>
          </table:table-cell>
          <table:table-cell table:number-columns-repeated="1016"/>
        </table:table-row>
        <table:table-row table:style-name="ro1">
          <table:table-cell office:value-type="string">
            <text:p>PleaseSelectInstitution</text:p>
          </table:table-cell>
          <table:table-cell office:value-type="string">
            <text:p>Παρακαλώ Επιλέξτε Ίδρυμα / Ερευνητικό Κέντρο</text:p>
          </table:table-cell>
          <table:table-cell office:value-type="string">
            <text:p>PleaseSelectInstitution</text:p>
          </table:table-cell>
          <table:table-cell office:value-type="string">
            <text:p>Please select an Institution/Research Center</text:p>
          </table:table-cell>
          <table:table-cell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306];&quot;=&quot;;[.D306])"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1">
          <table:table-cell office:value-type="string">
            <text:p>Position</text:p>
          </table:table-cell>
          <table:table-cell office:value-type="string">
            <text:p>Θέση</text:p>
          </table:table-cell>
          <table:table-cell office:value-type="string">
            <text:p>Position</text:p>
          </table:table-cell>
          <table:table-cell office:value-type="string">
            <text:p>Position</text:p>
          </table:table-cell>
          <table:table-cell office:value-type="date" office:date-value="2013-12-03">
            <text:p>3/12/2013</text:p>
          </table:table-cell>
          <table:table-cell table:formula="of:=IF([.A307]=[.C307];&quot;OK&quot;;&quot;ERROR&quot;)" office:value-type="string" office:string-value="OK">
            <text:p>OK</text:p>
          </table:table-cell>
          <table:table-cell table:formula="of:=CONCATENATE([.A307];&quot;=&quot;;[.B307])" office:value-type="string" office:string-value="Position=Θέση">
            <text:p>Position=Θέση</text:p>
          </table:table-cell>
          <table:table-cell table:formula="of:=CONCATENATE([.C307];&quot;=&quot;;[.D307])" office:value-type="string" office:string-value="Position=Position">
            <text:p>Position=Position</text:p>
          </table:table-cell>
          <table:table-cell table:number-columns-repeated="1016"/>
        </table:table-row>
        <table:table-row table:style-name="ro1">
          <table:table-cell office:value-type="string">
            <text:p>PositionCandidacies</text:p>
          </table:table-cell>
          <table:table-cell office:value-type="string">
            <text:p>Υποψηφιότητες</text:p>
          </table:table-cell>
          <table:table-cell office:value-type="string">
            <text:p>PositionCandidacies</text:p>
          </table:table-cell>
          <table:table-cell office:value-type="string">
            <text:p>Candidacies</text:p>
          </table:table-cell>
          <table:table-cell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ositionCandidacies=Υποψηφιότητες">
            <text:p>PositionCandidacies=Υποψηφιότητες</text:p>
          </table:table-cell>
          <table:table-cell table:formula="of:=CONCATENATE([.C308];&quot;=&quot;;[.D308])" office:value-type="string" office:string-value="PositionCandidacies=Candidacies">
            <text:p>PositionCandidacies=Candidacies</text:p>
          </table:table-cell>
          <table:table-cell table:number-columns-repeated="1016"/>
        </table:table-row>
        <table:table-row table:style-name="ro1">
          <table:table-cell office:value-type="string">
            <text:p>PositionCandidacyList</text:p>
          </table:table-cell>
          <table:table-cell office:value-type="string">
            <text:p>Λίστα Υποψηφίων</text:p>
          </table:table-cell>
          <table:table-cell office:value-type="string">
            <text:p>PositionCandidacyList</text:p>
          </table:table-cell>
          <table:table-cell office:value-type="string">
            <text:p>List of candidates</text:p>
          </table:table-cell>
          <table:table-cell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CandidacyList=Λίστα Υποψηφίων">
            <text:p>PositionCandidacyList=Λίστα Υποψηφίων</text:p>
          </table:table-cell>
          <table:table-cell table:formula="of:=CONCATENATE([.C309];&quot;=&quot;;[.D309])" office:value-type="string" office:string-value="PositionCandidacyList=List of candidates">
            <text:p>PositionCandidacyList=List of candidates</text:p>
          </table:table-cell>
          <table:table-cell table:number-columns-repeated="1016"/>
        </table:table-row>
        <table:table-row table:style-name="ro1">
          <table:table-cell office:value-type="string">
            <text:p>PositionClosingDate</text:p>
          </table:table-cell>
          <table:table-cell office:value-type="string">
            <text:p>Ημερομηνία Λήξης Υποβολών</text:p>
          </table:table-cell>
          <table:table-cell office:value-type="string">
            <text:p>PositionClosingDate</text:p>
          </table:table-cell>
          <table:table-cell office:value-type="string">
            <text:p>Submission End Date</text:p>
          </table:table-cell>
          <table:table-cell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ClosingDate=Ημερομηνία Λήξης Υποβολών">
            <text:p>PositionClosingDate=Ημερομηνία Λήξης Υποβολών</text:p>
          </table:table-cell>
          <table:table-cell table:formula="of:=CONCATENATE([.C310];&quot;=&quot;;[.D310])" office:value-type="string" office:string-value="PositionClosingDate=Submission End Date">
            <text:p>PositionClosingDate=Submission End Date</text:p>
          </table:table-cell>
          <table:table-cell table:number-columns-repeated="1016"/>
        </table:table-row>
        <table:table-row table:style-name="ro1">
          <table:table-cell office:value-type="string">
            <text:p>PositionCommiteeMember</text:p>
          </table:table-cell>
          <table:table-cell office:value-type="string">
            <text:p>Μέλος Επιτροπής</text:p>
          </table:table-cell>
          <table:table-cell office:value-type="string">
            <text:p>PositionCommiteeMember</text:p>
          </table:table-cell>
          <table:table-cell office:value-type="string">
            <text:p>Commitee Member</text:p>
          </table:table-cell>
          <table:table-cell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CommiteeMember=Μέλος Επιτροπής">
            <text:p>PositionCommiteeMember=Μέλος Επιτροπής</text:p>
          </table:table-cell>
          <table:table-cell table:formula="of:=CONCATENATE([.C311];&quot;=&quot;;[.D311])" office:value-type="string" office:string-value="PositionCommiteeMember=Commitee Member">
            <text:p>PositionCommiteeMember=Commitee Member</text:p>
          </table:table-cell>
          <table:table-cell table:number-columns-repeated="1016"/>
        </table:table-row>
        <table:table-row table:style-name="ro1">
          <table:table-cell office:value-type="string">
            <text:p>PositionCommittee</text:p>
          </table:table-cell>
          <table:table-cell office:value-type="string">
            <text:p>Επιτροπή</text:p>
          </table:table-cell>
          <table:table-cell office:value-type="string">
            <text:p>PositionCommittee</text:p>
          </table:table-cell>
          <table:table-cell office:value-type="string">
            <text:p>Committee</text:p>
          </table:table-cell>
          <table:table-cell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Committee=Επιτροπή">
            <text:p>PositionCommittee=Επιτροπή</text:p>
          </table:table-cell>
          <table:table-cell table:formula="of:=CONCATENATE([.C312];&quot;=&quot;;[.D312])" office:value-type="string" office:string-value="PositionCommittee=Committee">
            <text:p>PositionCommittee=Committee</text:p>
          </table:table-cell>
          <table:table-cell table:number-columns-repeated="1016"/>
        </table:table-row>
        <table:table-row table:style-name="ro1">
          <table:table-cell office:value-type="string">
            <text:p>PositionCommitteeMemberType</text:p>
          </table:table-cell>
          <table:table-cell office:value-type="string">
            <text:p>Τύπος</text:p>
          </table:table-cell>
          <table:table-cell office:value-type="string">
            <text:p>PositionCommitteeMemberType</text:p>
          </table:table-cell>
          <table:table-cell office:value-type="string">
            <text:p>Type</text:p>
          </table:table-cell>
          <table:table-cell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CommitteeMemberType=Τύπος">
            <text:p>PositionCommitteeMemberType=Τύπος</text:p>
          </table:table-cell>
          <table:table-cell table:formula="of:=CONCATENATE([.C313];&quot;=&quot;;[.D313])" office:value-type="string" office:string-value="PositionCommitteeMemberType=Type">
            <text:p>PositionCommitteeMemberType=Type</text:p>
          </table:table-cell>
          <table:table-cell table:number-columns-repeated="1016"/>
        </table:table-row>
        <table:table-row table:style-name="ro1">
          <table:table-cell office:value-type="string">
            <text:p>PositionCommitteeMemberTypeREGULAR</text:p>
          </table:table-cell>
          <table:table-cell office:value-type="string">
            <text:p>Τακτικός</text:p>
          </table:table-cell>
          <table:table-cell office:value-type="string">
            <text:p>PositionCommitteeMemberTypeREGULAR</text:p>
          </table:table-cell>
          <table:table-cell office:value-type="string">
            <text:p>Regular</text:p>
          </table:table-cell>
          <table:table-cell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CommitteeMemberTypeREGULAR=Τακτικός">
            <text:p>PositionCommitteeMemberTypeREGULAR=Τακτικός</text:p>
          </table:table-cell>
          <table:table-cell table:formula="of:=CONCATENATE([.C314];&quot;=&quot;;[.D314])" office:value-type="string" office:string-value="PositionCommitteeMemberTypeREGULAR=Regular">
            <text:p>PositionCommitteeMemberTypeREGULAR=Regular</text:p>
          </table:table-cell>
          <table:table-cell table:number-columns-repeated="1016"/>
        </table:table-row>
        <table:table-row table:style-name="ro1">
          <table:table-cell office:value-type="string">
            <text:p>PositionCommitteeMemberTypeSUBSTITUTE</text:p>
          </table:table-cell>
          <table:table-cell office:value-type="string">
            <text:p>Αναπληρωματικός</text:p>
          </table:table-cell>
          <table:table-cell office:value-type="string">
            <text:p>PositionCommitteeMemberTypeSUBSTITUTE</text:p>
          </table:table-cell>
          <table:table-cell office:value-type="string">
            <text:p>Substitute</text:p>
          </table:table-cell>
          <table:table-cell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CommitteeMemberTypeSUBSTITUTE=Αναπληρωματικός">
            <text:p>PositionCommitteeMemberTypeSUBSTITUTE=Αναπληρωματικός</text:p>
          </table:table-cell>
          <table:table-cell table:formula="of:=CONCATENATE([.C315];&quot;=&quot;;[.D315])" office:value-type="string" office:string-value="PositionCommitteeMemberTypeSUBSTITUTE=Substitute">
            <text:p>PositionCommitteeMemberTypeSUBSTITUTE=Substitute</text:p>
          </table:table-cell>
          <table:table-cell table:number-columns-repeated="1016"/>
        </table:table-row>
        <table:table-row table:style-name="ro1">
          <table:table-cell office:value-type="string">
            <text:p>PositionCreatedBy</text:p>
          </table:table-cell>
          <table:table-cell office:value-type="string">
            <text:p>Ανάρτηση Θέσης από</text:p>
          </table:table-cell>
          <table:table-cell office:value-type="string">
            <text:p>PositionCreatedBy</text:p>
          </table:table-cell>
          <table:table-cell office:value-type="string">
            <text:p>Created By</text:p>
          </table:table-cell>
          <table:table-cell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CreatedBy=Ανάρτηση Θέσης από">
            <text:p>PositionCreatedBy=Ανάρτηση Θέσης από</text:p>
          </table:table-cell>
          <table:table-cell table:formula="of:=CONCATENATE([.C316];&quot;=&quot;;[.D316])" office:value-type="string" office:string-value="PositionCreatedBy=Created By">
            <text:p>PositionCreatedBy=Created By</text:p>
          </table:table-cell>
          <table:table-cell table:number-columns-repeated="1016"/>
        </table:table-row>
        <table:table-row table:style-name="ro1">
          <table:table-cell office:value-type="string">
            <text:p>PositionDates</text:p>
          </table:table-cell>
          <table:table-cell office:value-type="string">
            <text:p>Ημερομηνίες Υποβολών</text:p>
          </table:table-cell>
          <table:table-cell office:value-type="string">
            <text:p>PositionDates</text:p>
          </table:table-cell>
          <table:table-cell office:value-type="string">
            <text:p>Submission Dates</text:p>
          </table:table-cell>
          <table:table-cell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Dates=Ημερομηνίες Υποβολών">
            <text:p>PositionDates=Ημερομηνίες Υποβολών</text:p>
          </table:table-cell>
          <table:table-cell table:formula="of:=CONCATENATE([.C317];&quot;=&quot;;[.D317])" office:value-type="string" office:string-value="PositionDates=Submission Dates">
            <text:p>PositionDates=Submission Dates</text:p>
          </table:table-cell>
          <table:table-cell table:number-columns-repeated="1016"/>
        </table:table-row>
        <table:table-row table:style-name="ro1">
          <table:table-cell office:value-type="string">
            <text:p>PositionEvaluations</text:p>
          </table:table-cell>
          <table:table-cell office:value-type="string">
            <text:p>Αξιολογήσεις</text:p>
          </table:table-cell>
          <table:table-cell office:value-type="string">
            <text:p>PositionEvaluations</text:p>
          </table:table-cell>
          <table:table-cell office:value-type="string">
            <text:p>Evaluations</text:p>
          </table:table-cell>
          <table:table-cell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Evaluations=Αξιολογήσεις">
            <text:p>PositionEvaluations=Αξιολογήσεις</text:p>
          </table:table-cell>
          <table:table-cell table:formula="of:=CONCATENATE([.C318];&quot;=&quot;;[.D318])" office:value-type="string" office:string-value="PositionEvaluations=Evaluations">
            <text:p>PositionEvaluations=Evaluations</text:p>
          </table:table-cell>
          <table:table-cell table:number-columns-repeated="1016"/>
        </table:table-row>
        <table:table-row table:style-name="ro1">
          <table:table-cell office:value-type="string">
            <text:p>PositionEvaluatorFirst</text:p>
          </table:table-cell>
          <table:table-cell office:value-type="string">
            <text:p>Πρώτος Αξιολογητής</text:p>
          </table:table-cell>
          <table:table-cell office:value-type="string">
            <text:p>PositionEvaluatorFirst</text:p>
          </table:table-cell>
          <table:table-cell office:value-type="string">
            <text:p>First Evaluator</text:p>
          </table:table-cell>
          <table:table-cell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EvaluatorFirst=Πρώτος Αξιολογητής">
            <text:p>PositionEvaluatorFirst=Πρώτος Αξιολογητής</text:p>
          </table:table-cell>
          <table:table-cell table:formula="of:=CONCATENATE([.C319];&quot;=&quot;;[.D319])" office:value-type="string" office:string-value="PositionEvaluatorFirst=First Evaluator">
            <text:p>PositionEvaluatorFirst=First Evaluator</text:p>
          </table:table-cell>
          <table:table-cell table:number-columns-repeated="1016"/>
        </table:table-row>
        <table:table-row table:style-name="ro1">
          <table:table-cell office:value-type="string">
            <text:p>PositionEvaluators</text:p>
          </table:table-cell>
          <table:table-cell office:value-type="string">
            <text:p>Προτεινόμενοι Αξιολογητές</text:p>
          </table:table-cell>
          <table:table-cell office:value-type="string">
            <text:p>PositionEvaluators</text:p>
          </table:table-cell>
          <table:table-cell office:value-type="string">
            <text:p>Proposed Evaluators</text:p>
          </table:table-cell>
          <table:table-cell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Evaluators=Προτεινόμενοι Αξιολογητές">
            <text:p>PositionEvaluators=Προτεινόμενοι Αξιολογητές</text:p>
          </table:table-cell>
          <table:table-cell table:formula="of:=CONCATENATE([.C320];&quot;=&quot;;[.D320])" office:value-type="string" office:string-value="PositionEvaluators=Proposed Evaluators">
            <text:p>PositionEvaluators=Proposed Evaluators</text:p>
          </table:table-cell>
          <table:table-cell table:number-columns-repeated="1016"/>
        </table:table-row>
        <table:table-row table:style-name="ro1">
          <table:table-cell office:value-type="string">
            <text:p>PositionEvaluatorSecond</text:p>
          </table:table-cell>
          <table:table-cell office:value-type="string">
            <text:p>Δεύτερος Αξιολογητής</text:p>
          </table:table-cell>
          <table:table-cell office:value-type="string">
            <text:p>PositionEvaluatorSecond</text:p>
          </table:table-cell>
          <table:table-cell office:value-type="string">
            <text:p>Second Evaluator</text:p>
          </table:table-cell>
          <table:table-cell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EvaluatorSecond=Δεύτερος Αξιολογητής">
            <text:p>PositionEvaluatorSecond=Δεύτερος Αξιολογητής</text:p>
          </table:table-cell>
          <table:table-cell table:formula="of:=CONCATENATE([.C321];&quot;=&quot;;[.D321])" office:value-type="string" office:string-value="PositionEvaluatorSecond=Second Evaluator">
            <text:p>PositionEvaluatorSecond=Second Evaluator</text:p>
          </table:table-cell>
          <table:table-cell table:number-columns-repeated="1016"/>
        </table:table-row>
        <table:table-row table:style-name="ro1">
          <table:table-cell office:value-type="string">
            <text:p>PositionID</text:p>
          </table:table-cell>
          <table:table-cell office:value-type="string">
            <text:p>Κωδικός ΑΠΕΛΛΑ</text:p>
          </table:table-cell>
          <table:table-cell office:value-type="string">
            <text:p>PositionID</text:p>
          </table:table-cell>
          <table:table-cell office:value-type="string">
            <text:p>APELLA ID</text:p>
          </table:table-cell>
          <table:table-cell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ID=Κωδικός ΑΠΕΛΛΑ">
            <text:p>PositionID=Κωδικός ΑΠΕΛΛΑ</text:p>
          </table:table-cell>
          <table:table-cell table:formula="of:=CONCATENATE([.C322];&quot;=&quot;;[.D322])" office:value-type="string" office:string-value="PositionID=APELLA ID">
            <text:p>PositionID=APELLA ID</text:p>
          </table:table-cell>
          <table:table-cell table:number-columns-repeated="1016"/>
        </table:table-row>
        <table:table-row table:style-name="ro1">
          <table:table-cell office:value-type="string">
            <text:p>PositionInterestInstructions</text:p>
          </table:table-cell>
          <table:table-cell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office:value-type="string">
            <text:p>PositionInterestInstructions</text:p>
          </table:table-cell>
          <table:table-cell office:value-type="string">
            <text:p>By pressing "Statement of Interest" the search criteria will be saved, so that if a new position matches them you will be notified by the system.</text:p>
          </table:table-cell>
          <table:table-cell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23];&quot;=&quot;;[.D323])"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1">
          <table:table-cell office:value-type="string">
            <text:p>PositionLoipaDioikitikaEggrafa</text:p>
          </table:table-cell>
          <table:table-cell office:value-type="string">
            <text:p>Λοιπά Διοικητικά Έγγραφα</text:p>
          </table:table-cell>
          <table:table-cell office:value-type="string">
            <text:p>PositionLoipaDioikitikaEggrafa</text:p>
          </table:table-cell>
          <table:table-cell office:value-type="string">
            <text:p>Other administrative documents</text:p>
          </table:table-cell>
          <table:table-cell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LoipaDioikitikaEggrafa=Λοιπά Διοικητικά Έγγραφα">
            <text:p>PositionLoipaDioikitikaEggrafa=Λοιπά Διοικητικά Έγγραφα</text:p>
          </table:table-cell>
          <table:table-cell table:formula="of:=CONCATENATE([.C324];&quot;=&quot;;[.D324])" office:value-type="string" office:string-value="PositionLoipaDioikitikaEggrafa=Other administrative documents">
            <text:p>PositionLoipaDioikitikaEggrafa=Other administrative documents</text:p>
          </table:table-cell>
          <table:table-cell table:number-columns-repeated="1016"/>
        </table:table-row>
        <table:table-row table:style-name="ro1">
          <table:table-cell office:value-type="string">
            <text:p>PositionMain</text:p>
          </table:table-cell>
          <table:table-cell office:value-type="string">
            <text:p>Στοιχεία</text:p>
          </table:table-cell>
          <table:table-cell office:value-type="string">
            <text:p>PositionMain</text:p>
          </table:table-cell>
          <table:table-cell office:value-type="string">
            <text:p>Main Fields</text:p>
          </table:table-cell>
          <table:table-cell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Main=Στοιχεία">
            <text:p>PositionMain=Στοιχεία</text:p>
          </table:table-cell>
          <table:table-cell table:formula="of:=CONCATENATE([.C325];&quot;=&quot;;[.D325])" office:value-type="string" office:string-value="PositionMain=Main Fields">
            <text:p>PositionMain=Main Fields</text:p>
          </table:table-cell>
          <table:table-cell table:number-columns-repeated="1016"/>
        </table:table-row>
        <table:table-row table:style-name="ro1">
          <table:table-cell office:value-type="string">
            <text:p>PositionName</text:p>
          </table:table-cell>
          <table:table-cell office:value-type="string">
            <text:p>Τίτλος Θέσης</text:p>
          </table:table-cell>
          <table:table-cell office:value-type="string">
            <text:p>PositionName</text:p>
          </table:table-cell>
          <table:table-cell office:value-type="string">
            <text:p>Position Title</text:p>
          </table:table-cell>
          <table:table-cell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ositionName=Τίτλος Θέσης">
            <text:p>PositionName=Τίτλος Θέσης</text:p>
          </table:table-cell>
          <table:table-cell table:formula="of:=CONCATENATE([.C326];&quot;=&quot;;[.D326])" office:value-type="string" office:string-value="PositionName=Position Title">
            <text:p>PositionName=Position Title</text:p>
          </table:table-cell>
          <table:table-cell table:number-columns-repeated="1016"/>
        </table:table-row>
        <table:table-row table:style-name="ro1">
          <table:table-cell office:value-type="string">
            <text:p>PositionNomination</text:p>
          </table:table-cell>
          <table:table-cell office:value-type="string">
            <text:p>Διορισμός</text:p>
          </table:table-cell>
          <table:table-cell office:value-type="string">
            <text:p>PositionNomination</text:p>
          </table:table-cell>
          <table:table-cell office:value-type="string">
            <text:p>Nomination</text:p>
          </table:table-cell>
          <table:table-cell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ositionNomination=Διορισμός">
            <text:p>PositionNomination=Διορισμός</text:p>
          </table:table-cell>
          <table:table-cell table:formula="of:=CONCATENATE([.C327];&quot;=&quot;;[.D327])" office:value-type="string" office:string-value="PositionNomination=Nomination">
            <text:p>PositionNomination=Nomination</text:p>
          </table:table-cell>
          <table:table-cell table:number-columns-repeated="1016"/>
        </table:table-row>
        <table:table-row table:style-name="ro1">
          <table:table-cell office:value-type="string">
            <text:p>PositionOpeningDate</text:p>
          </table:table-cell>
          <table:table-cell office:value-type="string">
            <text:p>Ημερομηνία Έναρξης Υποβολών</text:p>
          </table:table-cell>
          <table:table-cell office:value-type="string">
            <text:p>PositionOpeningDate</text:p>
          </table:table-cell>
          <table:table-cell office:value-type="string">
            <text:p>Submission Opening Date</text:p>
          </table:table-cell>
          <table:table-cell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ositionOpeningDate=Ημερομηνία Έναρξης Υποβολών">
            <text:p>PositionOpeningDate=Ημερομηνία Έναρξης Υποβολών</text:p>
          </table:table-cell>
          <table:table-cell table:formula="of:=CONCATENATE([.C328];&quot;=&quot;;[.D328])" office:value-type="string" office:string-value="PositionOpeningDate=Submission Opening Date">
            <text:p>PositionOpeningDate=Submission Opening Date</text:p>
          </table:table-cell>
          <table:table-cell table:number-columns-repeated="1016"/>
        </table:table-row>
        <table:table-row table:style-name="ro1">
          <table:table-cell office:value-type="string">
            <text:p>PositionOrganization</text:p>
          </table:table-cell>
          <table:table-cell office:value-type="string">
            <text:p>Οργανισμός</text:p>
          </table:table-cell>
          <table:table-cell office:value-type="string">
            <text:p>PositionOrganization</text:p>
          </table:table-cell>
          <table:table-cell office:value-type="string">
            <text:p>Organization</text:p>
          </table:table-cell>
          <table:table-cell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ositionOrganization=Οργανισμός">
            <text:p>PositionOrganization=Οργανισμός</text:p>
          </table:table-cell>
          <table:table-cell table:formula="of:=CONCATENATE([.C329];&quot;=&quot;;[.D329])" office:value-type="string" office:string-value="PositionOrganization=Organization">
            <text:p>PositionOrganization=Organization</text:p>
          </table:table-cell>
          <table:table-cell table:number-columns-repeated="1016"/>
        </table:table-row>
        <table:table-row table:style-name="ro1">
          <table:table-cell office:value-type="string">
            <text:p>PositionProposals</text:p>
          </table:table-cell>
          <table:table-cell office:value-type="string">
            <text:p>Εισηγήσεις</text:p>
          </table:table-cell>
          <table:table-cell office:value-type="string">
            <text:p>PositionProposals</text:p>
          </table:table-cell>
          <table:table-cell office:value-type="string">
            <text:p>Proposals</text:p>
          </table:table-cell>
          <table:table-cell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ositionProposals=Εισηγήσεις">
            <text:p>PositionProposals=Εισηγήσεις</text:p>
          </table:table-cell>
          <table:table-cell table:formula="of:=CONCATENATE([.C330];&quot;=&quot;;[.D330])" office:value-type="string" office:string-value="PositionProposals=Proposals">
            <text:p>PositionProposals=Proposals</text:p>
          </table:table-cell>
          <table:table-cell table:number-columns-repeated="1016"/>
        </table:table-row>
        <table:table-row table:style-name="ro1">
          <table:table-cell office:value-type="string">
            <text:p>PositionSearchCriteria</text:p>
          </table:table-cell>
          <table:table-cell office:value-type="string">
            <text:p>Κριτήρια Αναζήτησης</text:p>
          </table:table-cell>
          <table:table-cell office:value-type="string">
            <text:p>PositionSearchCriteria</text:p>
          </table:table-cell>
          <table:table-cell office:value-type="string">
            <text:p>Search Criteria</text:p>
          </table:table-cell>
          <table:table-cell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ositionSearchCriteria=Κριτήρια Αναζήτησης">
            <text:p>PositionSearchCriteria=Κριτήρια Αναζήτησης</text:p>
          </table:table-cell>
          <table:table-cell table:formula="of:=CONCATENATE([.C331];&quot;=&quot;;[.D331])" office:value-type="string" office:string-value="PositionSearchCriteria=Search Criteria">
            <text:p>PositionSearchCriteria=Search Criteria</text:p>
          </table:table-cell>
          <table:table-cell table:number-columns-repeated="1016"/>
        </table:table-row>
        <table:table-row table:style-name="ro1">
          <table:table-cell office:value-type="string">
            <text:p>PositionSearchTitle</text:p>
          </table:table-cell>
          <table:table-cell office:value-type="string">
            <text:p>Αναζήτηση Θέσεων</text:p>
          </table:table-cell>
          <table:table-cell office:value-type="string">
            <text:p>PositionSearchTitle</text:p>
          </table:table-cell>
          <table:table-cell office:value-type="string">
            <text:p>Search Positions</text:p>
          </table:table-cell>
          <table:table-cell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ositionSearchTitle=Αναζήτηση Θέσεων">
            <text:p>PositionSearchTitle=Αναζήτηση Θέσεων</text:p>
          </table:table-cell>
          <table:table-cell table:formula="of:=CONCATENATE([.C332];&quot;=&quot;;[.D332])" office:value-type="string" office:string-value="PositionSearchTitle=Search Positions">
            <text:p>PositionSearchTitle=Search Positions</text:p>
          </table:table-cell>
          <table:table-cell table:number-columns-repeated="1016"/>
        </table:table-row>
        <table:table-row table:style-name="ro1">
          <table:table-cell office:value-type="string">
            <text:p>PositionStatus</text:p>
          </table:table-cell>
          <table:table-cell office:value-type="string">
            <text:p>Κατάσταση</text:p>
          </table:table-cell>
          <table:table-cell office:value-type="string">
            <text:p>PositionStatus</text:p>
          </table:table-cell>
          <table:table-cell office:value-type="string">
            <text:p>Status</text:p>
          </table:table-cell>
          <table:table-cell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ositionStatus=Κατάσταση">
            <text:p>PositionStatus=Κατάσταση</text:p>
          </table:table-cell>
          <table:table-cell table:formula="of:=CONCATENATE([.C333];&quot;=&quot;;[.D333])" office:value-type="string" office:string-value="PositionStatus=Status">
            <text:p>PositionStatus=Status</text:p>
          </table:table-cell>
          <table:table-cell table:number-columns-repeated="1016"/>
        </table:table-row>
        <table:table-row table:style-name="ro1">
          <table:table-cell office:value-type="string">
            <text:p>PositionStatus_ANAPOMPI</text:p>
          </table:table-cell>
          <table:table-cell office:value-type="string">
            <text:p>Αναπομπή</text:p>
          </table:table-cell>
          <table:table-cell office:value-type="string">
            <text:p>PositionStatus_ANAPOMPI</text:p>
          </table:table-cell>
          <table:table-cell office:value-type="string">
            <text:p>Revoked</text:p>
          </table:table-cell>
          <table:table-cell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ositionStatus_ANAPOMPI=Αναπομπή">
            <text:p>PositionStatus_ANAPOMPI=Αναπομπή</text:p>
          </table:table-cell>
          <table:table-cell table:formula="of:=CONCATENATE([.C334];&quot;=&quot;;[.D334])" office:value-type="string" office:string-value="PositionStatus_ANAPOMPI=Revoked">
            <text:p>PositionStatus_ANAPOMPI=Revoked</text:p>
          </table:table-cell>
          <table:table-cell table:number-columns-repeated="1016"/>
        </table:table-row>
        <table:table-row table:style-name="ro1">
          <table:table-cell office:value-type="string">
            <text:p>PositionStatus_ANOIXTI</text:p>
          </table:table-cell>
          <table:table-cell office:value-type="string">
            <text:p>Ανοιχτή</text:p>
          </table:table-cell>
          <table:table-cell office:value-type="string">
            <text:p>PositionStatus_ANOIXTI</text:p>
          </table:table-cell>
          <table:table-cell office:value-type="string">
            <text:p>Open</text:p>
          </table:table-cell>
          <table:table-cell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ositionStatus_ANOIXTI=Ανοιχτή">
            <text:p>PositionStatus_ANOIXTI=Ανοιχτή</text:p>
          </table:table-cell>
          <table:table-cell table:formula="of:=CONCATENATE([.C335];&quot;=&quot;;[.D335])" office:value-type="string" office:string-value="PositionStatus_ANOIXTI=Open">
            <text:p>PositionStatus_ANOIXTI=Open</text:p>
          </table:table-cell>
          <table:table-cell table:number-columns-repeated="1016"/>
        </table:table-row>
        <table:table-row table:style-name="ro1">
          <table:table-cell office:value-type="string">
            <text:p>PositionStatus_CANCELLED</text:p>
          </table:table-cell>
          <table:table-cell office:value-type="string">
            <text:p>Ακυρωθείσα</text:p>
          </table:table-cell>
          <table:table-cell office:value-type="string">
            <text:p>PositionStatus_CANCELLED</text:p>
          </table:table-cell>
          <table:table-cell office:value-type="string">
            <text:p>Cancelled</text:p>
          </table:table-cell>
          <table:table-cell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ositionStatus_CANCELLED=Ακυρωθείσα">
            <text:p>PositionStatus_CANCELLED=Ακυρωθείσα</text:p>
          </table:table-cell>
          <table:table-cell table:formula="of:=CONCATENATE([.C336];&quot;=&quot;;[.D336])" office:value-type="string" office:string-value="PositionStatus_CANCELLED=Cancelled">
            <text:p>PositionStatus_CANCELLED=Cancelled</text:p>
          </table:table-cell>
          <table:table-cell table:number-columns-repeated="1016"/>
        </table:table-row>
        <table:table-row table:style-name="ro1">
          <table:table-cell office:value-type="string">
            <text:p>PositionStatus_ENTAGMENI</text:p>
          </table:table-cell>
          <table:table-cell office:value-type="string">
            <text:p>Ενταγμένη</text:p>
          </table:table-cell>
          <table:table-cell office:value-type="string">
            <text:p>PositionStatus_ENTAGMENI</text:p>
          </table:table-cell>
          <table:table-cell office:value-type="string">
            <text:p>Announced</text:p>
          </table:table-cell>
          <table:table-cell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ositionStatus_ENTAGMENI=Ενταγμένη">
            <text:p>PositionStatus_ENTAGMENI=Ενταγμένη</text:p>
          </table:table-cell>
          <table:table-cell table:formula="of:=CONCATENATE([.C337];&quot;=&quot;;[.D337])" office:value-type="string" office:string-value="PositionStatus_ENTAGMENI=Announced">
            <text:p>PositionStatus_ENTAGMENI=Announced</text:p>
          </table:table-cell>
          <table:table-cell table:number-columns-repeated="1016"/>
        </table:table-row>
        <table:table-row table:style-name="ro1">
          <table:table-cell office:value-type="string">
            <text:p>PositionStatus_EPILOGI</text:p>
          </table:table-cell>
          <table:table-cell office:value-type="string">
            <text:p>Επιλογή</text:p>
          </table:table-cell>
          <table:table-cell office:value-type="string">
            <text:p>PositionStatus_EPILOGI</text:p>
          </table:table-cell>
          <table:table-cell office:value-type="string">
            <text:p>Selection</text:p>
          </table:table-cell>
          <table:table-cell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ositionStatus_EPILOGI=Επιλογή">
            <text:p>PositionStatus_EPILOGI=Επιλογή</text:p>
          </table:table-cell>
          <table:table-cell table:formula="of:=CONCATENATE([.C338];&quot;=&quot;;[.D338])" office:value-type="string" office:string-value="PositionStatus_EPILOGI=Selection">
            <text:p>PositionStatus_EPILOGI=Selection</text:p>
          </table:table-cell>
          <table:table-cell table:number-columns-repeated="1016"/>
        </table:table-row>
        <table:table-row table:style-name="ro1">
          <table:table-cell office:value-type="string">
            <text:p>PositionStatus_KLEISTI</text:p>
          </table:table-cell>
          <table:table-cell office:value-type="string">
            <text:p>Κλειστή</text:p>
          </table:table-cell>
          <table:table-cell office:value-type="string">
            <text:p>PositionStatus_KLEISTI</text:p>
          </table:table-cell>
          <table:table-cell office:value-type="string">
            <text:p>Closed</text:p>
          </table:table-cell>
          <table:table-cell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ositionStatus_KLEISTI=Κλειστή">
            <text:p>PositionStatus_KLEISTI=Κλειστή</text:p>
          </table:table-cell>
          <table:table-cell table:formula="of:=CONCATENATE([.C339];&quot;=&quot;;[.D339])" office:value-type="string" office:string-value="PositionStatus_KLEISTI=Closed">
            <text:p>PositionStatus_KLEISTI=Closed</text:p>
          </table:table-cell>
          <table:table-cell table:number-columns-repeated="1016"/>
        </table:table-row>
        <table:table-row table:style-name="ro1">
          <table:table-cell office:value-type="string">
            <text:p>PositionStatus_STELEXOMENI</text:p>
          </table:table-cell>
          <table:table-cell office:value-type="string">
            <text:p>Στελεχωμένη</text:p>
          </table:table-cell>
          <table:table-cell office:value-type="string">
            <text:p>PositionStatus_STELEXOMENI</text:p>
          </table:table-cell>
          <table:table-cell office:value-type="string">
            <text:p>Staffed</text:p>
          </table:table-cell>
          <table:table-cell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ositionStatus_STELEXOMENI=Στελεχωμένη">
            <text:p>PositionStatus_STELEXOMENI=Στελεχωμένη</text:p>
          </table:table-cell>
          <table:table-cell table:formula="of:=CONCATENATE([.C340];&quot;=&quot;;[.D340])" office:value-type="string" office:string-value="PositionStatus_STELEXOMENI=Staffed">
            <text:p>PositionStatus_STELEXOMENI=Staffed</text:p>
          </table:table-cell>
          <table:table-cell table:number-columns-repeated="1016"/>
        </table:table-row>
        <table:table-row table:style-name="ro1">
          <table:table-cell office:value-type="string">
            <text:p>PositionStatus_undefined</text:p>
          </table:table-cell>
          <table:table-cell office:value-type="string">
            <text:p>Ορίζεται αυτόματα βάσει ημερομηνιών</text:p>
          </table:table-cell>
          <table:table-cell office:value-type="string">
            <text:p>PositionStatus_undefined</text:p>
          </table:table-cell>
          <table:table-cell office:value-type="string">
            <text:p>Will be automatically defined according to submission dates.</text:p>
          </table:table-cell>
          <table:table-cell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41];&quot;=&quot;;[.D341])"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1">
          <table:table-cell office:value-type="string">
            <text:p>PositionsTitle</text:p>
          </table:table-cell>
          <table:table-cell office:value-type="string">
            <text:p>Διαχείριση Θέσεων</text:p>
          </table:table-cell>
          <table:table-cell office:value-type="string">
            <text:p>PositionsTitle</text:p>
          </table:table-cell>
          <table:table-cell office:value-type="string">
            <text:p>Position Management</text:p>
          </table:table-cell>
          <table:table-cell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ositionsTitle=Διαχείριση Θέσεων">
            <text:p>PositionsTitle=Διαχείριση Θέσεων</text:p>
          </table:table-cell>
          <table:table-cell table:formula="of:=CONCATENATE([.C342];&quot;=&quot;;[.D342])" office:value-type="string" office:string-value="PositionsTitle=Position Management">
            <text:p>PositionsTitle=Position Management</text:p>
          </table:table-cell>
          <table:table-cell table:number-columns-repeated="1016"/>
        </table:table-row>
        <table:table-row table:style-name="ro1">
          <table:table-cell office:value-type="string">
            <text:p>PositionTitle</text:p>
          </table:table-cell>
          <table:table-cell office:value-type="string">
            <text:p>Πληροφορίες Θέσης</text:p>
          </table:table-cell>
          <table:table-cell office:value-type="string">
            <text:p>PositionTitle</text:p>
          </table:table-cell>
          <table:table-cell office:value-type="string">
            <text:p>Position Information</text:p>
          </table:table-cell>
          <table:table-cell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ositionTitle=Πληροφορίες Θέσης">
            <text:p>PositionTitle=Πληροφορίες Θέσης</text:p>
          </table:table-cell>
          <table:table-cell table:formula="of:=CONCATENATE([.C343];&quot;=&quot;;[.D343])" office:value-type="string" office:string-value="PositionTitle=Position Information">
            <text:p>PositionTitle=Position Information</text:p>
          </table:table-cell>
          <table:table-cell table:number-columns-repeated="1016"/>
        </table:table-row>
        <table:table-row table:style-name="ro1">
          <table:table-cell office:value-type="string">
            <text:p>PraksiDiorismouFile</text:p>
          </table:table-cell>
          <table:table-cell office:value-type="string">
            <text:p>Πράξη Διορισμού</text:p>
          </table:table-cell>
          <table:table-cell office:value-type="string">
            <text:p>PraksiDiorismouFile</text:p>
          </table:table-cell>
          <table:table-cell office:value-type="string">
            <text:p>Nomination Act</text:p>
          </table:table-cell>
          <table:table-cell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raksiDiorismouFile=Πράξη Διορισμού">
            <text:p>PraksiDiorismouFile=Πράξη Διορισμού</text:p>
          </table:table-cell>
          <table:table-cell table:formula="of:=CONCATENATE([.C344];&quot;=&quot;;[.D344])" office:value-type="string" office:string-value="PraksiDiorismouFile=Nomination Act">
            <text:p>PraksiDiorismouFile=Nomination Act</text:p>
          </table:table-cell>
          <table:table-cell table:number-columns-repeated="1016"/>
        </table:table-row>
        <table:table-row table:style-name="ro1">
          <table:table-cell office:value-type="string">
            <text:p>PraktikoEpilogisFile</text:p>
          </table:table-cell>
          <table:table-cell office:value-type="string">
            <text:p>Πρακτικό Επιλογής</text:p>
          </table:table-cell>
          <table:table-cell office:value-type="string">
            <text:p>PraktikoEpilogisFile</text:p>
          </table:table-cell>
          <table:table-cell office:value-type="string">
            <text:p>Nomination proceedings</text:p>
          </table:table-cell>
          <table:table-cell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raktikoEpilogisFile=Πρακτικό Επιλογής">
            <text:p>PraktikoEpilogisFile=Πρακτικό Επιλογής</text:p>
          </table:table-cell>
          <table:table-cell table:formula="of:=CONCATENATE([.C345];&quot;=&quot;;[.D345])" office:value-type="string" office:string-value="PraktikoEpilogisFile=Nomination proceedings">
            <text:p>PraktikoEpilogisFile=Nomination proceedings</text:p>
          </table:table-cell>
          <table:table-cell table:number-columns-repeated="1016"/>
        </table:table-row>
        <table:table-row table:style-name="ro1">
          <table:table-cell office:value-type="string">
            <text:p>PraktikoSynedriasisEpitropisGiaAksiologitesFile</text:p>
          </table:table-cell>
          <table:table-cell office:value-type="string">
            <text:p>Πρακτικό Συνεδρίασης Επιτροπής για Αξιολογητές</text:p>
          </table:table-cell>
          <table:table-cell office:value-type="string">
            <text:p>PraktikoSynedriasisEpitropisGiaAksiologitesFile</text:p>
          </table:table-cell>
          <table:table-cell office:value-type="string">
            <text:p>Proceedings of Committee's convocation regarding Evaluators.</text:p>
          </table:table-cell>
          <table:table-cell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46];&quot;=&quot;;[.D346])"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1">
          <table:table-cell office:value-type="string">
            <text:p>PressHere</text:p>
          </table:table-cell>
          <table:table-cell office:value-type="string">
            <text:p>Πατήστε εδώ</text:p>
          </table:table-cell>
          <table:table-cell office:value-type="string">
            <text:p>PressHere</text:p>
          </table:table-cell>
          <table:table-cell office:value-type="string">
            <text:p>Press Here</text:p>
          </table:table-cell>
          <table:table-cell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PressHere=Πατήστε εδώ">
            <text:p>PressHere=Πατήστε εδώ</text:p>
          </table:table-cell>
          <table:table-cell table:formula="of:=CONCATENATE([.C347];&quot;=&quot;;[.D347])" office:value-type="string" office:string-value="PressHere=Press Here">
            <text:p>PressHere=Press Here</text:p>
          </table:table-cell>
          <table:table-cell table:number-columns-repeated="1016"/>
        </table:table-row>
        <table:table-row table:style-name="ro1">
          <table:table-cell office:value-type="string">
            <text:p>PressSave</text:p>
          </table:table-cell>
          <table:table-cell office:value-type="string">
            <text:p>Πατήστε αποθήκευση για να ενεργοποιηθεί το πεδίο</text:p>
          </table:table-cell>
          <table:table-cell office:value-type="string">
            <text:p>PressSave</text:p>
          </table:table-cell>
          <table:table-cell office:value-type="string">
            <text:p>Press Save to enable upload.</text:p>
          </table:table-cell>
          <table:table-cell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48];&quot;=&quot;;[.D348])" office:value-type="string" office:string-value="PressSave=Press Save to enable upload.">
            <text:p>PressSave=Press Save to enable upload.</text:p>
          </table:table-cell>
          <table:table-cell table:number-columns-repeated="1016"/>
        </table:table-row>
        <table:table-row table:style-name="ro1">
          <table:table-cell office:value-type="string">
            <text:p>Professor</text:p>
          </table:table-cell>
          <table:table-cell office:value-type="string">
            <text:p>Καθηγητής / Ερευνητής</text:p>
          </table:table-cell>
          <table:table-cell office:value-type="string">
            <text:p>Professor</text:p>
          </table:table-cell>
          <table:table-cell office:value-type="string">
            <text:p>Professor/Researcher</text:p>
          </table:table-cell>
          <table:table-cell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Professor=Καθηγητής / Ερευνητής">
            <text:p>Professor=Καθηγητής / Ερευνητής</text:p>
          </table:table-cell>
          <table:table-cell table:formula="of:=CONCATENATE([.C349];&quot;=&quot;;[.D349])" office:value-type="string" office:string-value="Professor=Professor/Researcher">
            <text:p>Professor=Professor/Researcher</text:p>
          </table:table-cell>
          <table:table-cell table:number-columns-repeated="1016"/>
        </table:table-row>
        <table:table-row table:style-name="ro1">
          <table:table-cell office:value-type="string">
            <text:p>PROFESSOR_DOMESTIC</text:p>
          </table:table-cell>
          <table:table-cell office:value-type="string">
            <text:p>Καθηγητής / Ερευνητής Ημεδαπής</text:p>
          </table:table-cell>
          <table:table-cell office:value-type="string">
            <text:p>PROFESSOR_DOMESTIC</text:p>
          </table:table-cell>
          <table:table-cell office:value-type="string">
            <text:p>Domestic Professor/Researcher</text:p>
          </table:table-cell>
          <table:table-cell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PROFESSOR_DOMESTIC=Καθηγητής / Ερευνητής Ημεδαπής">
            <text:p>PROFESSOR_DOMESTIC=Καθηγητής / Ερευνητής Ημεδαπής</text:p>
          </table:table-cell>
          <table:table-cell table:formula="of:=CONCATENATE([.C350];&quot;=&quot;;[.D350])" office:value-type="string" office:string-value="PROFESSOR_DOMESTIC=Domestic Professor/Researcher">
            <text:p>PROFESSOR_DOMESTIC=Domestic Professor/Researcher</text:p>
          </table:table-cell>
          <table:table-cell table:number-columns-repeated="1016"/>
        </table:table-row>
        <table:table-row table:style-name="ro1">
          <table:table-cell office:value-type="string">
            <text:p>PROFESSOR_FOREIGN</text:p>
          </table:table-cell>
          <table:table-cell office:value-type="string">
            <text:p>Καθηγητής / Ερευνητής Αλλοδαπής</text:p>
          </table:table-cell>
          <table:table-cell office:value-type="string">
            <text:p>PROFESSOR_FOREIGN</text:p>
          </table:table-cell>
          <table:table-cell office:value-type="string">
            <text:p>Foreign Professor/Researcher</text:p>
          </table:table-cell>
          <table:table-cell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PROFESSOR_FOREIGN=Καθηγητής / Ερευνητής Αλλοδαπής">
            <text:p>PROFESSOR_FOREIGN=Καθηγητής / Ερευνητής Αλλοδαπής</text:p>
          </table:table-cell>
          <table:table-cell table:formula="of:=CONCATENATE([.C351];&quot;=&quot;;[.D351])" office:value-type="string" office:string-value="PROFESSOR_FOREIGN=Foreign Professor/Researcher">
            <text:p>PROFESSOR_FOREIGN=Foreign Professor/Researcher</text:p>
          </table:table-cell>
          <table:table-cell table:number-columns-repeated="1016"/>
        </table:table-row>
        <table:table-row table:style-name="ro1">
          <table:table-cell office:value-type="string">
            <text:p>ProfessorCommitteesTitle</text:p>
          </table:table-cell>
          <table:table-cell office:value-type="string">
            <text:p>Επιτροπές Θέσεων που συμμετέχει ο χρήστης</text:p>
          </table:table-cell>
          <table:table-cell office:value-type="string">
            <text:p>ProfessorCommitteesTitle</text:p>
          </table:table-cell>
          <table:table-cell office:value-type="string">
            <text:p>Professor's Committees</text:p>
          </table:table-cell>
          <table:table-cell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52];&quot;=&quot;;[.D352])" office:value-type="string" office:string-value="ProfessorCommitteesTitle=Professor's Committees">
            <text:p>ProfessorCommitteesTitle=Professor's Committees</text:p>
          </table:table-cell>
          <table:table-cell table:number-columns-repeated="1016"/>
        </table:table-row>
        <table:table-row table:style-name="ro1">
          <table:table-cell office:value-type="string">
            <text:p>ProfessorEvaluationsTitle</text:p>
          </table:table-cell>
          <table:table-cell office:value-type="string">
            <text:p>Θέσεις που συμμετέχει ο χρήστης ως αξιολογητής</text:p>
          </table:table-cell>
          <table:table-cell office:value-type="string">
            <text:p>ProfessorEvaluationsTitle</text:p>
          </table:table-cell>
          <table:table-cell office:value-type="string">
            <text:p>Professor's Evaluations</text:p>
          </table:table-cell>
          <table:table-cell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53];&quot;=&quot;;[.D353])" office:value-type="string" office:string-value="ProfessorEvaluationsTitle=Professor's Evaluations">
            <text:p>ProfessorEvaluationsTitle=Professor's Evaluations</text:p>
          </table:table-cell>
          <table:table-cell table:number-columns-repeated="1016"/>
        </table:table-row>
        <table:table-row table:style-name="ro1">
          <table:table-cell office:value-type="string">
            <text:p>Profile</text:p>
          </table:table-cell>
          <table:table-cell office:value-type="string">
            <text:p>Προφίλ Χρήστη</text:p>
          </table:table-cell>
          <table:table-cell office:value-type="string">
            <text:p>Profile</text:p>
          </table:table-cell>
          <table:table-cell office:value-type="string">
            <text:p>Profile</text:p>
          </table:table-cell>
          <table:table-cell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Profile=Προφίλ Χρήστη">
            <text:p>Profile=Προφίλ Χρήστη</text:p>
          </table:table-cell>
          <table:table-cell table:formula="of:=CONCATENATE([.C354];&quot;=&quot;;[.D354])" office:value-type="string" office:string-value="Profile=Profile">
            <text:p>Profile=Profile</text:p>
          </table:table-cell>
          <table:table-cell table:number-columns-repeated="1016"/>
        </table:table-row>
        <table:table-row table:style-name="ro1">
          <table:table-cell office:value-type="string">
            <text:p>ProfileCheckbox</text:p>
          </table:table-cell>
          <table:table-cell office:value-type="string">
            <text:p>Δεν υφίσταται βιογραφικό σημείωμα στον ιστότοπο του Ιδρύματος</text:p>
          </table:table-cell>
          <table:table-cell office:value-type="string">
            <text:p>ProfileCheckbox</text:p>
          </table:table-cell>
          <table:table-cell office:value-type="string">
            <text:p>My CV is not on the Institution's site.</text:p>
          </table:table-cell>
          <table:table-cell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55];&quot;=&quot;;[.D355])" office:value-type="string" office:string-value="ProfileCheckbox=My CV is not on the Institution's site.">
            <text:p>ProfileCheckbox=My CV is not on the Institution's site.</text:p>
          </table:table-cell>
          <table:table-cell table:number-columns-repeated="1016"/>
        </table:table-row>
        <table:table-row table:style-name="ro1">
          <table:table-cell office:value-type="string">
            <text:p>ProfileFile</text:p>
          </table:table-cell>
          <table:table-cell office:value-type="string">
            <text:p>Αρχείο Βιογραφικού Σημειώματος</text:p>
          </table:table-cell>
          <table:table-cell office:value-type="string">
            <text:p>ProfileFile</text:p>
          </table:table-cell>
          <table:table-cell office:value-type="string">
            <text:p>CV File</text:p>
          </table:table-cell>
          <table:table-cell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ProfileFile=Αρχείο Βιογραφικού Σημειώματος">
            <text:p>ProfileFile=Αρχείο Βιογραφικού Σημειώματος</text:p>
          </table:table-cell>
          <table:table-cell table:formula="of:=CONCATENATE([.C356];&quot;=&quot;;[.D356])" office:value-type="string" office:string-value="ProfileFile=CV File">
            <text:p>ProfileFile=CV File</text:p>
          </table:table-cell>
          <table:table-cell table:number-columns-repeated="1016"/>
        </table:table-row>
        <table:table-row table:style-name="ro1">
          <table:table-cell office:value-type="string">
            <text:p>Profiles</text:p>
          </table:table-cell>
          <table:table-cell office:value-type="string">
            <text:p>Προφίλ Χρήστη</text:p>
          </table:table-cell>
          <table:table-cell office:value-type="string">
            <text:p>Profiles</text:p>
          </table:table-cell>
          <table:table-cell office:value-type="string">
            <text:p>User profiles</text:p>
          </table:table-cell>
          <table:table-cell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Profiles=Προφίλ Χρήστη">
            <text:p>Profiles=Προφίλ Χρήστη</text:p>
          </table:table-cell>
          <table:table-cell table:formula="of:=CONCATENATE([.C357];&quot;=&quot;;[.D357])" office:value-type="string" office:string-value="Profiles=User profiles">
            <text:p>Profiles=User profiles</text:p>
          </table:table-cell>
          <table:table-cell table:number-columns-repeated="1016"/>
        </table:table-row>
        <table:table-row table:style-name="ro1">
          <table:table-cell office:value-type="string">
            <text:p>ProfileTitle</text:p>
          </table:table-cell>
          <table:table-cell office:value-type="string">
            <text:p>Προφίλ Χρήστη στο σύστημα</text:p>
          </table:table-cell>
          <table:table-cell office:value-type="string">
            <text:p>ProfileTitle</text:p>
          </table:table-cell>
          <table:table-cell office:value-type="string">
            <text:p>Profile</text:p>
          </table:table-cell>
          <table:table-cell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ProfileTitle=Προφίλ Χρήστη στο σύστημα">
            <text:p>ProfileTitle=Προφίλ Χρήστη στο σύστημα</text:p>
          </table:table-cell>
          <table:table-cell table:formula="of:=CONCATENATE([.C358];&quot;=&quot;;[.D358])" office:value-type="string" office:string-value="ProfileTitle=Profile">
            <text:p>ProfileTitle=Profile</text:p>
          </table:table-cell>
          <table:table-cell table:number-columns-repeated="1016"/>
        </table:table-row>
        <table:table-row table:style-name="ro1">
          <table:table-cell office:value-type="string">
            <text:p>ProfileURL</text:p>
          </table:table-cell>
          <table:table-cell office:value-type="string">
            <text:p>URL με το Βιογραφικό Σημείωμα στο δικτυακό τόπο του Ιδρύματος</text:p>
          </table:table-cell>
          <table:table-cell office:value-type="string">
            <text:p>ProfileURL</text:p>
          </table:table-cell>
          <table:table-cell office:value-type="string">
            <text:p>URL with CV on your Institution' site</text:p>
          </table:table-cell>
          <table:table-cell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59];&quot;=&quot;;[.D359])" office:value-type="string" office:string-value="ProfileURL=URL with CV on your Institution' site">
            <text:p>ProfileURL=URL with CV on your Institution' site</text:p>
          </table:table-cell>
          <table:table-cell table:number-columns-repeated="1016"/>
        </table:table-row>
        <table:table-row table:style-name="ro1">
          <table:table-cell office:value-type="string">
            <text:p>ProposedEvaluator</text:p>
          </table:table-cell>
          <table:table-cell office:value-type="string">
            <text:p>Προτεινόμενος Αξιολογητής</text:p>
          </table:table-cell>
          <table:table-cell office:value-type="string">
            <text:p>ProposedEvaluator</text:p>
          </table:table-cell>
          <table:table-cell office:value-type="string">
            <text:p>Proposed Evaluator</text:p>
          </table:table-cell>
          <table:table-cell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ProposedEvaluator=Προτεινόμενος Αξιολογητής">
            <text:p>ProposedEvaluator=Προτεινόμενος Αξιολογητής</text:p>
          </table:table-cell>
          <table:table-cell table:formula="of:=CONCATENATE([.C360];&quot;=&quot;;[.D360])" office:value-type="string" office:string-value="ProposedEvaluator=Proposed Evaluator">
            <text:p>ProposedEvaluator=Proposed Evaluator</text:p>
          </table:table-cell>
          <table:table-cell table:number-columns-repeated="1016"/>
        </table:table-row>
        <table:table-row table:style-name="ro1">
          <table:table-cell office:value-type="string">
            <text:p>ProposedEvaluators</text:p>
          </table:table-cell>
          <table:table-cell office:value-type="string">
            <text:p>Προτεινόμενοι Αξιολογητές</text:p>
          </table:table-cell>
          <table:table-cell office:value-type="string">
            <text:p>ProposedEvaluators</text:p>
          </table:table-cell>
          <table:table-cell office:value-type="string">
            <text:p>Proposed Evaluators</text:p>
          </table:table-cell>
          <table:table-cell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ProposedEvaluators=Προτεινόμενοι Αξιολογητές">
            <text:p>ProposedEvaluators=Προτεινόμενοι Αξιολογητές</text:p>
          </table:table-cell>
          <table:table-cell table:formula="of:=CONCATENATE([.C361];&quot;=&quot;;[.D361])" office:value-type="string" office:string-value="ProposedEvaluators=Proposed Evaluators">
            <text:p>ProposedEvaluators=Proposed Evaluators</text:p>
          </table:table-cell>
          <table:table-cell table:number-columns-repeated="1016"/>
        </table:table-row>
        <table:table-row table:style-name="ro1">
          <table:table-cell office:value-type="string">
            <text:p>ProsklisiKosmitoraFile</text:p>
          </table:table-cell>
          <table:table-cell office:value-type="string">
            <text:p>Πρόσκληση Κοσμήτορα για Σύγκληση της Επιτροπής για επιλογή</text:p>
          </table:table-cell>
          <table:table-cell office:value-type="string">
            <text:p>ProsklisiKosmitoraFile</text:p>
          </table:table-cell>
          <table:table-cell office:value-type="string">
            <text:p>Dean's invitation for convocation of Nomination Committee</text:p>
          </table:table-cell>
          <table:table-cell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62];&quot;=&quot;;[.D362])"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1">
          <table:table-cell office:value-type="string">
            <text:p>PtyxioFileList</text:p>
          </table:table-cell>
          <table:table-cell office:value-type="string">
            <text:p>Αντίγραφα πτυχίων</text:p>
          </table:table-cell>
          <table:table-cell office:value-type="string">
            <text:p>PtyxioFileList</text:p>
          </table:table-cell>
          <table:table-cell office:value-type="string">
            <text:p>Diplomas</text:p>
          </table:table-cell>
          <table:table-cell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PtyxioFileList=Αντίγραφα πτυχίων">
            <text:p>PtyxioFileList=Αντίγραφα πτυχίων</text:p>
          </table:table-cell>
          <table:table-cell table:formula="of:=CONCATENATE([.C363];&quot;=&quot;;[.D363])" office:value-type="string" office:string-value="PtyxioFileList=Diplomas">
            <text:p>PtyxioFileList=Diplomas</text:p>
          </table:table-cell>
          <table:table-cell table:number-columns-repeated="1016"/>
        </table:table-row>
        <table:table-row table:style-name="ro1">
          <table:table-cell office:value-type="string">
            <text:p>PublicationsFiles</text:p>
          </table:table-cell>
          <table:table-cell office:value-type="string">
            <text:p>Δημοσιεύσεις</text:p>
          </table:table-cell>
          <table:table-cell office:value-type="string">
            <text:p>PublicationsFiles</text:p>
          </table:table-cell>
          <table:table-cell office:value-type="string">
            <text:p>Publications</text:p>
          </table:table-cell>
          <table:table-cell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PublicationsFiles=Δημοσιεύσεις">
            <text:p>PublicationsFiles=Δημοσιεύσεις</text:p>
          </table:table-cell>
          <table:table-cell table:formula="of:=CONCATENATE([.C364];&quot;=&quot;;[.D364])" office:value-type="string" office:string-value="PublicationsFiles=Publications">
            <text:p>PublicationsFiles=Publications</text:p>
          </table:table-cell>
          <table:table-cell table:number-columns-repeated="1016"/>
        </table:table-row>
        <table:table-row table:style-name="ro1">
          <table:table-cell office:value-type="string">
            <text:p>Rank</text:p>
          </table:table-cell>
          <table:table-cell office:value-type="string">
            <text:p>Βαθμίδα</text:p>
          </table:table-cell>
          <table:table-cell office:value-type="string">
            <text:p>Rank</text:p>
          </table:table-cell>
          <table:table-cell office:value-type="string">
            <text:p>Rank</text:p>
          </table:table-cell>
          <table:table-cell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Rank=Βαθμίδα">
            <text:p>Rank=Βαθμίδα</text:p>
          </table:table-cell>
          <table:table-cell table:formula="of:=CONCATENATE([.C365];&quot;=&quot;;[.D365])" office:value-type="string" office:string-value="Rank=Rank">
            <text:p>Rank=Rank</text:p>
          </table:table-cell>
          <table:table-cell table:number-columns-repeated="1016"/>
        </table:table-row>
        <table:table-row table:style-name="ro1">
          <table:table-cell office:value-type="string">
            <text:p>Register</text:p>
          </table:table-cell>
          <table:table-cell office:value-type="string">
            <text:p>Μητρώο</text:p>
          </table:table-cell>
          <table:table-cell office:value-type="string">
            <text:p>Register</text:p>
          </table:table-cell>
          <table:table-cell office:value-type="string">
            <text:p>Registry</text:p>
          </table:table-cell>
          <table:table-cell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Register=Μητρώο">
            <text:p>Register=Μητρώο</text:p>
          </table:table-cell>
          <table:table-cell table:formula="of:=CONCATENATE([.C366];&quot;=&quot;;[.D366])" office:value-type="string" office:string-value="Register=Registry">
            <text:p>Register=Registry</text:p>
          </table:table-cell>
          <table:table-cell table:number-columns-repeated="1016"/>
        </table:table-row>
        <table:table-row table:style-name="ro1">
          <table:table-cell office:value-type="string">
            <text:p>RegisterFile</text:p>
          </table:table-cell>
          <table:table-cell office:value-type="string">
            <text:p>Αρχείο Μητρώου</text:p>
          </table:table-cell>
          <table:table-cell office:value-type="string">
            <text:p>RegisterFile</text:p>
          </table:table-cell>
          <table:table-cell office:value-type="string">
            <text:p>Registry File</text:p>
          </table:table-cell>
          <table:table-cell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RegisterFile=Αρχείο Μητρώου">
            <text:p>RegisterFile=Αρχείο Μητρώου</text:p>
          </table:table-cell>
          <table:table-cell table:formula="of:=CONCATENATE([.C367];&quot;=&quot;;[.D367])" office:value-type="string" office:string-value="RegisterFile=Registry File">
            <text:p>RegisterFile=Registry File</text:p>
          </table:table-cell>
          <table:table-cell table:number-columns-repeated="1016"/>
        </table:table-row>
        <table:table-row table:style-name="ro1">
          <table:table-cell office:value-type="string">
            <text:p>RegisterMember</text:p>
          </table:table-cell>
          <table:table-cell office:value-type="string">
            <text:p>Μέλος Μητρώου</text:p>
          </table:table-cell>
          <table:table-cell office:value-type="string">
            <text:p>RegisterMember</text:p>
          </table:table-cell>
          <table:table-cell office:value-type="string">
            <text:p>Registry Member</text:p>
          </table:table-cell>
          <table:table-cell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RegisterMember=Μέλος Μητρώου">
            <text:p>RegisterMember=Μέλος Μητρώου</text:p>
          </table:table-cell>
          <table:table-cell table:formula="of:=CONCATENATE([.C368];&quot;=&quot;;[.D368])" office:value-type="string" office:string-value="RegisterMember=Registry Member">
            <text:p>RegisterMember=Registry Member</text:p>
          </table:table-cell>
          <table:table-cell table:number-columns-repeated="1016"/>
        </table:table-row>
        <table:table-row table:style-name="ro1">
          <table:table-cell office:value-type="string">
            <text:p>RegisterMemberExternal</text:p>
          </table:table-cell>
          <table:table-cell office:value-type="string">
            <text:p>Εξωτερικό Μέλος</text:p>
          </table:table-cell>
          <table:table-cell office:value-type="string">
            <text:p>RegisterMemberExternal</text:p>
          </table:table-cell>
          <table:table-cell office:value-type="string">
            <text:p>External Member</text:p>
          </table:table-cell>
          <table:table-cell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RegisterMemberExternal=Εξωτερικό Μέλος">
            <text:p>RegisterMemberExternal=Εξωτερικό Μέλος</text:p>
          </table:table-cell>
          <table:table-cell table:formula="of:=CONCATENATE([.C369];&quot;=&quot;;[.D369])" office:value-type="string" office:string-value="RegisterMemberExternal=External Member">
            <text:p>RegisterMemberExternal=External Member</text:p>
          </table:table-cell>
          <table:table-cell table:number-columns-repeated="1016"/>
        </table:table-row>
        <table:table-row table:style-name="ro1">
          <table:table-cell office:value-type="string">
            <text:p>RegisterMemberInternal</text:p>
          </table:table-cell>
          <table:table-cell office:value-type="string">
            <text:p>Εσωτερικό Μέλος</text:p>
          </table:table-cell>
          <table:table-cell office:value-type="string">
            <text:p>RegisterMemberInternal</text:p>
          </table:table-cell>
          <table:table-cell office:value-type="string">
            <text:p>Internal Member</text:p>
          </table:table-cell>
          <table:table-cell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RegisterMemberInternal=Εσωτερικό Μέλος">
            <text:p>RegisterMemberInternal=Εσωτερικό Μέλος</text:p>
          </table:table-cell>
          <table:table-cell table:formula="of:=CONCATENATE([.C370];&quot;=&quot;;[.D370])" office:value-type="string" office:string-value="RegisterMemberInternal=Internal Member">
            <text:p>RegisterMemberInternal=Internal Member</text:p>
          </table:table-cell>
          <table:table-cell table:number-columns-repeated="1016"/>
        </table:table-row>
        <table:table-row table:style-name="ro1">
          <table:table-cell office:value-type="string">
            <text:p>RegisterMembers</text:p>
          </table:table-cell>
          <table:table-cell office:value-type="string">
            <text:p>Μέλη Μητρώου</text:p>
          </table:table-cell>
          <table:table-cell office:value-type="string">
            <text:p>RegisterMembers</text:p>
          </table:table-cell>
          <table:table-cell office:value-type="string">
            <text:p>Registry Members</text:p>
          </table:table-cell>
          <table:table-cell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RegisterMembers=Μέλη Μητρώου">
            <text:p>RegisterMembers=Μέλη Μητρώου</text:p>
          </table:table-cell>
          <table:table-cell table:formula="of:=CONCATENATE([.C371];&quot;=&quot;;[.D371])" office:value-type="string" office:string-value="RegisterMembers=Registry Members">
            <text:p>RegisterMembers=Registry Members</text:p>
          </table:table-cell>
          <table:table-cell table:number-columns-repeated="1016"/>
        </table:table-row>
        <table:table-row table:style-name="ro1">
          <table:table-cell office:value-type="string">
            <text:p>RegistersTitle</text:p>
          </table:table-cell>
          <table:table-cell office:value-type="string">
            <text:p>Μητρώα Ιδρυμάτων</text:p>
          </table:table-cell>
          <table:table-cell office:value-type="string">
            <text:p>RegistersTitle</text:p>
          </table:table-cell>
          <table:table-cell office:value-type="string">
            <text:p>Institution Registries List</text:p>
          </table:table-cell>
          <table:table-cell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RegistersTitle=Μητρώα Ιδρυμάτων">
            <text:p>RegistersTitle=Μητρώα Ιδρυμάτων</text:p>
          </table:table-cell>
          <table:table-cell table:formula="of:=CONCATENATE([.C372];&quot;=&quot;;[.D372])" office:value-type="string" office:string-value="RegistersTitle=Institution Registries List">
            <text:p>RegistersTitle=Institution Registries List</text:p>
          </table:table-cell>
          <table:table-cell table:number-columns-repeated="1016"/>
        </table:table-row>
        <table:table-row table:style-name="ro1">
          <table:table-cell office:value-type="string">
            <text:p>Registration</text:p>
          </table:table-cell>
          <table:table-cell office:value-type="string">
            <text:p>Εγγραφή Χρήστη</text:p>
          </table:table-cell>
          <table:table-cell office:value-type="string">
            <text:p>Registration</text:p>
          </table:table-cell>
          <table:table-cell office:value-type="string">
            <text:p>User Registation</text:p>
          </table:table-cell>
          <table:table-cell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Registration=Εγγραφή Χρήστη">
            <text:p>Registration=Εγγραφή Χρήστη</text:p>
          </table:table-cell>
          <table:table-cell table:formula="of:=CONCATENATE([.C373];&quot;=&quot;;[.D373])" office:value-type="string" office:string-value="Registration=User Registation">
            <text:p>Registration=User Registation</text:p>
          </table:table-cell>
          <table:table-cell table:number-columns-repeated="1016"/>
        </table:table-row>
        <table:table-row table:style-name="ro1">
          <table:table-cell office:value-type="string">
            <text:p>RegistrationForm</text:p>
          </table:table-cell>
          <table:table-cell office:value-type="string">
            <text:p>Εγγραφή Χρήστη</text:p>
          </table:table-cell>
          <table:table-cell office:value-type="string">
            <text:p>RegistrationForm</text:p>
          </table:table-cell>
          <table:table-cell office:value-type="string">
            <text:p>User Registration Form</text:p>
          </table:table-cell>
          <table:table-cell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RegistrationForm=Εγγραφή Χρήστη">
            <text:p>RegistrationForm=Εγγραφή Χρήστη</text:p>
          </table:table-cell>
          <table:table-cell table:formula="of:=CONCATENATE([.C374];&quot;=&quot;;[.D374])" office:value-type="string" office:string-value="RegistrationForm=User Registration Form">
            <text:p>RegistrationForm=User Registration Form</text:p>
          </table:table-cell>
          <table:table-cell table:number-columns-repeated="1016"/>
        </table:table-row>
        <table:table-row table:style-name="ro1">
          <table:table-cell office:value-type="string">
            <text:p>RegistrationSuccess</text:p>
          </table:table-cell>
          <table:table-cell office:value-type="string">
            <text:p>Επιτυχής εγγραφή χρήστη</text:p>
          </table:table-cell>
          <table:table-cell office:value-type="string">
            <text:p>RegistrationSuccess</text:p>
          </table:table-cell>
          <table:table-cell office:value-type="string">
            <text:p>Successful user registration</text:p>
          </table:table-cell>
          <table:table-cell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RegistrationSuccess=Επιτυχής εγγραφή χρήστη">
            <text:p>RegistrationSuccess=Επιτυχής εγγραφή χρήστη</text:p>
          </table:table-cell>
          <table:table-cell table:formula="of:=CONCATENATE([.C375];&quot;=&quot;;[.D375])" office:value-type="string" office:string-value="RegistrationSuccess=Successful user registration">
            <text:p>RegistrationSuccess=Successful user registration</text:p>
          </table:table-cell>
          <table:table-cell table:number-columns-repeated="1016"/>
        </table:table-row>
        <table:table-row table:style-name="ro1">
          <table:table-cell office:value-type="string">
            <text:p>RoleStatus</text:p>
          </table:table-cell>
          <table:table-cell office:value-type="string">
            <text:p>Κατάσταση Προφίλ</text:p>
          </table:table-cell>
          <table:table-cell office:value-type="string">
            <text:p>RoleStatus</text:p>
          </table:table-cell>
          <table:table-cell office:value-type="string">
            <text:p>Profile Status</text:p>
          </table:table-cell>
          <table:table-cell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RoleStatus=Κατάσταση Προφίλ">
            <text:p>RoleStatus=Κατάσταση Προφίλ</text:p>
          </table:table-cell>
          <table:table-cell table:formula="of:=CONCATENATE([.C376];&quot;=&quot;;[.D376])" office:value-type="string" office:string-value="RoleStatus=Profile Status">
            <text:p>RoleStatus=Profile Status</text:p>
          </table:table-cell>
          <table:table-cell table:number-columns-repeated="1016"/>
        </table:table-row>
        <table:table-row table:style-name="ro1">
          <table:table-cell office:value-type="string">
            <text:p>SaveInstructions</text:p>
          </table:table-cell>
          <table:table-cell office:value-type="string">
            <text:p>Για να αποθηκευτούν οι ενέργειές σας πατήστε το κουμπί "Αποθήκευση". Σε περίπτωση που αυτό είναι ανένεργο, οι ενέργειες σας έχουν ήδη αποθηκευτεί.</text:p>
          </table:table-cell>
          <table:table-cell office:value-type="string">
            <text:p>SaveInstructions</text:p>
          </table:table-cell>
          <table:table-cell office:value-type="string">
            <text:p>Press Save to submit your changes. If the button is disabled your changes have already been saved.</text:p>
          </table:table-cell>
          <table:table-cell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SaveInstructions=Για να αποθηκευτούν οι ενέργειές σας πατήστε το κουμπί &quot;Αποθήκευση&quot;. Σε περίπτωση που αυτό είναι ανένεργο, οι ενέργειες σας έχουν ήδη αποθηκευτεί.">
            <text:p>SaveInstructions=Για να αποθηκευτούν οι ενέργειές σας πατήστε το κουμπί "Αποθήκευση". Σε περίπτωση που αυτό είναι ανένεργο, οι ενέργειες σας έχουν ήδη αποθηκευτεί.</text:p>
          </table:table-cell>
          <table:table-cell table:formula="of:=CONCATENATE([.C377];&quot;=&quot;;[.D377])"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1">
          <table:table-cell office:value-type="string">
            <text:p>School</text:p>
          </table:table-cell>
          <table:table-cell office:value-type="string">
            <text:p>Σχολή/-</text:p>
          </table:table-cell>
          <table:table-cell office:value-type="string">
            <text:p>School</text:p>
          </table:table-cell>
          <table:table-cell office:value-type="string">
            <text:p>School / -</text:p>
          </table:table-cell>
          <table:table-cell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School=Σχολή/-">
            <text:p>School=Σχολή/-</text:p>
          </table:table-cell>
          <table:table-cell table:formula="of:=CONCATENATE([.C378];&quot;=&quot;;[.D378])" office:value-type="string" office:string-value="School=School / -">
            <text:p>School=School / -</text:p>
          </table:table-cell>
          <table:table-cell table:number-columns-repeated="1016"/>
        </table:table-row>
        <table:table-row table:style-name="ro1">
          <table:table-cell office:value-type="string">
            <text:p>SecondNominatedCandidacy</text:p>
          </table:table-cell>
          <table:table-cell office:value-type="string">
            <text:p>Δεύτερος καταλληλότερος υποψήφιος</text:p>
          </table:table-cell>
          <table:table-cell office:value-type="string">
            <text:p>SecondNominatedCandidacy</text:p>
          </table:table-cell>
          <table:table-cell office:value-type="string">
            <text:p>Second Most Appropriate Candidate</text:p>
          </table:table-cell>
          <table:table-cell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79];&quot;=&quot;;[.D379])" office:value-type="string" office:string-value="SecondNominatedCandidacy=Second Most Appropriate Candidate">
            <text:p>SecondNominatedCandidacy=Second Most Appropriate Candidate</text:p>
          </table:table-cell>
          <table:table-cell table:number-columns-repeated="1016"/>
        </table:table-row>
        <table:table-row table:style-name="ro1">
          <table:table-cell office:value-type="string">
            <text:p>Sector</text:p>
          </table:table-cell>
          <table:table-cell office:value-type="string">
            <text:p>Θεματική Περιοχή</text:p>
          </table:table-cell>
          <table:table-cell office:value-type="string">
            <text:p>Sector</text:p>
          </table:table-cell>
          <table:table-cell office:value-type="string">
            <text:p>Thematic Area</text:p>
          </table:table-cell>
          <table:table-cell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ector=Θεματική Περιοχή">
            <text:p>Sector=Θεματική Περιοχή</text:p>
          </table:table-cell>
          <table:table-cell table:formula="of:=CONCATENATE([.C380];&quot;=&quot;;[.D380])" office:value-type="string" office:string-value="Sector=Thematic Area">
            <text:p>Sector=Thematic Area</text:p>
          </table:table-cell>
          <table:table-cell table:number-columns-repeated="1016"/>
        </table:table-row>
        <table:table-row table:style-name="ro1">
          <table:table-cell office:value-type="string">
            <text:p>ShibbolethAffiliation</text:p>
          </table:table-cell>
          <table:table-cell office:value-type="string">
            <text:p>Ιδιότητα</text:p>
          </table:table-cell>
          <table:table-cell office:value-type="string">
            <text:p>ShibbolethAffiliation</text:p>
          </table:table-cell>
          <table:table-cell office:value-type="string">
            <text:p>Affiliation</text:p>
          </table:table-cell>
          <table:table-cell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hibbolethAffiliation=Ιδιότητα">
            <text:p>ShibbolethAffiliation=Ιδιότητα</text:p>
          </table:table-cell>
          <table:table-cell table:formula="of:=CONCATENATE([.C381];&quot;=&quot;;[.D381])" office:value-type="string" office:string-value="ShibbolethAffiliation=Affiliation">
            <text:p>ShibbolethAffiliation=Affiliation</text:p>
          </table:table-cell>
          <table:table-cell table:number-columns-repeated="1016"/>
        </table:table-row>
        <table:table-row table:style-name="ro1">
          <table:table-cell office:value-type="string">
            <text:p>ShibbolethFields</text:p>
          </table:table-cell>
          <table:table-cell office:value-type="string">
            <text:p>Πεδία που επεστράφησαν από τον Κατάλογο του Ιδρύματος</text:p>
          </table:table-cell>
          <table:table-cell office:value-type="string">
            <text:p>ShibbolethFields</text:p>
          </table:table-cell>
          <table:table-cell office:value-type="string">
            <text:p>Fields specified from your home organization</text:p>
          </table:table-cell>
          <table:table-cell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82];&quot;=&quot;;[.D382])" office:value-type="string" office:string-value="ShibbolethFields=Fields specified from your home organization">
            <text:p>ShibbolethFields=Fields specified from your home organization</text:p>
          </table:table-cell>
          <table:table-cell table:number-columns-repeated="1016"/>
        </table:table-row>
        <table:table-row table:style-name="ro1">
          <table:table-cell office:value-type="string">
            <text:p>ShibbolethGivenName</text:p>
          </table:table-cell>
          <table:table-cell office:value-type="string">
            <text:p>Όνομα</text:p>
          </table:table-cell>
          <table:table-cell office:value-type="string">
            <text:p>ShibbolethGivenName</text:p>
          </table:table-cell>
          <table:table-cell office:value-type="string">
            <text:p>Name</text:p>
          </table:table-cell>
          <table:table-cell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hibbolethGivenName=Όνομα">
            <text:p>ShibbolethGivenName=Όνομα</text:p>
          </table:table-cell>
          <table:table-cell table:formula="of:=CONCATENATE([.C383];&quot;=&quot;;[.D383])" office:value-type="string" office:string-value="ShibbolethGivenName=Name">
            <text:p>ShibbolethGivenName=Name</text:p>
          </table:table-cell>
          <table:table-cell table:number-columns-repeated="1016"/>
        </table:table-row>
        <table:table-row table:style-name="ro1">
          <table:table-cell office:value-type="string">
            <text:p>ShibbolethLogin</text:p>
          </table:table-cell>
          <table:table-cell office:value-type="string">
            <text:p>Είσοδος μέσω οικείου φορέα (μόνο για Καθηγητές/Ερευνητές Ημεδαπής Α' και Β' βαθμίδας)</text:p>
          </table:table-cell>
          <table:table-cell office:value-type="string">
            <text:p>ShibbolethLogin</text:p>
          </table:table-cell>
          <table:table-cell office:value-type="string">
            <text:p>Home organization Login</text:p>
          </table:table-cell>
          <table:table-cell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384];&quot;=&quot;;[.D384])" office:value-type="string" office:string-value="ShibbolethLogin=Home organization Login">
            <text:p>ShibbolethLogin=Home organization Login</text:p>
          </table:table-cell>
          <table:table-cell table:number-columns-repeated="1016"/>
        </table:table-row>
        <table:table-row table:style-name="ro1">
          <table:table-cell office:value-type="string">
            <text:p>ShibbolethRemoteUser</text:p>
          </table:table-cell>
          <table:table-cell office:value-type="string">
            <text:p>Μοναδικός κωδικός</text:p>
          </table:table-cell>
          <table:table-cell office:value-type="string">
            <text:p>ShibbolethRemoteUser</text:p>
          </table:table-cell>
          <table:table-cell office:value-type="string">
            <text:p>Unique Identifier</text:p>
          </table:table-cell>
          <table:table-cell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hibbolethRemoteUser=Μοναδικός κωδικός">
            <text:p>ShibbolethRemoteUser=Μοναδικός κωδικός</text:p>
          </table:table-cell>
          <table:table-cell table:formula="of:=CONCATENATE([.C385];&quot;=&quot;;[.D385])" office:value-type="string" office:string-value="ShibbolethRemoteUser=Unique Identifier">
            <text:p>ShibbolethRemoteUser=Unique Identifier</text:p>
          </table:table-cell>
          <table:table-cell table:number-columns-repeated="1016"/>
        </table:table-row>
        <table:table-row table:style-name="ro1">
          <table:table-cell office:value-type="string">
            <text:p>ShibbolethSchacHomeOrganization</text:p>
          </table:table-cell>
          <table:table-cell office:value-type="string">
            <text:p>Οικείος Φορέας</text:p>
          </table:table-cell>
          <table:table-cell office:value-type="string">
            <text:p>ShibbolethSchacHomeOrganization</text:p>
          </table:table-cell>
          <table:table-cell office:value-type="string">
            <text:p>Home Organization</text:p>
          </table:table-cell>
          <table:table-cell office:value-type="date" office:date-value="2013-12-03">
            <text:p>3/12/2013</text:p>
          </table:table-cell>
          <table:table-cell table:formula="of:=IF([.A386]=[.C386];&quot;OK&quot;;&quot;ERROR&quot;)" office:value-type="string" office:string-value="OK">
            <text:p>OK</text:p>
          </table:table-cell>
          <table:table-cell table:formula="of:=CONCATENATE([.A386];&quot;=&quot;;[.B386])" office:value-type="string" office:string-value="ShibbolethSchacHomeOrganization=Οικείος Φορέας">
            <text:p>ShibbolethSchacHomeOrganization=Οικείος Φορέας</text:p>
          </table:table-cell>
          <table:table-cell table:formula="of:=CONCATENATE([.C386];&quot;=&quot;;[.D386])" office:value-type="string" office:string-value="ShibbolethSchacHomeOrganization=Home Organization">
            <text:p>ShibbolethSchacHomeOrganization=Home Organization</text:p>
          </table:table-cell>
          <table:table-cell table:number-columns-repeated="1016"/>
        </table:table-row>
        <table:table-row table:style-name="ro1">
          <table:table-cell office:value-type="string">
            <text:p>ShibbolethSN</text:p>
          </table:table-cell>
          <table:table-cell office:value-type="string">
            <text:p>Επώνυμο</text:p>
          </table:table-cell>
          <table:table-cell office:value-type="string">
            <text:p>ShibbolethSN</text:p>
          </table:table-cell>
          <table:table-cell office:value-type="string">
            <text:p>Lastname</text:p>
          </table:table-cell>
          <table:table-cell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hibbolethSN=Επώνυμο">
            <text:p>ShibbolethSN=Επώνυμο</text:p>
          </table:table-cell>
          <table:table-cell table:formula="of:=CONCATENATE([.C387];&quot;=&quot;;[.D387])" office:value-type="string" office:string-value="ShibbolethSN=Lastname">
            <text:p>ShibbolethSN=Lastname</text:p>
          </table:table-cell>
          <table:table-cell table:number-columns-repeated="1016"/>
        </table:table-row>
        <table:table-row table:style-name="ro1">
          <table:table-cell office:value-type="string">
            <text:p>SpeakingGreek</text:p>
          </table:table-cell>
          <table:table-cell office:value-type="string">
            <text:p>Γλώσσα</text:p>
          </table:table-cell>
          <table:table-cell office:value-type="string">
            <text:p>SpeakingGreek</text:p>
          </table:table-cell>
          <table:table-cell office:value-type="string">
            <text:p>Language</text:p>
          </table:table-cell>
          <table:table-cell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SpeakingGreek=Γλώσσα">
            <text:p>SpeakingGreek=Γλώσσα</text:p>
          </table:table-cell>
          <table:table-cell table:formula="of:=CONCATENATE([.C388];&quot;=&quot;;[.D388])" office:value-type="string" office:string-value="SpeakingGreek=Language">
            <text:p>SpeakingGreek=Language</text:p>
          </table:table-cell>
          <table:table-cell table:number-columns-repeated="1016"/>
        </table:table-row>
        <table:table-row table:style-name="ro1">
          <table:table-cell office:value-type="string">
            <text:p>status</text:p>
          </table:table-cell>
          <table:table-cell office:value-type="string">
            <text:p>-</text:p>
          </table:table-cell>
          <table:table-cell office:value-type="string">
            <text:p>status</text:p>
          </table:table-cell>
          <table:table-cell office:value-type="string">
            <text:p>-</text:p>
          </table:table-cell>
          <table:table-cell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status=-">
            <text:p>status=-</text:p>
          </table:table-cell>
          <table:table-cell table:formula="of:=CONCATENATE([.C389];&quot;=&quot;;[.D389])" office:value-type="string" office:string-value="status=-">
            <text:p>status=-</text:p>
          </table:table-cell>
          <table:table-cell table:number-columns-repeated="1016"/>
        </table:table-row>
        <table:table-row table:style-name="ro1">
          <table:table-cell office:value-type="string">
            <text:p>statusACTIVE</text:p>
          </table:table-cell>
          <table:table-cell office:value-type="string">
            <text:p>Ενεργός</text:p>
          </table:table-cell>
          <table:table-cell office:value-type="string">
            <text:p>statusACTIVE</text:p>
          </table:table-cell>
          <table:table-cell office:value-type="string">
            <text:p>Active</text:p>
          </table:table-cell>
          <table:table-cell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statusACTIVE=Ενεργός">
            <text:p>statusACTIVE=Ενεργός</text:p>
          </table:table-cell>
          <table:table-cell table:formula="of:=CONCATENATE([.C390];&quot;=&quot;;[.D390])" office:value-type="string" office:string-value="statusACTIVE=Active">
            <text:p>statusACTIVE=Active</text:p>
          </table:table-cell>
          <table:table-cell table:number-columns-repeated="1016"/>
        </table:table-row>
        <table:table-row table:style-name="ro1">
          <table:table-cell office:value-type="string">
            <text:p>statusACTIVEHelp</text:p>
          </table:table-cell>
          <table:table-cell office:value-type="string">
            <text:p>Το προφίλ είναι ενεργό.</text:p>
          </table:table-cell>
          <table:table-cell office:value-type="string">
            <text:p>statusACTIVEHelp</text:p>
          </table:table-cell>
          <table:table-cell office:value-type="string">
            <text:p>The profile is active.</text:p>
          </table:table-cell>
          <table:table-cell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statusACTIVEHelp=Το προφίλ είναι ενεργό.">
            <text:p>statusACTIVEHelp=Το προφίλ είναι ενεργό.</text:p>
          </table:table-cell>
          <table:table-cell table:formula="of:=CONCATENATE([.C391];&quot;=&quot;;[.D391])" office:value-type="string" office:string-value="statusACTIVEHelp=The profile is active.">
            <text:p>statusACTIVEHelp=The profile is active.</text:p>
          </table:table-cell>
          <table:table-cell table:number-columns-repeated="1016"/>
        </table:table-row>
        <table:table-row table:style-name="ro1">
          <table:table-cell office:value-type="string">
            <text:p>statusBLOCKED</text:p>
          </table:table-cell>
          <table:table-cell office:value-type="string">
            <text:p>Απενεργοποιημένος</text:p>
          </table:table-cell>
          <table:table-cell office:value-type="string">
            <text:p>statusBLOCKED</text:p>
          </table:table-cell>
          <table:table-cell office:value-type="string">
            <text:p>Blocked</text:p>
          </table:table-cell>
          <table:table-cell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statusBLOCKED=Απενεργοποιημένος">
            <text:p>statusBLOCKED=Απενεργοποιημένος</text:p>
          </table:table-cell>
          <table:table-cell table:formula="of:=CONCATENATE([.C392];&quot;=&quot;;[.D392])" office:value-type="string" office:string-value="statusBLOCKED=Blocked">
            <text:p>statusBLOCKED=Blocked</text:p>
          </table:table-cell>
          <table:table-cell table:number-columns-repeated="1016"/>
        </table:table-row>
        <table:table-row table:style-name="ro1">
          <table:table-cell office:value-type="string">
            <text:p>statusBLOCKEDHelp</text:p>
          </table:table-cell>
          <table:table-cell office:value-type="string">
            <text:p>Το προφίλ έχει απενεργοποιηθεί. Για λεπτομέρειες επικοινωνήστε με το Γραφείο Αρωγής χρηστών</text:p>
          </table:table-cell>
          <table:table-cell office:value-type="string">
            <text:p>statusBLOCKEDHelp</text:p>
          </table:table-cell>
          <table:table-cell office:value-type="string">
            <text:p>The profile has been blocked. Please contact the Helpdesk.</text:p>
          </table:table-cell>
          <table:table-cell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93];&quot;=&quot;;[.D393])"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1">
          <table:table-cell office:value-type="string">
            <text:p>statusINACTIVE</text:p>
          </table:table-cell>
          <table:table-cell office:value-type="string">
            <text:p>Απενεργοποιημένος</text:p>
          </table:table-cell>
          <table:table-cell office:value-type="string">
            <text:p>statusINACTIVE</text:p>
          </table:table-cell>
          <table:table-cell office:value-type="string">
            <text:p>Deactivated</text:p>
          </table:table-cell>
          <table:table-cell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statusINACTIVE=Απενεργοποιημένος">
            <text:p>statusINACTIVE=Απενεργοποιημένος</text:p>
          </table:table-cell>
          <table:table-cell table:formula="of:=CONCATENATE([.C394];&quot;=&quot;;[.D394])" office:value-type="string" office:string-value="statusINACTIVE=Deactivated">
            <text:p>statusINACTIVE=Deactivated</text:p>
          </table:table-cell>
          <table:table-cell table:number-columns-repeated="1016"/>
        </table:table-row>
        <table:table-row table:style-name="ro1">
          <table:table-cell office:value-type="string">
            <text:p>statusINACTIVEHelp</text:p>
          </table:table-cell>
          <table:table-cell office:value-type="string">
            <text:p>Το προφίλ έχει απενεργοποιηθεί. Για λεπτομέρειες επικοινωνήστε με το Γραφείο Αρωγής χρηστών</text:p>
          </table:table-cell>
          <table:table-cell office:value-type="string">
            <text:p>statusINACTIVEHelp</text:p>
          </table:table-cell>
          <table:table-cell office:value-type="string">
            <text:p>This profile has been deactivated. <text:s/>Please contact the Helpdesk.</text:p>
          </table:table-cell>
          <table:table-cell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95];&quot;=&quot;;[.D395])"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1">
          <table:table-cell office:value-type="string">
            <text:p>statusUNAPPROVED</text:p>
          </table:table-cell>
          <table:table-cell office:value-type="string">
            <text:p>Αναμένεται Έγκριση</text:p>
          </table:table-cell>
          <table:table-cell office:value-type="string">
            <text:p>statusUNAPPROVED</text:p>
          </table:table-cell>
          <table:table-cell office:value-type="string">
            <text:p>Not approved</text:p>
          </table:table-cell>
          <table:table-cell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statusUNAPPROVED=Αναμένεται Έγκριση">
            <text:p>statusUNAPPROVED=Αναμένεται Έγκριση</text:p>
          </table:table-cell>
          <table:table-cell table:formula="of:=CONCATENATE([.C396];&quot;=&quot;;[.D396])" office:value-type="string" office:string-value="statusUNAPPROVED=Not approved">
            <text:p>statusUNAPPROVED=Not approved</text:p>
          </table:table-cell>
          <table:table-cell table:number-columns-repeated="1016"/>
        </table:table-row>
        <table:table-row table:style-name="ro1">
          <table:table-cell office:value-type="string">
            <text:p>statusUNAPPROVEDHelp</text:p>
          </table:table-cell>
          <table:table-cell office:value-type="string">
            <text:p>Το προφίλ σας δεν έχει εγκριθεί ακόμα, παρακαλούμε συμπληρώστε όλα τα απαιτούμενα στοιχεία.</text:p>
          </table:table-cell>
          <table:table-cell office:value-type="string">
            <text:p>statusUNAPPROVEDHelp</text:p>
          </table:table-cell>
          <table:table-cell office:value-type="string">
            <text:p>Your profile is pending approval, please fill all the required data</text:p>
          </table:table-cell>
          <table:table-cell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97];&quot;=&quot;;[.D397])"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1">
          <table:table-cell office:value-type="string">
            <text:p>statusundefined</text:p>
          </table:table-cell>
          <table:table-cell office:value-type="string">
            <text:p>Μη ορισμένο</text:p>
          </table:table-cell>
          <table:table-cell office:value-type="string">
            <text:p>statusundefined</text:p>
          </table:table-cell>
          <table:table-cell office:value-type="string">
            <text:p>Undefined</text:p>
          </table:table-cell>
          <table:table-cell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statusundefined=Μη ορισμένο">
            <text:p>statusundefined=Μη ορισμένο</text:p>
          </table:table-cell>
          <table:table-cell table:formula="of:=CONCATENATE([.C398];&quot;=&quot;;[.D398])" office:value-type="string" office:string-value="statusundefined=Undefined">
            <text:p>statusundefined=Undefined</text:p>
          </table:table-cell>
          <table:table-cell table:number-columns-repeated="1016"/>
        </table:table-row>
        <table:table-row table:style-name="ro1">
          <table:table-cell office:value-type="string">
            <text:p>statusUNVERIFIED</text:p>
          </table:table-cell>
          <table:table-cell office:value-type="string">
            <text:p>Αναμένεται Επαλήθευση E-Mail</text:p>
          </table:table-cell>
          <table:table-cell office:value-type="string">
            <text:p>statusUNVERIFIED</text:p>
          </table:table-cell>
          <table:table-cell office:value-type="string">
            <text:p>E-mail Verification Pending </text:p>
          </table:table-cell>
          <table:table-cell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statusUNVERIFIED=Αναμένεται Επαλήθευση E-Mail">
            <text:p>statusUNVERIFIED=Αναμένεται Επαλήθευση E-Mail</text:p>
          </table:table-cell>
          <table:table-cell table:formula="of:=CONCATENATE([.C399];&quot;=&quot;;[.D399])" office:value-type="string" office:string-value="statusUNVERIFIED=E-mail Verification Pending ">
            <text:p>statusUNVERIFIED=E-mail Verification Pending </text:p>
          </table:table-cell>
          <table:table-cell table:number-columns-repeated="1016"/>
        </table:table-row>
        <table:table-row table:style-name="ro1">
          <table:table-cell office:value-type="string">
            <text:p>statusUNVERIFIEDHelp</text:p>
          </table:table-cell>
          <table:table-cell office:value-type="string">
            <text:p>Δεν έχετε επιβεβαίωσει την διεύθυνση e-mail. Παρακαλώ ελέγξτε τα e-mail σας και ακολουθήστε τις οδηγίες που θα βρείτε εκεί.</text:p>
          </table:table-cell>
          <table:table-cell office:value-type="string">
            <text:p>statusUNVERIFIEDHelp</text:p>
          </table:table-cell>
          <table:table-cell office:value-type="string">
            <text:p>You have not verified your email address. Please check your e-mails and follow the instructions provided there</text:p>
          </table:table-cell>
          <table:table-cell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400];&quot;=&quot;;[.D400])"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1">
          <table:table-cell office:value-type="string">
            <text:p>Street</text:p>
          </table:table-cell>
          <table:table-cell office:value-type="string">
            <text:p>Οδός</text:p>
          </table:table-cell>
          <table:table-cell office:value-type="string">
            <text:p>Street</text:p>
          </table:table-cell>
          <table:table-cell office:value-type="string">
            <text:p>Street</text:p>
          </table:table-cell>
          <table:table-cell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Street=Οδός">
            <text:p>Street=Οδός</text:p>
          </table:table-cell>
          <table:table-cell table:formula="of:=CONCATENATE([.C401];&quot;=&quot;;[.D401])" office:value-type="string" office:string-value="Street=Street">
            <text:p>Street=Street</text:p>
          </table:table-cell>
          <table:table-cell table:number-columns-repeated="1016"/>
        </table:table-row>
        <table:table-row table:style-name="ro1">
          <table:table-cell office:value-type="string">
            <text:p>StreetNumber</text:p>
          </table:table-cell>
          <table:table-cell office:value-type="string">
            <text:p>Αριθμός</text:p>
          </table:table-cell>
          <table:table-cell office:value-type="string">
            <text:p>StreetNumber</text:p>
          </table:table-cell>
          <table:table-cell office:value-type="string">
            <text:p>Street Number</text:p>
          </table:table-cell>
          <table:table-cell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StreetNumber=Αριθμός">
            <text:p>StreetNumber=Αριθμός</text:p>
          </table:table-cell>
          <table:table-cell table:formula="of:=CONCATENATE([.C402];&quot;=&quot;;[.D402])" office:value-type="string" office:string-value="StreetNumber=Street Number">
            <text:p>StreetNumber=Street Number</text:p>
          </table:table-cell>
          <table:table-cell table:number-columns-repeated="1016"/>
        </table:table-row>
        <table:table-row table:style-name="ro1">
          <table:table-cell office:value-type="string">
            <text:p>Subject</text:p>
          </table:table-cell>
          <table:table-cell office:value-type="string">
            <text:p>Γνωστικό Αντικείμενο</text:p>
          </table:table-cell>
          <table:table-cell office:value-type="string">
            <text:p>Subject</text:p>
          </table:table-cell>
          <table:table-cell office:value-type="string">
            <text:p>Academic Field</text:p>
          </table:table-cell>
          <table:table-cell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Subject=Γνωστικό Αντικείμενο">
            <text:p>Subject=Γνωστικό Αντικείμενο</text:p>
          </table:table-cell>
          <table:table-cell table:formula="of:=CONCATENATE([.C403];&quot;=&quot;;[.D403])" office:value-type="string" office:string-value="Subject=Academic Field">
            <text:p>Subject=Academic Field</text:p>
          </table:table-cell>
          <table:table-cell table:number-columns-repeated="1016"/>
        </table:table-row>
        <table:table-row table:style-name="ro1">
          <table:table-cell office:value-type="string">
            <text:p>Success</text:p>
          </table:table-cell>
          <table:table-cell office:value-type="string">
            <text:p>Η ενέργεια ολοκληρώθηκε με επιτυχία</text:p>
          </table:table-cell>
          <table:table-cell office:value-type="string">
            <text:p>Success</text:p>
          </table:table-cell>
          <table:table-cell office:value-type="string">
            <text:p>Action was successful</text:p>
          </table:table-cell>
          <table:table-cell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Success=Η ενέργεια ολοκληρώθηκε με επιτυχία">
            <text:p>Success=Η ενέργεια ολοκληρώθηκε με επιτυχία</text:p>
          </table:table-cell>
          <table:table-cell table:formula="of:=CONCATENATE([.C404];&quot;=&quot;;[.D404])" office:value-type="string" office:string-value="Success=Action was successful">
            <text:p>Success=Action was successful</text:p>
          </table:table-cell>
          <table:table-cell table:number-columns-repeated="1016"/>
        </table:table-row>
        <table:table-row table:style-name="ro1">
          <table:table-cell office:value-type="string">
            <text:p>Surname</text:p>
          </table:table-cell>
          <table:table-cell office:value-type="string">
            <text:p>Επώνυμο</text:p>
          </table:table-cell>
          <table:table-cell office:value-type="string">
            <text:p>Surname</text:p>
          </table:table-cell>
          <table:table-cell office:value-type="string">
            <text:p>Surname</text:p>
          </table:table-cell>
          <table:table-cell office:value-type="date" office:date-value="2013-12-03">
            <text:p>3/12/2013</text:p>
          </table:table-cell>
          <table:table-cell table:formula="of:=IF([.A405]=[.C405];&quot;OK&quot;;&quot;ERROR&quot;)" office:value-type="string" office:string-value="OK">
            <text:p>OK</text:p>
          </table:table-cell>
          <table:table-cell table:formula="of:=CONCATENATE([.A405];&quot;=&quot;;[.B405])" office:value-type="string" office:string-value="Surname=Επώνυμο">
            <text:p>Surname=Επώνυμο</text:p>
          </table:table-cell>
          <table:table-cell table:formula="of:=CONCATENATE([.C405];&quot;=&quot;;[.D405])" office:value-type="string" office:string-value="Surname=Surname">
            <text:p>Surname=Surname</text:p>
          </table:table-cell>
          <table:table-cell table:number-columns-repeated="1016"/>
        </table:table-row>
        <table:table-row table:style-name="ro1">
          <table:table-cell office:value-type="string">
            <text:p>SurnameLatin</text:p>
          </table:table-cell>
          <table:table-cell office:value-type="string">
            <text:p>Επώνυμο (Λατινικοί Χαρακτήρες)</text:p>
          </table:table-cell>
          <table:table-cell office:value-type="string">
            <text:p>SurnameLatin</text:p>
          </table:table-cell>
          <table:table-cell office:value-type="string">
            <text:p>Surname (Latin Characters)</text:p>
          </table:table-cell>
          <table:table-cell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SurnameLatin=Επώνυμο (Λατινικοί Χαρακτήρες)">
            <text:p>SurnameLatin=Επώνυμο (Λατινικοί Χαρακτήρες)</text:p>
          </table:table-cell>
          <table:table-cell table:formula="of:=CONCATENATE([.C406];&quot;=&quot;;[.D406])" office:value-type="string" office:string-value="SurnameLatin=Surname (Latin Characters)">
            <text:p>SurnameLatin=Surname (Latin Characters)</text:p>
          </table:table-cell>
          <table:table-cell table:number-columns-repeated="1016"/>
        </table:table-row>
        <table:table-row table:style-name="ro1">
          <table:table-cell office:value-type="string">
            <text:p>SympliromatikaEggrafaFileList</text:p>
          </table:table-cell>
          <table:table-cell office:value-type="string">
            <text:p>Συμπληρωματικά Έγγραφα</text:p>
          </table:table-cell>
          <table:table-cell office:value-type="string">
            <text:p>SympliromatikaEggrafaFileList</text:p>
          </table:table-cell>
          <table:table-cell office:value-type="string">
            <text:p>Complementary documents</text:p>
          </table:table-cell>
          <table:table-cell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SympliromatikaEggrafaFileList=Συμπληρωματικά Έγγραφα">
            <text:p>SympliromatikaEggrafaFileList=Συμπληρωματικά Έγγραφα</text:p>
          </table:table-cell>
          <table:table-cell table:formula="of:=CONCATENATE([.C407];&quot;=&quot;;[.D407])" office:value-type="string" office:string-value="SympliromatikaEggrafaFileList=Complementary documents">
            <text:p>SympliromatikaEggrafaFileList=Complementary documents</text:p>
          </table:table-cell>
          <table:table-cell table:number-columns-repeated="1016"/>
        </table:table-row>
        <table:table-row table:style-name="ro1">
          <table:table-cell office:value-type="string">
            <text:p>TautotitaFile</text:p>
          </table:table-cell>
          <table:table-cell office:value-type="string">
            <text:p>Ταυτότητα</text:p>
          </table:table-cell>
          <table:table-cell office:value-type="string">
            <text:p>TautotitaFile</text:p>
          </table:table-cell>
          <table:table-cell office:value-type="string">
            <text:p>Identification Card or Passport</text:p>
          </table:table-cell>
          <table:table-cell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TautotitaFile=Ταυτότητα">
            <text:p>TautotitaFile=Ταυτότητα</text:p>
          </table:table-cell>
          <table:table-cell table:formula="of:=CONCATENATE([.C408];&quot;=&quot;;[.D408])" office:value-type="string" office:string-value="TautotitaFile=Identification Card or Passport">
            <text:p>TautotitaFile=Identification Card or Passport</text:p>
          </table:table-cell>
          <table:table-cell table:number-columns-repeated="1016"/>
        </table:table-row>
        <table:table-row table:style-name="ro1">
          <table:table-cell office:value-type="string">
            <text:p>TekmiriosiEpitropisGiaAksiologitesFile</text:p>
          </table:table-cell>
          <table:table-cell office:value-type="string">
            <text:p>Τεκμηρίωση Επιτροπής Για Αξιολογητές</text:p>
          </table:table-cell>
          <table:table-cell office:value-type="string">
            <text:p>TekmiriosiEpitropisGiaAksiologitesFile</text:p>
          </table:table-cell>
          <table:table-cell office:value-type="string">
            <text:p>Committee's substantiation regarding Evaluators</text:p>
          </table:table-cell>
          <table:table-cell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409];&quot;=&quot;;[.D40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1">
          <table:table-cell office:value-type="string">
            <text:p>Title</text:p>
          </table:table-cell>
          <table:table-cell office:value-type="string">
            <text:p>Τίτλος</text:p>
          </table:table-cell>
          <table:table-cell office:value-type="string">
            <text:p>Title</text:p>
          </table:table-cell>
          <table:table-cell office:value-type="string">
            <text:p>Title</text:p>
          </table:table-cell>
          <table:table-cell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Title=Τίτλος">
            <text:p>Title=Τίτλος</text:p>
          </table:table-cell>
          <table:table-cell table:formula="of:=CONCATENATE([.C410];&quot;=&quot;;[.D410])" office:value-type="string" office:string-value="Title=Title">
            <text:p>Title=Title</text:p>
          </table:table-cell>
          <table:table-cell table:number-columns-repeated="1016"/>
        </table:table-row>
        <table:table-row table:style-name="ro1">
          <table:table-cell office:value-type="string">
            <text:p>Unsaved</text:p>
          </table:table-cell>
          <table:table-cell office:value-type="string">
            <text:p>Παρακαλώ πατήστε αποθήκευση για να ολοκληρωθεί η διαδικασία</text:p>
          </table:table-cell>
          <table:table-cell office:value-type="string">
            <text:p>Unsaved</text:p>
          </table:table-cell>
          <table:table-cell office:value-type="string">
            <text:p>This entry has not been saved. Please press 'Save'.</text:p>
          </table:table-cell>
          <table:table-cell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411];&quot;=&quot;;[.D411])" office:value-type="string" office:string-value="Unsaved=This entry has not been saved. Please press 'Save'.">
            <text:p>Unsaved=This entry has not been saved. Please press 'Save'.</text:p>
          </table:table-cell>
          <table:table-cell table:number-columns-repeated="1016"/>
        </table:table-row>
        <table:table-row table:style-name="ro1">
          <table:table-cell office:value-type="string">
            <text:p>User</text:p>
          </table:table-cell>
          <table:table-cell office:value-type="string">
            <text:p>Χρήστης</text:p>
          </table:table-cell>
          <table:table-cell office:value-type="string">
            <text:p>User</text:p>
          </table:table-cell>
          <table:table-cell office:value-type="string">
            <text:p>User</text:p>
          </table:table-cell>
          <table:table-cell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User=Χρήστης">
            <text:p>User=Χρήστης</text:p>
          </table:table-cell>
          <table:table-cell table:formula="of:=CONCATENATE([.C412];&quot;=&quot;;[.D412])" office:value-type="string" office:string-value="User=User">
            <text:p>User=User</text:p>
          </table:table-cell>
          <table:table-cell table:number-columns-repeated="1016"/>
        </table:table-row>
        <table:table-row table:style-name="ro1">
          <table:table-cell office:value-type="string">
            <text:p>Username</text:p>
          </table:table-cell>
          <table:table-cell office:value-type="string">
            <text:p>Όνομα Χρήστη</text:p>
          </table:table-cell>
          <table:table-cell office:value-type="string">
            <text:p>Username</text:p>
          </table:table-cell>
          <table:table-cell office:value-type="string">
            <text:p>Username</text:p>
          </table:table-cell>
          <table:table-cell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Username=Όνομα Χρήστη">
            <text:p>Username=Όνομα Χρήστη</text:p>
          </table:table-cell>
          <table:table-cell table:formula="of:=CONCATENATE([.C413];&quot;=&quot;;[.D413])" office:value-type="string" office:string-value="Username=Username">
            <text:p>Username=Username</text:p>
          </table:table-cell>
          <table:table-cell table:number-columns-repeated="1016"/>
        </table:table-row>
        <table:table-row table:style-name="ro1">
          <table:table-cell office:value-type="string">
            <text:p>UserSearch</text:p>
          </table:table-cell>
          <table:table-cell office:value-type="string">
            <text:p>Αναζήτηση Χρήστη</text:p>
          </table:table-cell>
          <table:table-cell office:value-type="string">
            <text:p>UserSearch</text:p>
          </table:table-cell>
          <table:table-cell office:value-type="string">
            <text:p>Search User</text:p>
          </table:table-cell>
          <table:table-cell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UserSearch=Αναζήτηση Χρήστη">
            <text:p>UserSearch=Αναζήτηση Χρήστη</text:p>
          </table:table-cell>
          <table:table-cell table:formula="of:=CONCATENATE([.C414];&quot;=&quot;;[.D414])" office:value-type="string" office:string-value="UserSearch=Search User">
            <text:p>UserSearch=Search User</text:p>
          </table:table-cell>
          <table:table-cell table:number-columns-repeated="1016"/>
        </table:table-row>
        <table:table-row table:style-name="ro1">
          <table:table-cell office:value-type="string">
            <text:p>UserStatus</text:p>
          </table:table-cell>
          <table:table-cell office:value-type="string">
            <text:p>Κατάσταση Λογαριασμού</text:p>
          </table:table-cell>
          <table:table-cell office:value-type="string">
            <text:p>UserStatus</text:p>
          </table:table-cell>
          <table:table-cell office:value-type="string">
            <text:p>User Status</text:p>
          </table:table-cell>
          <table:table-cell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UserStatus=Κατάσταση Λογαριασμού">
            <text:p>UserStatus=Κατάσταση Λογαριασμού</text:p>
          </table:table-cell>
          <table:table-cell table:formula="of:=CONCATENATE([.C415];&quot;=&quot;;[.D415])" office:value-type="string" office:string-value="UserStatus=User Status">
            <text:p>UserStatus=User Status</text:p>
          </table:table-cell>
          <table:table-cell table:number-columns-repeated="1016"/>
        </table:table-row>
        <table:table-row table:style-name="ro1">
          <table:table-cell office:value-type="string">
            <text:p>UserTitle</text:p>
          </table:table-cell>
          <table:table-cell office:value-type="string">
            <text:p>Πληροφορίες Χρήστη</text:p>
          </table:table-cell>
          <table:table-cell office:value-type="string">
            <text:p>UserTitle</text:p>
          </table:table-cell>
          <table:table-cell office:value-type="string">
            <text:p>User Information</text:p>
          </table:table-cell>
          <table:table-cell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UserTitle=Πληροφορίες Χρήστη">
            <text:p>UserTitle=Πληροφορίες Χρήστη</text:p>
          </table:table-cell>
          <table:table-cell table:formula="of:=CONCATENATE([.C416];&quot;=&quot;;[.D416])" office:value-type="string" office:string-value="UserTitle=User Information">
            <text:p>UserTitle=User Information</text:p>
          </table:table-cell>
          <table:table-cell table:number-columns-repeated="1016"/>
        </table:table-row>
        <table:table-row table:style-name="ro1">
          <table:table-cell office:value-type="string">
            <text:p>validation_address</text:p>
          </table:table-cell>
          <table:table-cell office:value-type="string">
            <text:p>Tο πεδίο είναι υποχρεωτικό</text:p>
          </table:table-cell>
          <table:table-cell office:value-type="string">
            <text:p>validation_address</text:p>
          </table:table-cell>
          <table:table-cell office:value-type="string">
            <text:p>The field is required.</text:p>
          </table:table-cell>
          <table:table-cell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validation_address=Tο πεδίο είναι υποχρεωτικό">
            <text:p>validation_address=Tο πεδίο είναι υποχρεωτικό</text:p>
          </table:table-cell>
          <table:table-cell table:formula="of:=CONCATENATE([.C417];&quot;=&quot;;[.D417])" office:value-type="string" office:string-value="validation_address=The field is required.">
            <text:p>validation_address=The field is required.</text:p>
          </table:table-cell>
          <table:table-cell table:number-columns-repeated="1016"/>
        </table:table-row>
        <table:table-row table:style-name="ro1">
          <table:table-cell office:value-type="string">
            <text:p>validation_city</text:p>
          </table:table-cell>
          <table:table-cell office:value-type="string">
            <text:p>Το πεδίο "Πόλη" είναι υποχρεωτικό</text:p>
          </table:table-cell>
          <table:table-cell office:value-type="string">
            <text:p>validation_city</text:p>
          </table:table-cell>
          <table:table-cell office:value-type="string">
            <text:p>The field is required.</text:p>
          </table:table-cell>
          <table:table-cell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validation_city=Το πεδίο &quot;Πόλη&quot; είναι υποχρεωτικό">
            <text:p>validation_city=Το πεδίο "Πόλη" είναι υποχρεωτικό</text:p>
          </table:table-cell>
          <table:table-cell table:formula="of:=CONCATENATE([.C418];&quot;=&quot;;[.D418])" office:value-type="string" office:string-value="validation_city=The field is required.">
            <text:p>validation_city=The field is required.</text:p>
          </table:table-cell>
          <table:table-cell table:number-columns-repeated="1016"/>
        </table:table-row>
        <table:table-row table:style-name="ro1">
          <table:table-cell office:value-type="string">
            <text:p>validation_closingDate</text:p>
          </table:table-cell>
          <table:table-cell office:value-type="string">
            <text:p>Tο πεδίο είναι υποχρεωτικό</text:p>
          </table:table-cell>
          <table:table-cell office:value-type="string">
            <text:p>validation_closingDate</text:p>
          </table:table-cell>
          <table:table-cell office:value-type="string">
            <text:p>The field is required.</text:p>
          </table:table-cell>
          <table:table-cell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closingDate=Tο πεδίο είναι υποχρεωτικό">
            <text:p>validation_closingDate=Tο πεδίο είναι υποχρεωτικό</text:p>
          </table:table-cell>
          <table:table-cell table:formula="of:=CONCATENATE([.C419];&quot;=&quot;;[.D419])" office:value-type="string" office:string-value="validation_closingDate=The field is required.">
            <text:p>validation_closingDate=The field is required.</text:p>
          </table:table-cell>
          <table:table-cell table:number-columns-repeated="1016"/>
        </table:table-row>
        <table:table-row table:style-name="ro1">
          <table:table-cell office:value-type="string">
            <text:p>validation_closingDate_dateAfter</text:p>
          </table:table-cell>
          <table:table-cell office:value-type="string">
            <text:p>Η ημερομηνία λήξης πρέπει να είναι τουλάχιστον 30 μέρες μεταγενέστερη της ημερομηνίας έναρξης</text:p>
          </table:table-cell>
          <table:table-cell office:value-type="string">
            <text:p>validation_closingDate_dateAfter</text:p>
          </table:table-cell>
          <table:table-cell office:value-type="string">
            <text:p>Closing Date must be 30 days later than Opening Date.</text:p>
          </table:table-cell>
          <table:table-cell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20];&quot;=&quot;;[.D42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1">
          <table:table-cell office:value-type="string">
            <text:p>validation_confirmpassword</text:p>
          </table:table-cell>
          <table:table-cell office:value-type="string">
            <text:p>Tα συνθηματικά δεν ταιριάζουν.</text:p>
          </table:table-cell>
          <table:table-cell office:value-type="string">
            <text:p>validation_confirmpassword</text:p>
          </table:table-cell>
          <table:table-cell office:value-type="string">
            <text:p>Passwords do not match.</text:p>
          </table:table-cell>
          <table:table-cell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confirmpassword=Tα συνθηματικά δεν ταιριάζουν.">
            <text:p>validation_confirmpassword=Tα συνθηματικά δεν ταιριάζουν.</text:p>
          </table:table-cell>
          <table:table-cell table:formula="of:=CONCATENATE([.C421];&quot;=&quot;;[.D421])" office:value-type="string" office:string-value="validation_confirmpassword=Passwords do not match.">
            <text:p>validation_confirmpassword=Passwords do not match.</text:p>
          </table:table-cell>
          <table:table-cell table:number-columns-repeated="1016"/>
        </table:table-row>
        <table:table-row table:style-name="ro1">
          <table:table-cell office:value-type="string">
            <text:p>validation_country</text:p>
          </table:table-cell>
          <table:table-cell office:value-type="string">
            <text:p>Το πεδίο "Χώρα" είναι υποχρεωτικό</text:p>
          </table:table-cell>
          <table:table-cell office:value-type="string">
            <text:p>validation_country</text:p>
          </table:table-cell>
          <table:table-cell office:value-type="string">
            <text:p>The field is required.</text:p>
          </table:table-cell>
          <table:table-cell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country=Το πεδίο &quot;Χώρα&quot; είναι υποχρεωτικό">
            <text:p>validation_country=Το πεδίο "Χώρα" είναι υποχρεωτικό</text:p>
          </table:table-cell>
          <table:table-cell table:formula="of:=CONCATENATE([.C422];&quot;=&quot;;[.D422])" office:value-type="string" office:string-value="validation_country=The field is required.">
            <text:p>validation_country=The field is required.</text:p>
          </table:table-cell>
          <table:table-cell table:number-columns-repeated="1016"/>
        </table:table-row>
        <table:table-row table:style-name="ro1">
          <table:table-cell office:value-type="string">
            <text:p>validation_department</text:p>
          </table:table-cell>
          <table:table-cell office:value-type="string">
            <text:p>Το πεδίο είναι υποχρεωτικό</text:p>
          </table:table-cell>
          <table:table-cell office:value-type="string">
            <text:p>validation_department</text:p>
          </table:table-cell>
          <table:table-cell office:value-type="string">
            <text:p>The field is required.</text:p>
          </table:table-cell>
          <table:table-cell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department=Το πεδίο είναι υποχρεωτικό">
            <text:p>validation_department=Το πεδίο είναι υποχρεωτικό</text:p>
          </table:table-cell>
          <table:table-cell table:formula="of:=CONCATENATE([.C423];&quot;=&quot;;[.D423])" office:value-type="string" office:string-value="validation_department=The field is required.">
            <text:p>validation_department=The field is required.</text:p>
          </table:table-cell>
          <table:table-cell table:number-columns-repeated="1016"/>
        </table:table-row>
        <table:table-row table:style-name="ro1">
          <table:table-cell office:value-type="string">
            <text:p>validation_description</text:p>
          </table:table-cell>
          <table:table-cell office:value-type="string">
            <text:p>Το πεδίο είναι υποχρεωτικό</text:p>
          </table:table-cell>
          <table:table-cell office:value-type="string">
            <text:p>validation_description</text:p>
          </table:table-cell>
          <table:table-cell office:value-type="string">
            <text:p>The field is required.</text:p>
          </table:table-cell>
          <table:table-cell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description=Το πεδίο είναι υποχρεωτικό">
            <text:p>validation_description=Το πεδίο είναι υποχρεωτικό</text:p>
          </table:table-cell>
          <table:table-cell table:formula="of:=CONCATENATE([.C424];&quot;=&quot;;[.D424])" office:value-type="string" office:string-value="validation_description=The field is required.">
            <text:p>validation_description=The field is required.</text:p>
          </table:table-cell>
          <table:table-cell table:number-columns-repeated="1016"/>
        </table:table-row>
        <table:table-row table:style-name="ro1">
          <table:table-cell office:value-type="string">
            <text:p>validation_email</text:p>
          </table:table-cell>
          <table:table-cell office:value-type="string">
            <text:p>Tο πεδίο πρέπει να είναι έγκυρη διεύθυνση email</text:p>
          </table:table-cell>
          <table:table-cell office:value-type="string">
            <text:p>validation_email</text:p>
          </table:table-cell>
          <table:table-cell office:value-type="string">
            <text:p>The field must be a valid email address.</text:p>
          </table:table-cell>
          <table:table-cell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25];&quot;=&quot;;[.D425])" office:value-type="string" office:string-value="validation_email=The field must be a valid email address.">
            <text:p>validation_email=The field must be a valid email address.</text:p>
          </table:table-cell>
          <table:table-cell table:number-columns-repeated="1016"/>
        </table:table-row>
        <table:table-row table:style-name="ro1">
          <table:table-cell office:value-type="string">
            <text:p>validation_eswterikosKanonismosURL</text:p>
          </table:table-cell>
          <table:table-cell office:value-type="string">
            <text:p>Το πεδίο πρέπει να είναι έγκυρος σύνδεσμος και να ξεκινάει με http ή https</text:p>
          </table:table-cell>
          <table:table-cell office:value-type="string">
            <text:p>validation_eswterikosKanonismosURL</text:p>
          </table:table-cell>
          <table:table-cell office:value-type="string">
            <text:p>The field must be a valid URL starting with http:// or https://.</text:p>
          </table:table-cell>
          <table:table-cell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26];&quot;=&quot;;[.D42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1">
          <table:table-cell office:value-type="string">
            <text:p>validation_fathername</text:p>
          </table:table-cell>
          <table:table-cell office:value-type="string">
            <text:p>Το πεδίο είναι υποχρεωτικό</text:p>
          </table:table-cell>
          <table:table-cell office:value-type="string">
            <text:p>validation_fathername</text:p>
          </table:table-cell>
          <table:table-cell office:value-type="string">
            <text:p>The field is required.</text:p>
          </table:table-cell>
          <table:table-cell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fathername=Το πεδίο είναι υποχρεωτικό">
            <text:p>validation_fathername=Το πεδίο είναι υποχρεωτικό</text:p>
          </table:table-cell>
          <table:table-cell table:formula="of:=CONCATENATE([.C427];&quot;=&quot;;[.D427])" office:value-type="string" office:string-value="validation_fathername=The field is required.">
            <text:p>validation_fathername=The field is required.</text:p>
          </table:table-cell>
          <table:table-cell table:number-columns-repeated="1016"/>
        </table:table-row>
        <table:table-row table:style-name="ro1">
          <table:table-cell office:value-type="string">
            <text:p>validation_fathernamelatin</text:p>
          </table:table-cell>
          <table:table-cell office:value-type="string">
            <text:p>Απαιτείται η συμπλήρωση του Ονόματος Πατρός και με λατινικούς χαρακτήρες</text:p>
          </table:table-cell>
          <table:table-cell office:value-type="string">
            <text:p>validation_fathernamelatin</text:p>
          </table:table-cell>
          <table:table-cell office:value-type="string">
            <text:p>Please fill this field with your father's name in Latin.</text:p>
          </table:table-cell>
          <table:table-cell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28];&quot;=&quot;;[.D42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1">
          <table:table-cell office:value-type="string">
            <text:p>validation_fek</text:p>
          </table:table-cell>
          <table:table-cell office:value-type="string">
            <text:p>Το πεδίο πρέπει να είναι έγκυρος σύνδεσμος και να ξεκινάει με http ή https</text:p>
          </table:table-cell>
          <table:table-cell office:value-type="string">
            <text:p>validation_fek</text:p>
          </table:table-cell>
          <table:table-cell office:value-type="string">
            <text:p>The field must be a valid URL starting with http:// or https://.</text:p>
          </table:table-cell>
          <table:table-cell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29];&quot;=&quot;;[.D42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1">
          <table:table-cell office:value-type="string">
            <text:p>validation_fekSentDate</text:p>
          </table:table-cell>
          <table:table-cell office:value-type="string">
            <text:p>Το πεδίο είναι υποχρεωτικό</text:p>
          </table:table-cell>
          <table:table-cell office:value-type="string">
            <text:p>validation_fekSentDate</text:p>
          </table:table-cell>
          <table:table-cell office:value-type="string">
            <text:p>The field is required.</text:p>
          </table:table-cell>
          <table:table-cell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fekSentDate=Το πεδίο είναι υποχρεωτικό">
            <text:p>validation_fekSentDate=Το πεδίο είναι υποχρεωτικό</text:p>
          </table:table-cell>
          <table:table-cell table:formula="of:=CONCATENATE([.C430];&quot;=&quot;;[.D430])" office:value-type="string" office:string-value="validation_fekSentDate=The field is required.">
            <text:p>validation_fekSentDate=The field is required.</text:p>
          </table:table-cell>
          <table:table-cell table:number-columns-repeated="1016"/>
        </table:table-row>
        <table:table-row table:style-name="ro1">
          <table:table-cell office:value-type="string">
            <text:p>validation_fekSubject</text:p>
          </table:table-cell>
          <table:table-cell office:value-type="string">
            <text:p>Το πεδίο είναι υποχρεωτικό</text:p>
          </table:table-cell>
          <table:table-cell office:value-type="string">
            <text:p>validation_fekSubject</text:p>
          </table:table-cell>
          <table:table-cell office:value-type="string">
            <text:p>The field is required.</text:p>
          </table:table-cell>
          <table:table-cell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fekSubject=Το πεδίο είναι υποχρεωτικό">
            <text:p>validation_fekSubject=Το πεδίο είναι υποχρεωτικό</text:p>
          </table:table-cell>
          <table:table-cell table:formula="of:=CONCATENATE([.C431];&quot;=&quot;;[.D431])" office:value-type="string" office:string-value="validation_fekSubject=The field is required.">
            <text:p>validation_fekSubject=The field is required.</text:p>
          </table:table-cell>
          <table:table-cell table:number-columns-repeated="1016"/>
        </table:table-row>
        <table:table-row table:style-name="ro1">
          <table:table-cell office:value-type="string">
            <text:p>validation_file</text:p>
          </table:table-cell>
          <table:table-cell office:value-type="string">
            <text:p>Το αρχείο είναι υποχρεωτικό</text:p>
          </table:table-cell>
          <table:table-cell office:value-type="string">
            <text:p>validation_file</text:p>
          </table:table-cell>
          <table:table-cell office:value-type="string">
            <text:p>The file is required.</text:p>
          </table:table-cell>
          <table:table-cell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file=Το αρχείο είναι υποχρεωτικό">
            <text:p>validation_file=Το αρχείο είναι υποχρεωτικό</text:p>
          </table:table-cell>
          <table:table-cell table:formula="of:=CONCATENATE([.C432];&quot;=&quot;;[.D432])" office:value-type="string" office:string-value="validation_file=The file is required.">
            <text:p>validation_file=The file is required.</text:p>
          </table:table-cell>
          <table:table-cell table:number-columns-repeated="1016"/>
        </table:table-row>
        <table:table-row table:style-name="ro1">
          <table:table-cell office:value-type="string">
            <text:p>validation_file_list</text:p>
          </table:table-cell>
          <table:table-cell office:value-type="string">
            <text:p>Πρέπει να ανεβάσετε ένα τουλάχιστον αρχείο</text:p>
          </table:table-cell>
          <table:table-cell office:value-type="string">
            <text:p>validation_file_list</text:p>
          </table:table-cell>
          <table:table-cell office:value-type="string">
            <text:p>You must upload at least one file.</text:p>
          </table:table-cell>
          <table:table-cell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33];&quot;=&quot;;[.D433])" office:value-type="string" office:string-value="validation_file_list=You must upload at least one file.">
            <text:p>validation_file_list=You must upload at least one file.</text:p>
          </table:table-cell>
          <table:table-cell table:number-columns-repeated="1016"/>
        </table:table-row>
        <table:table-row table:style-name="ro1">
          <table:table-cell office:value-type="string">
            <text:p>validation_firstname</text:p>
          </table:table-cell>
          <table:table-cell office:value-type="string">
            <text:p>To πεδίο 'Όνομα' είναι υποχρεωτικό.</text:p>
          </table:table-cell>
          <table:table-cell office:value-type="string">
            <text:p>validation_firstname</text:p>
          </table:table-cell>
          <table:table-cell office:value-type="string">
            <text:p>The field is required.</text:p>
          </table:table-cell>
          <table:table-cell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firstname=To πεδίο 'Όνομα' είναι υποχρεωτικό.">
            <text:p>validation_firstname=To πεδίο 'Όνομα' είναι υποχρεωτικό.</text:p>
          </table:table-cell>
          <table:table-cell table:formula="of:=CONCATENATE([.C434];&quot;=&quot;;[.D434])" office:value-type="string" office:string-value="validation_firstname=The field is required.">
            <text:p>validation_firstname=The field is required.</text:p>
          </table:table-cell>
          <table:table-cell table:number-columns-repeated="1016"/>
        </table:table-row>
        <table:table-row table:style-name="ro1">
          <table:table-cell office:value-type="string">
            <text:p>validation_firstnamelatin</text:p>
          </table:table-cell>
          <table:table-cell office:value-type="string">
            <text:p>Απαιτείται η συμπλήρωση του Ονόματος και με λατινικούς χαρακτήρες</text:p>
          </table:table-cell>
          <table:table-cell office:value-type="string">
            <text:p>validation_firstnamelatin</text:p>
          </table:table-cell>
          <table:table-cell office:value-type="string">
            <text:p>Please fill this field with your first name in Latin.</text:p>
          </table:table-cell>
          <table:table-cell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35];&quot;=&quot;;[.D43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3">
          <table:table-cell table:style-name="ce2" office:value-type="string">
            <text:p>validation_hasAcceptedTerms</text:p>
          </table:table-cell>
          <table:table-cell office:value-type="string">
            <text:p>Πρέπει να αποδεχτείτε τους όρους χρήσης</text:p>
          </table:table-cell>
          <table:table-cell table:style-name="ce2" office:value-type="string">
            <text:p>validation_hasAcceptedTerms</text:p>
          </table:table-cell>
          <table:table-cell table:style-name="ce3" office:value-type="string">
            <text:p>You must accept the terms</text:p>
          </table:table-cell>
          <table:table-cell office:value-type="date" office:date-value="2013-12-04">
            <text:p>4/12/2013</text:p>
          </table:table-cell>
          <table:table-cell table:formula="of:=IF([.A436]=[.C436];&quot;OK&quot;;&quot;ERROR&quot;)" office:value-type="string" office:string-value="OK">
            <text:p>OK</text:p>
          </table:table-cell>
          <table:table-cell table:formula="of:=CONCATENATE([.A436];&quot;=&quot;;[.B436])"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36];&quot;=&quot;;[.D436])" office:value-type="string" office:string-value="validation_hasAcceptedTerms=You must accept the terms">
            <text:p>validation_hasAcceptedTerms=You must accept the terms</text:p>
          </table:table-cell>
          <table:table-cell table:number-columns-repeated="1016"/>
        </table:table-row>
        <table:table-row table:style-name="ro1">
          <table:table-cell office:value-type="string">
            <text:p>validation_institution</text:p>
          </table:table-cell>
          <table:table-cell office:value-type="string">
            <text:p>το πεδίο είναι υποχρεωτικό</text:p>
          </table:table-cell>
          <table:table-cell office:value-type="string">
            <text:p>validation_institution</text:p>
          </table:table-cell>
          <table:table-cell office:value-type="string">
            <text:p>The field is required.</text:p>
          </table:table-cell>
          <table:table-cell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institution=το πεδίο είναι υποχρεωτικό">
            <text:p>validation_institution=το πεδίο είναι υποχρεωτικό</text:p>
          </table:table-cell>
          <table:table-cell table:formula="of:=CONCATENATE([.C437];&quot;=&quot;;[.D437])" office:value-type="string" office:string-value="validation_institution=The field is required.">
            <text:p>validation_institution=The field is required.</text:p>
          </table:table-cell>
          <table:table-cell table:number-columns-repeated="1016"/>
        </table:table-row>
        <table:table-row table:style-name="ro1">
          <table:table-cell office:value-type="string">
            <text:p>validation_lastname</text:p>
          </table:table-cell>
          <table:table-cell office:value-type="string">
            <text:p>To πεδίο 'Επώνυμο' είναι υποχρεωτικό.</text:p>
          </table:table-cell>
          <table:table-cell office:value-type="string">
            <text:p>validation_lastname</text:p>
          </table:table-cell>
          <table:table-cell office:value-type="string">
            <text:p>The field is required.</text:p>
          </table:table-cell>
          <table:table-cell office:value-type="date" office:date-value="2013-12-03">
            <text:p>3/12/2013</text:p>
          </table:table-cell>
          <table:table-cell table:formula="of:=IF([.A438]=[.C438];&quot;OK&quot;;&quot;ERROR&quot;)" office:value-type="string" office:string-value="OK">
            <text:p>OK</text:p>
          </table:table-cell>
          <table:table-cell table:formula="of:=CONCATENATE([.A438];&quot;=&quot;;[.B438])" office:value-type="string" office:string-value="validation_lastname=To πεδίο 'Επώνυμο' είναι υποχρεωτικό.">
            <text:p>validation_lastname=To πεδίο 'Επώνυμο' είναι υποχρεωτικό.</text:p>
          </table:table-cell>
          <table:table-cell table:formula="of:=CONCATENATE([.C438];&quot;=&quot;;[.D438])" office:value-type="string" office:string-value="validation_lastname=The field is required.">
            <text:p>validation_lastname=The field is required.</text:p>
          </table:table-cell>
          <table:table-cell table:number-columns-repeated="1016"/>
        </table:table-row>
        <table:table-row table:style-name="ro1">
          <table:table-cell office:value-type="string">
            <text:p>validation_lastnamelatin</text:p>
          </table:table-cell>
          <table:table-cell office:value-type="string">
            <text:p>Απαιτείται η συμπλήρωση του Επωνύμου και με λατινικούς χαρακτήρες</text:p>
          </table:table-cell>
          <table:table-cell office:value-type="string">
            <text:p>validation_lastnamelatin</text:p>
          </table:table-cell>
          <table:table-cell office:value-type="string">
            <text:p>Please fill this field with your last name in Latin.</text:p>
          </table:table-cell>
          <table:table-cell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39];&quot;=&quot;;[.D439])"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1">
          <table:table-cell office:value-type="string">
            <text:p>validation_latin</text:p>
          </table:table-cell>
          <table:table-cell office:value-type="string">
            <text:p>Το πεδίο πρέπει να περιέχει μόνο λατινικούς χαρακτήρες ή αριθμούς</text:p>
          </table:table-cell>
          <table:table-cell office:value-type="string">
            <text:p>validation_latin</text:p>
          </table:table-cell>
          <table:table-cell office:value-type="string">
            <text:p>The field must contain only Latin characters or numbers.</text:p>
          </table:table-cell>
          <table:table-cell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40];&quot;=&quot;;[.D440])"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1">
          <table:table-cell office:value-type="string">
            <text:p>validation_maxlength</text:p>
          </table:table-cell>
          <table:table-cell office:value-type="string">
            <text:p>Απαιτούνται {0} χαρακτήρες μέγιστο</text:p>
          </table:table-cell>
          <table:table-cell office:value-type="string">
            <text:p>validation_maxlength</text:p>
          </table:table-cell>
          <table:table-cell office:value-type="string">
            <text:p>The field must contain less than {0} characters.</text:p>
          </table:table-cell>
          <table:table-cell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alidation_maxlength=Απαιτούνται {0} χαρακτήρες μέγιστο">
            <text:p>validation_maxlength=Απαιτούνται {0} χαρακτήρες μέγιστο</text:p>
          </table:table-cell>
          <table:table-cell table:formula="of:=CONCATENATE([.C441];&quot;=&quot;;[.D441])"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1">
          <table:table-cell office:value-type="string">
            <text:p>validation_ministry</text:p>
          </table:table-cell>
          <table:table-cell office:value-type="string">
            <text:p>Το πεδίο είναι υποχρεωτικό</text:p>
          </table:table-cell>
          <table:table-cell office:value-type="string">
            <text:p>validation_ministry</text:p>
          </table:table-cell>
          <table:table-cell office:value-type="string">
            <text:p>The field is required.</text:p>
          </table:table-cell>
          <table:table-cell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alidation_ministry=Το πεδίο είναι υποχρεωτικό">
            <text:p>validation_ministry=Το πεδίο είναι υποχρεωτικό</text:p>
          </table:table-cell>
          <table:table-cell table:formula="of:=CONCATENATE([.C442];&quot;=&quot;;[.D442])" office:value-type="string" office:string-value="validation_ministry=The field is required.">
            <text:p>validation_ministry=The field is required.</text:p>
          </table:table-cell>
          <table:table-cell table:number-columns-repeated="1016"/>
        </table:table-row>
        <table:table-row table:style-name="ro1">
          <table:table-cell office:value-type="string">
            <text:p>validation_minlength</text:p>
          </table:table-cell>
          <table:table-cell office:value-type="string">
            <text:p>Απαιτούνται {0} χαρακτήρες κατ' ελάχιστο</text:p>
          </table:table-cell>
          <table:table-cell office:value-type="string">
            <text:p>validation_minlength</text:p>
          </table:table-cell>
          <table:table-cell office:value-type="string">
            <text:p>The field must contain more than {0} characters.</text:p>
          </table:table-cell>
          <table:table-cell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43];&quot;=&quot;;[.D443])"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1">
          <table:table-cell office:value-type="string">
            <text:p>validation_mobile</text:p>
          </table:table-cell>
          <table:table-cell office:value-type="string">
            <text:p>Το πεδίο κινητό πρέπει να είναι αριθμός 10 ψηφίων</text:p>
          </table:table-cell>
          <table:table-cell office:value-type="string">
            <text:p>validation_mobile</text:p>
          </table:table-cell>
          <table:table-cell office:value-type="string">
            <text:p>The mobile number must be a 10 digit number.</text:p>
          </table:table-cell>
          <table:table-cell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44];&quot;=&quot;;[.D444])" office:value-type="string" office:string-value="validation_mobile=The mobile number must be a 10 digit number.">
            <text:p>validation_mobile=The mobile number must be a 10 digit number.</text:p>
          </table:table-cell>
          <table:table-cell table:number-columns-repeated="1016"/>
        </table:table-row>
        <table:table-row table:style-name="ro1">
          <table:table-cell office:value-type="string">
            <text:p>validation_number</text:p>
          </table:table-cell>
          <table:table-cell office:value-type="string">
            <text:p>Το πεδίο πρέπει να είναι αριθμός</text:p>
          </table:table-cell>
          <table:table-cell office:value-type="string">
            <text:p>validation_number</text:p>
          </table:table-cell>
          <table:table-cell office:value-type="string">
            <text:p>The field must be a number.</text:p>
          </table:table-cell>
          <table:table-cell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alidation_number=Το πεδίο πρέπει να είναι αριθμός">
            <text:p>validation_number=Το πεδίο πρέπει να είναι αριθμός</text:p>
          </table:table-cell>
          <table:table-cell table:formula="of:=CONCATENATE([.C445];&quot;=&quot;;[.D445])" office:value-type="string" office:string-value="validation_number=The field must be a number.">
            <text:p>validation_number=The field must be a number.</text:p>
          </table:table-cell>
          <table:table-cell table:number-columns-repeated="1016"/>
        </table:table-row>
        <table:table-row table:style-name="ro1">
          <table:table-cell office:value-type="string">
            <text:p>validation_openingDate</text:p>
          </table:table-cell>
          <table:table-cell office:value-type="string">
            <text:p>Το πεδίο είναι υποχρεωτικό</text:p>
          </table:table-cell>
          <table:table-cell office:value-type="string">
            <text:p>validation_openingDate</text:p>
          </table:table-cell>
          <table:table-cell office:value-type="string">
            <text:p>The field is required.</text:p>
          </table:table-cell>
          <table:table-cell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alidation_openingDate=Το πεδίο είναι υποχρεωτικό">
            <text:p>validation_openingDate=Το πεδίο είναι υποχρεωτικό</text:p>
          </table:table-cell>
          <table:table-cell table:formula="of:=CONCATENATE([.C446];&quot;=&quot;;[.D446])" office:value-type="string" office:string-value="validation_openingDate=The field is required.">
            <text:p>validation_openingDate=The field is required.</text:p>
          </table:table-cell>
          <table:table-cell table:number-columns-repeated="1016"/>
        </table:table-row>
        <table:table-row table:style-name="ro1">
          <table:table-cell office:value-type="string">
            <text:p>validation_openingDate_dateAfter</text:p>
          </table:table-cell>
          <table:table-cell office:value-type="string">
            <text:p>Η ημερομηνία πρέπει να είναι μεταγενέστερη της ημερομηνίας ΦΕΚ</text:p>
          </table:table-cell>
          <table:table-cell office:value-type="string">
            <text:p>validation_openingDate_dateAfter</text:p>
          </table:table-cell>
          <table:table-cell office:value-type="string">
            <text:p>Opening Date must be later than FEK (GG) date.</text:p>
          </table:table-cell>
          <table:table-cell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47];&quot;=&quot;;[.D447])"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1">
          <table:table-cell office:value-type="string">
            <text:p>validation_organismosURL</text:p>
          </table:table-cell>
          <table:table-cell office:value-type="string">
            <text:p>Το πεδίο πρέπει να είναι έγκυρος σύνδεσμος και να ξεκινάει με http ή https</text:p>
          </table:table-cell>
          <table:table-cell office:value-type="string">
            <text:p>validation_organismosURL</text:p>
          </table:table-cell>
          <table:table-cell office:value-type="string">
            <text:p>The field must be a valid URL starting with http:// or https://.</text:p>
          </table:table-cell>
          <table:table-cell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48];&quot;=&quot;;[.D448])"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1">
          <table:table-cell office:value-type="string">
            <text:p>validation_password</text:p>
          </table:table-cell>
          <table:table-cell office:value-type="string">
            <text:p>Το συνθηματικό δεν μπορεί να περιλαμβάνει ελληνικούς χαρακτήρες</text:p>
          </table:table-cell>
          <table:table-cell office:value-type="string">
            <text:p>validation_password</text:p>
          </table:table-cell>
          <table:table-cell office:value-type="string">
            <text:p>The password must not contain Greek characters.</text:p>
          </table:table-cell>
          <table:table-cell office:value-type="date" office:date-value="2013-12-03">
            <text:p>3/12/2013</text:p>
          </table:table-cell>
          <table:table-cell table:formula="of:=IF([.A449]=[.C449];&quot;OK&quot;;&quot;ERROR&quot;)" office:value-type="string" office:string-value="OK">
            <text:p>OK</text:p>
          </table:table-cell>
          <table:table-cell table:formula="of:=CONCATENATE([.A449];&quot;=&quot;;[.B449])"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49];&quot;=&quot;;[.D449])"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1">
          <table:table-cell office:value-type="string">
            <text:p>validation_phone</text:p>
          </table:table-cell>
          <table:table-cell office:value-type="string">
            <text:p>Το τηλέφωνο πρέπει να είναι αριθμός 10 ψηφίων</text:p>
          </table:table-cell>
          <table:table-cell office:value-type="string">
            <text:p>validation_phone</text:p>
          </table:table-cell>
          <table:table-cell office:value-type="string">
            <text:p>The phone number must be a 10 digit number.</text:p>
          </table:table-cell>
          <table:table-cell office:value-type="date" office:date-value="2013-12-03">
            <text:p>3/12/2013</text:p>
          </table:table-cell>
          <table:table-cell table:formula="of:=IF([.A450]=[.C450];&quot;OK&quot;;&quot;ERROR&quot;)" office:value-type="string" office:string-value="OK">
            <text:p>OK</text:p>
          </table:table-cell>
          <table:table-cell table:formula="of:=CONCATENATE([.A450];&quot;=&quot;;[.B450])"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50];&quot;=&quot;;[.D450])" office:value-type="string" office:string-value="validation_phone=The phone number must be a 10 digit number.">
            <text:p>validation_phone=The phone number must be a 10 digit number.</text:p>
          </table:table-cell>
          <table:table-cell table:number-columns-repeated="1016"/>
        </table:table-row>
        <table:table-row table:style-name="ro1">
          <table:table-cell office:value-type="string">
            <text:p>validation_position</text:p>
          </table:table-cell>
          <table:table-cell office:value-type="string">
            <text:p>Το πεδίο είναι υποχρεωτικό</text:p>
          </table:table-cell>
          <table:table-cell office:value-type="string">
            <text:p>validation_position</text:p>
          </table:table-cell>
          <table:table-cell office:value-type="string">
            <text:p>The field is required.</text:p>
          </table:table-cell>
          <table:table-cell office:value-type="date" office:date-value="2013-12-03">
            <text:p>3/12/2013</text:p>
          </table:table-cell>
          <table:table-cell table:formula="of:=IF([.A451]=[.C451];&quot;OK&quot;;&quot;ERROR&quot;)" office:value-type="string" office:string-value="OK">
            <text:p>OK</text:p>
          </table:table-cell>
          <table:table-cell table:formula="of:=CONCATENATE([.A451];&quot;=&quot;;[.B451])" office:value-type="string" office:string-value="validation_position=Το πεδίο είναι υποχρεωτικό">
            <text:p>validation_position=Το πεδίο είναι υποχρεωτικό</text:p>
          </table:table-cell>
          <table:table-cell table:formula="of:=CONCATENATE([.C451];&quot;=&quot;;[.D451])" office:value-type="string" office:string-value="validation_position=The field is required.">
            <text:p>validation_position=The field is required.</text:p>
          </table:table-cell>
          <table:table-cell table:number-columns-repeated="1016"/>
        </table:table-row>
        <table:table-row table:style-name="ro1">
          <table:table-cell office:value-type="string">
            <text:p>validation_positionName</text:p>
          </table:table-cell>
          <table:table-cell office:value-type="string">
            <text:p>Το πεδίο είναι υποχρεωτικό</text:p>
          </table:table-cell>
          <table:table-cell office:value-type="string">
            <text:p>validation_positionName</text:p>
          </table:table-cell>
          <table:table-cell office:value-type="string">
            <text:p>The field is required.</text:p>
          </table:table-cell>
          <table:table-cell office:value-type="date" office:date-value="2013-12-03">
            <text:p>3/12/2013</text:p>
          </table:table-cell>
          <table:table-cell table:formula="of:=IF([.A452]=[.C452];&quot;OK&quot;;&quot;ERROR&quot;)" office:value-type="string" office:string-value="OK">
            <text:p>OK</text:p>
          </table:table-cell>
          <table:table-cell table:formula="of:=CONCATENATE([.A452];&quot;=&quot;;[.B452])" office:value-type="string" office:string-value="validation_positionName=Το πεδίο είναι υποχρεωτικό">
            <text:p>validation_positionName=Το πεδίο είναι υποχρεωτικό</text:p>
          </table:table-cell>
          <table:table-cell table:formula="of:=CONCATENATE([.C452];&quot;=&quot;;[.D452])" office:value-type="string" office:string-value="validation_positionName=The field is required.">
            <text:p>validation_positionName=The field is required.</text:p>
          </table:table-cell>
          <table:table-cell table:number-columns-repeated="1016"/>
        </table:table-row>
        <table:table-row table:style-name="ro1">
          <table:table-cell office:value-type="string">
            <text:p>validation_profileURL</text:p>
          </table:table-cell>
          <table:table-cell office:value-type="string">
            <text:p>To πεδίο πρέπει να είναι έγκυρος σύνδεσμος και να ξεκινάει με http ή https</text:p>
          </table:table-cell>
          <table:table-cell office:value-type="string">
            <text:p>validation_profileURL</text:p>
          </table:table-cell>
          <table:table-cell office:value-type="string">
            <text:p>The field must be a valid URL starting with http:// or https://.</text:p>
          </table:table-cell>
          <table:table-cell office:value-type="date" office:date-value="2013-12-03">
            <text:p>3/12/2013</text:p>
          </table:table-cell>
          <table:table-cell table:formula="of:=IF([.A453]=[.C453];&quot;OK&quot;;&quot;ERROR&quot;)" office:value-type="string" office:string-value="OK">
            <text:p>OK</text:p>
          </table:table-cell>
          <table:table-cell table:formula="of:=CONCATENATE([.A453];&quot;=&quot;;[.B453])"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53];&quot;=&quot;;[.D453])"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1">
          <table:table-cell office:value-type="string">
            <text:p>validation_rank</text:p>
          </table:table-cell>
          <table:table-cell office:value-type="string">
            <text:p>Το πεδίο είναι υποχρεωτικό</text:p>
          </table:table-cell>
          <table:table-cell office:value-type="string">
            <text:p>validation_rank</text:p>
          </table:table-cell>
          <table:table-cell office:value-type="string">
            <text:p>The field is required.</text:p>
          </table:table-cell>
          <table:table-cell office:value-type="date" office:date-value="2013-12-03">
            <text:p>3/12/2013</text:p>
          </table:table-cell>
          <table:table-cell table:formula="of:=IF([.A454]=[.C454];&quot;OK&quot;;&quot;ERROR&quot;)" office:value-type="string" office:string-value="OK">
            <text:p>OK</text:p>
          </table:table-cell>
          <table:table-cell table:formula="of:=CONCATENATE([.A454];&quot;=&quot;;[.B454])" office:value-type="string" office:string-value="validation_rank=Το πεδίο είναι υποχρεωτικό">
            <text:p>validation_rank=Το πεδίο είναι υποχρεωτικό</text:p>
          </table:table-cell>
          <table:table-cell table:formula="of:=CONCATENATE([.C454];&quot;=&quot;;[.D454])" office:value-type="string" office:string-value="validation_rank=The field is required.">
            <text:p>validation_rank=The field is required.</text:p>
          </table:table-cell>
          <table:table-cell table:number-columns-repeated="1016"/>
        </table:table-row>
        <table:table-row table:style-name="ro1">
          <table:table-cell office:value-type="string">
            <text:p>validation_required</text:p>
          </table:table-cell>
          <table:table-cell office:value-type="string">
            <text:p>Tο πεδίο είναι υποχρεωτικό</text:p>
          </table:table-cell>
          <table:table-cell office:value-type="string">
            <text:p>validation_required</text:p>
          </table:table-cell>
          <table:table-cell office:value-type="string">
            <text:p>The field is required.</text:p>
          </table:table-cell>
          <table:table-cell office:value-type="date" office:date-value="2013-12-03">
            <text:p>3/12/2013</text:p>
          </table:table-cell>
          <table:table-cell table:formula="of:=IF([.A455]=[.C455];&quot;OK&quot;;&quot;ERROR&quot;)" office:value-type="string" office:string-value="OK">
            <text:p>OK</text:p>
          </table:table-cell>
          <table:table-cell table:formula="of:=CONCATENATE([.A455];&quot;=&quot;;[.B455])" office:value-type="string" office:string-value="validation_required=Tο πεδίο είναι υποχρεωτικό">
            <text:p>validation_required=Tο πεδίο είναι υποχρεωτικό</text:p>
          </table:table-cell>
          <table:table-cell table:formula="of:=CONCATENATE([.C455];&quot;=&quot;;[.D455])" office:value-type="string" office:string-value="validation_required=The field is required.">
            <text:p>validation_required=The field is required.</text:p>
          </table:table-cell>
          <table:table-cell table:number-columns-repeated="1016"/>
        </table:table-row>
        <table:table-row table:style-name="ro1">
          <table:table-cell office:value-type="string">
            <text:p>validation_sector</text:p>
          </table:table-cell>
          <table:table-cell office:value-type="string">
            <text:p>Παρακαλώ επιλέξτε μια 'Θεματική Περιοχή'</text:p>
          </table:table-cell>
          <table:table-cell office:value-type="string">
            <text:p>validation_sector</text:p>
          </table:table-cell>
          <table:table-cell office:value-type="string">
            <text:p>Please select a Thematic Area.</text:p>
          </table:table-cell>
          <table:table-cell office:value-type="date" office:date-value="2013-12-03">
            <text:p>3/12/2013</text:p>
          </table:table-cell>
          <table:table-cell table:formula="of:=IF([.A456]=[.C456];&quot;OK&quot;;&quot;ERROR&quot;)" office:value-type="string" office:string-value="OK">
            <text:p>OK</text:p>
          </table:table-cell>
          <table:table-cell table:formula="of:=CONCATENATE([.A456];&quot;=&quot;;[.B456])"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56];&quot;=&quot;;[.D456])" office:value-type="string" office:string-value="validation_sector=Please select a Thematic Area.">
            <text:p>validation_sector=Please select a Thematic Area.</text:p>
          </table:table-cell>
          <table:table-cell table:number-columns-repeated="1016"/>
        </table:table-row>
        <table:table-row table:style-name="ro1">
          <table:table-cell office:value-type="string">
            <text:p>validation_street</text:p>
          </table:table-cell>
          <table:table-cell office:value-type="string">
            <text:p>Το πεδίο 'Οδός' είναι υποχρεωτικό</text:p>
          </table:table-cell>
          <table:table-cell office:value-type="string">
            <text:p>validation_street</text:p>
          </table:table-cell>
          <table:table-cell office:value-type="string">
            <text:p>The field is required.</text:p>
          </table:table-cell>
          <table:table-cell office:value-type="date" office:date-value="2013-12-03">
            <text:p>3/12/2013</text:p>
          </table:table-cell>
          <table:table-cell table:formula="of:=IF([.A457]=[.C457];&quot;OK&quot;;&quot;ERROR&quot;)" office:value-type="string" office:string-value="OK">
            <text:p>OK</text:p>
          </table:table-cell>
          <table:table-cell table:formula="of:=CONCATENATE([.A457];&quot;=&quot;;[.B457])" office:value-type="string" office:string-value="validation_street=Το πεδίο 'Οδός' είναι υποχρεωτικό">
            <text:p>validation_street=Το πεδίο 'Οδός' είναι υποχρεωτικό</text:p>
          </table:table-cell>
          <table:table-cell table:formula="of:=CONCATENATE([.C457];&quot;=&quot;;[.D457])" office:value-type="string" office:string-value="validation_street=The field is required.">
            <text:p>validation_street=The field is required.</text:p>
          </table:table-cell>
          <table:table-cell table:number-columns-repeated="1016"/>
        </table:table-row>
        <table:table-row table:style-name="ro1">
          <table:table-cell office:value-type="string">
            <text:p>validation_subject</text:p>
          </table:table-cell>
          <table:table-cell office:value-type="string">
            <text:p>Το πεδίο είναι υποχρεωτικό</text:p>
          </table:table-cell>
          <table:table-cell office:value-type="string">
            <text:p>validation_subject</text:p>
          </table:table-cell>
          <table:table-cell office:value-type="string">
            <text:p>The field is required.</text:p>
          </table:table-cell>
          <table:table-cell office:value-type="date" office:date-value="2013-12-03">
            <text:p>3/12/2013</text:p>
          </table:table-cell>
          <table:table-cell table:formula="of:=IF([.A458]=[.C458];&quot;OK&quot;;&quot;ERROR&quot;)" office:value-type="string" office:string-value="OK">
            <text:p>OK</text:p>
          </table:table-cell>
          <table:table-cell table:formula="of:=CONCATENATE([.A458];&quot;=&quot;;[.B458])" office:value-type="string" office:string-value="validation_subject=Το πεδίο είναι υποχρεωτικό">
            <text:p>validation_subject=Το πεδίο είναι υποχρεωτικό</text:p>
          </table:table-cell>
          <table:table-cell table:formula="of:=CONCATENATE([.C458];&quot;=&quot;;[.D458])" office:value-type="string" office:string-value="validation_subject=The field is required.">
            <text:p>validation_subject=The field is required.</text:p>
          </table:table-cell>
          <table:table-cell table:number-columns-repeated="1016"/>
        </table:table-row>
        <table:table-row table:style-name="ro1">
          <table:table-cell office:value-type="string">
            <text:p>validation_title</text:p>
          </table:table-cell>
          <table:table-cell office:value-type="string">
            <text:p>Το πεδίο είναι υποχρεωτικό</text:p>
          </table:table-cell>
          <table:table-cell office:value-type="string">
            <text:p>validation_title</text:p>
          </table:table-cell>
          <table:table-cell office:value-type="string">
            <text:p>The field is required.</text:p>
          </table:table-cell>
          <table:table-cell office:value-type="date" office:date-value="2013-12-03">
            <text:p>3/12/2013</text:p>
          </table:table-cell>
          <table:table-cell table:formula="of:=IF([.A459]=[.C459];&quot;OK&quot;;&quot;ERROR&quot;)" office:value-type="string" office:string-value="OK">
            <text:p>OK</text:p>
          </table:table-cell>
          <table:table-cell table:formula="of:=CONCATENATE([.A459];&quot;=&quot;;[.B459])" office:value-type="string" office:string-value="validation_title=Το πεδίο είναι υποχρεωτικό">
            <text:p>validation_title=Το πεδίο είναι υποχρεωτικό</text:p>
          </table:table-cell>
          <table:table-cell table:formula="of:=CONCATENATE([.C459];&quot;=&quot;;[.D459])" office:value-type="string" office:string-value="validation_title=The field is required.">
            <text:p>validation_title=The field is required.</text:p>
          </table:table-cell>
          <table:table-cell table:number-columns-repeated="1016"/>
        </table:table-row>
        <table:table-row table:style-name="ro1">
          <table:table-cell office:value-type="string">
            <text:p>validation_username</text:p>
          </table:table-cell>
          <table:table-cell office:value-type="string">
            <text:p>To πεδίο 'Όνομα Χρήστη' είναι υποχρεωτικό</text:p>
          </table:table-cell>
          <table:table-cell office:value-type="string">
            <text:p>validation_username</text:p>
          </table:table-cell>
          <table:table-cell office:value-type="string">
            <text:p>The field is required.</text:p>
          </table:table-cell>
          <table:table-cell office:value-type="date" office:date-value="2013-12-03">
            <text:p>3/12/2013</text:p>
          </table:table-cell>
          <table:table-cell table:formula="of:=IF([.A460]=[.C460];&quot;OK&quot;;&quot;ERROR&quot;)" office:value-type="string" office:string-value="OK">
            <text:p>OK</text:p>
          </table:table-cell>
          <table:table-cell table:formula="of:=CONCATENATE([.A460];&quot;=&quot;;[.B460])"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60];&quot;=&quot;;[.D460])" office:value-type="string" office:string-value="validation_username=The field is required.">
            <text:p>validation_username=The field is required.</text:p>
          </table:table-cell>
          <table:table-cell table:number-columns-repeated="1016"/>
        </table:table-row>
        <table:table-row table:style-name="ro1">
          <table:table-cell office:value-type="string">
            <text:p>validation_zip</text:p>
          </table:table-cell>
          <table:table-cell office:value-type="string">
            <text:p>Το πεδίο "Τ.Κ." είναι υποχρεωτικό</text:p>
          </table:table-cell>
          <table:table-cell office:value-type="string">
            <text:p>validation_zip</text:p>
          </table:table-cell>
          <table:table-cell office:value-type="string">
            <text:p>The field is required.</text:p>
          </table:table-cell>
          <table:table-cell office:value-type="date" office:date-value="2013-12-03">
            <text:p>3/12/2013</text:p>
          </table:table-cell>
          <table:table-cell table:formula="of:=IF([.A461]=[.C461];&quot;OK&quot;;&quot;ERROR&quot;)" office:value-type="string" office:string-value="OK">
            <text:p>OK</text:p>
          </table:table-cell>
          <table:table-cell table:formula="of:=CONCATENATE([.A461];&quot;=&quot;;[.B461])" office:value-type="string" office:string-value="validation_zip=Το πεδίο &quot;Τ.Κ.&quot; είναι υποχρεωτικό">
            <text:p>validation_zip=Το πεδίο "Τ.Κ." είναι υποχρεωτικό</text:p>
          </table:table-cell>
          <table:table-cell table:formula="of:=CONCATENATE([.C461];&quot;=&quot;;[.D461])" office:value-type="string" office:string-value="validation_zip=The field is required.">
            <text:p>validation_zip=The field is required.</text:p>
          </table:table-cell>
          <table:table-cell table:number-columns-repeated="1016"/>
        </table:table-row>
        <table:table-row table:style-name="ro1">
          <table:table-cell office:value-type="string">
            <text:p>VerificationAuthority</text:p>
          </table:table-cell>
          <table:table-cell office:value-type="string">
            <text:p>Αρχή Πιστοποίησης</text:p>
          </table:table-cell>
          <table:table-cell office:value-type="string">
            <text:p>VerificationAuthority</text:p>
          </table:table-cell>
          <table:table-cell office:value-type="string">
            <text:p>Verification Authority.</text:p>
          </table:table-cell>
          <table:table-cell office:value-type="date" office:date-value="2013-12-03">
            <text:p>3/12/2013</text:p>
          </table:table-cell>
          <table:table-cell table:formula="of:=IF([.A462]=[.C462];&quot;OK&quot;;&quot;ERROR&quot;)" office:value-type="string" office:string-value="OK">
            <text:p>OK</text:p>
          </table:table-cell>
          <table:table-cell table:formula="of:=CONCATENATE([.A462];&quot;=&quot;;[.B462])" office:value-type="string" office:string-value="VerificationAuthority=Αρχή Πιστοποίησης">
            <text:p>VerificationAuthority=Αρχή Πιστοποίησης</text:p>
          </table:table-cell>
          <table:table-cell table:formula="of:=CONCATENATE([.C462];&quot;=&quot;;[.D462])" office:value-type="string" office:string-value="VerificationAuthority=Verification Authority.">
            <text:p>VerificationAuthority=Verification Authority.</text:p>
          </table:table-cell>
          <table:table-cell table:number-columns-repeated="1016"/>
        </table:table-row>
        <table:table-row table:style-name="ro1">
          <table:table-cell office:value-type="string">
            <text:p>VerificationAuthorityDEAN</text:p>
          </table:table-cell>
          <table:table-cell office:value-type="string">
            <text:p>Πρύτανης</text:p>
          </table:table-cell>
          <table:table-cell office:value-type="string">
            <text:p>VerificationAuthorityDEAN</text:p>
          </table:table-cell>
          <table:table-cell office:value-type="string">
            <text:p>Rector</text:p>
          </table:table-cell>
          <table:table-cell office:value-type="date" office:date-value="2013-12-03">
            <text:p>3/12/2013</text:p>
          </table:table-cell>
          <table:table-cell table:formula="of:=IF([.A463]=[.C463];&quot;OK&quot;;&quot;ERROR&quot;)" office:value-type="string" office:string-value="OK">
            <text:p>OK</text:p>
          </table:table-cell>
          <table:table-cell table:formula="of:=CONCATENATE([.A463];&quot;=&quot;;[.B463])" office:value-type="string" office:string-value="VerificationAuthorityDEAN=Πρύτανης">
            <text:p>VerificationAuthorityDEAN=Πρύτανης</text:p>
          </table:table-cell>
          <table:table-cell table:formula="of:=CONCATENATE([.C463];&quot;=&quot;;[.D463])" office:value-type="string" office:string-value="VerificationAuthorityDEAN=Rector">
            <text:p>VerificationAuthorityDEAN=Rector</text:p>
          </table:table-cell>
          <table:table-cell table:number-columns-repeated="1016"/>
        </table:table-row>
        <table:table-row table:style-name="ro1">
          <table:table-cell office:value-type="string">
            <text:p>VerificationAuthorityName</text:p>
          </table:table-cell>
          <table:table-cell office:value-type="string">
            <text:p>Ονοματεπώνυμο</text:p>
          </table:table-cell>
          <table:table-cell office:value-type="string">
            <text:p>VerificationAuthorityName</text:p>
          </table:table-cell>
          <table:table-cell office:value-type="string">
            <text:p>Full name</text:p>
          </table:table-cell>
          <table:table-cell office:value-type="date" office:date-value="2013-12-03">
            <text:p>3/12/2013</text:p>
          </table:table-cell>
          <table:table-cell table:formula="of:=IF([.A464]=[.C464];&quot;OK&quot;;&quot;ERROR&quot;)" office:value-type="string" office:string-value="OK">
            <text:p>OK</text:p>
          </table:table-cell>
          <table:table-cell table:formula="of:=CONCATENATE([.A464];&quot;=&quot;;[.B464])" office:value-type="string" office:string-value="VerificationAuthorityName=Ονοματεπώνυμο">
            <text:p>VerificationAuthorityName=Ονοματεπώνυμο</text:p>
          </table:table-cell>
          <table:table-cell table:formula="of:=CONCATENATE([.C464];&quot;=&quot;;[.D464])" office:value-type="string" office:string-value="VerificationAuthorityName=Full name">
            <text:p>VerificationAuthorityName=Full name</text:p>
          </table:table-cell>
          <table:table-cell table:number-columns-repeated="1016"/>
        </table:table-row>
        <table:table-row table:style-name="ro1">
          <table:table-cell office:value-type="string">
            <text:p>VerificationAuthorityPRESIDENT</text:p>
          </table:table-cell>
          <table:table-cell office:value-type="string">
            <text:p>Πρόεδρος Τ.Ε.Ι.</text:p>
          </table:table-cell>
          <table:table-cell office:value-type="string">
            <text:p>VerificationAuthorityPRESIDENT</text:p>
          </table:table-cell>
          <table:table-cell office:value-type="string">
            <text:p>President of Technological Educational Institution</text:p>
          </table:table-cell>
          <table:table-cell office:value-type="date" office:date-value="2013-12-03">
            <text:p>3/12/2013</text:p>
          </table:table-cell>
          <table:table-cell table:formula="of:=IF([.A465]=[.C465];&quot;OK&quot;;&quot;ERROR&quot;)" office:value-type="string" office:string-value="OK">
            <text:p>OK</text:p>
          </table:table-cell>
          <table:table-cell table:formula="of:=CONCATENATE([.A465];&quot;=&quot;;[.B465])" office:value-type="string" office:string-value="VerificationAuthorityPRESIDENT=Πρόεδρος Τ.Ε.Ι.">
            <text:p>VerificationAuthorityPRESIDENT=Πρόεδρος Τ.Ε.Ι.</text:p>
          </table:table-cell>
          <table:table-cell table:formula="of:=CONCATENATE([.C465];&quot;=&quot;;[.D465])"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1">
          <table:table-cell office:value-type="string">
            <text:p>VerificationEmailResent</text:p>
          </table:table-cell>
          <table:table-cell office:value-type="string">
            <text:p>Έγινε επαναποστολή του e-mail ενεργοποίησης. Παρακαλώ ελέγξτε τα εισερχόμενα μηνύματα στο e-mail σας.</text:p>
          </table:table-cell>
          <table:table-cell office:value-type="string">
            <text:p>VerificationEmailResent</text:p>
          </table:table-cell>
          <table:table-cell office:value-type="string">
            <text:p>A verification email has been re-sent to your email address. Please check your inbox.</text:p>
          </table:table-cell>
          <table:table-cell office:value-type="date" office:date-value="2013-12-03">
            <text:p>3/12/2013</text:p>
          </table:table-cell>
          <table:table-cell table:formula="of:=IF([.A466]=[.C466];&quot;OK&quot;;&quot;ERROR&quot;)" office:value-type="string" office:string-value="OK">
            <text:p>OK</text:p>
          </table:table-cell>
          <table:table-cell table:formula="of:=CONCATENATE([.A466];&quot;=&quot;;[.B466])"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66];&quot;=&quot;;[.D466])"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1">
          <table:table-cell office:value-type="string">
            <text:p>VerificationForm</text:p>
          </table:table-cell>
          <table:table-cell office:value-type="string">
            <text:p>Ενεργοποίηση λογαριασμού</text:p>
          </table:table-cell>
          <table:table-cell office:value-type="string">
            <text:p>VerificationForm</text:p>
          </table:table-cell>
          <table:table-cell office:value-type="string">
            <text:p>Account Verification</text:p>
          </table:table-cell>
          <table:table-cell office:value-type="date" office:date-value="2013-12-03">
            <text:p>3/12/2013</text:p>
          </table:table-cell>
          <table:table-cell table:formula="of:=IF([.A467]=[.C467];&quot;OK&quot;;&quot;ERROR&quot;)" office:value-type="string" office:string-value="OK">
            <text:p>OK</text:p>
          </table:table-cell>
          <table:table-cell table:formula="of:=CONCATENATE([.A467];&quot;=&quot;;[.B467])" office:value-type="string" office:string-value="VerificationForm=Ενεργοποίηση λογαριασμού">
            <text:p>VerificationForm=Ενεργοποίηση λογαριασμού</text:p>
          </table:table-cell>
          <table:table-cell table:formula="of:=CONCATENATE([.C467];&quot;=&quot;;[.D467])" office:value-type="string" office:string-value="VerificationForm=Account Verification">
            <text:p>VerificationForm=Account Verification</text:p>
          </table:table-cell>
          <table:table-cell table:number-columns-repeated="1016"/>
        </table:table-row>
        <table:table-row table:style-name="ro1">
          <table:table-cell office:value-type="string">
            <text:p>Yes</text:p>
          </table:table-cell>
          <table:table-cell office:value-type="string">
            <text:p>Ναι</text:p>
          </table:table-cell>
          <table:table-cell office:value-type="string">
            <text:p>Yes</text:p>
          </table:table-cell>
          <table:table-cell office:value-type="string">
            <text:p>Yes</text:p>
          </table:table-cell>
          <table:table-cell office:value-type="date" office:date-value="2013-12-03">
            <text:p>3/12/2013</text:p>
          </table:table-cell>
          <table:table-cell table:formula="of:=IF([.A468]=[.C468];&quot;OK&quot;;&quot;ERROR&quot;)" office:value-type="string" office:string-value="OK">
            <text:p>OK</text:p>
          </table:table-cell>
          <table:table-cell table:formula="of:=CONCATENATE([.A468];&quot;=&quot;;[.B468])" office:value-type="string" office:string-value="Yes=Ναι">
            <text:p>Yes=Ναι</text:p>
          </table:table-cell>
          <table:table-cell table:formula="of:=CONCATENATE([.C468];&quot;=&quot;;[.D468])" office:value-type="string" office:string-value="Yes=Yes">
            <text:p>Yes=Yes</text:p>
          </table:table-cell>
          <table:table-cell table:number-columns-repeated="1016"/>
        </table:table-row>
        <table:table-row table:style-name="ro1">
          <table:table-cell office:value-type="string">
            <text:p>Zip</text:p>
          </table:table-cell>
          <table:table-cell office:value-type="string">
            <text:p>Τ.Κ.</text:p>
          </table:table-cell>
          <table:table-cell office:value-type="string">
            <text:p>Zip</text:p>
          </table:table-cell>
          <table:table-cell office:value-type="string">
            <text:p>Zip Code</text:p>
          </table:table-cell>
          <table:table-cell office:value-type="date" office:date-value="2013-12-03">
            <text:p>3/12/2013</text:p>
          </table:table-cell>
          <table:table-cell table:formula="of:=IF([.A469]=[.C469];&quot;OK&quot;;&quot;ERROR&quot;)" office:value-type="string" office:string-value="OK">
            <text:p>OK</text:p>
          </table:table-cell>
          <table:table-cell table:formula="of:=CONCATENATE([.A469];&quot;=&quot;;[.B469])" office:value-type="string" office:string-value="Zip=Τ.Κ.">
            <text:p>Zip=Τ.Κ.</text:p>
          </table:table-cell>
          <table:table-cell table:formula="of:=CONCATENATE([.C469];&quot;=&quot;;[.D469])" office:value-type="string" office:string-value="Zip=Zip Code">
            <text:p>Zip=Zip Code</text:p>
          </table:table-cell>
          <table:table-cell table:number-columns-repeated="1016"/>
        </table:table-row>
        <table:table-row table:style-name="ro1" table:number-rows-repeated="1048106">
          <table:table-cell table:number-columns-repeated="1024"/>
        </table:table-row>
        <table:table-row table:style-name="ro1">
          <table:table-cell table:number-columns-repeated="1024"/>
        </table:table-row>
      </table:table>
      <table:table table:name="Sheet2" table:style-name="ta2"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6" table:contains-header="false">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New1" svg:font-family="'Courier New'" style:font-family-generic="modern" style:font-pitch="fixed"/>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8000" number:language="el" number:country="GR">
      <number:number number:min-integer-digits="1"/>
    </number:number-style>
    <number:number-style style:name="N8106P0" style:volatile="true" number:language="el" number:country="GR">
      <number:number number:decimal-places="0" number:min-integer-digits="1" number:grouping="true"/>
      <number:text> €</number:text>
    </number:number-style>
    <number:number-style style:name="N8106" number:language="el" number:country="GR">
      <number:text>-</number:text>
      <number:number number:decimal-places="0" number:min-integer-digits="1" number:grouping="true"/>
      <number:text> €</number:text>
      <style:map style:condition="value()&gt;=0" style:apply-style-name="N8106P0"/>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2" number:min-integer-digits="1" number:grouping="true"/>
      <number:text> €</number:text>
    </number:number-style>
    <number:number-style style:name="N8108" number:language="el" number:country="GR">
      <number:text>-</number:text>
      <number:number number:decimal-places="2" number:min-integer-digits="1" number:grouping="true"/>
      <number:text> €</number:text>
      <style:map style:condition="value()&gt;=0" style:apply-style-name="N8108P0"/>
    </number:number-style>
    <number:number-style style:name="N8109P0" style:volatile="true" number:language="el" number:country="GR">
      <number:number number:decimal-places="2" number:min-integer-digits="1" number:grouping="true"/>
      <number:text> €</number:text>
    </number:number-style>
    <number:number-style style:name="N8109" number:language="el" number:country="GR">
      <style:text-properties fo:color="#ff0000"/>
      <number:text>-</number:text>
      <number:number number:decimal-places="2" number:min-integer-digits="1" number:grouping="true"/>
      <number:text> €</number:text>
      <style:map style:condition="value()&gt;=0" style:apply-style-name="N8109P0"/>
    </number:number-style>
    <number:date-style style:name="N8110" number:language="el" number:country="GR">
      <number:day/>
      <number:text>-</number:text>
      <number:month number:textual="true"/>
      <number:text>-</number:text>
      <number:year/>
    </number:date-style>
    <number:date-style style:name="N8111" number:language="el" number:country="GR">
      <number:day/>
      <number:text>-</number:text>
      <number:month number:textual="true"/>
    </number:date-style>
    <number:date-style style:name="N8112" number:language="el" number:country="GR">
      <number:month number:textual="true"/>
      <number:text>-</number:text>
      <number:year/>
    </number:date-style>
    <number:time-style style:name="N8113" number:language="el" number:country="GR">
      <number:hours/>
      <number:text>:</number:text>
      <number:minutes number:style="long"/>
      <number:text> </number:text>
      <number:am-pm/>
    </number:time-style>
    <number:time-style style:name="N8114" number:language="el" number:country="GR">
      <number:hours/>
      <number:text>:</number:text>
      <number:minutes number:style="long"/>
      <number:text>:</number:text>
      <number:seconds number:style="long"/>
      <number:text> </number:text>
      <number:am-pm/>
    </number:time-style>
    <number:time-style style:name="N8115" number:language="el" number:country="GR">
      <number:hours/>
      <number:text>:</number:text>
      <number:minutes number:style="long"/>
    </number:time-style>
    <number:time-style style:name="N8116" number:language="el" number:country="GR">
      <number:hours/>
      <number:text>:</number:text>
      <number:minutes number:style="long"/>
      <number:text>:</number:text>
      <number:seconds number:style="long"/>
    </number:time-style>
    <number:date-style style:name="N8117" number:language="el" number:country="GR">
      <number:day/>
      <number:text>/</number:text>
      <number:month/>
      <number:text>/</number:text>
      <number:year number:style="long"/>
      <number:text> </number:text>
      <number:hours/>
      <number:text>:</number:text>
      <number:minutes number:style="long"/>
    </number:date-style>
    <number:number-style style:name="N8118P0" style:volatile="true" number:language="el" number:country="GR">
      <number:number number:decimal-places="0" number:min-integer-digits="1" number:grouping="true"/>
      <number:text>   </number:text>
    </number:number-style>
    <number:number-style style:name="N8118" number:language="el" number:country="GR">
      <number:text>-</number:text>
      <number:number number:decimal-places="0" number:min-integer-digits="1" number:grouping="true"/>
      <number:text>   </number:text>
      <style:map style:condition="value()&gt;=0" style:apply-style-name="N8118P0"/>
    </number:number-style>
    <number:number-style style:name="N8119P0" style:volatile="true" number:language="el" number:country="GR">
      <number:number number:decimal-places="0" number:min-integer-digits="1" number:grouping="true"/>
      <number:text>   </number:text>
    </number:number-style>
    <number:number-style style:name="N8119" number:language="el" number:country="GR">
      <style:text-properties fo:color="#ff0000"/>
      <number:text>-</number:text>
      <number:number number:decimal-places="0" number:min-integer-digits="1" number:grouping="true"/>
      <number:text>   </number:text>
      <style:map style:condition="value()&gt;=0" style:apply-style-name="N8119P0"/>
    </number:number-style>
    <number:number-style style:name="N8120P0" style:volatile="true" number:language="el" number:country="GR">
      <number:number number:decimal-places="2" number:min-integer-digits="1" number:grouping="true"/>
      <number:text>   </number:text>
    </number:number-style>
    <number:number-style style:name="N8120" number:language="el" number:country="GR">
      <number:text>-</number:text>
      <number:number number:decimal-places="2" number:min-integer-digits="1" number:grouping="true"/>
      <number:text>   </number:text>
      <style:map style:condition="value()&gt;=0" style:apply-style-name="N8120P0"/>
    </number:number-style>
    <number:number-style style:name="N8121P0" style:volatile="true" number:language="el" number:country="GR">
      <number:number number:decimal-places="2" number:min-integer-digits="1" number:grouping="true"/>
      <number:text>   </number:text>
    </number:number-style>
    <number:number-style style:name="N8121" number:language="el" number:country="GR">
      <style:text-properties fo:color="#ff0000"/>
      <number:text>-</number:text>
      <number:number number:decimal-places="2" number:min-integer-digits="1" number:grouping="true"/>
      <number:text>   </number:text>
      <style:map style:condition="value()&gt;=0" style:apply-style-name="N8121P0"/>
    </number:number-style>
    <number:number-style style:name="N8122P0" style:volatile="true" number:language="el" number:country="GR">
      <number:text> </number:text>
      <number:number number:decimal-places="0" number:min-integer-digits="1" number:grouping="true"/>
      <number:text>    </number:text>
    </number:number-style>
    <number:number-style style:name="N8122P1" style:volatile="true" number:language="el" number:country="GR">
      <number:text>-</number:text>
      <number:number number:decimal-places="0" number:min-integer-digits="1" number:grouping="true"/>
      <number:text>    </number:text>
    </number:number-style>
    <number:number-style style:name="N8122P2" style:volatile="true" number:language="el" number:country="GR">
      <number:text> -    </number:text>
    </number:number-style>
    <number:text-style style:name="N8122" number:language="el" number:country="G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el" number:country="GR">
      <number:text> </number:text>
      <number:number number:decimal-places="0" number:min-integer-digits="1" number:grouping="true"/>
      <number:text> € </number:text>
    </number:number-style>
    <number:number-style style:name="N8123P1" style:volatile="true" number:language="el" number:country="GR">
      <number:text>-</number:text>
      <number:number number:decimal-places="0" number:min-integer-digits="1" number:grouping="true"/>
      <number:text> € </number:text>
    </number:number-style>
    <number:number-style style:name="N8123P2" style:volatile="true" number:language="el" number:country="GR">
      <number:text> - € </number:text>
    </number:number-style>
    <number:text-style style:name="N8123" number:language="el" number:country="GR">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el" number:country="GR">
      <number:text> </number:text>
      <number:number number:decimal-places="2" number:min-integer-digits="1" number:grouping="true"/>
      <number:text>    </number:text>
    </number:number-style>
    <number:number-style style:name="N8124P1" style:volatile="true" number:language="el" number:country="GR">
      <number:text>-</number:text>
      <number:number number:decimal-places="2" number:min-integer-digits="1" number:grouping="true"/>
      <number:text>    </number:text>
    </number:number-style>
    <number:number-style style:name="N8124P2" style:volatile="true" number:language="el" number:country="GR">
      <number:text> -</number:text>
      <number:number number:decimal-places="0" number:min-integer-digits="0"/>
      <number:text>    </number:text>
    </number:number-style>
    <number:text-style style:name="N8124" number:language="el" number:country="GR">
      <number:text> </number:text>
      <number:text-content/>
      <number:text> </number:text>
      <style:map style:condition="value()&gt;0" style:apply-style-name="N8124P0"/>
      <style:map style:condition="value()&lt;0" style:apply-style-name="N8124P1"/>
      <style:map style:condition="value()=0" style:apply-style-name="N8124P2"/>
    </number:text-style>
    <number:number-style style:name="N8125P0" style:volatile="true" number:language="el" number:country="GR">
      <number:text> </number:text>
      <number:number number:decimal-places="2" number:min-integer-digits="1" number:grouping="true"/>
      <number:text> € </number:text>
    </number:number-style>
    <number:number-style style:name="N8125P1" style:volatile="true" number:language="el" number:country="GR">
      <number:text>-</number:text>
      <number:number number:decimal-places="2" number:min-integer-digits="1" number:grouping="true"/>
      <number:text> € </number:text>
    </number:number-style>
    <number:number-style style:name="N8125P2" style:volatile="true" number:language="el" number:country="GR">
      <number:text> -</number:text>
      <number:number number:decimal-places="0" number:min-integer-digits="0"/>
      <number:text> € </number:text>
    </number:number-style>
    <number:text-style style:name="N8125" number:language="el" number:country="GR">
      <number:text> </number:text>
      <number:text-content/>
      <number:text> </number:text>
      <style:map style:condition="value()&gt;0" style:apply-style-name="N8125P0"/>
      <style:map style:condition="value()&lt;0" style:apply-style-name="N8125P1"/>
      <style:map style:condition="value()=0" style:apply-style-name="N8125P2"/>
    </number:text-style>
    <number:time-style style:name="N8126" number:language="el" number:country="GR">
      <number:minutes number:style="long"/>
      <number:text>:</number:text>
      <number:seconds number:style="long"/>
    </number:time-style>
    <number:time-style style:name="N8127" number:language="el" number:country="GR" number:truncate-on-overflow="false">
      <number:hours/>
      <number:text>:</number:text>
      <number:minutes number:style="long"/>
      <number:text>:</number:text>
      <number:seconds number:style="long"/>
    </number:time-style>
    <number:time-style style:name="N8128" number:language="el" number:country="GR">
      <number:minutes number:style="long"/>
      <number:text>:</number:text>
      <number:seconds number:style="long" number:decimal-places="1"/>
    </number:time-style>
    <number:number-style style:name="N8129"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4/12/2013</text:date>, <text:time>15:10:5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4T15:10:51</dc:date>
    <dc:creator>Angelos Lenis</dc:creator>
    <meta:generator>OpenOffice/4.0.1$Unix OpenOffice.org_project/401m5$Build-9714</meta:generator>
    <meta:editing-duration>PT12M57S</meta:editing-duration>
    <meta:editing-cycles>4</meta:editing-cycles>
    <meta:document-statistic meta:table-count="3" meta:cell-count="3752" meta:object-count="0"/>
  </office:meta>
</office:document-meta>
</file>